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152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9.29pt"/>
    </style:style>
    <style:style style:name="co5" style:family="table-column">
      <style:table-column-properties fo:break-before="auto" style:column-width="118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with genres of given two genres on total</text:p>
          </table:table-cell>
          <table:table-cell office:value-type="string" calcext:value-type="string">
            <text:p>with all genres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with genres of given two genres on both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Action Action</text:p>
          </table:table-cell>
          <table:table-cell/>
          <table:table-cell office:value-type="string" calcext:value-type="string">
            <text:p>Action Ac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ction Adventure</text:p>
          </table:table-cell>
          <table:table-cell/>
          <table:table-cell office:value-type="string" calcext:value-type="string">
            <text:p>Action Adventure</text:p>
          </table:table-cell>
          <table:table-cell table:number-columns-repeated="3"/>
        </table:table-row>
        <table:table-row table:style-name="ro1">
          <table:table-cell office:value-type="float" office:value="0.14048273904" calcext:value-type="float">
            <text:p>0.14048273904</text:p>
          </table:table-cell>
          <table:table-cell office:value-type="float" office:value="0.161625195656" calcext:value-type="float">
            <text:p>0.161625195656</text:p>
          </table:table-cell>
          <table:table-cell table:formula="of:=[.B6]-[.A6]" office:value-type="float" office:value="0.021142456616" calcext:value-type="float">
            <text:p>0.021142456616</text:p>
          </table:table-cell>
          <table:table-cell office:value-type="float" office:value="0.335516314492" calcext:value-type="float">
            <text:p>0.335516314492</text:p>
          </table:table-cell>
          <table:table-cell table:formula="of:=[.D6]-[.B6]" office:value-type="float" office:value="0.173891118836" calcext:value-type="float">
            <text:p>0.173891118836</text:p>
          </table:table-cell>
          <table:table-cell/>
          <table:table-cell table:formula="of:=[.D6]-[.A6]" office:value-type="float" office:value="0.195033575452" calcext:value-type="float">
            <text:p>0.195033575452</text:p>
          </table:table-cell>
        </table:table-row>
        <table:table-row table:style-name="ro1">
          <table:table-cell table:number-columns-repeated="2" office:value-type="string" calcext:value-type="string">
            <text:p>Action Animation</text:p>
          </table:table-cell>
          <table:table-cell/>
          <table:table-cell office:value-type="string" calcext:value-type="string">
            <text:p>Action Animation</text:p>
          </table:table-cell>
          <table:table-cell table:number-columns-repeated="3"/>
        </table:table-row>
        <table:table-row table:style-name="ro1">
          <table:table-cell office:value-type="float" office:value="0.392557918743" calcext:value-type="float">
            <text:p>0.392557918743</text:p>
          </table:table-cell>
          <table:table-cell office:value-type="float" office:value="0.410890308162" calcext:value-type="float">
            <text:p>0.410890308162</text:p>
          </table:table-cell>
          <table:table-cell table:formula="of:=[.B8]-[.A8]" office:value-type="float" office:value="0.018332389419" calcext:value-type="float">
            <text:p>0.018332389419</text:p>
          </table:table-cell>
          <table:table-cell office:value-type="float" office:value="1.0062864889" calcext:value-type="float">
            <text:p>1.0062864889</text:p>
          </table:table-cell>
          <table:table-cell table:formula="of:=[.D8]-[.B8]" office:value-type="float" office:value="0.595396180738" calcext:value-type="float">
            <text:p>0.595396180738</text:p>
          </table:table-cell>
          <table:table-cell/>
          <table:table-cell table:formula="of:=[.D8]-[.A8]" office:value-type="float" office:value="0.613728570157" calcext:value-type="float">
            <text:p>0.613728570157</text:p>
          </table:table-cell>
        </table:table-row>
        <table:table-row table:style-name="ro1">
          <table:table-cell table:number-columns-repeated="2" office:value-type="string" calcext:value-type="string">
            <text:p>Action Children</text:p>
          </table:table-cell>
          <table:table-cell/>
          <table:table-cell office:value-type="string" calcext:value-type="string">
            <text:p>Action Children</text:p>
          </table:table-cell>
          <table:table-cell table:number-columns-repeated="3"/>
        </table:table-row>
        <table:table-row table:style-name="ro1">
          <table:table-cell office:value-type="float" office:value="0.352714617065" calcext:value-type="float">
            <text:p>0.352714617065</text:p>
          </table:table-cell>
          <table:table-cell office:value-type="float" office:value="0.410600764239" calcext:value-type="float">
            <text:p>0.410600764239</text:p>
          </table:table-cell>
          <table:table-cell table:formula="of:=[.B10]-[.A10]" office:value-type="float" office:value="0.057886147174" calcext:value-type="float">
            <text:p>0.057886147174</text:p>
          </table:table-cell>
          <table:table-cell office:value-type="float" office:value="0.961121121619" calcext:value-type="float">
            <text:p>0.961121121619</text:p>
          </table:table-cell>
          <table:table-cell table:formula="of:=[.D10]-[.B10]" office:value-type="float" office:value="0.55052035738" calcext:value-type="float">
            <text:p>0.55052035738</text:p>
          </table:table-cell>
          <table:table-cell/>
          <table:table-cell table:formula="of:=[.D10]-[.A10]" office:value-type="float" office:value="0.608406504554" calcext:value-type="float">
            <text:p>0.608406504554</text:p>
          </table:table-cell>
        </table:table-row>
        <table:table-row table:style-name="ro1">
          <table:table-cell table:number-columns-repeated="2" office:value-type="string" calcext:value-type="string">
            <text:p>Action Comedy</text:p>
          </table:table-cell>
          <table:table-cell/>
          <table:table-cell office:value-type="string" calcext:value-type="string">
            <text:p>Action Comedy</text:p>
          </table:table-cell>
          <table:table-cell table:number-columns-repeated="3"/>
        </table:table-row>
        <table:table-row table:style-name="ro1">
          <table:table-cell office:value-type="float" office:value="0.182284230482" calcext:value-type="float">
            <text:p>0.182284230482</text:p>
          </table:table-cell>
          <table:table-cell office:value-type="float" office:value="0.201094273916" calcext:value-type="float">
            <text:p>0.201094273916</text:p>
          </table:table-cell>
          <table:table-cell table:formula="of:=[.B12]-[.A12]" office:value-type="float" office:value="0.018810043434" calcext:value-type="float">
            <text:p>0.018810043434</text:p>
          </table:table-cell>
          <table:table-cell office:value-type="float" office:value="0.468637896425" calcext:value-type="float">
            <text:p>0.468637896425</text:p>
          </table:table-cell>
          <table:table-cell table:formula="of:=[.D12]-[.B12]" office:value-type="float" office:value="0.267543622509" calcext:value-type="float">
            <text:p>0.267543622509</text:p>
          </table:table-cell>
          <table:table-cell/>
          <table:table-cell table:formula="of:=[.D12]-[.A12]" office:value-type="float" office:value="0.286353665943" calcext:value-type="float">
            <text:p>0.286353665943</text:p>
          </table:table-cell>
        </table:table-row>
        <table:table-row table:style-name="ro1">
          <table:table-cell table:number-columns-repeated="2" office:value-type="string" calcext:value-type="string">
            <text:p>Action Crime</text:p>
          </table:table-cell>
          <table:table-cell/>
          <table:table-cell office:value-type="string" calcext:value-type="string">
            <text:p>Action Crime</text:p>
          </table:table-cell>
          <table:table-cell table:number-columns-repeated="3"/>
        </table:table-row>
        <table:table-row table:style-name="ro1">
          <table:table-cell office:value-type="float" office:value="0.149834006279" calcext:value-type="float">
            <text:p>0.149834006279</text:p>
          </table:table-cell>
          <table:table-cell office:value-type="float" office:value="0.185292908889" calcext:value-type="float">
            <text:p>0.185292908889</text:p>
          </table:table-cell>
          <table:table-cell table:formula="of:=[.B14]-[.A14]" office:value-type="float" office:value="0.03545890261" calcext:value-type="float">
            <text:p>0.03545890261</text:p>
          </table:table-cell>
          <table:table-cell office:value-type="float" office:value="0.384629615547" calcext:value-type="float">
            <text:p>0.384629615547</text:p>
          </table:table-cell>
          <table:table-cell table:formula="of:=[.D14]-[.B14]" office:value-type="float" office:value="0.199336706658" calcext:value-type="float">
            <text:p>0.199336706658</text:p>
          </table:table-cell>
          <table:table-cell/>
          <table:table-cell table:formula="of:=[.D14]-[.A14]" office:value-type="float" office:value="0.234795609268" calcext:value-type="float">
            <text:p>0.234795609268</text:p>
          </table:table-cell>
        </table:table-row>
        <table:table-row table:style-name="ro1">
          <table:table-cell table:number-columns-repeated="2" office:value-type="string" calcext:value-type="string">
            <text:p>Action Documentary</text:p>
          </table:table-cell>
          <table:table-cell/>
          <table:table-cell office:value-type="string" calcext:value-type="string">
            <text:p>Action Documentary</text:p>
          </table:table-cell>
          <table:table-cell table:number-columns-repeated="3"/>
        </table:table-row>
        <table:table-row table:style-name="ro1">
          <table:table-cell office:value-type="float" office:value="0.672352873305" calcext:value-type="float">
            <text:p>0.672352873305</text:p>
          </table:table-cell>
          <table:table-cell office:value-type="float" office:value="0.693586645561" calcext:value-type="float">
            <text:p>0.693586645561</text:p>
          </table:table-cell>
          <table:table-cell table:formula="of:=[.B16]-[.A16]" office:value-type="float" office:value="0.0212337722560001" calcext:value-type="float">
            <text:p>0.021233772256</text:p>
          </table:table-cell>
          <table:table-cell office:value-type="float" office:value="1.14292422825" calcext:value-type="float">
            <text:p>1.14292422825</text:p>
          </table:table-cell>
          <table:table-cell table:formula="of:=[.D16]-[.B16]" office:value-type="float" office:value="0.449337582689" calcext:value-type="float">
            <text:p>0.449337582689</text:p>
          </table:table-cell>
          <table:table-cell/>
          <table:table-cell table:formula="of:=[.D16]-[.A16]" office:value-type="float" office:value="0.470571354945" calcext:value-type="float">
            <text:p>0.470571354945</text:p>
          </table:table-cell>
        </table:table-row>
        <table:table-row table:style-name="ro1">
          <table:table-cell table:number-columns-repeated="2" office:value-type="string" calcext:value-type="string">
            <text:p>Action Drama</text:p>
          </table:table-cell>
          <table:table-cell/>
          <table:table-cell office:value-type="string" calcext:value-type="string">
            <text:p>Action Drama</text:p>
          </table:table-cell>
          <table:table-cell table:number-columns-repeated="3"/>
        </table:table-row>
        <table:table-row table:style-name="ro1">
          <table:table-cell office:value-type="float" office:value="0.169046327621" calcext:value-type="float">
            <text:p>0.169046327621</text:p>
          </table:table-cell>
          <table:table-cell office:value-type="float" office:value="0.177104912228" calcext:value-type="float">
            <text:p>0.177104912228</text:p>
          </table:table-cell>
          <table:table-cell table:formula="of:=[.B18]-[.A18]" office:value-type="float" office:value="0.00805858460699999" calcext:value-type="float">
            <text:p>0.008058584607</text:p>
          </table:table-cell>
          <table:table-cell office:value-type="float" office:value="0.413288475448" calcext:value-type="float">
            <text:p>0.413288475448</text:p>
          </table:table-cell>
          <table:table-cell table:formula="of:=[.D18]-[.B18]" office:value-type="float" office:value="0.23618356322" calcext:value-type="float">
            <text:p>0.23618356322</text:p>
          </table:table-cell>
          <table:table-cell/>
          <table:table-cell table:formula="of:=[.D18]-[.A18]" office:value-type="float" office:value="0.244242147827" calcext:value-type="float">
            <text:p>0.244242147827</text:p>
          </table:table-cell>
        </table:table-row>
        <table:table-row table:style-name="ro1">
          <table:table-cell table:number-columns-repeated="2" office:value-type="string" calcext:value-type="string">
            <text:p>Action Fantasy</text:p>
          </table:table-cell>
          <table:table-cell/>
          <table:table-cell office:value-type="string" calcext:value-type="string">
            <text:p>Action Fantasy</text:p>
          </table:table-cell>
          <table:table-cell table:number-columns-repeated="3"/>
        </table:table-row>
        <table:table-row table:style-name="ro1">
          <table:table-cell office:value-type="float" office:value="0.170135455464" calcext:value-type="float">
            <text:p>0.170135455464</text:p>
          </table:table-cell>
          <table:table-cell office:value-type="float" office:value="0.21031208443" calcext:value-type="float">
            <text:p>0.21031208443</text:p>
          </table:table-cell>
          <table:table-cell table:formula="of:=[.B20]-[.A20]" office:value-type="float" office:value="0.040176628966" calcext:value-type="float">
            <text:p>0.040176628966</text:p>
          </table:table-cell>
          <table:table-cell office:value-type="float" office:value="0.451243678859" calcext:value-type="float">
            <text:p>0.451243678859</text:p>
          </table:table-cell>
          <table:table-cell table:formula="of:=[.D20]-[.B20]" office:value-type="float" office:value="0.240931594429" calcext:value-type="float">
            <text:p>0.240931594429</text:p>
          </table:table-cell>
          <table:table-cell/>
          <table:table-cell table:formula="of:=[.D20]-[.A20]" office:value-type="float" office:value="0.281108223395" calcext:value-type="float">
            <text:p>0.281108223395</text:p>
          </table:table-cell>
        </table:table-row>
        <table:table-row table:style-name="ro1">
          <table:table-cell table:number-columns-repeated="2" office:value-type="string" calcext:value-type="string">
            <text:p>Action Film-Noir</text:p>
          </table:table-cell>
          <table:table-cell/>
          <table:table-cell office:value-type="string" calcext:value-type="string">
            <text:p>Action Film-Noir</text:p>
          </table:table-cell>
          <table:table-cell table:number-columns-repeated="3"/>
        </table:table-row>
        <table:table-row table:style-name="ro1">
          <table:table-cell office:value-type="float" office:value="1.12335389466" calcext:value-type="float">
            <text:p>1.12335389466</text:p>
          </table:table-cell>
          <table:table-cell office:value-type="float" office:value="1.22269846331" calcext:value-type="float">
            <text:p>1.22269846331</text:p>
          </table:table-cell>
          <table:table-cell table:formula="of:=[.B22]-[.A22]" office:value-type="float" office:value="0.0993445686500001" calcext:value-type="float">
            <text:p>0.09934456865</text:p>
          </table:table-cell>
          <table:table-cell office:value-type="float" office:value="1.93913724366" calcext:value-type="float">
            <text:p>1.93913724366</text:p>
          </table:table-cell>
          <table:table-cell table:formula="of:=[.D22]-[.B22]" office:value-type="float" office:value="0.71643878035" calcext:value-type="float">
            <text:p>0.71643878035</text:p>
          </table:table-cell>
          <table:table-cell/>
          <table:table-cell table:formula="of:=[.D22]-[.A22]" office:value-type="float" office:value="0.815783349" calcext:value-type="float">
            <text:p>0.815783349</text:p>
          </table:table-cell>
        </table:table-row>
        <table:table-row table:style-name="ro1">
          <table:table-cell table:number-columns-repeated="2" office:value-type="string" calcext:value-type="string">
            <text:p>Action Horror</text:p>
          </table:table-cell>
          <table:table-cell/>
          <table:table-cell office:value-type="string" calcext:value-type="string">
            <text:p>Action Horror</text:p>
          </table:table-cell>
          <table:table-cell table:number-columns-repeated="3"/>
        </table:table-row>
        <table:table-row table:style-name="ro1">
          <table:table-cell office:value-type="float" office:value="0.222820945402" calcext:value-type="float">
            <text:p>0.222820945402</text:p>
          </table:table-cell>
          <table:table-cell office:value-type="float" office:value="0.264148884884" calcext:value-type="float">
            <text:p>0.264148884884</text:p>
          </table:table-cell>
          <table:table-cell table:formula="of:=[.B24]-[.A24]" office:value-type="float" office:value="0.041327939482" calcext:value-type="float">
            <text:p>0.041327939482</text:p>
          </table:table-cell>
          <table:table-cell office:value-type="float" office:value="0.598264931145" calcext:value-type="float">
            <text:p>0.598264931145</text:p>
          </table:table-cell>
          <table:table-cell table:formula="of:=[.D24]-[.B24]" office:value-type="float" office:value="0.334116046261" calcext:value-type="float">
            <text:p>0.334116046261</text:p>
          </table:table-cell>
          <table:table-cell/>
          <table:table-cell table:formula="of:=[.D24]-[.A24]" office:value-type="float" office:value="0.375443985743" calcext:value-type="float">
            <text:p>0.375443985743</text:p>
          </table:table-cell>
        </table:table-row>
        <table:table-row table:style-name="ro1">
          <table:table-cell table:number-columns-repeated="2" office:value-type="string" calcext:value-type="string">
            <text:p>Action IMAX</text:p>
          </table:table-cell>
          <table:table-cell/>
          <table:table-cell office:value-type="string" calcext:value-type="string">
            <text:p>Action IMAX</text:p>
          </table:table-cell>
          <table:table-cell table:number-columns-repeated="3"/>
        </table:table-row>
        <table:table-row table:style-name="ro1">
          <table:table-cell office:value-type="float" office:value="1.20313334231" calcext:value-type="float">
            <text:p>1.20313334231</text:p>
          </table:table-cell>
          <table:table-cell office:value-type="float" office:value="1.33170165656" calcext:value-type="float">
            <text:p>1.33170165656</text:p>
          </table:table-cell>
          <table:table-cell table:formula="of:=[.B26]-[.A26]" office:value-type="float" office:value="0.12856831425" calcext:value-type="float">
            <text:p>0.12856831425</text:p>
          </table:table-cell>
          <table:table-cell office:value-type="float" office:value="2.49570878838" calcext:value-type="float">
            <text:p>2.49570878838</text:p>
          </table:table-cell>
          <table:table-cell table:formula="of:=[.D26]-[.B26]" office:value-type="float" office:value="1.16400713182" calcext:value-type="float">
            <text:p>1.16400713182</text:p>
          </table:table-cell>
          <table:table-cell/>
          <table:table-cell table:formula="of:=[.D26]-[.A26]" office:value-type="float" office:value="1.29257544607" calcext:value-type="float">
            <text:p>1.29257544607</text:p>
          </table:table-cell>
        </table:table-row>
        <table:table-row table:style-name="ro1">
          <table:table-cell table:number-columns-repeated="2" office:value-type="string" calcext:value-type="string">
            <text:p>Action Musical</text:p>
          </table:table-cell>
          <table:table-cell/>
          <table:table-cell office:value-type="string" calcext:value-type="string">
            <text:p>Action Musical</text:p>
          </table:table-cell>
          <table:table-cell table:number-columns-repeated="3"/>
        </table:table-row>
        <table:table-row table:style-name="ro1">
          <table:table-cell office:value-type="float" office:value="0.498785989635" calcext:value-type="float">
            <text:p>0.498785989635</text:p>
          </table:table-cell>
          <table:table-cell office:value-type="float" office:value="0.537773169043" calcext:value-type="float">
            <text:p>0.537773169043</text:p>
          </table:table-cell>
          <table:table-cell table:formula="of:=[.B28]-[.A28]" office:value-type="float" office:value="0.038987179408" calcext:value-type="float">
            <text:p>0.038987179408</text:p>
          </table:table-cell>
          <table:table-cell office:value-type="float" office:value="1.02281771099" calcext:value-type="float">
            <text:p>1.02281771099</text:p>
          </table:table-cell>
          <table:table-cell table:formula="of:=[.D28]-[.B28]" office:value-type="float" office:value="0.485044541947" calcext:value-type="float">
            <text:p>0.485044541947</text:p>
          </table:table-cell>
          <table:table-cell/>
          <table:table-cell table:formula="of:=[.D28]-[.A28]" office:value-type="float" office:value="0.524031721355" calcext:value-type="float">
            <text:p>0.524031721355</text:p>
          </table:table-cell>
        </table:table-row>
        <table:table-row table:style-name="ro1">
          <table:table-cell table:number-columns-repeated="2" office:value-type="string" calcext:value-type="string">
            <text:p>Action Mystery</text:p>
          </table:table-cell>
          <table:table-cell/>
          <table:table-cell office:value-type="string" calcext:value-type="string">
            <text:p>Action Mystery</text:p>
          </table:table-cell>
          <table:table-cell table:number-columns-repeated="3"/>
        </table:table-row>
        <table:table-row table:style-name="ro1">
          <table:table-cell office:value-type="float" office:value="0.180915421359" calcext:value-type="float">
            <text:p>0.180915421359</text:p>
          </table:table-cell>
          <table:table-cell office:value-type="float" office:value="0.233447265765" calcext:value-type="float">
            <text:p>0.233447265765</text:p>
          </table:table-cell>
          <table:table-cell table:formula="of:=[.B30]-[.A30]" office:value-type="float" office:value="0.052531844406" calcext:value-type="float">
            <text:p>0.052531844406</text:p>
          </table:table-cell>
          <table:table-cell office:value-type="float" office:value="0.585728212345" calcext:value-type="float">
            <text:p>0.585728212345</text:p>
          </table:table-cell>
          <table:table-cell table:formula="of:=[.D30]-[.B30]" office:value-type="float" office:value="0.35228094658" calcext:value-type="float">
            <text:p>0.35228094658</text:p>
          </table:table-cell>
          <table:table-cell/>
          <table:table-cell table:formula="of:=[.D30]-[.A30]" office:value-type="float" office:value="0.404812790986" calcext:value-type="float">
            <text:p>0.404812790986</text:p>
          </table:table-cell>
        </table:table-row>
        <table:table-row table:style-name="ro1">
          <table:table-cell table:number-columns-repeated="2" office:value-type="string" calcext:value-type="string">
            <text:p>Action Romance</text:p>
          </table:table-cell>
          <table:table-cell/>
          <table:table-cell office:value-type="string" calcext:value-type="string">
            <text:p>Action Romance</text:p>
          </table:table-cell>
          <table:table-cell table:number-columns-repeated="3"/>
        </table:table-row>
        <table:table-row table:style-name="ro1">
          <table:table-cell office:value-type="float" office:value="0.194201644753" calcext:value-type="float">
            <text:p>0.194201644753</text:p>
          </table:table-cell>
          <table:table-cell office:value-type="float" office:value="0.215038425318" calcext:value-type="float">
            <text:p>0.215038425318</text:p>
          </table:table-cell>
          <table:table-cell table:formula="of:=[.B32]-[.A32]" office:value-type="float" office:value="0.020836780565" calcext:value-type="float">
            <text:p>0.020836780565</text:p>
          </table:table-cell>
          <table:table-cell office:value-type="float" office:value="0.559502980244" calcext:value-type="float">
            <text:p>0.559502980244</text:p>
          </table:table-cell>
          <table:table-cell table:formula="of:=[.D32]-[.B32]" office:value-type="float" office:value="0.344464554926" calcext:value-type="float">
            <text:p>0.344464554926</text:p>
          </table:table-cell>
          <table:table-cell/>
          <table:table-cell table:formula="of:=[.D32]-[.A32]" office:value-type="float" office:value="0.365301335491" calcext:value-type="float">
            <text:p>0.365301335491</text:p>
          </table:table-cell>
        </table:table-row>
        <table:table-row table:style-name="ro1">
          <table:table-cell table:number-columns-repeated="2" office:value-type="string" calcext:value-type="string">
            <text:p>Action Sci-Fi</text:p>
          </table:table-cell>
          <table:table-cell/>
          <table:table-cell office:value-type="string" calcext:value-type="string">
            <text:p>Action Sci-Fi</text:p>
          </table:table-cell>
          <table:table-cell table:number-columns-repeated="3"/>
        </table:table-row>
        <table:table-row table:style-name="ro1">
          <table:table-cell office:value-type="float" office:value="0.123629461467" calcext:value-type="float">
            <text:p>0.123629461467</text:p>
          </table:table-cell>
          <table:table-cell office:value-type="float" office:value="0.159481345275" calcext:value-type="float">
            <text:p>0.159481345275</text:p>
          </table:table-cell>
          <table:table-cell table:formula="of:=[.B34]-[.A34]" office:value-type="float" office:value="0.035851883808" calcext:value-type="float">
            <text:p>0.035851883808</text:p>
          </table:table-cell>
          <table:table-cell office:value-type="float" office:value="0.394746586159" calcext:value-type="float">
            <text:p>0.394746586159</text:p>
          </table:table-cell>
          <table:table-cell table:formula="of:=[.D34]-[.B34]" office:value-type="float" office:value="0.235265240884" calcext:value-type="float">
            <text:p>0.235265240884</text:p>
          </table:table-cell>
          <table:table-cell/>
          <table:table-cell table:formula="of:=[.D34]-[.A34]" office:value-type="float" office:value="0.271117124692" calcext:value-type="float">
            <text:p>0.271117124692</text:p>
          </table:table-cell>
        </table:table-row>
        <table:table-row table:style-name="ro1">
          <table:table-cell table:number-columns-repeated="2" office:value-type="string" calcext:value-type="string">
            <text:p>Action Thriller</text:p>
          </table:table-cell>
          <table:table-cell/>
          <table:table-cell office:value-type="string" calcext:value-type="string">
            <text:p>Action Thriller</text:p>
          </table:table-cell>
          <table:table-cell table:number-columns-repeated="3"/>
        </table:table-row>
        <table:table-row table:style-name="ro1">
          <table:table-cell office:value-type="float" office:value="0.109106152014" calcext:value-type="float">
            <text:p>0.109106152014</text:p>
          </table:table-cell>
          <table:table-cell office:value-type="float" office:value="0.128844425589" calcext:value-type="float">
            <text:p>0.128844425589</text:p>
          </table:table-cell>
          <table:table-cell table:formula="of:=[.B36]-[.A36]" office:value-type="float" office:value="0.019738273575" calcext:value-type="float">
            <text:p>0.019738273575</text:p>
          </table:table-cell>
          <table:table-cell office:value-type="float" office:value="0.301855375539" calcext:value-type="float">
            <text:p>0.301855375539</text:p>
          </table:table-cell>
          <table:table-cell table:formula="of:=[.D36]-[.B36]" office:value-type="float" office:value="0.17301094995" calcext:value-type="float">
            <text:p>0.17301094995</text:p>
          </table:table-cell>
          <table:table-cell/>
          <table:table-cell table:formula="of:=[.D36]-[.A36]" office:value-type="float" office:value="0.192749223525" calcext:value-type="float">
            <text:p>0.192749223525</text:p>
          </table:table-cell>
        </table:table-row>
        <table:table-row table:style-name="ro1">
          <table:table-cell table:number-columns-repeated="2" office:value-type="string" calcext:value-type="string">
            <text:p>Action War</text:p>
          </table:table-cell>
          <table:table-cell/>
          <table:table-cell office:value-type="string" calcext:value-type="string">
            <text:p>Action War</text:p>
          </table:table-cell>
          <table:table-cell table:number-columns-repeated="3"/>
        </table:table-row>
        <table:table-row table:style-name="ro1">
          <table:table-cell office:value-type="float" office:value="0.449213811883" calcext:value-type="float">
            <text:p>0.449213811883</text:p>
          </table:table-cell>
          <table:table-cell office:value-type="float" office:value="0.502605851748" calcext:value-type="float">
            <text:p>0.502605851748</text:p>
          </table:table-cell>
          <table:table-cell table:formula="of:=[.B38]-[.A38]" office:value-type="float" office:value="0.053392039865" calcext:value-type="float">
            <text:p>0.053392039865</text:p>
          </table:table-cell>
          <table:table-cell office:value-type="float" office:value="0.83219634073" calcext:value-type="float">
            <text:p>0.83219634073</text:p>
          </table:table-cell>
          <table:table-cell table:formula="of:=[.D38]-[.B38]" office:value-type="float" office:value="0.329590488982" calcext:value-type="float">
            <text:p>0.329590488982</text:p>
          </table:table-cell>
          <table:table-cell/>
          <table:table-cell table:formula="of:=[.D38]-[.A38]" office:value-type="float" office:value="0.382982528847" calcext:value-type="float">
            <text:p>0.382982528847</text:p>
          </table:table-cell>
        </table:table-row>
        <table:table-row table:style-name="ro1">
          <table:table-cell table:number-columns-repeated="2" office:value-type="string" calcext:value-type="string">
            <text:p>Action Western</text:p>
          </table:table-cell>
          <table:table-cell/>
          <table:table-cell office:value-type="string" calcext:value-type="string">
            <text:p>Action Western</text:p>
          </table:table-cell>
          <table:table-cell table:number-columns-repeated="3"/>
        </table:table-row>
        <table:table-row table:style-name="ro1">
          <table:table-cell office:value-type="float" office:value="0.537477933902" calcext:value-type="float">
            <text:p>0.537477933902</text:p>
          </table:table-cell>
          <table:table-cell office:value-type="float" office:value="0.62015188618" calcext:value-type="float">
            <text:p>0.62015188618</text:p>
          </table:table-cell>
          <table:table-cell table:formula="of:=[.B40]-[.A40]" office:value-type="float" office:value="0.082673952278" calcext:value-type="float">
            <text:p>0.082673952278</text:p>
          </table:table-cell>
          <table:table-cell office:value-type="float" office:value="1.27073055234" calcext:value-type="float">
            <text:p>1.27073055234</text:p>
          </table:table-cell>
          <table:table-cell table:formula="of:=[.D40]-[.B40]" office:value-type="float" office:value="0.65057866616" calcext:value-type="float">
            <text:p>0.65057866616</text:p>
          </table:table-cell>
          <table:table-cell/>
          <table:table-cell table:formula="of:=[.D40]-[.A40]" office:value-type="float" office:value="0.733252618438" calcext:value-type="float">
            <text:p>0.733252618438</text:p>
          </table:table-cell>
        </table:table-row>
        <table:table-row table:style-name="ro1">
          <table:table-cell table:number-columns-repeated="2" office:value-type="string" calcext:value-type="string">
            <text:p>Adventure Action</text:p>
          </table:table-cell>
          <table:table-cell/>
          <table:table-cell office:value-type="string" calcext:value-type="string">
            <text:p>Adventure Action</text:p>
          </table:table-cell>
          <table:table-cell table:number-columns-repeated="3"/>
        </table:table-row>
        <table:table-row table:style-name="ro1">
          <table:table-cell office:value-type="float" office:value="0.14048273904" calcext:value-type="float">
            <text:p>0.14048273904</text:p>
          </table:table-cell>
          <table:table-cell office:value-type="float" office:value="0.161625195656" calcext:value-type="float">
            <text:p>0.161625195656</text:p>
          </table:table-cell>
          <table:table-cell table:formula="of:=[.B42]-[.A42]" office:value-type="float" office:value="0.021142456616" calcext:value-type="float">
            <text:p>0.021142456616</text:p>
          </table:table-cell>
          <table:table-cell office:value-type="float" office:value="0.335516314492" calcext:value-type="float">
            <text:p>0.335516314492</text:p>
          </table:table-cell>
          <table:table-cell table:formula="of:=[.D42]-[.B42]" office:value-type="float" office:value="0.173891118836" calcext:value-type="float">
            <text:p>0.173891118836</text:p>
          </table:table-cell>
          <table:table-cell/>
          <table:table-cell table:formula="of:=[.D42]-[.A42]" office:value-type="float" office:value="0.195033575452" calcext:value-type="float">
            <text:p>0.195033575452</text:p>
          </table:table-cell>
        </table:table-row>
        <table:table-row table:style-name="ro1">
          <table:table-cell table:number-columns-repeated="2" office:value-type="string" calcext:value-type="string">
            <text:p>Adventure Adventure</text:p>
          </table:table-cell>
          <table:table-cell/>
          <table:table-cell office:value-type="string" calcext:value-type="string">
            <text:p>Adventure Adventur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4]-[.A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4]-[.B44]" office:value-type="float" office:value="0" calcext:value-type="float">
            <text:p>0</text:p>
          </table:table-cell>
          <table:table-cell/>
          <table:table-cell table:formula="of:=[.D44]-[.A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dventure Animation</text:p>
          </table:table-cell>
          <table:table-cell/>
          <table:table-cell office:value-type="string" calcext:value-type="string">
            <text:p>Adventure Animation</text:p>
          </table:table-cell>
          <table:table-cell table:number-columns-repeated="3"/>
        </table:table-row>
        <table:table-row table:style-name="ro1">
          <table:table-cell office:value-type="float" office:value="0.302184006848" calcext:value-type="float">
            <text:p>0.302184006848</text:p>
          </table:table-cell>
          <table:table-cell office:value-type="float" office:value="0.316319650561" calcext:value-type="float">
            <text:p>0.316319650561</text:p>
          </table:table-cell>
          <table:table-cell table:formula="of:=[.B46]-[.A46]" office:value-type="float" office:value="0.014135643713" calcext:value-type="float">
            <text:p>0.014135643713</text:p>
          </table:table-cell>
          <table:table-cell office:value-type="float" office:value="0.641084785702" calcext:value-type="float">
            <text:p>0.641084785702</text:p>
          </table:table-cell>
          <table:table-cell table:formula="of:=[.D46]-[.B46]" office:value-type="float" office:value="0.324765135141" calcext:value-type="float">
            <text:p>0.324765135141</text:p>
          </table:table-cell>
          <table:table-cell/>
          <table:table-cell table:formula="of:=[.D46]-[.A46]" office:value-type="float" office:value="0.338900778854" calcext:value-type="float">
            <text:p>0.338900778854</text:p>
          </table:table-cell>
        </table:table-row>
        <table:table-row table:style-name="ro1">
          <table:table-cell table:number-columns-repeated="2" office:value-type="string" calcext:value-type="string">
            <text:p>Adventure Children</text:p>
          </table:table-cell>
          <table:table-cell/>
          <table:table-cell office:value-type="string" calcext:value-type="string">
            <text:p>Adventure Children</text:p>
          </table:table-cell>
          <table:table-cell table:number-columns-repeated="3"/>
        </table:table-row>
        <table:table-row table:style-name="ro1">
          <table:table-cell office:value-type="float" office:value="0.283444118926" calcext:value-type="float">
            <text:p>0.283444118926</text:p>
          </table:table-cell>
          <table:table-cell office:value-type="float" office:value="0.312176000688" calcext:value-type="float">
            <text:p>0.312176000688</text:p>
          </table:table-cell>
          <table:table-cell table:formula="of:=[.B48]-[.A48]" office:value-type="float" office:value="0.028731881762" calcext:value-type="float">
            <text:p>0.028731881762</text:p>
          </table:table-cell>
          <table:table-cell office:value-type="float" office:value="0.622053045801" calcext:value-type="float">
            <text:p>0.622053045801</text:p>
          </table:table-cell>
          <table:table-cell table:formula="of:=[.D48]-[.B48]" office:value-type="float" office:value="0.309877045113" calcext:value-type="float">
            <text:p>0.309877045113</text:p>
          </table:table-cell>
          <table:table-cell/>
          <table:table-cell table:formula="of:=[.D48]-[.A48]" office:value-type="float" office:value="0.338608926875" calcext:value-type="float">
            <text:p>0.338608926875</text:p>
          </table:table-cell>
        </table:table-row>
        <table:table-row table:style-name="ro1">
          <table:table-cell table:number-columns-repeated="2" office:value-type="string" calcext:value-type="string">
            <text:p>Adventure Comedy</text:p>
          </table:table-cell>
          <table:table-cell/>
          <table:table-cell office:value-type="string" calcext:value-type="string">
            <text:p>Adventure Comedy</text:p>
          </table:table-cell>
          <table:table-cell table:number-columns-repeated="3"/>
        </table:table-row>
        <table:table-row table:style-name="ro1">
          <table:table-cell office:value-type="float" office:value="0.150114932378" calcext:value-type="float">
            <text:p>0.150114932378</text:p>
          </table:table-cell>
          <table:table-cell office:value-type="float" office:value="0.166525460203" calcext:value-type="float">
            <text:p>0.166525460203</text:p>
          </table:table-cell>
          <table:table-cell table:formula="of:=[.B50]-[.A50]" office:value-type="float" office:value="0.016410527825" calcext:value-type="float">
            <text:p>0.016410527825</text:p>
          </table:table-cell>
          <table:table-cell office:value-type="float" office:value="0.392518476047" calcext:value-type="float">
            <text:p>0.392518476047</text:p>
          </table:table-cell>
          <table:table-cell table:formula="of:=[.D50]-[.B50]" office:value-type="float" office:value="0.225993015844" calcext:value-type="float">
            <text:p>0.225993015844</text:p>
          </table:table-cell>
          <table:table-cell/>
          <table:table-cell table:formula="of:=[.D50]-[.A50]" office:value-type="float" office:value="0.242403543669" calcext:value-type="float">
            <text:p>0.242403543669</text:p>
          </table:table-cell>
        </table:table-row>
        <table:table-row table:style-name="ro1">
          <table:table-cell table:number-columns-repeated="2" office:value-type="string" calcext:value-type="string">
            <text:p>Adventure Crime</text:p>
          </table:table-cell>
          <table:table-cell/>
          <table:table-cell office:value-type="string" calcext:value-type="string">
            <text:p>Adventure Crime</text:p>
          </table:table-cell>
          <table:table-cell table:number-columns-repeated="3"/>
        </table:table-row>
        <table:table-row table:style-name="ro1">
          <table:table-cell office:value-type="float" office:value="0.198632718548" calcext:value-type="float">
            <text:p>0.198632718548</text:p>
          </table:table-cell>
          <table:table-cell office:value-type="float" office:value="0.230114708653" calcext:value-type="float">
            <text:p>0.230114708653</text:p>
          </table:table-cell>
          <table:table-cell table:formula="of:=[.B52]-[.A52]" office:value-type="float" office:value="0.031481990105" calcext:value-type="float">
            <text:p>0.031481990105</text:p>
          </table:table-cell>
          <table:table-cell office:value-type="float" office:value="0.512584596889" calcext:value-type="float">
            <text:p>0.512584596889</text:p>
          </table:table-cell>
          <table:table-cell table:formula="of:=[.D52]-[.B52]" office:value-type="float" office:value="0.282469888236" calcext:value-type="float">
            <text:p>0.282469888236</text:p>
          </table:table-cell>
          <table:table-cell/>
          <table:table-cell table:formula="of:=[.D52]-[.A52]" office:value-type="float" office:value="0.313951878341" calcext:value-type="float">
            <text:p>0.313951878341</text:p>
          </table:table-cell>
        </table:table-row>
        <table:table-row table:style-name="ro1">
          <table:table-cell table:number-columns-repeated="2" office:value-type="string" calcext:value-type="string">
            <text:p>Adventure Documentary</text:p>
          </table:table-cell>
          <table:table-cell/>
          <table:table-cell office:value-type="string" calcext:value-type="string">
            <text:p>Adventure Documentary</text:p>
          </table:table-cell>
          <table:table-cell table:number-columns-repeated="3"/>
        </table:table-row>
        <table:table-row table:style-name="ro1">
          <table:table-cell office:value-type="float" office:value="0.668488980844" calcext:value-type="float">
            <text:p>0.668488980844</text:p>
          </table:table-cell>
          <table:table-cell office:value-type="float" office:value="0.689599894279" calcext:value-type="float">
            <text:p>0.689599894279</text:p>
          </table:table-cell>
          <table:table-cell table:formula="of:=[.B54]-[.A54]" office:value-type="float" office:value="0.021110913435" calcext:value-type="float">
            <text:p>0.021110913435</text:p>
          </table:table-cell>
          <table:table-cell office:value-type="float" office:value="1.13496330781" calcext:value-type="float">
            <text:p>1.13496330781</text:p>
          </table:table-cell>
          <table:table-cell table:formula="of:=[.D54]-[.B54]" office:value-type="float" office:value="0.445363413531" calcext:value-type="float">
            <text:p>0.445363413531</text:p>
          </table:table-cell>
          <table:table-cell/>
          <table:table-cell table:formula="of:=[.D54]-[.A54]" office:value-type="float" office:value="0.466474326966" calcext:value-type="float">
            <text:p>0.466474326966</text:p>
          </table:table-cell>
        </table:table-row>
        <table:table-row table:style-name="ro1">
          <table:table-cell table:number-columns-repeated="2" office:value-type="string" calcext:value-type="string">
            <text:p>Adventure Drama</text:p>
          </table:table-cell>
          <table:table-cell/>
          <table:table-cell office:value-type="string" calcext:value-type="string">
            <text:p>Adventure Drama</text:p>
          </table:table-cell>
          <table:table-cell table:number-columns-repeated="3"/>
        </table:table-row>
        <table:table-row table:style-name="ro1">
          <table:table-cell office:value-type="float" office:value="0.175201756596" calcext:value-type="float">
            <text:p>0.175201756596</text:p>
          </table:table-cell>
          <table:table-cell office:value-type="float" office:value="0.183616226118" calcext:value-type="float">
            <text:p>0.183616226118</text:p>
          </table:table-cell>
          <table:table-cell table:formula="of:=[.B56]-[.A56]" office:value-type="float" office:value="0.00841446952200001" calcext:value-type="float">
            <text:p>0.008414469522</text:p>
          </table:table-cell>
          <table:table-cell office:value-type="float" office:value="0.446604986723" calcext:value-type="float">
            <text:p>0.446604986723</text:p>
          </table:table-cell>
          <table:table-cell table:formula="of:=[.D56]-[.B56]" office:value-type="float" office:value="0.262988760605" calcext:value-type="float">
            <text:p>0.262988760605</text:p>
          </table:table-cell>
          <table:table-cell/>
          <table:table-cell table:formula="of:=[.D56]-[.A56]" office:value-type="float" office:value="0.271403230127" calcext:value-type="float">
            <text:p>0.271403230127</text:p>
          </table:table-cell>
        </table:table-row>
        <table:table-row table:style-name="ro1">
          <table:table-cell table:number-columns-repeated="2" office:value-type="string" calcext:value-type="string">
            <text:p>Adventure Fantasy</text:p>
          </table:table-cell>
          <table:table-cell/>
          <table:table-cell office:value-type="string" calcext:value-type="string">
            <text:p>Adventure Fantasy</text:p>
          </table:table-cell>
          <table:table-cell table:number-columns-repeated="3"/>
        </table:table-row>
        <table:table-row table:style-name="ro1">
          <table:table-cell office:value-type="float" office:value="0.146586014691" calcext:value-type="float">
            <text:p>0.146586014691</text:p>
          </table:table-cell>
          <table:table-cell office:value-type="float" office:value="0.168743979445" calcext:value-type="float">
            <text:p>0.168743979445</text:p>
          </table:table-cell>
          <table:table-cell table:formula="of:=[.B58]-[.A58]" office:value-type="float" office:value="0.022157964754" calcext:value-type="float">
            <text:p>0.022157964754</text:p>
          </table:table-cell>
          <table:table-cell office:value-type="float" office:value="0.330026478951" calcext:value-type="float">
            <text:p>0.330026478951</text:p>
          </table:table-cell>
          <table:table-cell table:formula="of:=[.D58]-[.B58]" office:value-type="float" office:value="0.161282499506" calcext:value-type="float">
            <text:p>0.161282499506</text:p>
          </table:table-cell>
          <table:table-cell/>
          <table:table-cell table:formula="of:=[.D58]-[.A58]" office:value-type="float" office:value="0.18344046426" calcext:value-type="float">
            <text:p>0.18344046426</text:p>
          </table:table-cell>
        </table:table-row>
        <table:table-row table:style-name="ro1">
          <table:table-cell table:number-columns-repeated="2" office:value-type="string" calcext:value-type="string">
            <text:p>Adventure Film-Noir</text:p>
          </table:table-cell>
          <table:table-cell/>
          <table:table-cell office:value-type="string" calcext:value-type="string">
            <text:p>Adventure Film-Noir</text:p>
          </table:table-cell>
          <table:table-cell table:number-columns-repeated="3"/>
        </table:table-row>
        <table:table-row table:style-name="ro1">
          <table:table-cell office:value-type="float" office:value="1.1426690732" calcext:value-type="float">
            <text:p>1.1426690732</text:p>
          </table:table-cell>
          <table:table-cell office:value-type="float" office:value="1.20516742462" calcext:value-type="float">
            <text:p>1.20516742462</text:p>
          </table:table-cell>
          <table:table-cell table:formula="of:=[.B60]-[.A60]" office:value-type="float" office:value="0.0624983514199999" calcext:value-type="float">
            <text:p>0.06249835142</text:p>
          </table:table-cell>
          <table:table-cell office:value-type="float" office:value="1.93332736327" calcext:value-type="float">
            <text:p>1.93332736327</text:p>
          </table:table-cell>
          <table:table-cell table:formula="of:=[.D60]-[.B60]" office:value-type="float" office:value="0.72815993865" calcext:value-type="float">
            <text:p>0.72815993865</text:p>
          </table:table-cell>
          <table:table-cell/>
          <table:table-cell table:formula="of:=[.D60]-[.A60]" office:value-type="float" office:value="0.79065829007" calcext:value-type="float">
            <text:p>0.79065829007</text:p>
          </table:table-cell>
        </table:table-row>
        <table:table-row table:style-name="ro1">
          <table:table-cell table:number-columns-repeated="2" office:value-type="string" calcext:value-type="string">
            <text:p>Adventure Horror</text:p>
          </table:table-cell>
          <table:table-cell/>
          <table:table-cell office:value-type="string" calcext:value-type="string">
            <text:p>Adventure Horror</text:p>
          </table:table-cell>
          <table:table-cell table:number-columns-repeated="3"/>
        </table:table-row>
        <table:table-row table:style-name="ro1">
          <table:table-cell office:value-type="float" office:value="0.280769319465" calcext:value-type="float">
            <text:p>0.280769319465</text:p>
          </table:table-cell>
          <table:table-cell office:value-type="float" office:value="0.311922169212" calcext:value-type="float">
            <text:p>0.311922169212</text:p>
          </table:table-cell>
          <table:table-cell table:formula="of:=[.B62]-[.A62]" office:value-type="float" office:value="0.031152849747" calcext:value-type="float">
            <text:p>0.031152849747</text:p>
          </table:table-cell>
          <table:table-cell office:value-type="float" office:value="0.7237866971" calcext:value-type="float">
            <text:p>0.7237866971</text:p>
          </table:table-cell>
          <table:table-cell table:formula="of:=[.D62]-[.B62]" office:value-type="float" office:value="0.411864527888" calcext:value-type="float">
            <text:p>0.411864527888</text:p>
          </table:table-cell>
          <table:table-cell/>
          <table:table-cell table:formula="of:=[.D62]-[.A62]" office:value-type="float" office:value="0.443017377635" calcext:value-type="float">
            <text:p>0.443017377635</text:p>
          </table:table-cell>
        </table:table-row>
        <table:table-row table:style-name="ro1">
          <table:table-cell table:number-columns-repeated="2" office:value-type="string" calcext:value-type="string">
            <text:p>Adventure IMAX</text:p>
          </table:table-cell>
          <table:table-cell/>
          <table:table-cell office:value-type="string" calcext:value-type="string">
            <text:p>Adventure IMAX</text:p>
          </table:table-cell>
          <table:table-cell table:number-columns-repeated="3"/>
        </table:table-row>
        <table:table-row table:style-name="ro1">
          <table:table-cell office:value-type="float" office:value="1.20364532232" calcext:value-type="float">
            <text:p>1.20364532232</text:p>
          </table:table-cell>
          <table:table-cell office:value-type="float" office:value="1.33226088645" calcext:value-type="float">
            <text:p>1.33226088645</text:p>
          </table:table-cell>
          <table:table-cell table:formula="of:=[.B64]-[.A64]" office:value-type="float" office:value="0.12861556413" calcext:value-type="float">
            <text:p>0.12861556413</text:p>
          </table:table-cell>
          <table:table-cell office:value-type="float" office:value="2.91741369407" calcext:value-type="float">
            <text:p>2.91741369407</text:p>
          </table:table-cell>
          <table:table-cell table:formula="of:=[.D64]-[.B64]" office:value-type="float" office:value="1.58515280762" calcext:value-type="float">
            <text:p>1.58515280762</text:p>
          </table:table-cell>
          <table:table-cell/>
          <table:table-cell table:formula="of:=[.D64]-[.A64]" office:value-type="float" office:value="1.71376837175" calcext:value-type="float">
            <text:p>1.71376837175</text:p>
          </table:table-cell>
        </table:table-row>
        <table:table-row table:style-name="ro1">
          <table:table-cell table:number-columns-repeated="2" office:value-type="string" calcext:value-type="string">
            <text:p>Adventure Musical</text:p>
          </table:table-cell>
          <table:table-cell/>
          <table:table-cell office:value-type="string" calcext:value-type="string">
            <text:p>Adventure Musical</text:p>
          </table:table-cell>
          <table:table-cell table:number-columns-repeated="3"/>
        </table:table-row>
        <table:table-row table:style-name="ro1">
          <table:table-cell office:value-type="float" office:value="0.496547304787" calcext:value-type="float">
            <text:p>0.496547304787</text:p>
          </table:table-cell>
          <table:table-cell office:value-type="float" office:value="0.535055234739" calcext:value-type="float">
            <text:p>0.535055234739</text:p>
          </table:table-cell>
          <table:table-cell table:formula="of:=[.B66]-[.A66]" office:value-type="float" office:value="0.038507929952" calcext:value-type="float">
            <text:p>0.038507929952</text:p>
          </table:table-cell>
          <table:table-cell office:value-type="float" office:value="1.00135063239" calcext:value-type="float">
            <text:p>1.00135063239</text:p>
          </table:table-cell>
          <table:table-cell table:formula="of:=[.D66]-[.B66]" office:value-type="float" office:value="0.466295397651" calcext:value-type="float">
            <text:p>0.466295397651</text:p>
          </table:table-cell>
          <table:table-cell/>
          <table:table-cell table:formula="of:=[.D66]-[.A66]" office:value-type="float" office:value="0.504803327603" calcext:value-type="float">
            <text:p>0.504803327603</text:p>
          </table:table-cell>
        </table:table-row>
        <table:table-row table:style-name="ro1">
          <table:table-cell table:number-columns-repeated="2" office:value-type="string" calcext:value-type="string">
            <text:p>Adventure Mystery</text:p>
          </table:table-cell>
          <table:table-cell/>
          <table:table-cell office:value-type="string" calcext:value-type="string">
            <text:p>Adventure Mystery</text:p>
          </table:table-cell>
          <table:table-cell table:number-columns-repeated="3"/>
        </table:table-row>
        <table:table-row table:style-name="ro1">
          <table:table-cell office:value-type="float" office:value="0.213105316948" calcext:value-type="float">
            <text:p>0.213105316948</text:p>
          </table:table-cell>
          <table:table-cell office:value-type="float" office:value="0.253638298896" calcext:value-type="float">
            <text:p>0.253638298896</text:p>
          </table:table-cell>
          <table:table-cell table:formula="of:=[.B68]-[.A68]" office:value-type="float" office:value="0.040532981948" calcext:value-type="float">
            <text:p>0.040532981948</text:p>
          </table:table-cell>
          <table:table-cell office:value-type="float" office:value="0.651506923386" calcext:value-type="float">
            <text:p>0.651506923386</text:p>
          </table:table-cell>
          <table:table-cell table:formula="of:=[.D68]-[.B68]" office:value-type="float" office:value="0.39786862449" calcext:value-type="float">
            <text:p>0.39786862449</text:p>
          </table:table-cell>
          <table:table-cell/>
          <table:table-cell table:formula="of:=[.D68]-[.A68]" office:value-type="float" office:value="0.438401606438" calcext:value-type="float">
            <text:p>0.438401606438</text:p>
          </table:table-cell>
        </table:table-row>
        <table:table-row table:style-name="ro1">
          <table:table-cell table:number-columns-repeated="2" office:value-type="string" calcext:value-type="string">
            <text:p>Adventure Romance</text:p>
          </table:table-cell>
          <table:table-cell/>
          <table:table-cell office:value-type="string" calcext:value-type="string">
            <text:p>Adventure Romance</text:p>
          </table:table-cell>
          <table:table-cell table:number-columns-repeated="3"/>
        </table:table-row>
        <table:table-row table:style-name="ro1">
          <table:table-cell office:value-type="float" office:value="0.178999846928" calcext:value-type="float">
            <text:p>0.178999846928</text:p>
          </table:table-cell>
          <table:table-cell office:value-type="float" office:value="0.198818641846" calcext:value-type="float">
            <text:p>0.198818641846</text:p>
          </table:table-cell>
          <table:table-cell table:formula="of:=[.B70]-[.A70]" office:value-type="float" office:value="0.019818794918" calcext:value-type="float">
            <text:p>0.019818794918</text:p>
          </table:table-cell>
          <table:table-cell office:value-type="float" office:value="0.502822115622" calcext:value-type="float">
            <text:p>0.502822115622</text:p>
          </table:table-cell>
          <table:table-cell table:formula="of:=[.D70]-[.B70]" office:value-type="float" office:value="0.304003473776" calcext:value-type="float">
            <text:p>0.304003473776</text:p>
          </table:table-cell>
          <table:table-cell/>
          <table:table-cell table:formula="of:=[.D70]-[.A70]" office:value-type="float" office:value="0.323822268694" calcext:value-type="float">
            <text:p>0.323822268694</text:p>
          </table:table-cell>
        </table:table-row>
        <table:table-row table:style-name="ro1">
          <table:table-cell table:number-columns-repeated="2" office:value-type="string" calcext:value-type="string">
            <text:p>Adventure Sci-Fi</text:p>
          </table:table-cell>
          <table:table-cell/>
          <table:table-cell office:value-type="string" calcext:value-type="string">
            <text:p>Adventure Sci-Fi</text:p>
          </table:table-cell>
          <table:table-cell table:number-columns-repeated="3"/>
        </table:table-row>
        <table:table-row table:style-name="ro1">
          <table:table-cell office:value-type="float" office:value="0.153080672902" calcext:value-type="float">
            <text:p>0.153080672902</text:p>
          </table:table-cell>
          <table:table-cell office:value-type="float" office:value="0.181995105782" calcext:value-type="float">
            <text:p>0.181995105782</text:p>
          </table:table-cell>
          <table:table-cell table:formula="of:=[.B72]-[.A72]" office:value-type="float" office:value="0.02891443288" calcext:value-type="float">
            <text:p>0.02891443288</text:p>
          </table:table-cell>
          <table:table-cell office:value-type="float" office:value="0.47071222276" calcext:value-type="float">
            <text:p>0.47071222276</text:p>
          </table:table-cell>
          <table:table-cell table:formula="of:=[.D72]-[.B72]" office:value-type="float" office:value="0.288717116978" calcext:value-type="float">
            <text:p>0.288717116978</text:p>
          </table:table-cell>
          <table:table-cell/>
          <table:table-cell table:formula="of:=[.D72]-[.A72]" office:value-type="float" office:value="0.317631549858" calcext:value-type="float">
            <text:p>0.317631549858</text:p>
          </table:table-cell>
        </table:table-row>
        <table:table-row table:style-name="ro1">
          <table:table-cell table:number-columns-repeated="2" office:value-type="string" calcext:value-type="string">
            <text:p>Adventure Thriller</text:p>
          </table:table-cell>
          <table:table-cell/>
          <table:table-cell office:value-type="string" calcext:value-type="string">
            <text:p>Adventure Thriller</text:p>
          </table:table-cell>
          <table:table-cell table:number-columns-repeated="3"/>
        </table:table-row>
        <table:table-row table:style-name="ro1">
          <table:table-cell office:value-type="float" office:value="0.175987943466" calcext:value-type="float">
            <text:p>0.175987943466</text:p>
          </table:table-cell>
          <table:table-cell office:value-type="float" office:value="0.19388362215" calcext:value-type="float">
            <text:p>0.19388362215</text:p>
          </table:table-cell>
          <table:table-cell table:formula="of:=[.B74]-[.A74]" office:value-type="float" office:value="0.017895678684" calcext:value-type="float">
            <text:p>0.017895678684</text:p>
          </table:table-cell>
          <table:table-cell office:value-type="float" office:value="0.455072843708" calcext:value-type="float">
            <text:p>0.455072843708</text:p>
          </table:table-cell>
          <table:table-cell table:formula="of:=[.D74]-[.B74]" office:value-type="float" office:value="0.261189221558" calcext:value-type="float">
            <text:p>0.261189221558</text:p>
          </table:table-cell>
          <table:table-cell/>
          <table:table-cell table:formula="of:=[.D74]-[.A74]" office:value-type="float" office:value="0.279084900242" calcext:value-type="float">
            <text:p>0.279084900242</text:p>
          </table:table-cell>
        </table:table-row>
        <table:table-row table:style-name="ro1">
          <table:table-cell table:number-columns-repeated="2" office:value-type="string" calcext:value-type="string">
            <text:p>Adventure War</text:p>
          </table:table-cell>
          <table:table-cell/>
          <table:table-cell office:value-type="string" calcext:value-type="string">
            <text:p>Adventure War</text:p>
          </table:table-cell>
          <table:table-cell table:number-columns-repeated="3"/>
        </table:table-row>
        <table:table-row table:style-name="ro1">
          <table:table-cell office:value-type="float" office:value="0.458218408864" calcext:value-type="float">
            <text:p>0.458218408864</text:p>
          </table:table-cell>
          <table:table-cell office:value-type="float" office:value="0.513077636106" calcext:value-type="float">
            <text:p>0.513077636106</text:p>
          </table:table-cell>
          <table:table-cell table:formula="of:=[.B76]-[.A76]" office:value-type="float" office:value="0.054859227242" calcext:value-type="float">
            <text:p>0.054859227242</text:p>
          </table:table-cell>
          <table:table-cell office:value-type="float" office:value="0.912163573485" calcext:value-type="float">
            <text:p>0.912163573485</text:p>
          </table:table-cell>
          <table:table-cell table:formula="of:=[.D76]-[.B76]" office:value-type="float" office:value="0.399085937379" calcext:value-type="float">
            <text:p>0.399085937379</text:p>
          </table:table-cell>
          <table:table-cell/>
          <table:table-cell table:formula="of:=[.D76]-[.A76]" office:value-type="float" office:value="0.453945164621" calcext:value-type="float">
            <text:p>0.453945164621</text:p>
          </table:table-cell>
        </table:table-row>
        <table:table-row table:style-name="ro1">
          <table:table-cell table:number-columns-repeated="2" office:value-type="string" calcext:value-type="string">
            <text:p>Adventure Western</text:p>
          </table:table-cell>
          <table:table-cell/>
          <table:table-cell office:value-type="string" calcext:value-type="string">
            <text:p>Adventure Western</text:p>
          </table:table-cell>
          <table:table-cell table:number-columns-repeated="3"/>
        </table:table-row>
        <table:table-row table:style-name="ro1">
          <table:table-cell office:value-type="float" office:value="0.558968909692" calcext:value-type="float">
            <text:p>0.558968909692</text:p>
          </table:table-cell>
          <table:table-cell office:value-type="float" office:value="0.611308024052" calcext:value-type="float">
            <text:p>0.611308024052</text:p>
          </table:table-cell>
          <table:table-cell table:formula="of:=[.B78]-[.A78]" office:value-type="float" office:value="0.0523391143600001" calcext:value-type="float">
            <text:p>0.05233911436</text:p>
          </table:table-cell>
          <table:table-cell office:value-type="float" office:value="1.13134629191" calcext:value-type="float">
            <text:p>1.13134629191</text:p>
          </table:table-cell>
          <table:table-cell table:formula="of:=[.D78]-[.B78]" office:value-type="float" office:value="0.520038267858" calcext:value-type="float">
            <text:p>0.520038267858</text:p>
          </table:table-cell>
          <table:table-cell/>
          <table:table-cell table:formula="of:=[.D78]-[.A78]" office:value-type="float" office:value="0.572377382218" calcext:value-type="float">
            <text:p>0.572377382218</text:p>
          </table:table-cell>
        </table:table-row>
        <table:table-row table:style-name="ro1">
          <table:table-cell table:number-columns-repeated="2" office:value-type="string" calcext:value-type="string">
            <text:p>Animation Action</text:p>
          </table:table-cell>
          <table:table-cell/>
          <table:table-cell office:value-type="string" calcext:value-type="string">
            <text:p>Animation Action</text:p>
          </table:table-cell>
          <table:table-cell table:number-columns-repeated="3"/>
        </table:table-row>
        <table:table-row table:style-name="ro1">
          <table:table-cell office:value-type="float" office:value="0.392557918743" calcext:value-type="float">
            <text:p>0.392557918743</text:p>
          </table:table-cell>
          <table:table-cell office:value-type="float" office:value="0.410890308162" calcext:value-type="float">
            <text:p>0.410890308162</text:p>
          </table:table-cell>
          <table:table-cell table:formula="of:=[.B80]-[.A80]" office:value-type="float" office:value="0.018332389419" calcext:value-type="float">
            <text:p>0.018332389419</text:p>
          </table:table-cell>
          <table:table-cell office:value-type="float" office:value="1.0062864889" calcext:value-type="float">
            <text:p>1.0062864889</text:p>
          </table:table-cell>
          <table:table-cell table:formula="of:=[.D80]-[.B80]" office:value-type="float" office:value="0.595396180738" calcext:value-type="float">
            <text:p>0.595396180738</text:p>
          </table:table-cell>
          <table:table-cell/>
          <table:table-cell table:formula="of:=[.D80]-[.A80]" office:value-type="float" office:value="0.613728570157" calcext:value-type="float">
            <text:p>0.613728570157</text:p>
          </table:table-cell>
        </table:table-row>
        <table:table-row table:style-name="ro1">
          <table:table-cell table:number-columns-repeated="2" office:value-type="string" calcext:value-type="string">
            <text:p>Animation Adventure</text:p>
          </table:table-cell>
          <table:table-cell/>
          <table:table-cell office:value-type="string" calcext:value-type="string">
            <text:p>Animation Adventure</text:p>
          </table:table-cell>
          <table:table-cell table:number-columns-repeated="3"/>
        </table:table-row>
        <table:table-row table:style-name="ro1">
          <table:table-cell office:value-type="float" office:value="0.302184006848" calcext:value-type="float">
            <text:p>0.302184006848</text:p>
          </table:table-cell>
          <table:table-cell office:value-type="float" office:value="0.316319650561" calcext:value-type="float">
            <text:p>0.316319650561</text:p>
          </table:table-cell>
          <table:table-cell table:formula="of:=[.B82]-[.A82]" office:value-type="float" office:value="0.014135643713" calcext:value-type="float">
            <text:p>0.014135643713</text:p>
          </table:table-cell>
          <table:table-cell office:value-type="float" office:value="0.641084785702" calcext:value-type="float">
            <text:p>0.641084785702</text:p>
          </table:table-cell>
          <table:table-cell table:formula="of:=[.D82]-[.B82]" office:value-type="float" office:value="0.324765135141" calcext:value-type="float">
            <text:p>0.324765135141</text:p>
          </table:table-cell>
          <table:table-cell/>
          <table:table-cell table:formula="of:=[.D82]-[.A82]" office:value-type="float" office:value="0.338900778854" calcext:value-type="float">
            <text:p>0.338900778854</text:p>
          </table:table-cell>
        </table:table-row>
        <table:table-row table:style-name="ro1">
          <table:table-cell table:number-columns-repeated="2" office:value-type="string" calcext:value-type="string">
            <text:p>Animation Animation</text:p>
          </table:table-cell>
          <table:table-cell/>
          <table:table-cell office:value-type="string" calcext:value-type="string">
            <text:p>Animation Anima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84]-[.A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84]-[.B84]" office:value-type="float" office:value="0" calcext:value-type="float">
            <text:p>0</text:p>
          </table:table-cell>
          <table:table-cell/>
          <table:table-cell table:formula="of:=[.D84]-[.A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nimation Children</text:p>
          </table:table-cell>
          <table:table-cell/>
          <table:table-cell office:value-type="string" calcext:value-type="string">
            <text:p>Animation Children</text:p>
          </table:table-cell>
          <table:table-cell table:number-columns-repeated="3"/>
        </table:table-row>
        <table:table-row table:style-name="ro1">
          <table:table-cell office:value-type="float" office:value="0.0813544661919" calcext:value-type="float">
            <text:p>0.0813544661919</text:p>
          </table:table-cell>
          <table:table-cell office:value-type="float" office:value="0.0998939194158" calcext:value-type="float">
            <text:p>0.0998939194158</text:p>
          </table:table-cell>
          <table:table-cell table:formula="of:=[.B86]-[.A86]" office:value-type="float" office:value="0.0185394532239" calcext:value-type="float">
            <text:p>0.0185394532239</text:p>
          </table:table-cell>
          <table:table-cell office:value-type="float" office:value="0.218640457796" calcext:value-type="float">
            <text:p>0.218640457796</text:p>
          </table:table-cell>
          <table:table-cell table:formula="of:=[.D86]-[.B86]" office:value-type="float" office:value="0.1187465383802" calcext:value-type="float">
            <text:p>0.1187465383802</text:p>
          </table:table-cell>
          <table:table-cell/>
          <table:table-cell table:formula="of:=[.D86]-[.A86]" office:value-type="float" office:value="0.1372859916041" calcext:value-type="float">
            <text:p>0.1372859916041</text:p>
          </table:table-cell>
        </table:table-row>
        <table:table-row table:style-name="ro1">
          <table:table-cell table:number-columns-repeated="2" office:value-type="string" calcext:value-type="string">
            <text:p>Animation Comedy</text:p>
          </table:table-cell>
          <table:table-cell/>
          <table:table-cell office:value-type="string" calcext:value-type="string">
            <text:p>Animation Comedy</text:p>
          </table:table-cell>
          <table:table-cell table:number-columns-repeated="3"/>
        </table:table-row>
        <table:table-row table:style-name="ro1">
          <table:table-cell office:value-type="float" office:value="0.317257788745" calcext:value-type="float">
            <text:p>0.317257788745</text:p>
          </table:table-cell>
          <table:table-cell office:value-type="float" office:value="0.331969845704" calcext:value-type="float">
            <text:p>0.331969845704</text:p>
          </table:table-cell>
          <table:table-cell table:formula="of:=[.B88]-[.A88]" office:value-type="float" office:value="0.014712056959" calcext:value-type="float">
            <text:p>0.014712056959</text:p>
          </table:table-cell>
          <table:table-cell office:value-type="float" office:value="0.638673423012" calcext:value-type="float">
            <text:p>0.638673423012</text:p>
          </table:table-cell>
          <table:table-cell table:formula="of:=[.D88]-[.B88]" office:value-type="float" office:value="0.306703577308" calcext:value-type="float">
            <text:p>0.306703577308</text:p>
          </table:table-cell>
          <table:table-cell/>
          <table:table-cell table:formula="of:=[.D88]-[.A88]" office:value-type="float" office:value="0.321415634267" calcext:value-type="float">
            <text:p>0.321415634267</text:p>
          </table:table-cell>
        </table:table-row>
        <table:table-row table:style-name="ro1">
          <table:table-cell table:number-columns-repeated="2" office:value-type="string" calcext:value-type="string">
            <text:p>Animation Crime</text:p>
          </table:table-cell>
          <table:table-cell/>
          <table:table-cell office:value-type="string" calcext:value-type="string">
            <text:p>Animation Crime</text:p>
          </table:table-cell>
          <table:table-cell table:number-columns-repeated="3"/>
        </table:table-row>
        <table:table-row table:style-name="ro1">
          <table:table-cell office:value-type="float" office:value="0.399155445622" calcext:value-type="float">
            <text:p>0.399155445622</text:p>
          </table:table-cell>
          <table:table-cell office:value-type="float" office:value="0.417485619028" calcext:value-type="float">
            <text:p>0.417485619028</text:p>
          </table:table-cell>
          <table:table-cell table:formula="of:=[.B90]-[.A90]" office:value-type="float" office:value="0.018330173406" calcext:value-type="float">
            <text:p>0.018330173406</text:p>
          </table:table-cell>
          <table:table-cell office:value-type="float" office:value="1.00446118224" calcext:value-type="float">
            <text:p>1.00446118224</text:p>
          </table:table-cell>
          <table:table-cell table:formula="of:=[.D90]-[.B90]" office:value-type="float" office:value="0.586975563212" calcext:value-type="float">
            <text:p>0.586975563212</text:p>
          </table:table-cell>
          <table:table-cell/>
          <table:table-cell table:formula="of:=[.D90]-[.A90]" office:value-type="float" office:value="0.605305736618" calcext:value-type="float">
            <text:p>0.605305736618</text:p>
          </table:table-cell>
        </table:table-row>
        <table:table-row table:style-name="ro1">
          <table:table-cell table:number-columns-repeated="2" office:value-type="string" calcext:value-type="string">
            <text:p>Animation Documentary</text:p>
          </table:table-cell>
          <table:table-cell/>
          <table:table-cell office:value-type="string" calcext:value-type="string">
            <text:p>Animation Documentary</text:p>
          </table:table-cell>
          <table:table-cell table:number-columns-repeated="3"/>
        </table:table-row>
        <table:table-row table:style-name="ro1">
          <table:table-cell office:value-type="float" office:value="0.660174070753" calcext:value-type="float">
            <text:p>0.660174070753</text:p>
          </table:table-cell>
          <table:table-cell office:value-type="float" office:value="0.770707855043" calcext:value-type="float">
            <text:p>0.770707855043</text:p>
          </table:table-cell>
          <table:table-cell table:formula="of:=[.B92]-[.A92]" office:value-type="float" office:value="0.11053378429" calcext:value-type="float">
            <text:p>0.11053378429</text:p>
          </table:table-cell>
          <table:table-cell office:value-type="float" office:value="1.30124801252" calcext:value-type="float">
            <text:p>1.30124801252</text:p>
          </table:table-cell>
          <table:table-cell table:formula="of:=[.D92]-[.B92]" office:value-type="float" office:value="0.530540157477" calcext:value-type="float">
            <text:p>0.530540157477</text:p>
          </table:table-cell>
          <table:table-cell/>
          <table:table-cell table:formula="of:=[.D92]-[.A92]" office:value-type="float" office:value="0.641073941767" calcext:value-type="float">
            <text:p>0.641073941767</text:p>
          </table:table-cell>
        </table:table-row>
        <table:table-row table:style-name="ro1">
          <table:table-cell table:number-columns-repeated="2" office:value-type="string" calcext:value-type="string">
            <text:p>Animation Drama</text:p>
          </table:table-cell>
          <table:table-cell/>
          <table:table-cell office:value-type="string" calcext:value-type="string">
            <text:p>Animation Dram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391884203207" calcext:value-type="float">
            <text:p>0.391884203207</text:p>
          </table:table-cell>
          <table:table-cell table:formula="of:=[.B94]-[.A94]" office:value-type="float" office:value="0" calcext:value-type="float">
            <text:p>0</text:p>
          </table:table-cell>
          <table:table-cell office:value-type="float" office:value="0.95167568009" calcext:value-type="float">
            <text:p>0.95167568009</text:p>
          </table:table-cell>
          <table:table-cell table:formula="of:=[.D94]-[.B94]" office:value-type="float" office:value="0.559791476883" calcext:value-type="float">
            <text:p>0.559791476883</text:p>
          </table:table-cell>
          <table:table-cell/>
          <table:table-cell table:formula="of:=[.D94]-[.A94]" office:value-type="float" office:value="0.559791476883" calcext:value-type="float">
            <text:p>0.559791476883</text:p>
          </table:table-cell>
        </table:table-row>
        <table:table-row table:style-name="ro1">
          <table:table-cell table:number-columns-repeated="2" office:value-type="string" calcext:value-type="string">
            <text:p>Animation Fantasy</text:p>
          </table:table-cell>
          <table:table-cell/>
          <table:table-cell office:value-type="string" calcext:value-type="string">
            <text:p>Animation Fantasy</text:p>
          </table:table-cell>
          <table:table-cell table:number-columns-repeated="3"/>
        </table:table-row>
        <table:table-row table:style-name="ro1">
          <table:table-cell office:value-type="float" office:value="0.276462937972" calcext:value-type="float">
            <text:p>0.276462937972</text:p>
          </table:table-cell>
          <table:table-cell office:value-type="float" office:value="0.303987980014" calcext:value-type="float">
            <text:p>0.303987980014</text:p>
          </table:table-cell>
          <table:table-cell table:formula="of:=[.B96]-[.A96]" office:value-type="float" office:value="0.027525042042" calcext:value-type="float">
            <text:p>0.027525042042</text:p>
          </table:table-cell>
          <table:table-cell office:value-type="float" office:value="0.607628156123" calcext:value-type="float">
            <text:p>0.607628156123</text:p>
          </table:table-cell>
          <table:table-cell table:formula="of:=[.D96]-[.B96]" office:value-type="float" office:value="0.303640176109" calcext:value-type="float">
            <text:p>0.303640176109</text:p>
          </table:table-cell>
          <table:table-cell/>
          <table:table-cell table:formula="of:=[.D96]-[.A96]" office:value-type="float" office:value="0.331165218151" calcext:value-type="float">
            <text:p>0.331165218151</text:p>
          </table:table-cell>
        </table:table-row>
        <table:table-row table:style-name="ro1">
          <table:table-cell table:number-columns-repeated="2" office:value-type="string" calcext:value-type="string">
            <text:p>Animation Film-Noir</text:p>
          </table:table-cell>
          <table:table-cell/>
          <table:table-cell office:value-type="string" calcext:value-type="string">
            <text:p>Animation Film-Noir</text:p>
          </table:table-cell>
          <table:table-cell table:number-columns-repeated="3"/>
        </table:table-row>
        <table:table-row table:style-name="ro1">
          <table:table-cell office:value-type="float" office:value="1.07784655071" calcext:value-type="float">
            <text:p>1.07784655071</text:p>
          </table:table-cell>
          <table:table-cell office:value-type="float" office:value="1.17793712802" calcext:value-type="float">
            <text:p>1.17793712802</text:p>
          </table:table-cell>
          <table:table-cell table:formula="of:=[.B98]-[.A98]" office:value-type="float" office:value="0.10009057731" calcext:value-type="float">
            <text:p>0.10009057731</text:p>
          </table:table-cell>
          <table:table-cell office:value-type="float" office:value="1.90859136862" calcext:value-type="float">
            <text:p>1.90859136862</text:p>
          </table:table-cell>
          <table:table-cell table:formula="of:=[.D98]-[.B98]" office:value-type="float" office:value="0.7306542406" calcext:value-type="float">
            <text:p>0.7306542406</text:p>
          </table:table-cell>
          <table:table-cell/>
          <table:table-cell table:formula="of:=[.D98]-[.A98]" office:value-type="float" office:value="0.83074481791" calcext:value-type="float">
            <text:p>0.83074481791</text:p>
          </table:table-cell>
        </table:table-row>
        <table:table-row table:style-name="ro1">
          <table:table-cell table:number-columns-repeated="2" office:value-type="string" calcext:value-type="string">
            <text:p>Animation Horror</text:p>
          </table:table-cell>
          <table:table-cell/>
          <table:table-cell office:value-type="string" calcext:value-type="string">
            <text:p>Animation Horror</text:p>
          </table:table-cell>
          <table:table-cell table:number-columns-repeated="3"/>
        </table:table-row>
        <table:table-row table:style-name="ro1">
          <table:table-cell office:value-type="float" office:value="0.453588100682" calcext:value-type="float">
            <text:p>0.453588100682</text:p>
          </table:table-cell>
          <table:table-cell office:value-type="float" office:value="0.475525150629" calcext:value-type="float">
            <text:p>0.475525150629</text:p>
          </table:table-cell>
          <table:table-cell table:formula="of:=[.B100]-[.A100]" office:value-type="float" office:value="0.021937049947" calcext:value-type="float">
            <text:p>0.021937049947</text:p>
          </table:table-cell>
          <table:table-cell office:value-type="float" office:value="1.21665654676" calcext:value-type="float">
            <text:p>1.21665654676</text:p>
          </table:table-cell>
          <table:table-cell table:formula="of:=[.D100]-[.B100]" office:value-type="float" office:value="0.741131396131" calcext:value-type="float">
            <text:p>0.741131396131</text:p>
          </table:table-cell>
          <table:table-cell/>
          <table:table-cell table:formula="of:=[.D100]-[.A100]" office:value-type="float" office:value="0.763068446078" calcext:value-type="float">
            <text:p>0.763068446078</text:p>
          </table:table-cell>
        </table:table-row>
        <table:table-row table:style-name="ro1">
          <table:table-cell table:number-columns-repeated="2" office:value-type="string" calcext:value-type="string">
            <text:p>Animation IMAX</text:p>
          </table:table-cell>
          <table:table-cell/>
          <table:table-cell office:value-type="string" calcext:value-type="string">
            <text:p>Animation IMAX</text:p>
          </table:table-cell>
          <table:table-cell table:number-columns-repeated="3"/>
        </table:table-row>
        <table:table-row table:style-name="ro1">
          <table:table-cell office:value-type="float" office:value="1.01635021519" calcext:value-type="float">
            <text:p>1.01635021519</text:p>
          </table:table-cell>
          <table:table-cell office:value-type="float" office:value="1.38030035206" calcext:value-type="float">
            <text:p>1.38030035206</text:p>
          </table:table-cell>
          <table:table-cell table:formula="of:=[.B102]-[.A102]" office:value-type="float" office:value="0.36395013687" calcext:value-type="float">
            <text:p>0.36395013687</text:p>
          </table:table-cell>
          <table:table-cell office:value-type="float" office:value="3.15288067234" calcext:value-type="float">
            <text:p>3.15288067234</text:p>
          </table:table-cell>
          <table:table-cell table:formula="of:=[.D102]-[.B102]" office:value-type="float" office:value="1.77258032028" calcext:value-type="float">
            <text:p>1.77258032028</text:p>
          </table:table-cell>
          <table:table-cell/>
          <table:table-cell table:formula="of:=[.D102]-[.A102]" office:value-type="float" office:value="2.13653045715" calcext:value-type="float">
            <text:p>2.13653045715</text:p>
          </table:table-cell>
        </table:table-row>
        <table:table-row table:style-name="ro1">
          <table:table-cell table:number-columns-repeated="2" office:value-type="string" calcext:value-type="string">
            <text:p>Animation Musical</text:p>
          </table:table-cell>
          <table:table-cell/>
          <table:table-cell office:value-type="string" calcext:value-type="string">
            <text:p>Animation Musical</text:p>
          </table:table-cell>
          <table:table-cell table:number-columns-repeated="3"/>
        </table:table-row>
        <table:table-row table:style-name="ro1">
          <table:table-cell office:value-type="float" office:value="0.498056043064" calcext:value-type="float">
            <text:p>0.498056043064</text:p>
          </table:table-cell>
          <table:table-cell office:value-type="float" office:value="0.628131630327" calcext:value-type="float">
            <text:p>0.628131630327</text:p>
          </table:table-cell>
          <table:table-cell table:formula="of:=[.B104]-[.A104]" office:value-type="float" office:value="0.130075587263" calcext:value-type="float">
            <text:p>0.130075587263</text:p>
          </table:table-cell>
          <table:table-cell office:value-type="float" office:value="1.14647230398" calcext:value-type="float">
            <text:p>1.14647230398</text:p>
          </table:table-cell>
          <table:table-cell table:formula="of:=[.D104]-[.B104]" office:value-type="float" office:value="0.518340673653" calcext:value-type="float">
            <text:p>0.518340673653</text:p>
          </table:table-cell>
          <table:table-cell/>
          <table:table-cell table:formula="of:=[.D104]-[.A104]" office:value-type="float" office:value="0.648416260916" calcext:value-type="float">
            <text:p>0.648416260916</text:p>
          </table:table-cell>
        </table:table-row>
        <table:table-row table:style-name="ro1">
          <table:table-cell table:number-columns-repeated="2" office:value-type="string" calcext:value-type="string">
            <text:p>Animation Mystery</text:p>
          </table:table-cell>
          <table:table-cell/>
          <table:table-cell office:value-type="string" calcext:value-type="string">
            <text:p>Animation Mystery</text:p>
          </table:table-cell>
          <table:table-cell table:number-columns-repeated="3"/>
        </table:table-row>
        <table:table-row table:style-name="ro1">
          <table:table-cell office:value-type="float" office:value="0.388485601764" calcext:value-type="float">
            <text:p>0.388485601764</text:p>
          </table:table-cell>
          <table:table-cell office:value-type="float" office:value="0.429764535706" calcext:value-type="float">
            <text:p>0.429764535706</text:p>
          </table:table-cell>
          <table:table-cell table:formula="of:=[.B106]-[.A106]" office:value-type="float" office:value="0.041278933942" calcext:value-type="float">
            <text:p>0.041278933942</text:p>
          </table:table-cell>
          <table:table-cell office:value-type="float" office:value="1.11252955356" calcext:value-type="float">
            <text:p>1.11252955356</text:p>
          </table:table-cell>
          <table:table-cell table:formula="of:=[.D106]-[.B106]" office:value-type="float" office:value="0.682765017854" calcext:value-type="float">
            <text:p>0.682765017854</text:p>
          </table:table-cell>
          <table:table-cell/>
          <table:table-cell table:formula="of:=[.D106]-[.A106]" office:value-type="float" office:value="0.724043951796" calcext:value-type="float">
            <text:p>0.724043951796</text:p>
          </table:table-cell>
        </table:table-row>
        <table:table-row table:style-name="ro1">
          <table:table-cell table:number-columns-repeated="2" office:value-type="string" calcext:value-type="string">
            <text:p>Animation Romance</text:p>
          </table:table-cell>
          <table:table-cell/>
          <table:table-cell office:value-type="string" calcext:value-type="string">
            <text:p>Animation Romance</text:p>
          </table:table-cell>
          <table:table-cell table:number-columns-repeated="3"/>
        </table:table-row>
        <table:table-row table:style-name="ro1">
          <table:table-cell office:value-type="float" office:value="0.375614174378" calcext:value-type="float">
            <text:p>0.375614174378</text:p>
          </table:table-cell>
          <table:table-cell office:value-type="float" office:value="0.392955675181" calcext:value-type="float">
            <text:p>0.392955675181</text:p>
          </table:table-cell>
          <table:table-cell table:formula="of:=[.B108]-[.A108]" office:value-type="float" office:value="0.017341500803" calcext:value-type="float">
            <text:p>0.017341500803</text:p>
          </table:table-cell>
          <table:table-cell office:value-type="float" office:value="0.888736230722" calcext:value-type="float">
            <text:p>0.888736230722</text:p>
          </table:table-cell>
          <table:table-cell table:formula="of:=[.D108]-[.B108]" office:value-type="float" office:value="0.495780555541" calcext:value-type="float">
            <text:p>0.495780555541</text:p>
          </table:table-cell>
          <table:table-cell/>
          <table:table-cell table:formula="of:=[.D108]-[.A108]" office:value-type="float" office:value="0.513122056344" calcext:value-type="float">
            <text:p>0.513122056344</text:p>
          </table:table-cell>
        </table:table-row>
        <table:table-row table:style-name="ro1">
          <table:table-cell table:number-columns-repeated="2" office:value-type="string" calcext:value-type="string">
            <text:p>Animation Sci-Fi</text:p>
          </table:table-cell>
          <table:table-cell/>
          <table:table-cell office:value-type="string" calcext:value-type="string">
            <text:p>Animation Sci-Fi</text:p>
          </table:table-cell>
          <table:table-cell table:number-columns-repeated="3"/>
        </table:table-row>
        <table:table-row table:style-name="ro1">
          <table:table-cell office:value-type="float" office:value="0.373692809936" calcext:value-type="float">
            <text:p>0.373692809936</text:p>
          </table:table-cell>
          <table:table-cell office:value-type="float" office:value="0.413236090208" calcext:value-type="float">
            <text:p>0.413236090208</text:p>
          </table:table-cell>
          <table:table-cell table:formula="of:=[.B110]-[.A110]" office:value-type="float" office:value="0.039543280272" calcext:value-type="float">
            <text:p>0.039543280272</text:p>
          </table:table-cell>
          <table:table-cell office:value-type="float" office:value="1.01907037059" calcext:value-type="float">
            <text:p>1.01907037059</text:p>
          </table:table-cell>
          <table:table-cell table:formula="of:=[.D110]-[.B110]" office:value-type="float" office:value="0.605834280382" calcext:value-type="float">
            <text:p>0.605834280382</text:p>
          </table:table-cell>
          <table:table-cell/>
          <table:table-cell table:formula="of:=[.D110]-[.A110]" office:value-type="float" office:value="0.645377560654" calcext:value-type="float">
            <text:p>0.645377560654</text:p>
          </table:table-cell>
        </table:table-row>
        <table:table-row table:style-name="ro1">
          <table:table-cell table:number-columns-repeated="2" office:value-type="string" calcext:value-type="string">
            <text:p>Animation Thriller</text:p>
          </table:table-cell>
          <table:table-cell/>
          <table:table-cell office:value-type="string" calcext:value-type="string">
            <text:p>Animation Thriller</text:p>
          </table:table-cell>
          <table:table-cell table:number-columns-repeated="3"/>
        </table:table-row>
        <table:table-row table:style-name="ro1">
          <table:table-cell office:value-type="float" office:value="0.389363356104" calcext:value-type="float">
            <text:p>0.389363356104</text:p>
          </table:table-cell>
          <table:table-cell office:value-type="float" office:value="0.407573827687" calcext:value-type="float">
            <text:p>0.407573827687</text:p>
          </table:table-cell>
          <table:table-cell table:formula="of:=[.B112]-[.A112]" office:value-type="float" office:value="0.018210471583" calcext:value-type="float">
            <text:p>0.018210471583</text:p>
          </table:table-cell>
          <table:table-cell office:value-type="float" office:value="1.00271035106" calcext:value-type="float">
            <text:p>1.00271035106</text:p>
          </table:table-cell>
          <table:table-cell table:formula="of:=[.D112]-[.B112]" office:value-type="float" office:value="0.595136523373" calcext:value-type="float">
            <text:p>0.595136523373</text:p>
          </table:table-cell>
          <table:table-cell/>
          <table:table-cell table:formula="of:=[.D112]-[.A112]" office:value-type="float" office:value="0.613346994956" calcext:value-type="float">
            <text:p>0.613346994956</text:p>
          </table:table-cell>
        </table:table-row>
        <table:table-row table:style-name="ro1">
          <table:table-cell table:number-columns-repeated="2" office:value-type="string" calcext:value-type="string">
            <text:p>Animation War</text:p>
          </table:table-cell>
          <table:table-cell/>
          <table:table-cell office:value-type="string" calcext:value-type="string">
            <text:p>Animation War</text:p>
          </table:table-cell>
          <table:table-cell table:number-columns-repeated="3"/>
        </table:table-row>
        <table:table-row table:style-name="ro1">
          <table:table-cell office:value-type="float" office:value="0.549169159549" calcext:value-type="float">
            <text:p>0.549169159549</text:p>
          </table:table-cell>
          <table:table-cell office:value-type="float" office:value="0.621999116934" calcext:value-type="float">
            <text:p>0.621999116934</text:p>
          </table:table-cell>
          <table:table-cell table:formula="of:=[.B114]-[.A114]" office:value-type="float" office:value="0.072829957385" calcext:value-type="float">
            <text:p>0.072829957385</text:p>
          </table:table-cell>
          <table:table-cell office:value-type="float" office:value="1.27377027077" calcext:value-type="float">
            <text:p>1.27377027077</text:p>
          </table:table-cell>
          <table:table-cell table:formula="of:=[.D114]-[.B114]" office:value-type="float" office:value="0.651771153836" calcext:value-type="float">
            <text:p>0.651771153836</text:p>
          </table:table-cell>
          <table:table-cell/>
          <table:table-cell table:formula="of:=[.D114]-[.A114]" office:value-type="float" office:value="0.724601111221" calcext:value-type="float">
            <text:p>0.724601111221</text:p>
          </table:table-cell>
        </table:table-row>
        <table:table-row table:style-name="ro1">
          <table:table-cell table:number-columns-repeated="2" office:value-type="string" calcext:value-type="string">
            <text:p>Animation Western</text:p>
          </table:table-cell>
          <table:table-cell/>
          <table:table-cell office:value-type="string" calcext:value-type="string">
            <text:p>Animation Western</text:p>
          </table:table-cell>
          <table:table-cell table:number-columns-repeated="3"/>
        </table:table-row>
        <table:table-row table:style-name="ro1">
          <table:table-cell office:value-type="float" office:value="0.558524371857" calcext:value-type="float">
            <text:p>0.558524371857</text:p>
          </table:table-cell>
          <table:table-cell office:value-type="float" office:value="0.678572376846" calcext:value-type="float">
            <text:p>0.678572376846</text:p>
          </table:table-cell>
          <table:table-cell table:formula="of:=[.B116]-[.A116]" office:value-type="float" office:value="0.120048004989" calcext:value-type="float">
            <text:p>0.120048004989</text:p>
          </table:table-cell>
          <table:table-cell office:value-type="float" office:value="1.3356605573" calcext:value-type="float">
            <text:p>1.3356605573</text:p>
          </table:table-cell>
          <table:table-cell table:formula="of:=[.D116]-[.B116]" office:value-type="float" office:value="0.657088180454" calcext:value-type="float">
            <text:p>0.657088180454</text:p>
          </table:table-cell>
          <table:table-cell/>
          <table:table-cell table:formula="of:=[.D116]-[.A116]" office:value-type="float" office:value="0.777136185443" calcext:value-type="float">
            <text:p>0.777136185443</text:p>
          </table:table-cell>
        </table:table-row>
        <table:table-row table:style-name="ro1">
          <table:table-cell table:number-columns-repeated="2" office:value-type="string" calcext:value-type="string">
            <text:p>Children Action</text:p>
          </table:table-cell>
          <table:table-cell/>
          <table:table-cell office:value-type="string" calcext:value-type="string">
            <text:p>Children Action</text:p>
          </table:table-cell>
          <table:table-cell table:number-columns-repeated="3"/>
        </table:table-row>
        <table:table-row table:style-name="ro1">
          <table:table-cell office:value-type="float" office:value="0.352714617065" calcext:value-type="float">
            <text:p>0.352714617065</text:p>
          </table:table-cell>
          <table:table-cell office:value-type="float" office:value="0.410600764239" calcext:value-type="float">
            <text:p>0.410600764239</text:p>
          </table:table-cell>
          <table:table-cell table:formula="of:=[.B118]-[.A118]" office:value-type="float" office:value="0.057886147174" calcext:value-type="float">
            <text:p>0.057886147174</text:p>
          </table:table-cell>
          <table:table-cell office:value-type="float" office:value="0.961121121619" calcext:value-type="float">
            <text:p>0.961121121619</text:p>
          </table:table-cell>
          <table:table-cell table:formula="of:=[.D118]-[.B118]" office:value-type="float" office:value="0.55052035738" calcext:value-type="float">
            <text:p>0.55052035738</text:p>
          </table:table-cell>
          <table:table-cell/>
          <table:table-cell table:formula="of:=[.D118]-[.A118]" office:value-type="float" office:value="0.608406504554" calcext:value-type="float">
            <text:p>0.608406504554</text:p>
          </table:table-cell>
        </table:table-row>
        <table:table-row table:style-name="ro1">
          <table:table-cell table:number-columns-repeated="2" office:value-type="string" calcext:value-type="string">
            <text:p>Children Adventure</text:p>
          </table:table-cell>
          <table:table-cell/>
          <table:table-cell office:value-type="string" calcext:value-type="string">
            <text:p>Children Adventure</text:p>
          </table:table-cell>
          <table:table-cell table:number-columns-repeated="3"/>
        </table:table-row>
        <table:table-row table:style-name="ro1">
          <table:table-cell office:value-type="float" office:value="0.283444118926" calcext:value-type="float">
            <text:p>0.283444118926</text:p>
          </table:table-cell>
          <table:table-cell office:value-type="float" office:value="0.312176000688" calcext:value-type="float">
            <text:p>0.312176000688</text:p>
          </table:table-cell>
          <table:table-cell table:formula="of:=[.B120]-[.A120]" office:value-type="float" office:value="0.028731881762" calcext:value-type="float">
            <text:p>0.028731881762</text:p>
          </table:table-cell>
          <table:table-cell office:value-type="float" office:value="0.622053045801" calcext:value-type="float">
            <text:p>0.622053045801</text:p>
          </table:table-cell>
          <table:table-cell table:formula="of:=[.D120]-[.B120]" office:value-type="float" office:value="0.309877045113" calcext:value-type="float">
            <text:p>0.309877045113</text:p>
          </table:table-cell>
          <table:table-cell/>
          <table:table-cell table:formula="of:=[.D120]-[.A120]" office:value-type="float" office:value="0.338608926875" calcext:value-type="float">
            <text:p>0.338608926875</text:p>
          </table:table-cell>
        </table:table-row>
        <table:table-row table:style-name="ro1">
          <table:table-cell table:number-columns-repeated="2" office:value-type="string" calcext:value-type="string">
            <text:p>Children Animation</text:p>
          </table:table-cell>
          <table:table-cell/>
          <table:table-cell office:value-type="string" calcext:value-type="string">
            <text:p>Children Animation</text:p>
          </table:table-cell>
          <table:table-cell table:number-columns-repeated="3"/>
        </table:table-row>
        <table:table-row table:style-name="ro1">
          <table:table-cell office:value-type="float" office:value="0.0813544661919" calcext:value-type="float">
            <text:p>0.0813544661919</text:p>
          </table:table-cell>
          <table:table-cell office:value-type="float" office:value="0.0998939194158" calcext:value-type="float">
            <text:p>0.0998939194158</text:p>
          </table:table-cell>
          <table:table-cell table:formula="of:=[.B122]-[.A122]" office:value-type="float" office:value="0.0185394532239" calcext:value-type="float">
            <text:p>0.0185394532239</text:p>
          </table:table-cell>
          <table:table-cell office:value-type="float" office:value="0.218640457796" calcext:value-type="float">
            <text:p>0.218640457796</text:p>
          </table:table-cell>
          <table:table-cell table:formula="of:=[.D122]-[.B122]" office:value-type="float" office:value="0.1187465383802" calcext:value-type="float">
            <text:p>0.1187465383802</text:p>
          </table:table-cell>
          <table:table-cell/>
          <table:table-cell table:formula="of:=[.D122]-[.A122]" office:value-type="float" office:value="0.1372859916041" calcext:value-type="float">
            <text:p>0.1372859916041</text:p>
          </table:table-cell>
        </table:table-row>
        <table:table-row table:style-name="ro1">
          <table:table-cell table:number-columns-repeated="2" office:value-type="string" calcext:value-type="string">
            <text:p>Children Children</text:p>
          </table:table-cell>
          <table:table-cell/>
          <table:table-cell office:value-type="string" calcext:value-type="string">
            <text:p>Children Childr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124]-[.A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24]-[.B124]" office:value-type="float" office:value="0" calcext:value-type="float">
            <text:p>0</text:p>
          </table:table-cell>
          <table:table-cell/>
          <table:table-cell table:formula="of:=[.D124]-[.A1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hildren Comedy</text:p>
          </table:table-cell>
          <table:table-cell/>
          <table:table-cell office:value-type="string" calcext:value-type="string">
            <text:p>Children Comedy</text:p>
          </table:table-cell>
          <table:table-cell table:number-columns-repeated="3"/>
        </table:table-row>
        <table:table-row table:style-name="ro1">
          <table:table-cell office:value-type="float" office:value="0.301945908173" calcext:value-type="float">
            <text:p>0.301945908173</text:p>
          </table:table-cell>
          <table:table-cell office:value-type="float" office:value="0.332087964103" calcext:value-type="float">
            <text:p>0.332087964103</text:p>
          </table:table-cell>
          <table:table-cell table:formula="of:=[.B126]-[.A126]" office:value-type="float" office:value="0.03014205593" calcext:value-type="float">
            <text:p>0.03014205593</text:p>
          </table:table-cell>
          <table:table-cell office:value-type="float" office:value="0.624811276364" calcext:value-type="float">
            <text:p>0.624811276364</text:p>
          </table:table-cell>
          <table:table-cell table:formula="of:=[.D126]-[.B126]" office:value-type="float" office:value="0.292723312261" calcext:value-type="float">
            <text:p>0.292723312261</text:p>
          </table:table-cell>
          <table:table-cell/>
          <table:table-cell table:formula="of:=[.D126]-[.A126]" office:value-type="float" office:value="0.322865368191" calcext:value-type="float">
            <text:p>0.322865368191</text:p>
          </table:table-cell>
        </table:table-row>
        <table:table-row table:style-name="ro1">
          <table:table-cell table:number-columns-repeated="2" office:value-type="string" calcext:value-type="string">
            <text:p>Children Crime</text:p>
          </table:table-cell>
          <table:table-cell/>
          <table:table-cell office:value-type="string" calcext:value-type="string">
            <text:p>Children Crime</text:p>
          </table:table-cell>
          <table:table-cell table:number-columns-repeated="3"/>
        </table:table-row>
        <table:table-row table:style-name="ro1">
          <table:table-cell office:value-type="float" office:value="0.358761382523" calcext:value-type="float">
            <text:p>0.358761382523</text:p>
          </table:table-cell>
          <table:table-cell office:value-type="float" office:value="0.416518109136" calcext:value-type="float">
            <text:p>0.416518109136</text:p>
          </table:table-cell>
          <table:table-cell table:formula="of:=[.B128]-[.A128]" office:value-type="float" office:value="0.057756726613" calcext:value-type="float">
            <text:p>0.057756726613</text:p>
          </table:table-cell>
          <table:table-cell office:value-type="float" office:value="0.958456761288" calcext:value-type="float">
            <text:p>0.958456761288</text:p>
          </table:table-cell>
          <table:table-cell table:formula="of:=[.D128]-[.B128]" office:value-type="float" office:value="0.541938652152" calcext:value-type="float">
            <text:p>0.541938652152</text:p>
          </table:table-cell>
          <table:table-cell/>
          <table:table-cell table:formula="of:=[.D128]-[.A128]" office:value-type="float" office:value="0.599695378765" calcext:value-type="float">
            <text:p>0.599695378765</text:p>
          </table:table-cell>
        </table:table-row>
        <table:table-row table:style-name="ro1">
          <table:table-cell table:number-columns-repeated="2" office:value-type="string" calcext:value-type="string">
            <text:p>Children Documentary</text:p>
          </table:table-cell>
          <table:table-cell/>
          <table:table-cell office:value-type="string" calcext:value-type="string">
            <text:p>Children Documentary</text:p>
          </table:table-cell>
          <table:table-cell table:number-columns-repeated="3"/>
        </table:table-row>
        <table:table-row table:style-name="ro1">
          <table:table-cell office:value-type="float" office:value="0.662281569877" calcext:value-type="float">
            <text:p>0.662281569877</text:p>
          </table:table-cell>
          <table:table-cell office:value-type="float" office:value="0.773395775971" calcext:value-type="float">
            <text:p>0.773395775971</text:p>
          </table:table-cell>
          <table:table-cell table:formula="of:=[.B130]-[.A130]" office:value-type="float" office:value="0.111114206094" calcext:value-type="float">
            <text:p>0.111114206094</text:p>
          </table:table-cell>
          <table:table-cell office:value-type="float" office:value="1.3320999146" calcext:value-type="float">
            <text:p>1.3320999146</text:p>
          </table:table-cell>
          <table:table-cell table:formula="of:=[.D130]-[.B130]" office:value-type="float" office:value="0.558704138629" calcext:value-type="float">
            <text:p>0.558704138629</text:p>
          </table:table-cell>
          <table:table-cell/>
          <table:table-cell table:formula="of:=[.D130]-[.A130]" office:value-type="float" office:value="0.669818344723" calcext:value-type="float">
            <text:p>0.669818344723</text:p>
          </table:table-cell>
        </table:table-row>
        <table:table-row table:style-name="ro1">
          <table:table-cell table:number-columns-repeated="2" office:value-type="string" calcext:value-type="string">
            <text:p>Children Drama</text:p>
          </table:table-cell>
          <table:table-cell/>
          <table:table-cell office:value-type="string" calcext:value-type="string">
            <text:p>Children Drama</text:p>
          </table:table-cell>
          <table:table-cell table:number-columns-repeated="3"/>
        </table:table-row>
        <table:table-row table:style-name="ro1">
          <table:table-cell office:value-type="float" office:value="0.37476156021" calcext:value-type="float">
            <text:p>0.37476156021</text:p>
          </table:table-cell>
          <table:table-cell office:value-type="float" office:value="0.391936598241" calcext:value-type="float">
            <text:p>0.391936598241</text:p>
          </table:table-cell>
          <table:table-cell table:formula="of:=[.B132]-[.A132]" office:value-type="float" office:value="0.017175038031" calcext:value-type="float">
            <text:p>0.017175038031</text:p>
          </table:table-cell>
          <table:table-cell office:value-type="float" office:value="0.926461289378" calcext:value-type="float">
            <text:p>0.926461289378</text:p>
          </table:table-cell>
          <table:table-cell table:formula="of:=[.D132]-[.B132]" office:value-type="float" office:value="0.534524691137" calcext:value-type="float">
            <text:p>0.534524691137</text:p>
          </table:table-cell>
          <table:table-cell/>
          <table:table-cell table:formula="of:=[.D132]-[.A132]" office:value-type="float" office:value="0.551699729168" calcext:value-type="float">
            <text:p>0.551699729168</text:p>
          </table:table-cell>
        </table:table-row>
        <table:table-row table:style-name="ro1">
          <table:table-cell table:number-columns-repeated="2" office:value-type="string" calcext:value-type="string">
            <text:p>Children Fantasy</text:p>
          </table:table-cell>
          <table:table-cell/>
          <table:table-cell office:value-type="string" calcext:value-type="string">
            <text:p>Children Fantasy</text:p>
          </table:table-cell>
          <table:table-cell table:number-columns-repeated="3"/>
        </table:table-row>
        <table:table-row table:style-name="ro1">
          <table:table-cell office:value-type="float" office:value="0.239515486309" calcext:value-type="float">
            <text:p>0.239515486309</text:p>
          </table:table-cell>
          <table:table-cell office:value-type="float" office:value="0.296017258127" calcext:value-type="float">
            <text:p>0.296017258127</text:p>
          </table:table-cell>
          <table:table-cell table:formula="of:=[.B134]-[.A134]" office:value-type="float" office:value="0.056501771818" calcext:value-type="float">
            <text:p>0.056501771818</text:p>
          </table:table-cell>
          <table:table-cell office:value-type="float" office:value="0.551197479214" calcext:value-type="float">
            <text:p>0.551197479214</text:p>
          </table:table-cell>
          <table:table-cell table:formula="of:=[.D134]-[.B134]" office:value-type="float" office:value="0.255180221087" calcext:value-type="float">
            <text:p>0.255180221087</text:p>
          </table:table-cell>
          <table:table-cell/>
          <table:table-cell table:formula="of:=[.D134]-[.A134]" office:value-type="float" office:value="0.311681992905" calcext:value-type="float">
            <text:p>0.311681992905</text:p>
          </table:table-cell>
        </table:table-row>
        <table:table-row table:style-name="ro1">
          <table:table-cell table:number-columns-repeated="2" office:value-type="string" calcext:value-type="string">
            <text:p>Children Film-Noir</text:p>
          </table:table-cell>
          <table:table-cell/>
          <table:table-cell office:value-type="string" calcext:value-type="string">
            <text:p>Children Film-Noir</text:p>
          </table:table-cell>
          <table:table-cell table:number-columns-repeated="3"/>
        </table:table-row>
        <table:table-row table:style-name="ro1">
          <table:table-cell office:value-type="float" office:value="0.993477045839" calcext:value-type="float">
            <text:p>0.993477045839</text:p>
          </table:table-cell>
          <table:table-cell office:value-type="float" office:value="1.17570151487" calcext:value-type="float">
            <text:p>1.17570151487</text:p>
          </table:table-cell>
          <table:table-cell table:formula="of:=[.B136]-[.A136]" office:value-type="float" office:value="0.182224469031" calcext:value-type="float">
            <text:p>0.182224469031</text:p>
          </table:table-cell>
          <table:table-cell office:value-type="float" office:value="1.84822117849" calcext:value-type="float">
            <text:p>1.84822117849</text:p>
          </table:table-cell>
          <table:table-cell table:formula="of:=[.D136]-[.B136]" office:value-type="float" office:value="0.67251966362" calcext:value-type="float">
            <text:p>0.67251966362</text:p>
          </table:table-cell>
          <table:table-cell/>
          <table:table-cell table:formula="of:=[.D136]-[.A136]" office:value-type="float" office:value="0.854744132651" calcext:value-type="float">
            <text:p>0.854744132651</text:p>
          </table:table-cell>
        </table:table-row>
        <table:table-row table:style-name="ro1">
          <table:table-cell table:number-columns-repeated="2" office:value-type="string" calcext:value-type="string">
            <text:p>Children Horror</text:p>
          </table:table-cell>
          <table:table-cell/>
          <table:table-cell office:value-type="string" calcext:value-type="string">
            <text:p>Children Horror</text:p>
          </table:table-cell>
          <table:table-cell table:number-columns-repeated="3"/>
        </table:table-row>
        <table:table-row table:style-name="ro1">
          <table:table-cell office:value-type="float" office:value="0.429914328765" calcext:value-type="float">
            <text:p>0.429914328765</text:p>
          </table:table-cell>
          <table:table-cell office:value-type="float" office:value="0.474750626423" calcext:value-type="float">
            <text:p>0.474750626423</text:p>
          </table:table-cell>
          <table:table-cell table:formula="of:=[.B138]-[.A138]" office:value-type="float" office:value="0.044836297658" calcext:value-type="float">
            <text:p>0.044836297658</text:p>
          </table:table-cell>
          <table:table-cell office:value-type="float" office:value="1.1874481051" calcext:value-type="float">
            <text:p>1.1874481051</text:p>
          </table:table-cell>
          <table:table-cell table:formula="of:=[.D138]-[.B138]" office:value-type="float" office:value="0.712697478677" calcext:value-type="float">
            <text:p>0.712697478677</text:p>
          </table:table-cell>
          <table:table-cell/>
          <table:table-cell table:formula="of:=[.D138]-[.A138]" office:value-type="float" office:value="0.757533776335" calcext:value-type="float">
            <text:p>0.757533776335</text:p>
          </table:table-cell>
        </table:table-row>
        <table:table-row table:style-name="ro1">
          <table:table-cell table:number-columns-repeated="2" office:value-type="string" calcext:value-type="string">
            <text:p>Children IMAX</text:p>
          </table:table-cell>
          <table:table-cell/>
          <table:table-cell office:value-type="string" calcext:value-type="string">
            <text:p>Children IMAX</text:p>
          </table:table-cell>
          <table:table-cell table:number-columns-repeated="3"/>
        </table:table-row>
        <table:table-row table:style-name="ro1">
          <table:table-cell office:value-type="float" office:value="1.09842514992" calcext:value-type="float">
            <text:p>1.09842514992</text:p>
          </table:table-cell>
          <table:table-cell office:value-type="float" office:value="1.38007102642" calcext:value-type="float">
            <text:p>1.38007102642</text:p>
          </table:table-cell>
          <table:table-cell table:formula="of:=[.B140]-[.A140]" office:value-type="float" office:value="0.2816458765" calcext:value-type="float">
            <text:p>0.2816458765</text:p>
          </table:table-cell>
          <table:table-cell office:value-type="float" office:value="3.2338855925" calcext:value-type="float">
            <text:p>3.2338855925</text:p>
          </table:table-cell>
          <table:table-cell table:formula="of:=[.D140]-[.B140]" office:value-type="float" office:value="1.85381456608" calcext:value-type="float">
            <text:p>1.85381456608</text:p>
          </table:table-cell>
          <table:table-cell/>
          <table:table-cell table:formula="of:=[.D140]-[.A140]" office:value-type="float" office:value="2.13546044258" calcext:value-type="float">
            <text:p>2.13546044258</text:p>
          </table:table-cell>
        </table:table-row>
        <table:table-row table:style-name="ro1">
          <table:table-cell table:number-columns-repeated="2" office:value-type="string" calcext:value-type="string">
            <text:p>Children Musical</text:p>
          </table:table-cell>
          <table:table-cell/>
          <table:table-cell office:value-type="string" calcext:value-type="string">
            <text:p>Children Musical</text:p>
          </table:table-cell>
          <table:table-cell table:number-columns-repeated="3"/>
        </table:table-row>
        <table:table-row table:style-name="ro1">
          <table:table-cell office:value-type="float" office:value="0.466619302763" calcext:value-type="float">
            <text:p>0.466619302763</text:p>
          </table:table-cell>
          <table:table-cell office:value-type="float" office:value="0.627350164815" calcext:value-type="float">
            <text:p>0.627350164815</text:p>
          </table:table-cell>
          <table:table-cell table:formula="of:=[.B142]-[.A142]" office:value-type="float" office:value="0.160730862052" calcext:value-type="float">
            <text:p>0.160730862052</text:p>
          </table:table-cell>
          <table:table-cell office:value-type="float" office:value="1.10882806171" calcext:value-type="float">
            <text:p>1.10882806171</text:p>
          </table:table-cell>
          <table:table-cell table:formula="of:=[.D142]-[.B142]" office:value-type="float" office:value="0.481477896895" calcext:value-type="float">
            <text:p>0.481477896895</text:p>
          </table:table-cell>
          <table:table-cell/>
          <table:table-cell table:formula="of:=[.D142]-[.A142]" office:value-type="float" office:value="0.642208758947" calcext:value-type="float">
            <text:p>0.642208758947</text:p>
          </table:table-cell>
        </table:table-row>
        <table:table-row table:style-name="ro1">
          <table:table-cell table:number-columns-repeated="2" office:value-type="string" calcext:value-type="string">
            <text:p>Children Mystery</text:p>
          </table:table-cell>
          <table:table-cell/>
          <table:table-cell office:value-type="string" calcext:value-type="string">
            <text:p>Children Mystery</text:p>
          </table:table-cell>
          <table:table-cell table:number-columns-repeated="3"/>
        </table:table-row>
        <table:table-row table:style-name="ro1">
          <table:table-cell office:value-type="float" office:value="0.342040812424" calcext:value-type="float">
            <text:p>0.342040812424</text:p>
          </table:table-cell>
          <table:table-cell office:value-type="float" office:value="0.427987030171" calcext:value-type="float">
            <text:p>0.427987030171</text:p>
          </table:table-cell>
          <table:table-cell table:formula="of:=[.B144]-[.A144]" office:value-type="float" office:value="0.085946217747" calcext:value-type="float">
            <text:p>0.085946217747</text:p>
          </table:table-cell>
          <table:table-cell office:value-type="float" office:value="1.00468862521" calcext:value-type="float">
            <text:p>1.00468862521</text:p>
          </table:table-cell>
          <table:table-cell table:formula="of:=[.D144]-[.B144]" office:value-type="float" office:value="0.576701595039" calcext:value-type="float">
            <text:p>0.576701595039</text:p>
          </table:table-cell>
          <table:table-cell/>
          <table:table-cell table:formula="of:=[.D144]-[.A144]" office:value-type="float" office:value="0.662647812786" calcext:value-type="float">
            <text:p>0.662647812786</text:p>
          </table:table-cell>
        </table:table-row>
        <table:table-row table:style-name="ro1">
          <table:table-cell table:number-columns-repeated="2" office:value-type="string" calcext:value-type="string">
            <text:p>Children Romance</text:p>
          </table:table-cell>
          <table:table-cell/>
          <table:table-cell office:value-type="string" calcext:value-type="string">
            <text:p>Children Romance</text:p>
          </table:table-cell>
          <table:table-cell table:number-columns-repeated="3"/>
        </table:table-row>
        <table:table-row table:style-name="ro1">
          <table:table-cell office:value-type="float" office:value="0.356727263848" calcext:value-type="float">
            <text:p>0.356727263848</text:p>
          </table:table-cell>
          <table:table-cell office:value-type="float" office:value="0.392226670986" calcext:value-type="float">
            <text:p>0.392226670986</text:p>
          </table:table-cell>
          <table:table-cell table:formula="of:=[.B146]-[.A146]" office:value-type="float" office:value="0.035499407138" calcext:value-type="float">
            <text:p>0.035499407138</text:p>
          </table:table-cell>
          <table:table-cell office:value-type="float" office:value="0.868666225135" calcext:value-type="float">
            <text:p>0.868666225135</text:p>
          </table:table-cell>
          <table:table-cell table:formula="of:=[.D146]-[.B146]" office:value-type="float" office:value="0.476439554149" calcext:value-type="float">
            <text:p>0.476439554149</text:p>
          </table:table-cell>
          <table:table-cell/>
          <table:table-cell table:formula="of:=[.D146]-[.A146]" office:value-type="float" office:value="0.511938961287" calcext:value-type="float">
            <text:p>0.511938961287</text:p>
          </table:table-cell>
        </table:table-row>
        <table:table-row table:style-name="ro1">
          <table:table-cell table:number-columns-repeated="2" office:value-type="string" calcext:value-type="string">
            <text:p>Children Sci-Fi</text:p>
          </table:table-cell>
          <table:table-cell/>
          <table:table-cell office:value-type="string" calcext:value-type="string">
            <text:p>Children Sci-Fi</text:p>
          </table:table-cell>
          <table:table-cell table:number-columns-repeated="3"/>
        </table:table-row>
        <table:table-row table:style-name="ro1">
          <table:table-cell office:value-type="float" office:value="0.330692412358" calcext:value-type="float">
            <text:p>0.330692412358</text:p>
          </table:table-cell>
          <table:table-cell office:value-type="float" office:value="0.414145052648" calcext:value-type="float">
            <text:p>0.414145052648</text:p>
          </table:table-cell>
          <table:table-cell table:formula="of:=[.B148]-[.A148]" office:value-type="float" office:value="0.08345264029" calcext:value-type="float">
            <text:p>0.08345264029</text:p>
          </table:table-cell>
          <table:table-cell office:value-type="float" office:value="0.960587601392" calcext:value-type="float">
            <text:p>0.960587601392</text:p>
          </table:table-cell>
          <table:table-cell table:formula="of:=[.D148]-[.B148]" office:value-type="float" office:value="0.546442548744" calcext:value-type="float">
            <text:p>0.546442548744</text:p>
          </table:table-cell>
          <table:table-cell/>
          <table:table-cell table:formula="of:=[.D148]-[.A148]" office:value-type="float" office:value="0.629895189034" calcext:value-type="float">
            <text:p>0.629895189034</text:p>
          </table:table-cell>
        </table:table-row>
        <table:table-row table:style-name="ro1">
          <table:table-cell table:number-columns-repeated="2" office:value-type="string" calcext:value-type="string">
            <text:p>Children Thriller</text:p>
          </table:table-cell>
          <table:table-cell/>
          <table:table-cell office:value-type="string" calcext:value-type="string">
            <text:p>Children Thriller</text:p>
          </table:table-cell>
          <table:table-cell table:number-columns-repeated="3"/>
        </table:table-row>
        <table:table-row table:style-name="ro1">
          <table:table-cell office:value-type="float" office:value="0.349248296078" calcext:value-type="float">
            <text:p>0.349248296078</text:p>
          </table:table-cell>
          <table:table-cell office:value-type="float" office:value="0.406489356064" calcext:value-type="float">
            <text:p>0.406489356064</text:p>
          </table:table-cell>
          <table:table-cell table:formula="of:=[.B150]-[.A150]" office:value-type="float" office:value="0.057241059986" calcext:value-type="float">
            <text:p>0.057241059986</text:p>
          </table:table-cell>
          <table:table-cell office:value-type="float" office:value="0.949261181985" calcext:value-type="float">
            <text:p>0.949261181985</text:p>
          </table:table-cell>
          <table:table-cell table:formula="of:=[.D150]-[.B150]" office:value-type="float" office:value="0.542771825921" calcext:value-type="float">
            <text:p>0.542771825921</text:p>
          </table:table-cell>
          <table:table-cell/>
          <table:table-cell table:formula="of:=[.D150]-[.A150]" office:value-type="float" office:value="0.600012885907" calcext:value-type="float">
            <text:p>0.600012885907</text:p>
          </table:table-cell>
        </table:table-row>
        <table:table-row table:style-name="ro1">
          <table:table-cell table:number-columns-repeated="2" office:value-type="string" calcext:value-type="string">
            <text:p>Children War</text:p>
          </table:table-cell>
          <table:table-cell/>
          <table:table-cell office:value-type="string" calcext:value-type="string">
            <text:p>Children War</text:p>
          </table:table-cell>
          <table:table-cell table:number-columns-repeated="3"/>
        </table:table-row>
        <table:table-row table:style-name="ro1">
          <table:table-cell office:value-type="float" office:value="0.522021026252" calcext:value-type="float">
            <text:p>0.522021026252</text:p>
          </table:table-cell>
          <table:table-cell office:value-type="float" office:value="0.621409383404" calcext:value-type="float">
            <text:p>0.621409383404</text:p>
          </table:table-cell>
          <table:table-cell table:formula="of:=[.B152]-[.A152]" office:value-type="float" office:value="0.099388357152" calcext:value-type="float">
            <text:p>0.099388357152</text:p>
          </table:table-cell>
          <table:table-cell office:value-type="float" office:value="1.23959399842" calcext:value-type="float">
            <text:p>1.23959399842</text:p>
          </table:table-cell>
          <table:table-cell table:formula="of:=[.D152]-[.B152]" office:value-type="float" office:value="0.618184615016" calcext:value-type="float">
            <text:p>0.618184615016</text:p>
          </table:table-cell>
          <table:table-cell/>
          <table:table-cell table:formula="of:=[.D152]-[.A152]" office:value-type="float" office:value="0.717572972168" calcext:value-type="float">
            <text:p>0.717572972168</text:p>
          </table:table-cell>
        </table:table-row>
        <table:table-row table:style-name="ro1">
          <table:table-cell table:number-columns-repeated="2" office:value-type="string" calcext:value-type="string">
            <text:p>Children Western</text:p>
          </table:table-cell>
          <table:table-cell/>
          <table:table-cell office:value-type="string" calcext:value-type="string">
            <text:p>Children Western</text:p>
          </table:table-cell>
          <table:table-cell table:number-columns-repeated="3"/>
        </table:table-row>
        <table:table-row table:style-name="ro1">
          <table:table-cell office:value-type="float" office:value="0.52368151479" calcext:value-type="float">
            <text:p>0.52368151479</text:p>
          </table:table-cell>
          <table:table-cell office:value-type="float" office:value="0.678292877057" calcext:value-type="float">
            <text:p>0.678292877057</text:p>
          </table:table-cell>
          <table:table-cell table:formula="of:=[.B154]-[.A154]" office:value-type="float" office:value="0.154611362267" calcext:value-type="float">
            <text:p>0.154611362267</text:p>
          </table:table-cell>
          <table:table-cell office:value-type="float" office:value="1.29745932525" calcext:value-type="float">
            <text:p>1.29745932525</text:p>
          </table:table-cell>
          <table:table-cell table:formula="of:=[.D154]-[.B154]" office:value-type="float" office:value="0.619166448193" calcext:value-type="float">
            <text:p>0.619166448193</text:p>
          </table:table-cell>
          <table:table-cell/>
          <table:table-cell table:formula="of:=[.D154]-[.A154]" office:value-type="float" office:value="0.77377781046" calcext:value-type="float">
            <text:p>0.77377781046</text:p>
          </table:table-cell>
        </table:table-row>
        <table:table-row table:style-name="ro1">
          <table:table-cell table:number-columns-repeated="2" office:value-type="string" calcext:value-type="string">
            <text:p>Comedy Action</text:p>
          </table:table-cell>
          <table:table-cell/>
          <table:table-cell office:value-type="string" calcext:value-type="string">
            <text:p>Comedy Action</text:p>
          </table:table-cell>
          <table:table-cell table:number-columns-repeated="3"/>
        </table:table-row>
        <table:table-row table:style-name="ro1">
          <table:table-cell office:value-type="float" office:value="0.182284230482" calcext:value-type="float">
            <text:p>0.182284230482</text:p>
          </table:table-cell>
          <table:table-cell office:value-type="float" office:value="0.201094273916" calcext:value-type="float">
            <text:p>0.201094273916</text:p>
          </table:table-cell>
          <table:table-cell table:formula="of:=[.B156]-[.A156]" office:value-type="float" office:value="0.018810043434" calcext:value-type="float">
            <text:p>0.018810043434</text:p>
          </table:table-cell>
          <table:table-cell office:value-type="float" office:value="0.468637896425" calcext:value-type="float">
            <text:p>0.468637896425</text:p>
          </table:table-cell>
          <table:table-cell table:formula="of:=[.D156]-[.B156]" office:value-type="float" office:value="0.267543622509" calcext:value-type="float">
            <text:p>0.267543622509</text:p>
          </table:table-cell>
          <table:table-cell/>
          <table:table-cell table:formula="of:=[.D156]-[.A156]" office:value-type="float" office:value="0.286353665943" calcext:value-type="float">
            <text:p>0.286353665943</text:p>
          </table:table-cell>
        </table:table-row>
        <table:table-row table:style-name="ro1">
          <table:table-cell table:number-columns-repeated="2" office:value-type="string" calcext:value-type="string">
            <text:p>Comedy Adventure</text:p>
          </table:table-cell>
          <table:table-cell/>
          <table:table-cell office:value-type="string" calcext:value-type="string">
            <text:p>Comedy Adventure</text:p>
          </table:table-cell>
          <table:table-cell table:number-columns-repeated="3"/>
        </table:table-row>
        <table:table-row table:style-name="ro1">
          <table:table-cell office:value-type="float" office:value="0.150114932378" calcext:value-type="float">
            <text:p>0.150114932378</text:p>
          </table:table-cell>
          <table:table-cell office:value-type="float" office:value="0.166525460203" calcext:value-type="float">
            <text:p>0.166525460203</text:p>
          </table:table-cell>
          <table:table-cell table:formula="of:=[.B158]-[.A158]" office:value-type="float" office:value="0.016410527825" calcext:value-type="float">
            <text:p>0.016410527825</text:p>
          </table:table-cell>
          <table:table-cell office:value-type="float" office:value="0.392518476047" calcext:value-type="float">
            <text:p>0.392518476047</text:p>
          </table:table-cell>
          <table:table-cell table:formula="of:=[.D158]-[.B158]" office:value-type="float" office:value="0.225993015844" calcext:value-type="float">
            <text:p>0.225993015844</text:p>
          </table:table-cell>
          <table:table-cell/>
          <table:table-cell table:formula="of:=[.D158]-[.A158]" office:value-type="float" office:value="0.242403543669" calcext:value-type="float">
            <text:p>0.242403543669</text:p>
          </table:table-cell>
        </table:table-row>
        <table:table-row table:style-name="ro1">
          <table:table-cell table:number-columns-repeated="2" office:value-type="string" calcext:value-type="string">
            <text:p>Comedy Animation</text:p>
          </table:table-cell>
          <table:table-cell/>
          <table:table-cell office:value-type="string" calcext:value-type="string">
            <text:p>Comedy Animation</text:p>
          </table:table-cell>
          <table:table-cell table:number-columns-repeated="3"/>
        </table:table-row>
        <table:table-row table:style-name="ro1">
          <table:table-cell office:value-type="float" office:value="0.317257788745" calcext:value-type="float">
            <text:p>0.317257788745</text:p>
          </table:table-cell>
          <table:table-cell office:value-type="float" office:value="0.331969845704" calcext:value-type="float">
            <text:p>0.331969845704</text:p>
          </table:table-cell>
          <table:table-cell table:formula="of:=[.B160]-[.A160]" office:value-type="float" office:value="0.014712056959" calcext:value-type="float">
            <text:p>0.014712056959</text:p>
          </table:table-cell>
          <table:table-cell office:value-type="float" office:value="0.638673423012" calcext:value-type="float">
            <text:p>0.638673423012</text:p>
          </table:table-cell>
          <table:table-cell table:formula="of:=[.D160]-[.B160]" office:value-type="float" office:value="0.306703577308" calcext:value-type="float">
            <text:p>0.306703577308</text:p>
          </table:table-cell>
          <table:table-cell/>
          <table:table-cell table:formula="of:=[.D160]-[.A160]" office:value-type="float" office:value="0.321415634267" calcext:value-type="float">
            <text:p>0.321415634267</text:p>
          </table:table-cell>
        </table:table-row>
        <table:table-row table:style-name="ro1">
          <table:table-cell table:number-columns-repeated="2" office:value-type="string" calcext:value-type="string">
            <text:p>Comedy Children</text:p>
          </table:table-cell>
          <table:table-cell/>
          <table:table-cell office:value-type="string" calcext:value-type="string">
            <text:p>Comedy Children</text:p>
          </table:table-cell>
          <table:table-cell table:number-columns-repeated="3"/>
        </table:table-row>
        <table:table-row table:style-name="ro1">
          <table:table-cell office:value-type="float" office:value="0.301945908173" calcext:value-type="float">
            <text:p>0.301945908173</text:p>
          </table:table-cell>
          <table:table-cell office:value-type="float" office:value="0.332087964103" calcext:value-type="float">
            <text:p>0.332087964103</text:p>
          </table:table-cell>
          <table:table-cell table:formula="of:=[.B162]-[.A162]" office:value-type="float" office:value="0.03014205593" calcext:value-type="float">
            <text:p>0.03014205593</text:p>
          </table:table-cell>
          <table:table-cell office:value-type="float" office:value="0.624811276364" calcext:value-type="float">
            <text:p>0.624811276364</text:p>
          </table:table-cell>
          <table:table-cell table:formula="of:=[.D162]-[.B162]" office:value-type="float" office:value="0.292723312261" calcext:value-type="float">
            <text:p>0.292723312261</text:p>
          </table:table-cell>
          <table:table-cell/>
          <table:table-cell table:formula="of:=[.D162]-[.A162]" office:value-type="float" office:value="0.322865368191" calcext:value-type="float">
            <text:p>0.322865368191</text:p>
          </table:table-cell>
        </table:table-row>
        <table:table-row table:style-name="ro1">
          <table:table-cell table:number-columns-repeated="2" office:value-type="string" calcext:value-type="string">
            <text:p>Comedy Comedy</text:p>
          </table:table-cell>
          <table:table-cell/>
          <table:table-cell office:value-type="string" calcext:value-type="string">
            <text:p>Comedy Comed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164]-[.A1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64]-[.B164]" office:value-type="float" office:value="0" calcext:value-type="float">
            <text:p>0</text:p>
          </table:table-cell>
          <table:table-cell/>
          <table:table-cell table:formula="of:=[.D164]-[.A1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omedy Crime</text:p>
          </table:table-cell>
          <table:table-cell/>
          <table:table-cell office:value-type="string" calcext:value-type="string">
            <text:p>Comedy Crime</text:p>
          </table:table-cell>
          <table:table-cell table:number-columns-repeated="3"/>
        </table:table-row>
        <table:table-row table:style-name="ro1">
          <table:table-cell office:value-type="float" office:value="0.183901321604" calcext:value-type="float">
            <text:p>0.183901321604</text:p>
          </table:table-cell>
          <table:table-cell office:value-type="float" office:value="0.201761554026" calcext:value-type="float">
            <text:p>0.201761554026</text:p>
          </table:table-cell>
          <table:table-cell table:formula="of:=[.B166]-[.A166]" office:value-type="float" office:value="0.017860232422" calcext:value-type="float">
            <text:p>0.017860232422</text:p>
          </table:table-cell>
          <table:table-cell office:value-type="float" office:value="0.46020391924" calcext:value-type="float">
            <text:p>0.46020391924</text:p>
          </table:table-cell>
          <table:table-cell table:formula="of:=[.D166]-[.B166]" office:value-type="float" office:value="0.258442365214" calcext:value-type="float">
            <text:p>0.258442365214</text:p>
          </table:table-cell>
          <table:table-cell/>
          <table:table-cell table:formula="of:=[.D166]-[.A166]" office:value-type="float" office:value="0.276302597636" calcext:value-type="float">
            <text:p>0.276302597636</text:p>
          </table:table-cell>
        </table:table-row>
        <table:table-row table:style-name="ro1">
          <table:table-cell table:number-columns-repeated="2" office:value-type="string" calcext:value-type="string">
            <text:p>Comedy Documentary</text:p>
          </table:table-cell>
          <table:table-cell/>
          <table:table-cell office:value-type="string" calcext:value-type="string">
            <text:p>Comedy Documentary</text:p>
          </table:table-cell>
          <table:table-cell table:number-columns-repeated="3"/>
        </table:table-row>
        <table:table-row table:style-name="ro1">
          <table:table-cell office:value-type="float" office:value="0.660212399812" calcext:value-type="float">
            <text:p>0.660212399812</text:p>
          </table:table-cell>
          <table:table-cell office:value-type="float" office:value="0.680813745254" calcext:value-type="float">
            <text:p>0.680813745254</text:p>
          </table:table-cell>
          <table:table-cell table:formula="of:=[.B168]-[.A168]" office:value-type="float" office:value="0.020601345442" calcext:value-type="float">
            <text:p>0.020601345442</text:p>
          </table:table-cell>
          <table:table-cell office:value-type="float" office:value="0.932800302876" calcext:value-type="float">
            <text:p>0.932800302876</text:p>
          </table:table-cell>
          <table:table-cell table:formula="of:=[.D168]-[.B168]" office:value-type="float" office:value="0.251986557622" calcext:value-type="float">
            <text:p>0.251986557622</text:p>
          </table:table-cell>
          <table:table-cell/>
          <table:table-cell table:formula="of:=[.D168]-[.A168]" office:value-type="float" office:value="0.272587903064" calcext:value-type="float">
            <text:p>0.272587903064</text:p>
          </table:table-cell>
        </table:table-row>
        <table:table-row table:style-name="ro1">
          <table:table-cell table:number-columns-repeated="2" office:value-type="string" calcext:value-type="string">
            <text:p>Comedy Drama</text:p>
          </table:table-cell>
          <table:table-cell/>
          <table:table-cell office:value-type="string" calcext:value-type="string">
            <text:p>Comedy Drama</text:p>
          </table:table-cell>
          <table:table-cell table:number-columns-repeated="3"/>
        </table:table-row>
        <table:table-row table:style-name="ro1">
          <table:table-cell office:value-type="float" office:value="0.131363693896" calcext:value-type="float">
            <text:p>0.131363693896</text:p>
          </table:table-cell>
          <table:table-cell office:value-type="float" office:value="0.137266417597" calcext:value-type="float">
            <text:p>0.137266417597</text:p>
          </table:table-cell>
          <table:table-cell table:formula="of:=[.B170]-[.A170]" office:value-type="float" office:value="0.00590272370100001" calcext:value-type="float">
            <text:p>0.005902723701</text:p>
          </table:table-cell>
          <table:table-cell office:value-type="float" office:value="0.308826028626" calcext:value-type="float">
            <text:p>0.308826028626</text:p>
          </table:table-cell>
          <table:table-cell table:formula="of:=[.D170]-[.B170]" office:value-type="float" office:value="0.171559611029" calcext:value-type="float">
            <text:p>0.171559611029</text:p>
          </table:table-cell>
          <table:table-cell/>
          <table:table-cell table:formula="of:=[.D170]-[.A170]" office:value-type="float" office:value="0.17746233473" calcext:value-type="float">
            <text:p>0.17746233473</text:p>
          </table:table-cell>
        </table:table-row>
        <table:table-row table:style-name="ro1">
          <table:table-cell table:number-columns-repeated="2" office:value-type="string" calcext:value-type="string">
            <text:p>Comedy Fantasy</text:p>
          </table:table-cell>
          <table:table-cell/>
          <table:table-cell office:value-type="string" calcext:value-type="string">
            <text:p>Comedy Fantasy</text:p>
          </table:table-cell>
          <table:table-cell table:number-columns-repeated="3"/>
        </table:table-row>
        <table:table-row table:style-name="ro1">
          <table:table-cell office:value-type="float" office:value="0.189067885308" calcext:value-type="float">
            <text:p>0.189067885308</text:p>
          </table:table-cell>
          <table:table-cell office:value-type="float" office:value="0.207511293568" calcext:value-type="float">
            <text:p>0.207511293568</text:p>
          </table:table-cell>
          <table:table-cell table:formula="of:=[.B172]-[.A172]" office:value-type="float" office:value="0.01844340826" calcext:value-type="float">
            <text:p>0.01844340826</text:p>
          </table:table-cell>
          <table:table-cell office:value-type="float" office:value="0.442799682202" calcext:value-type="float">
            <text:p>0.442799682202</text:p>
          </table:table-cell>
          <table:table-cell table:formula="of:=[.D172]-[.B172]" office:value-type="float" office:value="0.235288388634" calcext:value-type="float">
            <text:p>0.235288388634</text:p>
          </table:table-cell>
          <table:table-cell/>
          <table:table-cell table:formula="of:=[.D172]-[.A172]" office:value-type="float" office:value="0.253731796894" calcext:value-type="float">
            <text:p>0.253731796894</text:p>
          </table:table-cell>
        </table:table-row>
        <table:table-row table:style-name="ro1">
          <table:table-cell table:number-columns-repeated="2" office:value-type="string" calcext:value-type="string">
            <text:p>Comedy Film-Noir</text:p>
          </table:table-cell>
          <table:table-cell/>
          <table:table-cell office:value-type="string" calcext:value-type="string">
            <text:p>Comedy Film-Noir</text:p>
          </table:table-cell>
          <table:table-cell table:number-columns-repeated="3"/>
        </table:table-row>
        <table:table-row table:style-name="ro1">
          <table:table-cell office:value-type="float" office:value="1.25296280462" calcext:value-type="float">
            <text:p>1.25296280462</text:p>
          </table:table-cell>
          <table:table-cell office:value-type="float" office:value="1.2816119979" calcext:value-type="float">
            <text:p>1.2816119979</text:p>
          </table:table-cell>
          <table:table-cell table:formula="of:=[.B174]-[.A174]" office:value-type="float" office:value="0.0286491932799999" calcext:value-type="float">
            <text:p>0.02864919328</text:p>
          </table:table-cell>
          <table:table-cell office:value-type="float" office:value="1.97023750868" calcext:value-type="float">
            <text:p>1.97023750868</text:p>
          </table:table-cell>
          <table:table-cell table:formula="of:=[.D174]-[.B174]" office:value-type="float" office:value="0.68862551078" calcext:value-type="float">
            <text:p>0.68862551078</text:p>
          </table:table-cell>
          <table:table-cell/>
          <table:table-cell table:formula="of:=[.D174]-[.A174]" office:value-type="float" office:value="0.71727470406" calcext:value-type="float">
            <text:p>0.71727470406</text:p>
          </table:table-cell>
        </table:table-row>
        <table:table-row table:style-name="ro1">
          <table:table-cell table:number-columns-repeated="2" office:value-type="string" calcext:value-type="string">
            <text:p>Comedy Horror</text:p>
          </table:table-cell>
          <table:table-cell/>
          <table:table-cell office:value-type="string" calcext:value-type="string">
            <text:p>Comedy Horror</text:p>
          </table:table-cell>
          <table:table-cell table:number-columns-repeated="3"/>
        </table:table-row>
        <table:table-row table:style-name="ro1">
          <table:table-cell office:value-type="float" office:value="0.289191485328" calcext:value-type="float">
            <text:p>0.289191485328</text:p>
          </table:table-cell>
          <table:table-cell office:value-type="float" office:value="0.303292523784" calcext:value-type="float">
            <text:p>0.303292523784</text:p>
          </table:table-cell>
          <table:table-cell table:formula="of:=[.B176]-[.A176]" office:value-type="float" office:value="0.014101038456" calcext:value-type="float">
            <text:p>0.014101038456</text:p>
          </table:table-cell>
          <table:table-cell office:value-type="float" office:value="0.721392243733" calcext:value-type="float">
            <text:p>0.721392243733</text:p>
          </table:table-cell>
          <table:table-cell table:formula="of:=[.D176]-[.B176]" office:value-type="float" office:value="0.418099719949" calcext:value-type="float">
            <text:p>0.418099719949</text:p>
          </table:table-cell>
          <table:table-cell/>
          <table:table-cell table:formula="of:=[.D176]-[.A176]" office:value-type="float" office:value="0.432200758405" calcext:value-type="float">
            <text:p>0.432200758405</text:p>
          </table:table-cell>
        </table:table-row>
        <table:table-row table:style-name="ro1">
          <table:table-cell table:number-columns-repeated="2" office:value-type="string" calcext:value-type="string">
            <text:p>Comedy IMAX</text:p>
          </table:table-cell>
          <table:table-cell/>
          <table:table-cell office:value-type="string" calcext:value-type="string">
            <text:p>Comedy IMAX</text:p>
          </table:table-cell>
          <table:table-cell table:number-columns-repeated="3"/>
        </table:table-row>
        <table:table-row table:style-name="ro1">
          <table:table-cell office:value-type="float" office:value="1.27205460702" calcext:value-type="float">
            <text:p>1.27205460702</text:p>
          </table:table-cell>
          <table:table-cell office:value-type="float" office:value="1.33465568303" calcext:value-type="float">
            <text:p>1.33465568303</text:p>
          </table:table-cell>
          <table:table-cell table:formula="of:=[.B178]-[.A178]" office:value-type="float" office:value="0.06260107601" calcext:value-type="float">
            <text:p>0.06260107601</text:p>
          </table:table-cell>
          <table:table-cell office:value-type="float" office:value="3.35151085031" calcext:value-type="float">
            <text:p>3.35151085031</text:p>
          </table:table-cell>
          <table:table-cell table:formula="of:=[.D178]-[.B178]" office:value-type="float" office:value="2.01685516728" calcext:value-type="float">
            <text:p>2.01685516728</text:p>
          </table:table-cell>
          <table:table-cell/>
          <table:table-cell table:formula="of:=[.D178]-[.A178]" office:value-type="float" office:value="2.07945624329" calcext:value-type="float">
            <text:p>2.07945624329</text:p>
          </table:table-cell>
        </table:table-row>
        <table:table-row table:style-name="ro1">
          <table:table-cell table:number-columns-repeated="2" office:value-type="string" calcext:value-type="string">
            <text:p>Comedy Musical</text:p>
          </table:table-cell>
          <table:table-cell/>
          <table:table-cell office:value-type="string" calcext:value-type="string">
            <text:p>Comedy Musical</text:p>
          </table:table-cell>
          <table:table-cell table:number-columns-repeated="3"/>
        </table:table-row>
        <table:table-row table:style-name="ro1">
          <table:table-cell office:value-type="float" office:value="0.470111980221" calcext:value-type="float">
            <text:p>0.470111980221</text:p>
          </table:table-cell>
          <table:table-cell office:value-type="float" office:value="0.505843015771" calcext:value-type="float">
            <text:p>0.505843015771</text:p>
          </table:table-cell>
          <table:table-cell table:formula="of:=[.B180]-[.A180]" office:value-type="float" office:value="0.03573103555" calcext:value-type="float">
            <text:p>0.03573103555</text:p>
          </table:table-cell>
          <table:table-cell office:value-type="float" office:value="0.765276667958" calcext:value-type="float">
            <text:p>0.765276667958</text:p>
          </table:table-cell>
          <table:table-cell table:formula="of:=[.D180]-[.B180]" office:value-type="float" office:value="0.259433652187" calcext:value-type="float">
            <text:p>0.259433652187</text:p>
          </table:table-cell>
          <table:table-cell/>
          <table:table-cell table:formula="of:=[.D180]-[.A180]" office:value-type="float" office:value="0.295164687737" calcext:value-type="float">
            <text:p>0.295164687737</text:p>
          </table:table-cell>
        </table:table-row>
        <table:table-row table:style-name="ro1">
          <table:table-cell table:number-columns-repeated="2" office:value-type="string" calcext:value-type="string">
            <text:p>Comedy Mystery</text:p>
          </table:table-cell>
          <table:table-cell/>
          <table:table-cell office:value-type="string" calcext:value-type="string">
            <text:p>Comedy Mystery</text:p>
          </table:table-cell>
          <table:table-cell table:number-columns-repeated="3"/>
        </table:table-row>
        <table:table-row table:style-name="ro1">
          <table:table-cell office:value-type="float" office:value="0.214907143915" calcext:value-type="float">
            <text:p>0.214907143915</text:p>
          </table:table-cell>
          <table:table-cell office:value-type="float" office:value="0.24072677646" calcext:value-type="float">
            <text:p>0.24072677646</text:p>
          </table:table-cell>
          <table:table-cell table:formula="of:=[.B182]-[.A182]" office:value-type="float" office:value="0.025819632545" calcext:value-type="float">
            <text:p>0.025819632545</text:p>
          </table:table-cell>
          <table:table-cell office:value-type="float" office:value="0.645044633061" calcext:value-type="float">
            <text:p>0.645044633061</text:p>
          </table:table-cell>
          <table:table-cell table:formula="of:=[.D182]-[.B182]" office:value-type="float" office:value="0.404317856601" calcext:value-type="float">
            <text:p>0.404317856601</text:p>
          </table:table-cell>
          <table:table-cell/>
          <table:table-cell table:formula="of:=[.D182]-[.A182]" office:value-type="float" office:value="0.430137489146" calcext:value-type="float">
            <text:p>0.430137489146</text:p>
          </table:table-cell>
        </table:table-row>
        <table:table-row table:style-name="ro1">
          <table:table-cell table:number-columns-repeated="2" office:value-type="string" calcext:value-type="string">
            <text:p>Comedy Romance</text:p>
          </table:table-cell>
          <table:table-cell/>
          <table:table-cell office:value-type="string" calcext:value-type="string">
            <text:p>Comedy Romance</text:p>
          </table:table-cell>
          <table:table-cell table:number-columns-repeated="3"/>
        </table:table-row>
        <table:table-row table:style-name="ro1">
          <table:table-cell office:value-type="float" office:value="0.118967525405" calcext:value-type="float">
            <text:p>0.118967525405</text:p>
          </table:table-cell>
          <table:table-cell office:value-type="float" office:value="0.130485946184" calcext:value-type="float">
            <text:p>0.130485946184</text:p>
          </table:table-cell>
          <table:table-cell table:formula="of:=[.B184]-[.A184]" office:value-type="float" office:value="0.011518420779" calcext:value-type="float">
            <text:p>0.011518420779</text:p>
          </table:table-cell>
          <table:table-cell office:value-type="float" office:value="0.278501569914" calcext:value-type="float">
            <text:p>0.278501569914</text:p>
          </table:table-cell>
          <table:table-cell table:formula="of:=[.D184]-[.B184]" office:value-type="float" office:value="0.14801562373" calcext:value-type="float">
            <text:p>0.14801562373</text:p>
          </table:table-cell>
          <table:table-cell/>
          <table:table-cell table:formula="of:=[.D184]-[.A184]" office:value-type="float" office:value="0.159534044509" calcext:value-type="float">
            <text:p>0.159534044509</text:p>
          </table:table-cell>
        </table:table-row>
        <table:table-row table:style-name="ro1">
          <table:table-cell table:number-columns-repeated="2" office:value-type="string" calcext:value-type="string">
            <text:p>Comedy Sci-Fi</text:p>
          </table:table-cell>
          <table:table-cell/>
          <table:table-cell office:value-type="string" calcext:value-type="string">
            <text:p>Comedy Sci-Fi</text:p>
          </table:table-cell>
          <table:table-cell table:number-columns-repeated="3"/>
        </table:table-row>
        <table:table-row table:style-name="ro1">
          <table:table-cell office:value-type="float" office:value="0.190879535937" calcext:value-type="float">
            <text:p>0.190879535937</text:p>
          </table:table-cell>
          <table:table-cell office:value-type="float" office:value="0.214497960387" calcext:value-type="float">
            <text:p>0.214497960387</text:p>
          </table:table-cell>
          <table:table-cell table:formula="of:=[.B186]-[.A186]" office:value-type="float" office:value="0.02361842445" calcext:value-type="float">
            <text:p>0.02361842445</text:p>
          </table:table-cell>
          <table:table-cell office:value-type="float" office:value="0.570061755219" calcext:value-type="float">
            <text:p>0.570061755219</text:p>
          </table:table-cell>
          <table:table-cell table:formula="of:=[.D186]-[.B186]" office:value-type="float" office:value="0.355563794832" calcext:value-type="float">
            <text:p>0.355563794832</text:p>
          </table:table-cell>
          <table:table-cell/>
          <table:table-cell table:formula="of:=[.D186]-[.A186]" office:value-type="float" office:value="0.379182219282" calcext:value-type="float">
            <text:p>0.379182219282</text:p>
          </table:table-cell>
        </table:table-row>
        <table:table-row table:style-name="ro1">
          <table:table-cell table:number-columns-repeated="2" office:value-type="string" calcext:value-type="string">
            <text:p>Comedy Thriller</text:p>
          </table:table-cell>
          <table:table-cell/>
          <table:table-cell office:value-type="string" calcext:value-type="string">
            <text:p>Comedy Thriller</text:p>
          </table:table-cell>
          <table:table-cell table:number-columns-repeated="3"/>
        </table:table-row>
        <table:table-row table:style-name="ro1">
          <table:table-cell office:value-type="float" office:value="0.181281586387" calcext:value-type="float">
            <text:p>0.181281586387</text:p>
          </table:table-cell>
          <table:table-cell office:value-type="float" office:value="0.189916300617" calcext:value-type="float">
            <text:p>0.189916300617</text:p>
          </table:table-cell>
          <table:table-cell table:formula="of:=[.B188]-[.A188]" office:value-type="float" office:value="0.00863471422999998" calcext:value-type="float">
            <text:p>0.00863471423</text:p>
          </table:table-cell>
          <table:table-cell office:value-type="float" office:value="0.446790516555" calcext:value-type="float">
            <text:p>0.446790516555</text:p>
          </table:table-cell>
          <table:table-cell table:formula="of:=[.D188]-[.B188]" office:value-type="float" office:value="0.256874215938" calcext:value-type="float">
            <text:p>0.256874215938</text:p>
          </table:table-cell>
          <table:table-cell/>
          <table:table-cell table:formula="of:=[.D188]-[.A188]" office:value-type="float" office:value="0.265508930168" calcext:value-type="float">
            <text:p>0.265508930168</text:p>
          </table:table-cell>
        </table:table-row>
        <table:table-row table:style-name="ro1">
          <table:table-cell table:number-columns-repeated="2" office:value-type="string" calcext:value-type="string">
            <text:p>Comedy War</text:p>
          </table:table-cell>
          <table:table-cell/>
          <table:table-cell office:value-type="string" calcext:value-type="string">
            <text:p>Comedy War</text:p>
          </table:table-cell>
          <table:table-cell table:number-columns-repeated="3"/>
        </table:table-row>
        <table:table-row table:style-name="ro1">
          <table:table-cell office:value-type="float" office:value="0.474635628613" calcext:value-type="float">
            <text:p>0.474635628613</text:p>
          </table:table-cell>
          <table:table-cell office:value-type="float" office:value="0.509830123892" calcext:value-type="float">
            <text:p>0.509830123892</text:p>
          </table:table-cell>
          <table:table-cell table:formula="of:=[.B190]-[.A190]" office:value-type="float" office:value="0.035194495279" calcext:value-type="float">
            <text:p>0.035194495279</text:p>
          </table:table-cell>
          <table:table-cell office:value-type="float" office:value="0.870325657379" calcext:value-type="float">
            <text:p>0.870325657379</text:p>
          </table:table-cell>
          <table:table-cell table:formula="of:=[.D190]-[.B190]" office:value-type="float" office:value="0.360495533487" calcext:value-type="float">
            <text:p>0.360495533487</text:p>
          </table:table-cell>
          <table:table-cell/>
          <table:table-cell table:formula="of:=[.D190]-[.A190]" office:value-type="float" office:value="0.395690028766" calcext:value-type="float">
            <text:p>0.395690028766</text:p>
          </table:table-cell>
        </table:table-row>
        <table:table-row table:style-name="ro1">
          <table:table-cell table:number-columns-repeated="2" office:value-type="string" calcext:value-type="string">
            <text:p>Comedy Western</text:p>
          </table:table-cell>
          <table:table-cell/>
          <table:table-cell office:value-type="string" calcext:value-type="string">
            <text:p>Comedy Western</text:p>
          </table:table-cell>
          <table:table-cell table:number-columns-repeated="3"/>
        </table:table-row>
        <table:table-row table:style-name="ro1">
          <table:table-cell office:value-type="float" office:value="0.564915391248" calcext:value-type="float">
            <text:p>0.564915391248</text:p>
          </table:table-cell>
          <table:table-cell office:value-type="float" office:value="0.617823481922" calcext:value-type="float">
            <text:p>0.617823481922</text:p>
          </table:table-cell>
          <table:table-cell table:formula="of:=[.B192]-[.A192]" office:value-type="float" office:value="0.052908090674" calcext:value-type="float">
            <text:p>0.052908090674</text:p>
          </table:table-cell>
          <table:table-cell office:value-type="float" office:value="1.15751809185" calcext:value-type="float">
            <text:p>1.15751809185</text:p>
          </table:table-cell>
          <table:table-cell table:formula="of:=[.D192]-[.B192]" office:value-type="float" office:value="0.539694609928" calcext:value-type="float">
            <text:p>0.539694609928</text:p>
          </table:table-cell>
          <table:table-cell/>
          <table:table-cell table:formula="of:=[.D192]-[.A192]" office:value-type="float" office:value="0.592602700602" calcext:value-type="float">
            <text:p>0.592602700602</text:p>
          </table:table-cell>
        </table:table-row>
        <table:table-row table:style-name="ro1">
          <table:table-cell table:number-columns-repeated="2" office:value-type="string" calcext:value-type="string">
            <text:p>Crime Action</text:p>
          </table:table-cell>
          <table:table-cell/>
          <table:table-cell office:value-type="string" calcext:value-type="string">
            <text:p>Crime Action</text:p>
          </table:table-cell>
          <table:table-cell table:number-columns-repeated="3"/>
        </table:table-row>
        <table:table-row table:style-name="ro1">
          <table:table-cell office:value-type="float" office:value="0.149834006279" calcext:value-type="float">
            <text:p>0.149834006279</text:p>
          </table:table-cell>
          <table:table-cell office:value-type="float" office:value="0.185292908889" calcext:value-type="float">
            <text:p>0.185292908889</text:p>
          </table:table-cell>
          <table:table-cell table:formula="of:=[.B194]-[.A194]" office:value-type="float" office:value="0.03545890261" calcext:value-type="float">
            <text:p>0.03545890261</text:p>
          </table:table-cell>
          <table:table-cell office:value-type="float" office:value="0.384629615547" calcext:value-type="float">
            <text:p>0.384629615547</text:p>
          </table:table-cell>
          <table:table-cell table:formula="of:=[.D194]-[.B194]" office:value-type="float" office:value="0.199336706658" calcext:value-type="float">
            <text:p>0.199336706658</text:p>
          </table:table-cell>
          <table:table-cell/>
          <table:table-cell table:formula="of:=[.D194]-[.A194]" office:value-type="float" office:value="0.234795609268" calcext:value-type="float">
            <text:p>0.234795609268</text:p>
          </table:table-cell>
        </table:table-row>
        <table:table-row table:style-name="ro1">
          <table:table-cell table:number-columns-repeated="2" office:value-type="string" calcext:value-type="string">
            <text:p>Crime Adventure</text:p>
          </table:table-cell>
          <table:table-cell/>
          <table:table-cell office:value-type="string" calcext:value-type="string">
            <text:p>Crime Adventure</text:p>
          </table:table-cell>
          <table:table-cell table:number-columns-repeated="3"/>
        </table:table-row>
        <table:table-row table:style-name="ro1">
          <table:table-cell office:value-type="float" office:value="0.198632718548" calcext:value-type="float">
            <text:p>0.198632718548</text:p>
          </table:table-cell>
          <table:table-cell office:value-type="float" office:value="0.230114708653" calcext:value-type="float">
            <text:p>0.230114708653</text:p>
          </table:table-cell>
          <table:table-cell table:formula="of:=[.B196]-[.A196]" office:value-type="float" office:value="0.031481990105" calcext:value-type="float">
            <text:p>0.031481990105</text:p>
          </table:table-cell>
          <table:table-cell office:value-type="float" office:value="0.512584596889" calcext:value-type="float">
            <text:p>0.512584596889</text:p>
          </table:table-cell>
          <table:table-cell table:formula="of:=[.D196]-[.B196]" office:value-type="float" office:value="0.282469888236" calcext:value-type="float">
            <text:p>0.282469888236</text:p>
          </table:table-cell>
          <table:table-cell/>
          <table:table-cell table:formula="of:=[.D196]-[.A196]" office:value-type="float" office:value="0.313951878341" calcext:value-type="float">
            <text:p>0.313951878341</text:p>
          </table:table-cell>
        </table:table-row>
        <table:table-row table:style-name="ro1">
          <table:table-cell table:number-columns-repeated="2" office:value-type="string" calcext:value-type="string">
            <text:p>Crime Animation</text:p>
          </table:table-cell>
          <table:table-cell/>
          <table:table-cell office:value-type="string" calcext:value-type="string">
            <text:p>Crime Animation</text:p>
          </table:table-cell>
          <table:table-cell table:number-columns-repeated="3"/>
        </table:table-row>
        <table:table-row table:style-name="ro1">
          <table:table-cell office:value-type="float" office:value="0.399155445622" calcext:value-type="float">
            <text:p>0.399155445622</text:p>
          </table:table-cell>
          <table:table-cell office:value-type="float" office:value="0.417485619028" calcext:value-type="float">
            <text:p>0.417485619028</text:p>
          </table:table-cell>
          <table:table-cell table:formula="of:=[.B198]-[.A198]" office:value-type="float" office:value="0.018330173406" calcext:value-type="float">
            <text:p>0.018330173406</text:p>
          </table:table-cell>
          <table:table-cell office:value-type="float" office:value="1.00446118224" calcext:value-type="float">
            <text:p>1.00446118224</text:p>
          </table:table-cell>
          <table:table-cell table:formula="of:=[.D198]-[.B198]" office:value-type="float" office:value="0.586975563212" calcext:value-type="float">
            <text:p>0.586975563212</text:p>
          </table:table-cell>
          <table:table-cell/>
          <table:table-cell table:formula="of:=[.D198]-[.A198]" office:value-type="float" office:value="0.605305736618" calcext:value-type="float">
            <text:p>0.605305736618</text:p>
          </table:table-cell>
        </table:table-row>
        <table:table-row table:style-name="ro1">
          <table:table-cell table:number-columns-repeated="2" office:value-type="string" calcext:value-type="string">
            <text:p>Crime Children</text:p>
          </table:table-cell>
          <table:table-cell/>
          <table:table-cell office:value-type="string" calcext:value-type="string">
            <text:p>Crime Children</text:p>
          </table:table-cell>
          <table:table-cell table:number-columns-repeated="3"/>
        </table:table-row>
        <table:table-row table:style-name="ro1">
          <table:table-cell office:value-type="float" office:value="0.358761382523" calcext:value-type="float">
            <text:p>0.358761382523</text:p>
          </table:table-cell>
          <table:table-cell office:value-type="float" office:value="0.416518109136" calcext:value-type="float">
            <text:p>0.416518109136</text:p>
          </table:table-cell>
          <table:table-cell table:formula="of:=[.B200]-[.A200]" office:value-type="float" office:value="0.057756726613" calcext:value-type="float">
            <text:p>0.057756726613</text:p>
          </table:table-cell>
          <table:table-cell office:value-type="float" office:value="0.958456761288" calcext:value-type="float">
            <text:p>0.958456761288</text:p>
          </table:table-cell>
          <table:table-cell table:formula="of:=[.D200]-[.B200]" office:value-type="float" office:value="0.541938652152" calcext:value-type="float">
            <text:p>0.541938652152</text:p>
          </table:table-cell>
          <table:table-cell/>
          <table:table-cell table:formula="of:=[.D200]-[.A200]" office:value-type="float" office:value="0.599695378765" calcext:value-type="float">
            <text:p>0.599695378765</text:p>
          </table:table-cell>
        </table:table-row>
        <table:table-row table:style-name="ro1">
          <table:table-cell table:number-columns-repeated="2" office:value-type="string" calcext:value-type="string">
            <text:p>Crime Comedy</text:p>
          </table:table-cell>
          <table:table-cell/>
          <table:table-cell office:value-type="string" calcext:value-type="string">
            <text:p>Crime Comedy</text:p>
          </table:table-cell>
          <table:table-cell table:number-columns-repeated="3"/>
        </table:table-row>
        <table:table-row table:style-name="ro1">
          <table:table-cell office:value-type="float" office:value="0.183901321604" calcext:value-type="float">
            <text:p>0.183901321604</text:p>
          </table:table-cell>
          <table:table-cell office:value-type="float" office:value="0.201761554026" calcext:value-type="float">
            <text:p>0.201761554026</text:p>
          </table:table-cell>
          <table:table-cell table:formula="of:=[.B202]-[.A202]" office:value-type="float" office:value="0.017860232422" calcext:value-type="float">
            <text:p>0.017860232422</text:p>
          </table:table-cell>
          <table:table-cell office:value-type="float" office:value="0.46020391924" calcext:value-type="float">
            <text:p>0.46020391924</text:p>
          </table:table-cell>
          <table:table-cell table:formula="of:=[.D202]-[.B202]" office:value-type="float" office:value="0.258442365214" calcext:value-type="float">
            <text:p>0.258442365214</text:p>
          </table:table-cell>
          <table:table-cell/>
          <table:table-cell table:formula="of:=[.D202]-[.A202]" office:value-type="float" office:value="0.276302597636" calcext:value-type="float">
            <text:p>0.276302597636</text:p>
          </table:table-cell>
        </table:table-row>
        <table:table-row table:style-name="ro1">
          <table:table-cell table:number-columns-repeated="2" office:value-type="string" calcext:value-type="string">
            <text:p>Crime Crime</text:p>
          </table:table-cell>
          <table:table-cell/>
          <table:table-cell office:value-type="string" calcext:value-type="string">
            <text:p>Crime Crim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04]-[.A2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04]-[.B204]" office:value-type="float" office:value="0" calcext:value-type="float">
            <text:p>0</text:p>
          </table:table-cell>
          <table:table-cell/>
          <table:table-cell table:formula="of:=[.D204]-[.A2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rime Documentary</text:p>
          </table:table-cell>
          <table:table-cell/>
          <table:table-cell office:value-type="string" calcext:value-type="string">
            <text:p>Crime Documentary</text:p>
          </table:table-cell>
          <table:table-cell table:number-columns-repeated="3"/>
        </table:table-row>
        <table:table-row table:style-name="ro1">
          <table:table-cell office:value-type="float" office:value="0.652221683211" calcext:value-type="float">
            <text:p>0.652221683211</text:p>
          </table:table-cell>
          <table:table-cell office:value-type="float" office:value="0.695725932608" calcext:value-type="float">
            <text:p>0.695725932608</text:p>
          </table:table-cell>
          <table:table-cell table:formula="of:=[.B206]-[.A206]" office:value-type="float" office:value="0.043504249397" calcext:value-type="float">
            <text:p>0.043504249397</text:p>
          </table:table-cell>
          <table:table-cell office:value-type="float" office:value="1.14249389584" calcext:value-type="float">
            <text:p>1.14249389584</text:p>
          </table:table-cell>
          <table:table-cell table:formula="of:=[.D206]-[.B206]" office:value-type="float" office:value="0.446767963232" calcext:value-type="float">
            <text:p>0.446767963232</text:p>
          </table:table-cell>
          <table:table-cell/>
          <table:table-cell table:formula="of:=[.D206]-[.A206]" office:value-type="float" office:value="0.490272212629" calcext:value-type="float">
            <text:p>0.490272212629</text:p>
          </table:table-cell>
        </table:table-row>
        <table:table-row table:style-name="ro1">
          <table:table-cell table:number-columns-repeated="2" office:value-type="string" calcext:value-type="string">
            <text:p>Crime Drama</text:p>
          </table:table-cell>
          <table:table-cell/>
          <table:table-cell office:value-type="string" calcext:value-type="string">
            <text:p>Crime Drama</text:p>
          </table:table-cell>
          <table:table-cell table:number-columns-repeated="3"/>
        </table:table-row>
        <table:table-row table:style-name="ro1">
          <table:table-cell office:value-type="float" office:value="0.162481442913" calcext:value-type="float">
            <text:p>0.162481442913</text:p>
          </table:table-cell>
          <table:table-cell office:value-type="float" office:value="0.16929716006" calcext:value-type="float">
            <text:p>0.16929716006</text:p>
          </table:table-cell>
          <table:table-cell table:formula="of:=[.B208]-[.A208]" office:value-type="float" office:value="0.00681571714699999" calcext:value-type="float">
            <text:p>0.006815717147</text:p>
          </table:table-cell>
          <table:table-cell office:value-type="float" office:value="0.346437759482" calcext:value-type="float">
            <text:p>0.346437759482</text:p>
          </table:table-cell>
          <table:table-cell table:formula="of:=[.D208]-[.B208]" office:value-type="float" office:value="0.177140599422" calcext:value-type="float">
            <text:p>0.177140599422</text:p>
          </table:table-cell>
          <table:table-cell/>
          <table:table-cell table:formula="of:=[.D208]-[.A208]" office:value-type="float" office:value="0.183956316569" calcext:value-type="float">
            <text:p>0.183956316569</text:p>
          </table:table-cell>
        </table:table-row>
        <table:table-row table:style-name="ro1">
          <table:table-cell table:number-columns-repeated="2" office:value-type="string" calcext:value-type="string">
            <text:p>Crime Fantasy</text:p>
          </table:table-cell>
          <table:table-cell/>
          <table:table-cell office:value-type="string" calcext:value-type="string">
            <text:p>Crime Fantasy</text:p>
          </table:table-cell>
          <table:table-cell table:number-columns-repeated="3"/>
        </table:table-row>
        <table:table-row table:style-name="ro1">
          <table:table-cell office:value-type="float" office:value="0.203860836338" calcext:value-type="float">
            <text:p>0.203860836338</text:p>
          </table:table-cell>
          <table:table-cell office:value-type="float" office:value="0.268064166842" calcext:value-type="float">
            <text:p>0.268064166842</text:p>
          </table:table-cell>
          <table:table-cell table:formula="of:=[.B210]-[.A210]" office:value-type="float" office:value="0.064203330504" calcext:value-type="float">
            <text:p>0.064203330504</text:p>
          </table:table-cell>
          <table:table-cell office:value-type="float" office:value="0.569740607536" calcext:value-type="float">
            <text:p>0.569740607536</text:p>
          </table:table-cell>
          <table:table-cell table:formula="of:=[.D210]-[.B210]" office:value-type="float" office:value="0.301676440694" calcext:value-type="float">
            <text:p>0.301676440694</text:p>
          </table:table-cell>
          <table:table-cell/>
          <table:table-cell table:formula="of:=[.D210]-[.A210]" office:value-type="float" office:value="0.365879771198" calcext:value-type="float">
            <text:p>0.365879771198</text:p>
          </table:table-cell>
        </table:table-row>
        <table:table-row table:style-name="ro1">
          <table:table-cell table:number-columns-repeated="2" office:value-type="string" calcext:value-type="string">
            <text:p>Crime Film-Noir</text:p>
          </table:table-cell>
          <table:table-cell/>
          <table:table-cell office:value-type="string" calcext:value-type="string">
            <text:p>Crime Film-Noir</text:p>
          </table:table-cell>
          <table:table-cell table:number-columns-repeated="3"/>
        </table:table-row>
        <table:table-row table:style-name="ro1">
          <table:table-cell office:value-type="float" office:value="1.07058697305" calcext:value-type="float">
            <text:p>1.07058697305</text:p>
          </table:table-cell>
          <table:table-cell office:value-type="float" office:value="1.24956640749" calcext:value-type="float">
            <text:p>1.24956640749</text:p>
          </table:table-cell>
          <table:table-cell table:formula="of:=[.B212]-[.A212]" office:value-type="float" office:value="0.17897943444" calcext:value-type="float">
            <text:p>0.17897943444</text:p>
          </table:table-cell>
          <table:table-cell office:value-type="float" office:value="1.89436149589" calcext:value-type="float">
            <text:p>1.89436149589</text:p>
          </table:table-cell>
          <table:table-cell table:formula="of:=[.D212]-[.B212]" office:value-type="float" office:value="0.6447950884" calcext:value-type="float">
            <text:p>0.6447950884</text:p>
          </table:table-cell>
          <table:table-cell/>
          <table:table-cell table:formula="of:=[.D212]-[.A212]" office:value-type="float" office:value="0.82377452284" calcext:value-type="float">
            <text:p>0.82377452284</text:p>
          </table:table-cell>
        </table:table-row>
        <table:table-row table:style-name="ro1">
          <table:table-cell table:number-columns-repeated="2" office:value-type="string" calcext:value-type="string">
            <text:p>Crime Horror</text:p>
          </table:table-cell>
          <table:table-cell/>
          <table:table-cell office:value-type="string" calcext:value-type="string">
            <text:p>Crime Horror</text:p>
          </table:table-cell>
          <table:table-cell table:number-columns-repeated="3"/>
        </table:table-row>
        <table:table-row table:style-name="ro1">
          <table:table-cell office:value-type="float" office:value="0.269998646633" calcext:value-type="float">
            <text:p>0.269998646633</text:p>
          </table:table-cell>
          <table:table-cell office:value-type="float" office:value="0.316669501734" calcext:value-type="float">
            <text:p>0.316669501734</text:p>
          </table:table-cell>
          <table:table-cell table:formula="of:=[.B214]-[.A214]" office:value-type="float" office:value="0.046670855101" calcext:value-type="float">
            <text:p>0.046670855101</text:p>
          </table:table-cell>
          <table:table-cell office:value-type="float" office:value="0.796047216864" calcext:value-type="float">
            <text:p>0.796047216864</text:p>
          </table:table-cell>
          <table:table-cell table:formula="of:=[.D214]-[.B214]" office:value-type="float" office:value="0.47937771513" calcext:value-type="float">
            <text:p>0.47937771513</text:p>
          </table:table-cell>
          <table:table-cell/>
          <table:table-cell table:formula="of:=[.D214]-[.A214]" office:value-type="float" office:value="0.526048570231" calcext:value-type="float">
            <text:p>0.526048570231</text:p>
          </table:table-cell>
        </table:table-row>
        <table:table-row table:style-name="ro1">
          <table:table-cell table:number-columns-repeated="2" office:value-type="string" calcext:value-type="string">
            <text:p>Crime IMAX</text:p>
          </table:table-cell>
          <table:table-cell/>
          <table:table-cell office:value-type="string" calcext:value-type="string">
            <text:p>Crime IMAX</text:p>
          </table:table-cell>
          <table:table-cell table:number-columns-repeated="3"/>
        </table:table-row>
        <table:table-row table:style-name="ro1">
          <table:table-cell office:value-type="float" office:value="1.13975649399" calcext:value-type="float">
            <text:p>1.13975649399</text:p>
          </table:table-cell>
          <table:table-cell office:value-type="float" office:value="1.33913603091" calcext:value-type="float">
            <text:p>1.33913603091</text:p>
          </table:table-cell>
          <table:table-cell table:formula="of:=[.B216]-[.A216]" office:value-type="float" office:value="0.19937953692" calcext:value-type="float">
            <text:p>0.19937953692</text:p>
          </table:table-cell>
          <table:table-cell office:value-type="float" office:value="3.22080239767" calcext:value-type="float">
            <text:p>3.22080239767</text:p>
          </table:table-cell>
          <table:table-cell table:formula="of:=[.D216]-[.B216]" office:value-type="float" office:value="1.88166636676" calcext:value-type="float">
            <text:p>1.88166636676</text:p>
          </table:table-cell>
          <table:table-cell/>
          <table:table-cell table:formula="of:=[.D216]-[.A216]" office:value-type="float" office:value="2.08104590368" calcext:value-type="float">
            <text:p>2.08104590368</text:p>
          </table:table-cell>
        </table:table-row>
        <table:table-row table:style-name="ro1">
          <table:table-cell table:number-columns-repeated="2" office:value-type="string" calcext:value-type="string">
            <text:p>Crime Musical</text:p>
          </table:table-cell>
          <table:table-cell/>
          <table:table-cell office:value-type="string" calcext:value-type="string">
            <text:p>Crime Musical</text:p>
          </table:table-cell>
          <table:table-cell table:number-columns-repeated="3"/>
        </table:table-row>
        <table:table-row table:style-name="ro1">
          <table:table-cell office:value-type="float" office:value="0.501119828682" calcext:value-type="float">
            <text:p>0.501119828682</text:p>
          </table:table-cell>
          <table:table-cell office:value-type="float" office:value="0.539676523778" calcext:value-type="float">
            <text:p>0.539676523778</text:p>
          </table:table-cell>
          <table:table-cell table:formula="of:=[.B218]-[.A218]" office:value-type="float" office:value="0.038556695096" calcext:value-type="float">
            <text:p>0.038556695096</text:p>
          </table:table-cell>
          <table:table-cell office:value-type="float" office:value="1.00865165007" calcext:value-type="float">
            <text:p>1.00865165007</text:p>
          </table:table-cell>
          <table:table-cell table:formula="of:=[.D218]-[.B218]" office:value-type="float" office:value="0.468975126292" calcext:value-type="float">
            <text:p>0.468975126292</text:p>
          </table:table-cell>
          <table:table-cell/>
          <table:table-cell table:formula="of:=[.D218]-[.A218]" office:value-type="float" office:value="0.507531821388" calcext:value-type="float">
            <text:p>0.507531821388</text:p>
          </table:table-cell>
        </table:table-row>
        <table:table-row table:style-name="ro1">
          <table:table-cell table:number-columns-repeated="2" office:value-type="string" calcext:value-type="string">
            <text:p>Crime Mystery</text:p>
          </table:table-cell>
          <table:table-cell/>
          <table:table-cell office:value-type="string" calcext:value-type="string">
            <text:p>Crime Mystery</text:p>
          </table:table-cell>
          <table:table-cell table:number-columns-repeated="3"/>
        </table:table-row>
        <table:table-row table:style-name="ro1">
          <table:table-cell office:value-type="float" office:value="0.125404847959" calcext:value-type="float">
            <text:p>0.125404847959</text:p>
          </table:table-cell>
          <table:table-cell office:value-type="float" office:value="0.192977743681" calcext:value-type="float">
            <text:p>0.192977743681</text:p>
          </table:table-cell>
          <table:table-cell table:formula="of:=[.B220]-[.A220]" office:value-type="float" office:value="0.067572895722" calcext:value-type="float">
            <text:p>0.067572895722</text:p>
          </table:table-cell>
          <table:table-cell office:value-type="float" office:value="0.445549153663" calcext:value-type="float">
            <text:p>0.445549153663</text:p>
          </table:table-cell>
          <table:table-cell table:formula="of:=[.D220]-[.B220]" office:value-type="float" office:value="0.252571409982" calcext:value-type="float">
            <text:p>0.252571409982</text:p>
          </table:table-cell>
          <table:table-cell/>
          <table:table-cell table:formula="of:=[.D220]-[.A220]" office:value-type="float" office:value="0.320144305704" calcext:value-type="float">
            <text:p>0.320144305704</text:p>
          </table:table-cell>
        </table:table-row>
        <table:table-row table:style-name="ro1">
          <table:table-cell table:number-columns-repeated="2" office:value-type="string" calcext:value-type="string">
            <text:p>Crime Romance</text:p>
          </table:table-cell>
          <table:table-cell/>
          <table:table-cell office:value-type="string" calcext:value-type="string">
            <text:p>Crime Romance</text:p>
          </table:table-cell>
          <table:table-cell table:number-columns-repeated="3"/>
        </table:table-row>
        <table:table-row table:style-name="ro1">
          <table:table-cell office:value-type="float" office:value="0.18812269034" calcext:value-type="float">
            <text:p>0.18812269034</text:p>
          </table:table-cell>
          <table:table-cell office:value-type="float" office:value="0.218592925569" calcext:value-type="float">
            <text:p>0.218592925569</text:p>
          </table:table-cell>
          <table:table-cell table:formula="of:=[.B222]-[.A222]" office:value-type="float" office:value="0.030470235229" calcext:value-type="float">
            <text:p>0.030470235229</text:p>
          </table:table-cell>
          <table:table-cell office:value-type="float" office:value="0.504905875803" calcext:value-type="float">
            <text:p>0.504905875803</text:p>
          </table:table-cell>
          <table:table-cell table:formula="of:=[.D222]-[.B222]" office:value-type="float" office:value="0.286312950234" calcext:value-type="float">
            <text:p>0.286312950234</text:p>
          </table:table-cell>
          <table:table-cell/>
          <table:table-cell table:formula="of:=[.D222]-[.A222]" office:value-type="float" office:value="0.316783185463" calcext:value-type="float">
            <text:p>0.316783185463</text:p>
          </table:table-cell>
        </table:table-row>
        <table:table-row table:style-name="ro1">
          <table:table-cell table:number-columns-repeated="2" office:value-type="string" calcext:value-type="string">
            <text:p>Crime Sci-Fi</text:p>
          </table:table-cell>
          <table:table-cell/>
          <table:table-cell office:value-type="string" calcext:value-type="string">
            <text:p>Crime Sci-Fi</text:p>
          </table:table-cell>
          <table:table-cell table:number-columns-repeated="3"/>
        </table:table-row>
        <table:table-row table:style-name="ro1">
          <table:table-cell office:value-type="float" office:value="0.155515901452" calcext:value-type="float">
            <text:p>0.155515901452</text:p>
          </table:table-cell>
          <table:table-cell office:value-type="float" office:value="0.215444840501" calcext:value-type="float">
            <text:p>0.215444840501</text:p>
          </table:table-cell>
          <table:table-cell table:formula="of:=[.B224]-[.A224]" office:value-type="float" office:value="0.059928939049" calcext:value-type="float">
            <text:p>0.059928939049</text:p>
          </table:table-cell>
          <table:table-cell office:value-type="float" office:value="0.501769290958" calcext:value-type="float">
            <text:p>0.501769290958</text:p>
          </table:table-cell>
          <table:table-cell table:formula="of:=[.D224]-[.B224]" office:value-type="float" office:value="0.286324450457" calcext:value-type="float">
            <text:p>0.286324450457</text:p>
          </table:table-cell>
          <table:table-cell/>
          <table:table-cell table:formula="of:=[.D224]-[.A224]" office:value-type="float" office:value="0.346253389506" calcext:value-type="float">
            <text:p>0.346253389506</text:p>
          </table:table-cell>
        </table:table-row>
        <table:table-row table:style-name="ro1">
          <table:table-cell table:number-columns-repeated="2" office:value-type="string" calcext:value-type="string">
            <text:p>Crime Thriller</text:p>
          </table:table-cell>
          <table:table-cell/>
          <table:table-cell office:value-type="string" calcext:value-type="string">
            <text:p>Crime Thriller</text:p>
          </table:table-cell>
          <table:table-cell table:number-columns-repeated="3"/>
        </table:table-row>
        <table:table-row table:style-name="ro1">
          <table:table-cell office:value-type="float" office:value="0.0972657523139" calcext:value-type="float">
            <text:p>0.0972657523139</text:p>
          </table:table-cell>
          <table:table-cell office:value-type="float" office:value="0.128437789946" calcext:value-type="float">
            <text:p>0.128437789946</text:p>
          </table:table-cell>
          <table:table-cell table:formula="of:=[.B226]-[.A226]" office:value-type="float" office:value="0.0311720376321" calcext:value-type="float">
            <text:p>0.0311720376321</text:p>
          </table:table-cell>
          <table:table-cell office:value-type="float" office:value="0.256737708396" calcext:value-type="float">
            <text:p>0.256737708396</text:p>
          </table:table-cell>
          <table:table-cell table:formula="of:=[.D226]-[.B226]" office:value-type="float" office:value="0.12829991845" calcext:value-type="float">
            <text:p>0.12829991845</text:p>
          </table:table-cell>
          <table:table-cell/>
          <table:table-cell table:formula="of:=[.D226]-[.A226]" office:value-type="float" office:value="0.1594719560821" calcext:value-type="float">
            <text:p>0.1594719560821</text:p>
          </table:table-cell>
        </table:table-row>
        <table:table-row table:style-name="ro1">
          <table:table-cell table:number-columns-repeated="2" office:value-type="string" calcext:value-type="string">
            <text:p>Crime War</text:p>
          </table:table-cell>
          <table:table-cell/>
          <table:table-cell office:value-type="string" calcext:value-type="string">
            <text:p>Crime War</text:p>
          </table:table-cell>
          <table:table-cell table:number-columns-repeated="3"/>
        </table:table-row>
        <table:table-row table:style-name="ro1">
          <table:table-cell office:value-type="float" office:value="0.44329477922" calcext:value-type="float">
            <text:p>0.44329477922</text:p>
          </table:table-cell>
          <table:table-cell office:value-type="float" office:value="0.518142388974" calcext:value-type="float">
            <text:p>0.518142388974</text:p>
          </table:table-cell>
          <table:table-cell table:formula="of:=[.B228]-[.A228]" office:value-type="float" office:value="0.074847609754" calcext:value-type="float">
            <text:p>0.074847609754</text:p>
          </table:table-cell>
          <table:table-cell office:value-type="float" office:value="0.886125823596" calcext:value-type="float">
            <text:p>0.886125823596</text:p>
          </table:table-cell>
          <table:table-cell table:formula="of:=[.D228]-[.B228]" office:value-type="float" office:value="0.367983434622" calcext:value-type="float">
            <text:p>0.367983434622</text:p>
          </table:table-cell>
          <table:table-cell/>
          <table:table-cell table:formula="of:=[.D228]-[.A228]" office:value-type="float" office:value="0.442831044376" calcext:value-type="float">
            <text:p>0.442831044376</text:p>
          </table:table-cell>
        </table:table-row>
        <table:table-row table:style-name="ro1">
          <table:table-cell table:number-columns-repeated="2" office:value-type="string" calcext:value-type="string">
            <text:p>Crime Western</text:p>
          </table:table-cell>
          <table:table-cell/>
          <table:table-cell office:value-type="string" calcext:value-type="string">
            <text:p>Crime Western</text:p>
          </table:table-cell>
          <table:table-cell table:number-columns-repeated="3"/>
        </table:table-row>
        <table:table-row table:style-name="ro1">
          <table:table-cell office:value-type="float" office:value="0.549420285196" calcext:value-type="float">
            <text:p>0.549420285196</text:p>
          </table:table-cell>
          <table:table-cell office:value-type="float" office:value="0.633284499726" calcext:value-type="float">
            <text:p>0.633284499726</text:p>
          </table:table-cell>
          <table:table-cell table:formula="of:=[.B230]-[.A230]" office:value-type="float" office:value="0.08386421453" calcext:value-type="float">
            <text:p>0.08386421453</text:p>
          </table:table-cell>
          <table:table-cell office:value-type="float" office:value="1.39449580239" calcext:value-type="float">
            <text:p>1.39449580239</text:p>
          </table:table-cell>
          <table:table-cell table:formula="of:=[.D230]-[.B230]" office:value-type="float" office:value="0.761211302664" calcext:value-type="float">
            <text:p>0.761211302664</text:p>
          </table:table-cell>
          <table:table-cell/>
          <table:table-cell table:formula="of:=[.D230]-[.A230]" office:value-type="float" office:value="0.845075517194" calcext:value-type="float">
            <text:p>0.845075517194</text:p>
          </table:table-cell>
        </table:table-row>
        <table:table-row table:style-name="ro1">
          <table:table-cell table:number-columns-repeated="2" office:value-type="string" calcext:value-type="string">
            <text:p>Documentary Action</text:p>
          </table:table-cell>
          <table:table-cell/>
          <table:table-cell office:value-type="string" calcext:value-type="string">
            <text:p>Documentary Action</text:p>
          </table:table-cell>
          <table:table-cell table:number-columns-repeated="3"/>
        </table:table-row>
        <table:table-row table:style-name="ro1">
          <table:table-cell office:value-type="float" office:value="0.672352873305" calcext:value-type="float">
            <text:p>0.672352873305</text:p>
          </table:table-cell>
          <table:table-cell office:value-type="float" office:value="0.693586645561" calcext:value-type="float">
            <text:p>0.693586645561</text:p>
          </table:table-cell>
          <table:table-cell table:formula="of:=[.B232]-[.A232]" office:value-type="float" office:value="0.0212337722560001" calcext:value-type="float">
            <text:p>0.021233772256</text:p>
          </table:table-cell>
          <table:table-cell office:value-type="float" office:value="1.14292422825" calcext:value-type="float">
            <text:p>1.14292422825</text:p>
          </table:table-cell>
          <table:table-cell table:formula="of:=[.D232]-[.B232]" office:value-type="float" office:value="0.449337582689" calcext:value-type="float">
            <text:p>0.449337582689</text:p>
          </table:table-cell>
          <table:table-cell/>
          <table:table-cell table:formula="of:=[.D232]-[.A232]" office:value-type="float" office:value="0.470571354945" calcext:value-type="float">
            <text:p>0.470571354945</text:p>
          </table:table-cell>
        </table:table-row>
        <table:table-row table:style-name="ro1">
          <table:table-cell table:number-columns-repeated="2" office:value-type="string" calcext:value-type="string">
            <text:p>Documentary Adventure</text:p>
          </table:table-cell>
          <table:table-cell/>
          <table:table-cell office:value-type="string" calcext:value-type="string">
            <text:p>Documentary Adventure</text:p>
          </table:table-cell>
          <table:table-cell table:number-columns-repeated="3"/>
        </table:table-row>
        <table:table-row table:style-name="ro1">
          <table:table-cell office:value-type="float" office:value="0.668488980844" calcext:value-type="float">
            <text:p>0.668488980844</text:p>
          </table:table-cell>
          <table:table-cell office:value-type="float" office:value="0.689599894279" calcext:value-type="float">
            <text:p>0.689599894279</text:p>
          </table:table-cell>
          <table:table-cell table:formula="of:=[.B234]-[.A234]" office:value-type="float" office:value="0.021110913435" calcext:value-type="float">
            <text:p>0.021110913435</text:p>
          </table:table-cell>
          <table:table-cell office:value-type="float" office:value="1.13496330781" calcext:value-type="float">
            <text:p>1.13496330781</text:p>
          </table:table-cell>
          <table:table-cell table:formula="of:=[.D234]-[.B234]" office:value-type="float" office:value="0.445363413531" calcext:value-type="float">
            <text:p>0.445363413531</text:p>
          </table:table-cell>
          <table:table-cell/>
          <table:table-cell table:formula="of:=[.D234]-[.A234]" office:value-type="float" office:value="0.466474326966" calcext:value-type="float">
            <text:p>0.466474326966</text:p>
          </table:table-cell>
        </table:table-row>
        <table:table-row table:style-name="ro1">
          <table:table-cell table:number-columns-repeated="2" office:value-type="string" calcext:value-type="string">
            <text:p>Documentary Animation</text:p>
          </table:table-cell>
          <table:table-cell/>
          <table:table-cell office:value-type="string" calcext:value-type="string">
            <text:p>Documentary Animation</text:p>
          </table:table-cell>
          <table:table-cell table:number-columns-repeated="3"/>
        </table:table-row>
        <table:table-row table:style-name="ro1">
          <table:table-cell office:value-type="float" office:value="0.660174070753" calcext:value-type="float">
            <text:p>0.660174070753</text:p>
          </table:table-cell>
          <table:table-cell office:value-type="float" office:value="0.770707855043" calcext:value-type="float">
            <text:p>0.770707855043</text:p>
          </table:table-cell>
          <table:table-cell table:formula="of:=[.B236]-[.A236]" office:value-type="float" office:value="0.11053378429" calcext:value-type="float">
            <text:p>0.11053378429</text:p>
          </table:table-cell>
          <table:table-cell office:value-type="float" office:value="1.30124801252" calcext:value-type="float">
            <text:p>1.30124801252</text:p>
          </table:table-cell>
          <table:table-cell table:formula="of:=[.D236]-[.B236]" office:value-type="float" office:value="0.530540157477" calcext:value-type="float">
            <text:p>0.530540157477</text:p>
          </table:table-cell>
          <table:table-cell/>
          <table:table-cell table:formula="of:=[.D236]-[.A236]" office:value-type="float" office:value="0.641073941767" calcext:value-type="float">
            <text:p>0.641073941767</text:p>
          </table:table-cell>
        </table:table-row>
        <table:table-row table:style-name="ro1">
          <table:table-cell table:number-columns-repeated="2" office:value-type="string" calcext:value-type="string">
            <text:p>Documentary Children</text:p>
          </table:table-cell>
          <table:table-cell/>
          <table:table-cell office:value-type="string" calcext:value-type="string">
            <text:p>Documentary Children</text:p>
          </table:table-cell>
          <table:table-cell table:number-columns-repeated="3"/>
        </table:table-row>
        <table:table-row table:style-name="ro1">
          <table:table-cell office:value-type="float" office:value="0.662281569877" calcext:value-type="float">
            <text:p>0.662281569877</text:p>
          </table:table-cell>
          <table:table-cell office:value-type="float" office:value="0.773395775971" calcext:value-type="float">
            <text:p>0.773395775971</text:p>
          </table:table-cell>
          <table:table-cell table:formula="of:=[.B238]-[.A238]" office:value-type="float" office:value="0.111114206094" calcext:value-type="float">
            <text:p>0.111114206094</text:p>
          </table:table-cell>
          <table:table-cell office:value-type="float" office:value="1.3320999146" calcext:value-type="float">
            <text:p>1.3320999146</text:p>
          </table:table-cell>
          <table:table-cell table:formula="of:=[.D238]-[.B238]" office:value-type="float" office:value="0.558704138629" calcext:value-type="float">
            <text:p>0.558704138629</text:p>
          </table:table-cell>
          <table:table-cell/>
          <table:table-cell table:formula="of:=[.D238]-[.A238]" office:value-type="float" office:value="0.669818344723" calcext:value-type="float">
            <text:p>0.669818344723</text:p>
          </table:table-cell>
        </table:table-row>
        <table:table-row table:style-name="ro1">
          <table:table-cell table:number-columns-repeated="2" office:value-type="string" calcext:value-type="string">
            <text:p>Documentary Comedy</text:p>
          </table:table-cell>
          <table:table-cell/>
          <table:table-cell office:value-type="string" calcext:value-type="string">
            <text:p>Documentary Comedy</text:p>
          </table:table-cell>
          <table:table-cell table:number-columns-repeated="3"/>
        </table:table-row>
        <table:table-row table:style-name="ro1">
          <table:table-cell office:value-type="float" office:value="0.660212399812" calcext:value-type="float">
            <text:p>0.660212399812</text:p>
          </table:table-cell>
          <table:table-cell office:value-type="float" office:value="0.680813745254" calcext:value-type="float">
            <text:p>0.680813745254</text:p>
          </table:table-cell>
          <table:table-cell table:formula="of:=[.B240]-[.A240]" office:value-type="float" office:value="0.020601345442" calcext:value-type="float">
            <text:p>0.020601345442</text:p>
          </table:table-cell>
          <table:table-cell office:value-type="float" office:value="0.932800302876" calcext:value-type="float">
            <text:p>0.932800302876</text:p>
          </table:table-cell>
          <table:table-cell table:formula="of:=[.D240]-[.B240]" office:value-type="float" office:value="0.251986557622" calcext:value-type="float">
            <text:p>0.251986557622</text:p>
          </table:table-cell>
          <table:table-cell/>
          <table:table-cell table:formula="of:=[.D240]-[.A240]" office:value-type="float" office:value="0.272587903064" calcext:value-type="float">
            <text:p>0.272587903064</text:p>
          </table:table-cell>
        </table:table-row>
        <table:table-row table:style-name="ro1">
          <table:table-cell table:number-columns-repeated="2" office:value-type="string" calcext:value-type="string">
            <text:p>Documentary Crime</text:p>
          </table:table-cell>
          <table:table-cell/>
          <table:table-cell office:value-type="string" calcext:value-type="string">
            <text:p>Documentary Crime</text:p>
          </table:table-cell>
          <table:table-cell table:number-columns-repeated="3"/>
        </table:table-row>
        <table:table-row table:style-name="ro1">
          <table:table-cell office:value-type="float" office:value="0.652221683211" calcext:value-type="float">
            <text:p>0.652221683211</text:p>
          </table:table-cell>
          <table:table-cell office:value-type="float" office:value="0.695725932608" calcext:value-type="float">
            <text:p>0.695725932608</text:p>
          </table:table-cell>
          <table:table-cell table:formula="of:=[.B242]-[.A242]" office:value-type="float" office:value="0.043504249397" calcext:value-type="float">
            <text:p>0.043504249397</text:p>
          </table:table-cell>
          <table:table-cell office:value-type="float" office:value="1.14249389584" calcext:value-type="float">
            <text:p>1.14249389584</text:p>
          </table:table-cell>
          <table:table-cell table:formula="of:=[.D242]-[.B242]" office:value-type="float" office:value="0.446767963232" calcext:value-type="float">
            <text:p>0.446767963232</text:p>
          </table:table-cell>
          <table:table-cell/>
          <table:table-cell table:formula="of:=[.D242]-[.A242]" office:value-type="float" office:value="0.490272212629" calcext:value-type="float">
            <text:p>0.490272212629</text:p>
          </table:table-cell>
        </table:table-row>
        <table:table-row table:style-name="ro1">
          <table:table-cell table:number-columns-repeated="2" office:value-type="string" calcext:value-type="string">
            <text:p>Documentary Documentary</text:p>
          </table:table-cell>
          <table:table-cell/>
          <table:table-cell office:value-type="string" calcext:value-type="string">
            <text:p>Documentary Documenta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44]-[.A2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44]-[.B244]" office:value-type="float" office:value="0" calcext:value-type="float">
            <text:p>0</text:p>
          </table:table-cell>
          <table:table-cell/>
          <table:table-cell table:formula="of:=[.D244]-[.A2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ocumentary Drama</text:p>
          </table:table-cell>
          <table:table-cell/>
          <table:table-cell office:value-type="string" calcext:value-type="string">
            <text:p>Documentary Dram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680153850129" calcext:value-type="float">
            <text:p>0.680153850129</text:p>
          </table:table-cell>
          <table:table-cell table:formula="of:=[.B246]-[.A246]" office:value-type="float" office:value="0" calcext:value-type="float">
            <text:p>0</text:p>
          </table:table-cell>
          <table:table-cell office:value-type="float" office:value="1.09032211532" calcext:value-type="float">
            <text:p>1.09032211532</text:p>
          </table:table-cell>
          <table:table-cell table:formula="of:=[.D246]-[.B246]" office:value-type="float" office:value="0.410168265191" calcext:value-type="float">
            <text:p>0.410168265191</text:p>
          </table:table-cell>
          <table:table-cell/>
          <table:table-cell table:formula="of:=[.D246]-[.A246]" office:value-type="float" office:value="0.410168265191" calcext:value-type="float">
            <text:p>0.410168265191</text:p>
          </table:table-cell>
        </table:table-row>
        <table:table-row table:style-name="ro1">
          <table:table-cell table:number-columns-repeated="2" office:value-type="string" calcext:value-type="string">
            <text:p>Documentary Fantasy</text:p>
          </table:table-cell>
          <table:table-cell/>
          <table:table-cell office:value-type="string" calcext:value-type="string">
            <text:p>Documentary Fantasy</text:p>
          </table:table-cell>
          <table:table-cell table:number-columns-repeated="3"/>
        </table:table-row>
        <table:table-row table:style-name="ro1">
          <table:table-cell office:value-type="float" office:value="0.662273876005" calcext:value-type="float">
            <text:p>0.662273876005</text:p>
          </table:table-cell>
          <table:table-cell office:value-type="float" office:value="0.707272121597" calcext:value-type="float">
            <text:p>0.707272121597</text:p>
          </table:table-cell>
          <table:table-cell table:formula="of:=[.B248]-[.A248]" office:value-type="float" office:value="0.0449982455920001" calcext:value-type="float">
            <text:p>0.044998245592</text:p>
          </table:table-cell>
          <table:table-cell office:value-type="float" office:value="1.18862687665" calcext:value-type="float">
            <text:p>1.18862687665</text:p>
          </table:table-cell>
          <table:table-cell table:formula="of:=[.D248]-[.B248]" office:value-type="float" office:value="0.481354755053" calcext:value-type="float">
            <text:p>0.481354755053</text:p>
          </table:table-cell>
          <table:table-cell/>
          <table:table-cell table:formula="of:=[.D248]-[.A248]" office:value-type="float" office:value="0.526353000645" calcext:value-type="float">
            <text:p>0.526353000645</text:p>
          </table:table-cell>
        </table:table-row>
        <table:table-row table:style-name="ro1">
          <table:table-cell table:number-columns-repeated="2" office:value-type="string" calcext:value-type="string">
            <text:p>Documentary Film-Noir</text:p>
          </table:table-cell>
          <table:table-cell/>
          <table:table-cell office:value-type="string" calcext:value-type="string">
            <text:p>Documentary Film-Noir</text:p>
          </table:table-cell>
          <table:table-cell table:number-columns-repeated="3"/>
        </table:table-row>
        <table:table-row table:style-name="ro1">
          <table:table-cell office:value-type="float" office:value="1.26496726159" calcext:value-type="float">
            <text:p>1.26496726159</text:p>
          </table:table-cell>
          <table:table-cell office:value-type="float" office:value="1.52864593775" calcext:value-type="float">
            <text:p>1.52864593775</text:p>
          </table:table-cell>
          <table:table-cell table:formula="of:=[.B250]-[.A250]" office:value-type="float" office:value="0.26367867616" calcext:value-type="float">
            <text:p>0.26367867616</text:p>
          </table:table-cell>
          <table:table-cell office:value-type="float" office:value="1.79772516878" calcext:value-type="float">
            <text:p>1.79772516878</text:p>
          </table:table-cell>
          <table:table-cell table:formula="of:=[.D250]-[.B250]" office:value-type="float" office:value="0.26907923103" calcext:value-type="float">
            <text:p>0.26907923103</text:p>
          </table:table-cell>
          <table:table-cell/>
          <table:table-cell table:formula="of:=[.D250]-[.A250]" office:value-type="float" office:value="0.53275790719" calcext:value-type="float">
            <text:p>0.53275790719</text:p>
          </table:table-cell>
        </table:table-row>
        <table:table-row table:style-name="ro1">
          <table:table-cell table:number-columns-repeated="2" office:value-type="string" calcext:value-type="string">
            <text:p>Documentary Horror</text:p>
          </table:table-cell>
          <table:table-cell/>
          <table:table-cell office:value-type="string" calcext:value-type="string">
            <text:p>Documentary Horror</text:p>
          </table:table-cell>
          <table:table-cell table:number-columns-repeated="3"/>
        </table:table-row>
        <table:table-row table:style-name="ro1">
          <table:table-cell office:value-type="float" office:value="0.683856681911" calcext:value-type="float">
            <text:p>0.683856681911</text:p>
          </table:table-cell>
          <table:table-cell office:value-type="float" office:value="0.732856304607" calcext:value-type="float">
            <text:p>0.732856304607</text:p>
          </table:table-cell>
          <table:table-cell table:formula="of:=[.B252]-[.A252]" office:value-type="float" office:value="0.048999622696" calcext:value-type="float">
            <text:p>0.048999622696</text:p>
          </table:table-cell>
          <table:table-cell office:value-type="float" office:value="1.31940172637" calcext:value-type="float">
            <text:p>1.31940172637</text:p>
          </table:table-cell>
          <table:table-cell table:formula="of:=[.D252]-[.B252]" office:value-type="float" office:value="0.586545421763" calcext:value-type="float">
            <text:p>0.586545421763</text:p>
          </table:table-cell>
          <table:table-cell/>
          <table:table-cell table:formula="of:=[.D252]-[.A252]" office:value-type="float" office:value="0.635545044459" calcext:value-type="float">
            <text:p>0.635545044459</text:p>
          </table:table-cell>
        </table:table-row>
        <table:table-row table:style-name="ro1">
          <table:table-cell table:number-columns-repeated="2" office:value-type="string" calcext:value-type="string">
            <text:p>Documentary IMAX</text:p>
          </table:table-cell>
          <table:table-cell/>
          <table:table-cell office:value-type="string" calcext:value-type="string">
            <text:p>Documentary IMAX</text:p>
          </table:table-cell>
          <table:table-cell table:number-columns-repeated="3"/>
        </table:table-row>
        <table:table-row table:style-name="ro1">
          <table:table-cell office:value-type="float" office:value="0.726381803013" calcext:value-type="float">
            <text:p>0.726381803013</text:p>
          </table:table-cell>
          <table:table-cell office:value-type="float" office:value="1.46839669589" calcext:value-type="float">
            <text:p>1.46839669589</text:p>
          </table:table-cell>
          <table:table-cell table:formula="of:=[.B254]-[.A254]" office:value-type="float" office:value="0.742014892877" calcext:value-type="float">
            <text:p>0.742014892877</text:p>
          </table:table-cell>
          <table:table-cell office:value-type="float" office:value="2.01733123488" calcext:value-type="float">
            <text:p>2.01733123488</text:p>
          </table:table-cell>
          <table:table-cell table:formula="of:=[.D254]-[.B254]" office:value-type="float" office:value="0.54893453899" calcext:value-type="float">
            <text:p>0.54893453899</text:p>
          </table:table-cell>
          <table:table-cell/>
          <table:table-cell table:formula="of:=[.D254]-[.A254]" office:value-type="float" office:value="1.290949431867" calcext:value-type="float">
            <text:p>1.290949431867</text:p>
          </table:table-cell>
        </table:table-row>
        <table:table-row table:style-name="ro1">
          <table:table-cell table:number-columns-repeated="2" office:value-type="string" calcext:value-type="string">
            <text:p>Documentary Musical</text:p>
          </table:table-cell>
          <table:table-cell/>
          <table:table-cell office:value-type="string" calcext:value-type="string">
            <text:p>Documentary Musical</text:p>
          </table:table-cell>
          <table:table-cell table:number-columns-repeated="3"/>
        </table:table-row>
        <table:table-row table:style-name="ro1">
          <table:table-cell office:value-type="float" office:value="0.581031818082" calcext:value-type="float">
            <text:p>0.581031818082</text:p>
          </table:table-cell>
          <table:table-cell office:value-type="float" office:value="0.843171563303" calcext:value-type="float">
            <text:p>0.843171563303</text:p>
          </table:table-cell>
          <table:table-cell table:formula="of:=[.B256]-[.A256]" office:value-type="float" office:value="0.262139745221" calcext:value-type="float">
            <text:p>0.262139745221</text:p>
          </table:table-cell>
          <table:table-cell office:value-type="float" office:value="1.19194854477" calcext:value-type="float">
            <text:p>1.19194854477</text:p>
          </table:table-cell>
          <table:table-cell table:formula="of:=[.D256]-[.B256]" office:value-type="float" office:value="0.348776981467" calcext:value-type="float">
            <text:p>0.348776981467</text:p>
          </table:table-cell>
          <table:table-cell/>
          <table:table-cell table:formula="of:=[.D256]-[.A256]" office:value-type="float" office:value="0.610916726688" calcext:value-type="float">
            <text:p>0.610916726688</text:p>
          </table:table-cell>
        </table:table-row>
        <table:table-row table:style-name="ro1">
          <table:table-cell table:number-columns-repeated="2" office:value-type="string" calcext:value-type="string">
            <text:p>Documentary Mystery</text:p>
          </table:table-cell>
          <table:table-cell/>
          <table:table-cell office:value-type="string" calcext:value-type="string">
            <text:p>Documentary Mystery</text:p>
          </table:table-cell>
          <table:table-cell table:number-columns-repeated="3"/>
        </table:table-row>
        <table:table-row table:style-name="ro1">
          <table:table-cell office:value-type="float" office:value="0.631785165196" calcext:value-type="float">
            <text:p>0.631785165196</text:p>
          </table:table-cell>
          <table:table-cell office:value-type="float" office:value="0.702379517155" calcext:value-type="float">
            <text:p>0.702379517155</text:p>
          </table:table-cell>
          <table:table-cell table:formula="of:=[.B258]-[.A258]" office:value-type="float" office:value="0.070594351959" calcext:value-type="float">
            <text:p>0.070594351959</text:p>
          </table:table-cell>
          <table:table-cell office:value-type="float" office:value="1.22539076882" calcext:value-type="float">
            <text:p>1.22539076882</text:p>
          </table:table-cell>
          <table:table-cell table:formula="of:=[.D258]-[.B258]" office:value-type="float" office:value="0.523011251665" calcext:value-type="float">
            <text:p>0.523011251665</text:p>
          </table:table-cell>
          <table:table-cell/>
          <table:table-cell table:formula="of:=[.D258]-[.A258]" office:value-type="float" office:value="0.593605603624" calcext:value-type="float">
            <text:p>0.593605603624</text:p>
          </table:table-cell>
        </table:table-row>
        <table:table-row table:style-name="ro1">
          <table:table-cell table:number-columns-repeated="2" office:value-type="string" calcext:value-type="string">
            <text:p>Documentary Romance</text:p>
          </table:table-cell>
          <table:table-cell/>
          <table:table-cell office:value-type="string" calcext:value-type="string">
            <text:p>Documentary Romance</text:p>
          </table:table-cell>
          <table:table-cell table:number-columns-repeated="3"/>
        </table:table-row>
        <table:table-row table:style-name="ro1">
          <table:table-cell office:value-type="float" office:value="0.647218533554" calcext:value-type="float">
            <text:p>0.647218533554</text:p>
          </table:table-cell>
          <table:table-cell office:value-type="float" office:value="0.690566707368" calcext:value-type="float">
            <text:p>0.690566707368</text:p>
          </table:table-cell>
          <table:table-cell table:formula="of:=[.B260]-[.A260]" office:value-type="float" office:value="0.043348173814" calcext:value-type="float">
            <text:p>0.043348173814</text:p>
          </table:table-cell>
          <table:table-cell office:value-type="float" office:value="1.15159697325" calcext:value-type="float">
            <text:p>1.15159697325</text:p>
          </table:table-cell>
          <table:table-cell table:formula="of:=[.D260]-[.B260]" office:value-type="float" office:value="0.461030265882" calcext:value-type="float">
            <text:p>0.461030265882</text:p>
          </table:table-cell>
          <table:table-cell/>
          <table:table-cell table:formula="of:=[.D260]-[.A260]" office:value-type="float" office:value="0.504378439696" calcext:value-type="float">
            <text:p>0.504378439696</text:p>
          </table:table-cell>
        </table:table-row>
        <table:table-row table:style-name="ro1">
          <table:table-cell table:number-columns-repeated="2" office:value-type="string" calcext:value-type="string">
            <text:p>Documentary Sci-Fi</text:p>
          </table:table-cell>
          <table:table-cell/>
          <table:table-cell office:value-type="string" calcext:value-type="string">
            <text:p>Documentary Sci-Fi</text:p>
          </table:table-cell>
          <table:table-cell table:number-columns-repeated="3"/>
        </table:table-row>
        <table:table-row table:style-name="ro1">
          <table:table-cell office:value-type="float" office:value="0.65273047683" calcext:value-type="float">
            <text:p>0.65273047683</text:p>
          </table:table-cell>
          <table:table-cell office:value-type="float" office:value="0.698062777137" calcext:value-type="float">
            <text:p>0.698062777137</text:p>
          </table:table-cell>
          <table:table-cell table:formula="of:=[.B262]-[.A262]" office:value-type="float" office:value="0.045332300307" calcext:value-type="float">
            <text:p>0.045332300307</text:p>
          </table:table-cell>
          <table:table-cell office:value-type="float" office:value="1.23769153408" calcext:value-type="float">
            <text:p>1.23769153408</text:p>
          </table:table-cell>
          <table:table-cell table:formula="of:=[.D262]-[.B262]" office:value-type="float" office:value="0.539628756943" calcext:value-type="float">
            <text:p>0.539628756943</text:p>
          </table:table-cell>
          <table:table-cell/>
          <table:table-cell table:formula="of:=[.D262]-[.A262]" office:value-type="float" office:value="0.58496105725" calcext:value-type="float">
            <text:p>0.58496105725</text:p>
          </table:table-cell>
        </table:table-row>
        <table:table-row table:style-name="ro1">
          <table:table-cell table:number-columns-repeated="2" office:value-type="string" calcext:value-type="string">
            <text:p>Documentary Thriller</text:p>
          </table:table-cell>
          <table:table-cell/>
          <table:table-cell office:value-type="string" calcext:value-type="string">
            <text:p>Documentary Thriller</text:p>
          </table:table-cell>
          <table:table-cell table:number-columns-repeated="3"/>
        </table:table-row>
        <table:table-row table:style-name="ro1">
          <table:table-cell office:value-type="float" office:value="0.647293479063" calcext:value-type="float">
            <text:p>0.647293479063</text:p>
          </table:table-cell>
          <table:table-cell office:value-type="float" office:value="0.690573709576" calcext:value-type="float">
            <text:p>0.690573709576</text:p>
          </table:table-cell>
          <table:table-cell table:formula="of:=[.B264]-[.A264]" office:value-type="float" office:value="0.043280230513" calcext:value-type="float">
            <text:p>0.043280230513</text:p>
          </table:table-cell>
          <table:table-cell office:value-type="float" office:value="1.1376288797" calcext:value-type="float">
            <text:p>1.1376288797</text:p>
          </table:table-cell>
          <table:table-cell table:formula="of:=[.D264]-[.B264]" office:value-type="float" office:value="0.447055170124" calcext:value-type="float">
            <text:p>0.447055170124</text:p>
          </table:table-cell>
          <table:table-cell/>
          <table:table-cell table:formula="of:=[.D264]-[.A264]" office:value-type="float" office:value="0.490335400637" calcext:value-type="float">
            <text:p>0.490335400637</text:p>
          </table:table-cell>
        </table:table-row>
        <table:table-row table:style-name="ro1">
          <table:table-cell table:number-columns-repeated="2" office:value-type="string" calcext:value-type="string">
            <text:p>Documentary War</text:p>
          </table:table-cell>
          <table:table-cell/>
          <table:table-cell office:value-type="string" calcext:value-type="string">
            <text:p>Documentary War</text:p>
          </table:table-cell>
          <table:table-cell table:number-columns-repeated="3"/>
        </table:table-row>
        <table:table-row table:style-name="ro1">
          <table:table-cell office:value-type="float" office:value="0.633555812699" calcext:value-type="float">
            <text:p>0.633555812699</text:p>
          </table:table-cell>
          <table:table-cell office:value-type="float" office:value="0.804035900066" calcext:value-type="float">
            <text:p>0.804035900066</text:p>
          </table:table-cell>
          <table:table-cell table:formula="of:=[.B266]-[.A266]" office:value-type="float" office:value="0.170480087367" calcext:value-type="float">
            <text:p>0.170480087367</text:p>
          </table:table-cell>
          <table:table-cell office:value-type="float" office:value="1.07671096017" calcext:value-type="float">
            <text:p>1.07671096017</text:p>
          </table:table-cell>
          <table:table-cell table:formula="of:=[.D266]-[.B266]" office:value-type="float" office:value="0.272675060104" calcext:value-type="float">
            <text:p>0.272675060104</text:p>
          </table:table-cell>
          <table:table-cell/>
          <table:table-cell table:formula="of:=[.D266]-[.A266]" office:value-type="float" office:value="0.443155147471" calcext:value-type="float">
            <text:p>0.443155147471</text:p>
          </table:table-cell>
        </table:table-row>
        <table:table-row table:style-name="ro1">
          <table:table-cell table:number-columns-repeated="2" office:value-type="string" calcext:value-type="string">
            <text:p>Documentary Western</text:p>
          </table:table-cell>
          <table:table-cell/>
          <table:table-cell office:value-type="string" calcext:value-type="string">
            <text:p>Documentary Western</text:p>
          </table:table-cell>
          <table:table-cell table:number-columns-repeated="3"/>
        </table:table-row>
        <table:table-row table:style-name="ro1">
          <table:table-cell office:value-type="float" office:value="0.687766456408" calcext:value-type="float">
            <text:p>0.687766456408</text:p>
          </table:table-cell>
          <table:table-cell office:value-type="float" office:value="0.908421589824" calcext:value-type="float">
            <text:p>0.908421589824</text:p>
          </table:table-cell>
          <table:table-cell table:formula="of:=[.B268]-[.A268]" office:value-type="float" office:value="0.220655133416" calcext:value-type="float">
            <text:p>0.220655133416</text:p>
          </table:table-cell>
          <table:table-cell office:value-type="float" office:value="1.56432934972" calcext:value-type="float">
            <text:p>1.56432934972</text:p>
          </table:table-cell>
          <table:table-cell table:formula="of:=[.D268]-[.B268]" office:value-type="float" office:value="0.655907759896" calcext:value-type="float">
            <text:p>0.655907759896</text:p>
          </table:table-cell>
          <table:table-cell/>
          <table:table-cell table:formula="of:=[.D268]-[.A268]" office:value-type="float" office:value="0.876562893312" calcext:value-type="float">
            <text:p>0.876562893312</text:p>
          </table:table-cell>
        </table:table-row>
        <table:table-row table:style-name="ro1">
          <table:table-cell table:number-columns-repeated="2" office:value-type="string" calcext:value-type="string">
            <text:p>Drama Action</text:p>
          </table:table-cell>
          <table:table-cell/>
          <table:table-cell office:value-type="string" calcext:value-type="string">
            <text:p>Drama Action</text:p>
          </table:table-cell>
          <table:table-cell table:number-columns-repeated="3"/>
        </table:table-row>
        <table:table-row table:style-name="ro1">
          <table:table-cell office:value-type="float" office:value="0.169046327621" calcext:value-type="float">
            <text:p>0.169046327621</text:p>
          </table:table-cell>
          <table:table-cell office:value-type="float" office:value="0.177104912228" calcext:value-type="float">
            <text:p>0.177104912228</text:p>
          </table:table-cell>
          <table:table-cell table:formula="of:=[.B270]-[.A270]" office:value-type="float" office:value="0.00805858460699999" calcext:value-type="float">
            <text:p>0.008058584607</text:p>
          </table:table-cell>
          <table:table-cell office:value-type="float" office:value="0.413288475448" calcext:value-type="float">
            <text:p>0.413288475448</text:p>
          </table:table-cell>
          <table:table-cell table:formula="of:=[.D270]-[.B270]" office:value-type="float" office:value="0.23618356322" calcext:value-type="float">
            <text:p>0.23618356322</text:p>
          </table:table-cell>
          <table:table-cell/>
          <table:table-cell table:formula="of:=[.D270]-[.A270]" office:value-type="float" office:value="0.244242147827" calcext:value-type="float">
            <text:p>0.244242147827</text:p>
          </table:table-cell>
        </table:table-row>
        <table:table-row table:style-name="ro1">
          <table:table-cell table:number-columns-repeated="2" office:value-type="string" calcext:value-type="string">
            <text:p>Drama Adventure</text:p>
          </table:table-cell>
          <table:table-cell/>
          <table:table-cell office:value-type="string" calcext:value-type="string">
            <text:p>Drama Adventure</text:p>
          </table:table-cell>
          <table:table-cell table:number-columns-repeated="3"/>
        </table:table-row>
        <table:table-row table:style-name="ro1">
          <table:table-cell office:value-type="float" office:value="0.175201756596" calcext:value-type="float">
            <text:p>0.175201756596</text:p>
          </table:table-cell>
          <table:table-cell office:value-type="float" office:value="0.183616226118" calcext:value-type="float">
            <text:p>0.183616226118</text:p>
          </table:table-cell>
          <table:table-cell table:formula="of:=[.B272]-[.A272]" office:value-type="float" office:value="0.00841446952200001" calcext:value-type="float">
            <text:p>0.008414469522</text:p>
          </table:table-cell>
          <table:table-cell office:value-type="float" office:value="0.446604986723" calcext:value-type="float">
            <text:p>0.446604986723</text:p>
          </table:table-cell>
          <table:table-cell table:formula="of:=[.D272]-[.B272]" office:value-type="float" office:value="0.262988760605" calcext:value-type="float">
            <text:p>0.262988760605</text:p>
          </table:table-cell>
          <table:table-cell/>
          <table:table-cell table:formula="of:=[.D272]-[.A272]" office:value-type="float" office:value="0.271403230127" calcext:value-type="float">
            <text:p>0.271403230127</text:p>
          </table:table-cell>
        </table:table-row>
        <table:table-row table:style-name="ro1">
          <table:table-cell table:number-columns-repeated="2" office:value-type="string" calcext:value-type="string">
            <text:p>Drama Animation</text:p>
          </table:table-cell>
          <table:table-cell/>
          <table:table-cell office:value-type="string" calcext:value-type="string">
            <text:p>Drama Anima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391884203207" calcext:value-type="float">
            <text:p>0.391884203207</text:p>
          </table:table-cell>
          <table:table-cell table:formula="of:=[.B274]-[.A274]" office:value-type="float" office:value="0" calcext:value-type="float">
            <text:p>0</text:p>
          </table:table-cell>
          <table:table-cell office:value-type="float" office:value="0.95167568009" calcext:value-type="float">
            <text:p>0.95167568009</text:p>
          </table:table-cell>
          <table:table-cell table:formula="of:=[.D274]-[.B274]" office:value-type="float" office:value="0.559791476883" calcext:value-type="float">
            <text:p>0.559791476883</text:p>
          </table:table-cell>
          <table:table-cell/>
          <table:table-cell table:formula="of:=[.D274]-[.A274]" office:value-type="float" office:value="0.559791476883" calcext:value-type="float">
            <text:p>0.559791476883</text:p>
          </table:table-cell>
        </table:table-row>
        <table:table-row table:style-name="ro1">
          <table:table-cell table:number-columns-repeated="2" office:value-type="string" calcext:value-type="string">
            <text:p>Drama Children</text:p>
          </table:table-cell>
          <table:table-cell/>
          <table:table-cell office:value-type="string" calcext:value-type="string">
            <text:p>Drama Children</text:p>
          </table:table-cell>
          <table:table-cell table:number-columns-repeated="3"/>
        </table:table-row>
        <table:table-row table:style-name="ro1">
          <table:table-cell office:value-type="float" office:value="0.37476156021" calcext:value-type="float">
            <text:p>0.37476156021</text:p>
          </table:table-cell>
          <table:table-cell office:value-type="float" office:value="0.391936598241" calcext:value-type="float">
            <text:p>0.391936598241</text:p>
          </table:table-cell>
          <table:table-cell table:formula="of:=[.B276]-[.A276]" office:value-type="float" office:value="0.017175038031" calcext:value-type="float">
            <text:p>0.017175038031</text:p>
          </table:table-cell>
          <table:table-cell office:value-type="float" office:value="0.926461289378" calcext:value-type="float">
            <text:p>0.926461289378</text:p>
          </table:table-cell>
          <table:table-cell table:formula="of:=[.D276]-[.B276]" office:value-type="float" office:value="0.534524691137" calcext:value-type="float">
            <text:p>0.534524691137</text:p>
          </table:table-cell>
          <table:table-cell/>
          <table:table-cell table:formula="of:=[.D276]-[.A276]" office:value-type="float" office:value="0.551699729168" calcext:value-type="float">
            <text:p>0.551699729168</text:p>
          </table:table-cell>
        </table:table-row>
        <table:table-row table:style-name="ro1">
          <table:table-cell table:number-columns-repeated="2" office:value-type="string" calcext:value-type="string">
            <text:p>Drama Comedy</text:p>
          </table:table-cell>
          <table:table-cell/>
          <table:table-cell office:value-type="string" calcext:value-type="string">
            <text:p>Drama Comedy</text:p>
          </table:table-cell>
          <table:table-cell table:number-columns-repeated="3"/>
        </table:table-row>
        <table:table-row table:style-name="ro1">
          <table:table-cell office:value-type="float" office:value="0.131363693896" calcext:value-type="float">
            <text:p>0.131363693896</text:p>
          </table:table-cell>
          <table:table-cell office:value-type="float" office:value="0.137266417597" calcext:value-type="float">
            <text:p>0.137266417597</text:p>
          </table:table-cell>
          <table:table-cell table:formula="of:=[.B278]-[.A278]" office:value-type="float" office:value="0.00590272370100001" calcext:value-type="float">
            <text:p>0.005902723701</text:p>
          </table:table-cell>
          <table:table-cell office:value-type="float" office:value="0.308826028626" calcext:value-type="float">
            <text:p>0.308826028626</text:p>
          </table:table-cell>
          <table:table-cell table:formula="of:=[.D278]-[.B278]" office:value-type="float" office:value="0.171559611029" calcext:value-type="float">
            <text:p>0.171559611029</text:p>
          </table:table-cell>
          <table:table-cell/>
          <table:table-cell table:formula="of:=[.D278]-[.A278]" office:value-type="float" office:value="0.17746233473" calcext:value-type="float">
            <text:p>0.17746233473</text:p>
          </table:table-cell>
        </table:table-row>
        <table:table-row table:style-name="ro1">
          <table:table-cell table:number-columns-repeated="2" office:value-type="string" calcext:value-type="string">
            <text:p>Drama Crime</text:p>
          </table:table-cell>
          <table:table-cell/>
          <table:table-cell office:value-type="string" calcext:value-type="string">
            <text:p>Drama Crime</text:p>
          </table:table-cell>
          <table:table-cell table:number-columns-repeated="3"/>
        </table:table-row>
        <table:table-row table:style-name="ro1">
          <table:table-cell office:value-type="float" office:value="0.162481442913" calcext:value-type="float">
            <text:p>0.162481442913</text:p>
          </table:table-cell>
          <table:table-cell office:value-type="float" office:value="0.16929716006" calcext:value-type="float">
            <text:p>0.16929716006</text:p>
          </table:table-cell>
          <table:table-cell table:formula="of:=[.B280]-[.A280]" office:value-type="float" office:value="0.00681571714699999" calcext:value-type="float">
            <text:p>0.006815717147</text:p>
          </table:table-cell>
          <table:table-cell office:value-type="float" office:value="0.346437759482" calcext:value-type="float">
            <text:p>0.346437759482</text:p>
          </table:table-cell>
          <table:table-cell table:formula="of:=[.D280]-[.B280]" office:value-type="float" office:value="0.177140599422" calcext:value-type="float">
            <text:p>0.177140599422</text:p>
          </table:table-cell>
          <table:table-cell/>
          <table:table-cell table:formula="of:=[.D280]-[.A280]" office:value-type="float" office:value="0.183956316569" calcext:value-type="float">
            <text:p>0.183956316569</text:p>
          </table:table-cell>
        </table:table-row>
        <table:table-row table:style-name="ro1">
          <table:table-cell table:number-columns-repeated="2" office:value-type="string" calcext:value-type="string">
            <text:p>Drama Documentary</text:p>
          </table:table-cell>
          <table:table-cell/>
          <table:table-cell office:value-type="string" calcext:value-type="string">
            <text:p>Drama Documenta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680153850129" calcext:value-type="float">
            <text:p>0.680153850129</text:p>
          </table:table-cell>
          <table:table-cell table:formula="of:=[.B282]-[.A282]" office:value-type="float" office:value="0" calcext:value-type="float">
            <text:p>0</text:p>
          </table:table-cell>
          <table:table-cell office:value-type="float" office:value="1.09032211532" calcext:value-type="float">
            <text:p>1.09032211532</text:p>
          </table:table-cell>
          <table:table-cell table:formula="of:=[.D282]-[.B282]" office:value-type="float" office:value="0.410168265191" calcext:value-type="float">
            <text:p>0.410168265191</text:p>
          </table:table-cell>
          <table:table-cell/>
          <table:table-cell table:formula="of:=[.D282]-[.A282]" office:value-type="float" office:value="0.410168265191" calcext:value-type="float">
            <text:p>0.410168265191</text:p>
          </table:table-cell>
        </table:table-row>
        <table:table-row table:style-name="ro1">
          <table:table-cell table:number-columns-repeated="2" office:value-type="string" calcext:value-type="string">
            <text:p>Drama Drama</text:p>
          </table:table-cell>
          <table:table-cell/>
          <table:table-cell office:value-type="string" calcext:value-type="string">
            <text:p>Drama Dram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84]-[.A2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84]-[.B284]" office:value-type="float" office:value="0" calcext:value-type="float">
            <text:p>0</text:p>
          </table:table-cell>
          <table:table-cell/>
          <table:table-cell table:formula="of:=[.D284]-[.A2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rama Fantasy</text:p>
          </table:table-cell>
          <table:table-cell/>
          <table:table-cell office:value-type="string" calcext:value-type="string">
            <text:p>Drama Fantasy</text:p>
          </table:table-cell>
          <table:table-cell table:number-columns-repeated="3"/>
        </table:table-row>
        <table:table-row table:style-name="ro1">
          <table:table-cell office:value-type="float" office:value="0.217997316162" calcext:value-type="float">
            <text:p>0.217997316162</text:p>
          </table:table-cell>
          <table:table-cell office:value-type="float" office:value="0.227783899733" calcext:value-type="float">
            <text:p>0.227783899733</text:p>
          </table:table-cell>
          <table:table-cell table:formula="of:=[.B286]-[.A286]" office:value-type="float" office:value="0.00978658357100001" calcext:value-type="float">
            <text:p>0.009786583571</text:p>
          </table:table-cell>
          <table:table-cell office:value-type="float" office:value="0.512021040381" calcext:value-type="float">
            <text:p>0.512021040381</text:p>
          </table:table-cell>
          <table:table-cell table:formula="of:=[.D286]-[.B286]" office:value-type="float" office:value="0.284237140648" calcext:value-type="float">
            <text:p>0.284237140648</text:p>
          </table:table-cell>
          <table:table-cell/>
          <table:table-cell table:formula="of:=[.D286]-[.A286]" office:value-type="float" office:value="0.294023724219" calcext:value-type="float">
            <text:p>0.294023724219</text:p>
          </table:table-cell>
        </table:table-row>
        <table:table-row table:style-name="ro1">
          <table:table-cell table:number-columns-repeated="2" office:value-type="string" calcext:value-type="string">
            <text:p>Drama Film-Noir</text:p>
          </table:table-cell>
          <table:table-cell/>
          <table:table-cell office:value-type="string" calcext:value-type="string">
            <text:p>Drama Film-Noir</text:p>
          </table:table-cell>
          <table:table-cell table:number-columns-repeated="3"/>
        </table:table-row>
        <table:table-row table:style-name="ro1">
          <table:table-cell office:value-type="float" office:value="1.26112998701" calcext:value-type="float">
            <text:p>1.26112998701</text:p>
          </table:table-cell>
          <table:table-cell office:value-type="float" office:value="1.28980499439" calcext:value-type="float">
            <text:p>1.28980499439</text:p>
          </table:table-cell>
          <table:table-cell table:formula="of:=[.B288]-[.A288]" office:value-type="float" office:value="0.02867500738" calcext:value-type="float">
            <text:p>0.02867500738</text:p>
          </table:table-cell>
          <table:table-cell office:value-type="float" office:value="1.9774763188" calcext:value-type="float">
            <text:p>1.9774763188</text:p>
          </table:table-cell>
          <table:table-cell table:formula="of:=[.D288]-[.B288]" office:value-type="float" office:value="0.68767132441" calcext:value-type="float">
            <text:p>0.68767132441</text:p>
          </table:table-cell>
          <table:table-cell/>
          <table:table-cell table:formula="of:=[.D288]-[.A288]" office:value-type="float" office:value="0.71634633179" calcext:value-type="float">
            <text:p>0.71634633179</text:p>
          </table:table-cell>
        </table:table-row>
        <table:table-row table:style-name="ro1">
          <table:table-cell table:number-columns-repeated="2" office:value-type="string" calcext:value-type="string">
            <text:p>Drama Horror</text:p>
          </table:table-cell>
          <table:table-cell/>
          <table:table-cell office:value-type="string" calcext:value-type="string">
            <text:p>Drama Horro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299801191221" calcext:value-type="float">
            <text:p>0.299801191221</text:p>
          </table:table-cell>
          <table:table-cell table:formula="of:=[.B290]-[.A290]" office:value-type="float" office:value="0" calcext:value-type="float">
            <text:p>0</text:p>
          </table:table-cell>
          <table:table-cell office:value-type="float" office:value="0.739817499522" calcext:value-type="float">
            <text:p>0.739817499522</text:p>
          </table:table-cell>
          <table:table-cell table:formula="of:=[.D290]-[.B290]" office:value-type="float" office:value="0.440016308301" calcext:value-type="float">
            <text:p>0.440016308301</text:p>
          </table:table-cell>
          <table:table-cell/>
          <table:table-cell table:formula="of:=[.D290]-[.A290]" office:value-type="float" office:value="0.440016308301" calcext:value-type="float">
            <text:p>0.440016308301</text:p>
          </table:table-cell>
        </table:table-row>
        <table:table-row table:style-name="ro1">
          <table:table-cell table:number-columns-repeated="2" office:value-type="string" calcext:value-type="string">
            <text:p>Drama IMAX</text:p>
          </table:table-cell>
          <table:table-cell/>
          <table:table-cell office:value-type="string" calcext:value-type="string">
            <text:p>Drama IMAX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32994676582" calcext:value-type="float">
            <text:p>1.32994676582</text:p>
          </table:table-cell>
          <table:table-cell table:formula="of:=[.B292]-[.A292]" office:value-type="float" office:value="0" calcext:value-type="float">
            <text:p>0</text:p>
          </table:table-cell>
          <table:table-cell office:value-type="float" office:value="3.0326886578" calcext:value-type="float">
            <text:p>3.0326886578</text:p>
          </table:table-cell>
          <table:table-cell table:formula="of:=[.D292]-[.B292]" office:value-type="float" office:value="1.70274189198" calcext:value-type="float">
            <text:p>1.70274189198</text:p>
          </table:table-cell>
          <table:table-cell/>
          <table:table-cell table:formula="of:=[.D292]-[.A292]" office:value-type="float" office:value="1.70274189198" calcext:value-type="float">
            <text:p>1.70274189198</text:p>
          </table:table-cell>
        </table:table-row>
        <table:table-row table:style-name="ro1">
          <table:table-cell table:number-columns-repeated="2" office:value-type="string" calcext:value-type="string">
            <text:p>Drama Musical</text:p>
          </table:table-cell>
          <table:table-cell/>
          <table:table-cell office:value-type="string" calcext:value-type="string">
            <text:p>Drama Musical</text:p>
          </table:table-cell>
          <table:table-cell table:number-columns-repeated="3"/>
        </table:table-row>
        <table:table-row table:style-name="ro1">
          <table:table-cell office:value-type="float" office:value="0.491831540941" calcext:value-type="float">
            <text:p>0.491831540941</text:p>
          </table:table-cell>
          <table:table-cell office:value-type="float" office:value="0.509209687074" calcext:value-type="float">
            <text:p>0.509209687074</text:p>
          </table:table-cell>
          <table:table-cell table:formula="of:=[.B294]-[.A294]" office:value-type="float" office:value="0.0173781461329999" calcext:value-type="float">
            <text:p>0.017378146133</text:p>
          </table:table-cell>
          <table:table-cell office:value-type="float" office:value="0.773045668982" calcext:value-type="float">
            <text:p>0.773045668982</text:p>
          </table:table-cell>
          <table:table-cell table:formula="of:=[.D294]-[.B294]" office:value-type="float" office:value="0.263835981908" calcext:value-type="float">
            <text:p>0.263835981908</text:p>
          </table:table-cell>
          <table:table-cell/>
          <table:table-cell table:formula="of:=[.D294]-[.A294]" office:value-type="float" office:value="0.281214128041" calcext:value-type="float">
            <text:p>0.281214128041</text:p>
          </table:table-cell>
        </table:table-row>
        <table:table-row table:style-name="ro1">
          <table:table-cell table:number-columns-repeated="2" office:value-type="string" calcext:value-type="string">
            <text:p>Drama Mystery</text:p>
          </table:table-cell>
          <table:table-cell/>
          <table:table-cell office:value-type="string" calcext:value-type="string">
            <text:p>Drama Mystery</text:p>
          </table:table-cell>
          <table:table-cell table:number-columns-repeated="3"/>
        </table:table-row>
        <table:table-row table:style-name="ro1">
          <table:table-cell office:value-type="float" office:value="0.189332724582" calcext:value-type="float">
            <text:p>0.189332724582</text:p>
          </table:table-cell>
          <table:table-cell office:value-type="float" office:value="0.199271193736" calcext:value-type="float">
            <text:p>0.199271193736</text:p>
          </table:table-cell>
          <table:table-cell table:formula="of:=[.B296]-[.A296]" office:value-type="float" office:value="0.00993846915400001" calcext:value-type="float">
            <text:p>0.009938469154</text:p>
          </table:table-cell>
          <table:table-cell office:value-type="float" office:value="0.500553296008" calcext:value-type="float">
            <text:p>0.500553296008</text:p>
          </table:table-cell>
          <table:table-cell table:formula="of:=[.D296]-[.B296]" office:value-type="float" office:value="0.301282102272" calcext:value-type="float">
            <text:p>0.301282102272</text:p>
          </table:table-cell>
          <table:table-cell/>
          <table:table-cell table:formula="of:=[.D296]-[.A296]" office:value-type="float" office:value="0.311220571426" calcext:value-type="float">
            <text:p>0.311220571426</text:p>
          </table:table-cell>
        </table:table-row>
        <table:table-row table:style-name="ro1">
          <table:table-cell table:number-columns-repeated="2" office:value-type="string" calcext:value-type="string">
            <text:p>Drama Romance</text:p>
          </table:table-cell>
          <table:table-cell/>
          <table:table-cell office:value-type="string" calcext:value-type="string">
            <text:p>Drama Romance</text:p>
          </table:table-cell>
          <table:table-cell table:number-columns-repeated="3"/>
        </table:table-row>
        <table:table-row table:style-name="ro1">
          <table:table-cell office:value-type="float" office:value="0.123603078942" calcext:value-type="float">
            <text:p>0.123603078942</text:p>
          </table:table-cell>
          <table:table-cell office:value-type="float" office:value="0.129214994723" calcext:value-type="float">
            <text:p>0.129214994723</text:p>
          </table:table-cell>
          <table:table-cell table:formula="of:=[.B298]-[.A298]" office:value-type="float" office:value="0.005611915781" calcext:value-type="float">
            <text:p>0.005611915781</text:p>
          </table:table-cell>
          <table:table-cell office:value-type="float" office:value="0.276578869899" calcext:value-type="float">
            <text:p>0.276578869899</text:p>
          </table:table-cell>
          <table:table-cell table:formula="of:=[.D298]-[.B298]" office:value-type="float" office:value="0.147363875176" calcext:value-type="float">
            <text:p>0.147363875176</text:p>
          </table:table-cell>
          <table:table-cell/>
          <table:table-cell table:formula="of:=[.D298]-[.A298]" office:value-type="float" office:value="0.152975790957" calcext:value-type="float">
            <text:p>0.152975790957</text:p>
          </table:table-cell>
        </table:table-row>
        <table:table-row table:style-name="ro1">
          <table:table-cell table:number-columns-repeated="2" office:value-type="string" calcext:value-type="string">
            <text:p>Drama Sci-Fi</text:p>
          </table:table-cell>
          <table:table-cell/>
          <table:table-cell office:value-type="string" calcext:value-type="string">
            <text:p>Drama Sci-Fi</text:p>
          </table:table-cell>
          <table:table-cell table:number-columns-repeated="3"/>
        </table:table-row>
        <table:table-row table:style-name="ro1">
          <table:table-cell office:value-type="float" office:value="0.179463325132" calcext:value-type="float">
            <text:p>0.179463325132</text:p>
          </table:table-cell>
          <table:table-cell office:value-type="float" office:value="0.189179045502" calcext:value-type="float">
            <text:p>0.189179045502</text:p>
          </table:table-cell>
          <table:table-cell table:formula="of:=[.B300]-[.A300]" office:value-type="float" office:value="0.00971572036999999" calcext:value-type="float">
            <text:p>0.00971572037</text:p>
          </table:table-cell>
          <table:table-cell office:value-type="float" office:value="0.492453851479" calcext:value-type="float">
            <text:p>0.492453851479</text:p>
          </table:table-cell>
          <table:table-cell table:formula="of:=[.D300]-[.B300]" office:value-type="float" office:value="0.303274805977" calcext:value-type="float">
            <text:p>0.303274805977</text:p>
          </table:table-cell>
          <table:table-cell/>
          <table:table-cell table:formula="of:=[.D300]-[.A300]" office:value-type="float" office:value="0.312990526347" calcext:value-type="float">
            <text:p>0.312990526347</text:p>
          </table:table-cell>
        </table:table-row>
        <table:table-row table:style-name="ro1">
          <table:table-cell table:number-columns-repeated="2" office:value-type="string" calcext:value-type="string">
            <text:p>Drama Thriller</text:p>
          </table:table-cell>
          <table:table-cell/>
          <table:table-cell office:value-type="string" calcext:value-type="string">
            <text:p>Drama Thriller</text:p>
          </table:table-cell>
          <table:table-cell table:number-columns-repeated="3"/>
        </table:table-row>
        <table:table-row table:style-name="ro1">
          <table:table-cell office:value-type="float" office:value="0.145482747689" calcext:value-type="float">
            <text:p>0.145482747689</text:p>
          </table:table-cell>
          <table:table-cell office:value-type="float" office:value="0.15186280248" calcext:value-type="float">
            <text:p>0.15186280248</text:p>
          </table:table-cell>
          <table:table-cell table:formula="of:=[.B302]-[.A302]" office:value-type="float" office:value="0.00638005479100001" calcext:value-type="float">
            <text:p>0.006380054791</text:p>
          </table:table-cell>
          <table:table-cell office:value-type="float" office:value="0.323639095145" calcext:value-type="float">
            <text:p>0.323639095145</text:p>
          </table:table-cell>
          <table:table-cell table:formula="of:=[.D302]-[.B302]" office:value-type="float" office:value="0.171776292665" calcext:value-type="float">
            <text:p>0.171776292665</text:p>
          </table:table-cell>
          <table:table-cell/>
          <table:table-cell table:formula="of:=[.D302]-[.A302]" office:value-type="float" office:value="0.178156347456" calcext:value-type="float">
            <text:p>0.178156347456</text:p>
          </table:table-cell>
        </table:table-row>
        <table:table-row table:style-name="ro1">
          <table:table-cell table:number-columns-repeated="2" office:value-type="string" calcext:value-type="string">
            <text:p>Drama War</text:p>
          </table:table-cell>
          <table:table-cell/>
          <table:table-cell office:value-type="string" calcext:value-type="string">
            <text:p>Drama War</text:p>
          </table:table-cell>
          <table:table-cell table:number-columns-repeated="3"/>
        </table:table-row>
        <table:table-row table:style-name="ro1">
          <table:table-cell office:value-type="float" office:value="0.441122889756" calcext:value-type="float">
            <text:p>0.441122889756</text:p>
          </table:table-cell>
          <table:table-cell office:value-type="float" office:value="0.456255827091" calcext:value-type="float">
            <text:p>0.456255827091</text:p>
          </table:table-cell>
          <table:table-cell table:formula="of:=[.B304]-[.A304]" office:value-type="float" office:value="0.015132937335" calcext:value-type="float">
            <text:p>0.015132937335</text:p>
          </table:table-cell>
          <table:table-cell office:value-type="float" office:value="0.706306504438" calcext:value-type="float">
            <text:p>0.706306504438</text:p>
          </table:table-cell>
          <table:table-cell table:formula="of:=[.D304]-[.B304]" office:value-type="float" office:value="0.250050677347" calcext:value-type="float">
            <text:p>0.250050677347</text:p>
          </table:table-cell>
          <table:table-cell/>
          <table:table-cell table:formula="of:=[.D304]-[.A304]" office:value-type="float" office:value="0.265183614682" calcext:value-type="float">
            <text:p>0.265183614682</text:p>
          </table:table-cell>
        </table:table-row>
        <table:table-row table:style-name="ro1">
          <table:table-cell table:number-columns-repeated="2" office:value-type="string" calcext:value-type="string">
            <text:p>Drama Western</text:p>
          </table:table-cell>
          <table:table-cell/>
          <table:table-cell office:value-type="string" calcext:value-type="string">
            <text:p>Drama Western</text:p>
          </table:table-cell>
          <table:table-cell table:number-columns-repeated="3"/>
        </table:table-row>
        <table:table-row table:style-name="ro1">
          <table:table-cell office:value-type="float" office:value="0.585290927276" calcext:value-type="float">
            <text:p>0.585290927276</text:p>
          </table:table-cell>
          <table:table-cell office:value-type="float" office:value="0.610841572355" calcext:value-type="float">
            <text:p>0.610841572355</text:p>
          </table:table-cell>
          <table:table-cell table:formula="of:=[.B306]-[.A306]" office:value-type="float" office:value="0.0255506450790001" calcext:value-type="float">
            <text:p>0.025550645079</text:p>
          </table:table-cell>
          <table:table-cell office:value-type="float" office:value="1.24272559138" calcext:value-type="float">
            <text:p>1.24272559138</text:p>
          </table:table-cell>
          <table:table-cell table:formula="of:=[.D306]-[.B306]" office:value-type="float" office:value="0.631884019025" calcext:value-type="float">
            <text:p>0.631884019025</text:p>
          </table:table-cell>
          <table:table-cell/>
          <table:table-cell table:formula="of:=[.D306]-[.A306]" office:value-type="float" office:value="0.657434664104" calcext:value-type="float">
            <text:p>0.657434664104</text:p>
          </table:table-cell>
        </table:table-row>
        <table:table-row table:style-name="ro1">
          <table:table-cell table:number-columns-repeated="2" office:value-type="string" calcext:value-type="string">
            <text:p>Fantasy Action</text:p>
          </table:table-cell>
          <table:table-cell/>
          <table:table-cell office:value-type="string" calcext:value-type="string">
            <text:p>Fantasy Action</text:p>
          </table:table-cell>
          <table:table-cell table:number-columns-repeated="3"/>
        </table:table-row>
        <table:table-row table:style-name="ro1">
          <table:table-cell office:value-type="float" office:value="0.170135455464" calcext:value-type="float">
            <text:p>0.170135455464</text:p>
          </table:table-cell>
          <table:table-cell office:value-type="float" office:value="0.21031208443" calcext:value-type="float">
            <text:p>0.21031208443</text:p>
          </table:table-cell>
          <table:table-cell table:formula="of:=[.B308]-[.A308]" office:value-type="float" office:value="0.040176628966" calcext:value-type="float">
            <text:p>0.040176628966</text:p>
          </table:table-cell>
          <table:table-cell office:value-type="float" office:value="0.451243678859" calcext:value-type="float">
            <text:p>0.451243678859</text:p>
          </table:table-cell>
          <table:table-cell table:formula="of:=[.D308]-[.B308]" office:value-type="float" office:value="0.240931594429" calcext:value-type="float">
            <text:p>0.240931594429</text:p>
          </table:table-cell>
          <table:table-cell/>
          <table:table-cell table:formula="of:=[.D308]-[.A308]" office:value-type="float" office:value="0.281108223395" calcext:value-type="float">
            <text:p>0.281108223395</text:p>
          </table:table-cell>
        </table:table-row>
        <table:table-row table:style-name="ro1">
          <table:table-cell table:number-columns-repeated="2" office:value-type="string" calcext:value-type="string">
            <text:p>Fantasy Adventure</text:p>
          </table:table-cell>
          <table:table-cell/>
          <table:table-cell office:value-type="string" calcext:value-type="string">
            <text:p>Fantasy Adventure</text:p>
          </table:table-cell>
          <table:table-cell table:number-columns-repeated="3"/>
        </table:table-row>
        <table:table-row table:style-name="ro1">
          <table:table-cell office:value-type="float" office:value="0.146586014691" calcext:value-type="float">
            <text:p>0.146586014691</text:p>
          </table:table-cell>
          <table:table-cell office:value-type="float" office:value="0.168743979445" calcext:value-type="float">
            <text:p>0.168743979445</text:p>
          </table:table-cell>
          <table:table-cell table:formula="of:=[.B310]-[.A310]" office:value-type="float" office:value="0.022157964754" calcext:value-type="float">
            <text:p>0.022157964754</text:p>
          </table:table-cell>
          <table:table-cell office:value-type="float" office:value="0.330026478951" calcext:value-type="float">
            <text:p>0.330026478951</text:p>
          </table:table-cell>
          <table:table-cell table:formula="of:=[.D310]-[.B310]" office:value-type="float" office:value="0.161282499506" calcext:value-type="float">
            <text:p>0.161282499506</text:p>
          </table:table-cell>
          <table:table-cell/>
          <table:table-cell table:formula="of:=[.D310]-[.A310]" office:value-type="float" office:value="0.18344046426" calcext:value-type="float">
            <text:p>0.18344046426</text:p>
          </table:table-cell>
        </table:table-row>
        <table:table-row table:style-name="ro1">
          <table:table-cell table:number-columns-repeated="2" office:value-type="string" calcext:value-type="string">
            <text:p>Fantasy Animation</text:p>
          </table:table-cell>
          <table:table-cell/>
          <table:table-cell office:value-type="string" calcext:value-type="string">
            <text:p>Fantasy Animation</text:p>
          </table:table-cell>
          <table:table-cell table:number-columns-repeated="3"/>
        </table:table-row>
        <table:table-row table:style-name="ro1">
          <table:table-cell office:value-type="float" office:value="0.276462937972" calcext:value-type="float">
            <text:p>0.276462937972</text:p>
          </table:table-cell>
          <table:table-cell office:value-type="float" office:value="0.303987980014" calcext:value-type="float">
            <text:p>0.303987980014</text:p>
          </table:table-cell>
          <table:table-cell table:formula="of:=[.B312]-[.A312]" office:value-type="float" office:value="0.027525042042" calcext:value-type="float">
            <text:p>0.027525042042</text:p>
          </table:table-cell>
          <table:table-cell office:value-type="float" office:value="0.607628156123" calcext:value-type="float">
            <text:p>0.607628156123</text:p>
          </table:table-cell>
          <table:table-cell table:formula="of:=[.D312]-[.B312]" office:value-type="float" office:value="0.303640176109" calcext:value-type="float">
            <text:p>0.303640176109</text:p>
          </table:table-cell>
          <table:table-cell/>
          <table:table-cell table:formula="of:=[.D312]-[.A312]" office:value-type="float" office:value="0.331165218151" calcext:value-type="float">
            <text:p>0.331165218151</text:p>
          </table:table-cell>
        </table:table-row>
        <table:table-row table:style-name="ro1">
          <table:table-cell table:number-columns-repeated="2" office:value-type="string" calcext:value-type="string">
            <text:p>Fantasy Children</text:p>
          </table:table-cell>
          <table:table-cell/>
          <table:table-cell office:value-type="string" calcext:value-type="string">
            <text:p>Fantasy Children</text:p>
          </table:table-cell>
          <table:table-cell table:number-columns-repeated="3"/>
        </table:table-row>
        <table:table-row table:style-name="ro1">
          <table:table-cell office:value-type="float" office:value="0.239515486309" calcext:value-type="float">
            <text:p>0.239515486309</text:p>
          </table:table-cell>
          <table:table-cell office:value-type="float" office:value="0.296017258127" calcext:value-type="float">
            <text:p>0.296017258127</text:p>
          </table:table-cell>
          <table:table-cell table:formula="of:=[.B314]-[.A314]" office:value-type="float" office:value="0.056501771818" calcext:value-type="float">
            <text:p>0.056501771818</text:p>
          </table:table-cell>
          <table:table-cell office:value-type="float" office:value="0.551197479214" calcext:value-type="float">
            <text:p>0.551197479214</text:p>
          </table:table-cell>
          <table:table-cell table:formula="of:=[.D314]-[.B314]" office:value-type="float" office:value="0.255180221087" calcext:value-type="float">
            <text:p>0.255180221087</text:p>
          </table:table-cell>
          <table:table-cell/>
          <table:table-cell table:formula="of:=[.D314]-[.A314]" office:value-type="float" office:value="0.311681992905" calcext:value-type="float">
            <text:p>0.311681992905</text:p>
          </table:table-cell>
        </table:table-row>
        <table:table-row table:style-name="ro1">
          <table:table-cell table:number-columns-repeated="2" office:value-type="string" calcext:value-type="string">
            <text:p>Fantasy Comedy</text:p>
          </table:table-cell>
          <table:table-cell/>
          <table:table-cell office:value-type="string" calcext:value-type="string">
            <text:p>Fantasy Comedy</text:p>
          </table:table-cell>
          <table:table-cell table:number-columns-repeated="3"/>
        </table:table-row>
        <table:table-row table:style-name="ro1">
          <table:table-cell office:value-type="float" office:value="0.189067885308" calcext:value-type="float">
            <text:p>0.189067885308</text:p>
          </table:table-cell>
          <table:table-cell office:value-type="float" office:value="0.207511293568" calcext:value-type="float">
            <text:p>0.207511293568</text:p>
          </table:table-cell>
          <table:table-cell table:formula="of:=[.B316]-[.A316]" office:value-type="float" office:value="0.01844340826" calcext:value-type="float">
            <text:p>0.01844340826</text:p>
          </table:table-cell>
          <table:table-cell office:value-type="float" office:value="0.442799682202" calcext:value-type="float">
            <text:p>0.442799682202</text:p>
          </table:table-cell>
          <table:table-cell table:formula="of:=[.D316]-[.B316]" office:value-type="float" office:value="0.235288388634" calcext:value-type="float">
            <text:p>0.235288388634</text:p>
          </table:table-cell>
          <table:table-cell/>
          <table:table-cell table:formula="of:=[.D316]-[.A316]" office:value-type="float" office:value="0.253731796894" calcext:value-type="float">
            <text:p>0.253731796894</text:p>
          </table:table-cell>
        </table:table-row>
        <table:table-row table:style-name="ro1">
          <table:table-cell table:number-columns-repeated="2" office:value-type="string" calcext:value-type="string">
            <text:p>Fantasy Crime</text:p>
          </table:table-cell>
          <table:table-cell/>
          <table:table-cell office:value-type="string" calcext:value-type="string">
            <text:p>Fantasy Crime</text:p>
          </table:table-cell>
          <table:table-cell table:number-columns-repeated="3"/>
        </table:table-row>
        <table:table-row table:style-name="ro1">
          <table:table-cell office:value-type="float" office:value="0.203860836338" calcext:value-type="float">
            <text:p>0.203860836338</text:p>
          </table:table-cell>
          <table:table-cell office:value-type="float" office:value="0.268064166842" calcext:value-type="float">
            <text:p>0.268064166842</text:p>
          </table:table-cell>
          <table:table-cell table:formula="of:=[.B318]-[.A318]" office:value-type="float" office:value="0.064203330504" calcext:value-type="float">
            <text:p>0.064203330504</text:p>
          </table:table-cell>
          <table:table-cell office:value-type="float" office:value="0.569740607536" calcext:value-type="float">
            <text:p>0.569740607536</text:p>
          </table:table-cell>
          <table:table-cell table:formula="of:=[.D318]-[.B318]" office:value-type="float" office:value="0.301676440694" calcext:value-type="float">
            <text:p>0.301676440694</text:p>
          </table:table-cell>
          <table:table-cell/>
          <table:table-cell table:formula="of:=[.D318]-[.A318]" office:value-type="float" office:value="0.365879771198" calcext:value-type="float">
            <text:p>0.365879771198</text:p>
          </table:table-cell>
        </table:table-row>
        <table:table-row table:style-name="ro1">
          <table:table-cell table:number-columns-repeated="2" office:value-type="string" calcext:value-type="string">
            <text:p>Fantasy Documentary</text:p>
          </table:table-cell>
          <table:table-cell/>
          <table:table-cell office:value-type="string" calcext:value-type="string">
            <text:p>Fantasy Documentary</text:p>
          </table:table-cell>
          <table:table-cell table:number-columns-repeated="3"/>
        </table:table-row>
        <table:table-row table:style-name="ro1">
          <table:table-cell office:value-type="float" office:value="0.662273876005" calcext:value-type="float">
            <text:p>0.662273876005</text:p>
          </table:table-cell>
          <table:table-cell office:value-type="float" office:value="0.707272121597" calcext:value-type="float">
            <text:p>0.707272121597</text:p>
          </table:table-cell>
          <table:table-cell table:formula="of:=[.B320]-[.A320]" office:value-type="float" office:value="0.0449982455920001" calcext:value-type="float">
            <text:p>0.044998245592</text:p>
          </table:table-cell>
          <table:table-cell office:value-type="float" office:value="1.18862687665" calcext:value-type="float">
            <text:p>1.18862687665</text:p>
          </table:table-cell>
          <table:table-cell table:formula="of:=[.D320]-[.B320]" office:value-type="float" office:value="0.481354755053" calcext:value-type="float">
            <text:p>0.481354755053</text:p>
          </table:table-cell>
          <table:table-cell/>
          <table:table-cell table:formula="of:=[.D320]-[.A320]" office:value-type="float" office:value="0.526353000645" calcext:value-type="float">
            <text:p>0.526353000645</text:p>
          </table:table-cell>
        </table:table-row>
        <table:table-row table:style-name="ro1">
          <table:table-cell table:number-columns-repeated="2" office:value-type="string" calcext:value-type="string">
            <text:p>Fantasy Drama</text:p>
          </table:table-cell>
          <table:table-cell/>
          <table:table-cell office:value-type="string" calcext:value-type="string">
            <text:p>Fantasy Drama</text:p>
          </table:table-cell>
          <table:table-cell table:number-columns-repeated="3"/>
        </table:table-row>
        <table:table-row table:style-name="ro1">
          <table:table-cell office:value-type="float" office:value="0.217997316162" calcext:value-type="float">
            <text:p>0.217997316162</text:p>
          </table:table-cell>
          <table:table-cell office:value-type="float" office:value="0.227783899733" calcext:value-type="float">
            <text:p>0.227783899733</text:p>
          </table:table-cell>
          <table:table-cell table:formula="of:=[.B322]-[.A322]" office:value-type="float" office:value="0.00978658357100001" calcext:value-type="float">
            <text:p>0.009786583571</text:p>
          </table:table-cell>
          <table:table-cell office:value-type="float" office:value="0.512021040381" calcext:value-type="float">
            <text:p>0.512021040381</text:p>
          </table:table-cell>
          <table:table-cell table:formula="of:=[.D322]-[.B322]" office:value-type="float" office:value="0.284237140648" calcext:value-type="float">
            <text:p>0.284237140648</text:p>
          </table:table-cell>
          <table:table-cell/>
          <table:table-cell table:formula="of:=[.D322]-[.A322]" office:value-type="float" office:value="0.294023724219" calcext:value-type="float">
            <text:p>0.294023724219</text:p>
          </table:table-cell>
        </table:table-row>
        <table:table-row table:style-name="ro1">
          <table:table-cell table:number-columns-repeated="2" office:value-type="string" calcext:value-type="string">
            <text:p>Fantasy Fantasy</text:p>
          </table:table-cell>
          <table:table-cell/>
          <table:table-cell office:value-type="string" calcext:value-type="string">
            <text:p>Fantasy Fantas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24]-[.A3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324]-[.B324]" office:value-type="float" office:value="0" calcext:value-type="float">
            <text:p>0</text:p>
          </table:table-cell>
          <table:table-cell/>
          <table:table-cell table:formula="of:=[.D324]-[.A3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ntasy Film-Noir</text:p>
          </table:table-cell>
          <table:table-cell/>
          <table:table-cell office:value-type="string" calcext:value-type="string">
            <text:p>Fantasy Film-Noir</text:p>
          </table:table-cell>
          <table:table-cell table:number-columns-repeated="3"/>
        </table:table-row>
        <table:table-row table:style-name="ro1">
          <table:table-cell office:value-type="float" office:value="1.00500121768" calcext:value-type="float">
            <text:p>1.00500121768</text:p>
          </table:table-cell>
          <table:table-cell office:value-type="float" office:value="1.18967707078" calcext:value-type="float">
            <text:p>1.18967707078</text:p>
          </table:table-cell>
          <table:table-cell table:formula="of:=[.B326]-[.A326]" office:value-type="float" office:value="0.1846758531" calcext:value-type="float">
            <text:p>0.1846758531</text:p>
          </table:table-cell>
          <table:table-cell office:value-type="float" office:value="1.87151552716" calcext:value-type="float">
            <text:p>1.87151552716</text:p>
          </table:table-cell>
          <table:table-cell table:formula="of:=[.D326]-[.B326]" office:value-type="float" office:value="0.68183845638" calcext:value-type="float">
            <text:p>0.68183845638</text:p>
          </table:table-cell>
          <table:table-cell/>
          <table:table-cell table:formula="of:=[.D326]-[.A326]" office:value-type="float" office:value="0.86651430948" calcext:value-type="float">
            <text:p>0.86651430948</text:p>
          </table:table-cell>
        </table:table-row>
        <table:table-row table:style-name="ro1">
          <table:table-cell table:number-columns-repeated="2" office:value-type="string" calcext:value-type="string">
            <text:p>Fantasy Horror</text:p>
          </table:table-cell>
          <table:table-cell/>
          <table:table-cell office:value-type="string" calcext:value-type="string">
            <text:p>Fantasy Horror</text:p>
          </table:table-cell>
          <table:table-cell table:number-columns-repeated="3"/>
        </table:table-row>
        <table:table-row table:style-name="ro1">
          <table:table-cell office:value-type="float" office:value="0.22783553866" calcext:value-type="float">
            <text:p>0.22783553866</text:p>
          </table:table-cell>
          <table:table-cell office:value-type="float" office:value="0.272825525288" calcext:value-type="float">
            <text:p>0.272825525288</text:p>
          </table:table-cell>
          <table:table-cell table:formula="of:=[.B328]-[.A328]" office:value-type="float" office:value="0.044989986628" calcext:value-type="float">
            <text:p>0.044989986628</text:p>
          </table:table-cell>
          <table:table-cell office:value-type="float" office:value="0.674540365263" calcext:value-type="float">
            <text:p>0.674540365263</text:p>
          </table:table-cell>
          <table:table-cell table:formula="of:=[.D328]-[.B328]" office:value-type="float" office:value="0.401714839975" calcext:value-type="float">
            <text:p>0.401714839975</text:p>
          </table:table-cell>
          <table:table-cell/>
          <table:table-cell table:formula="of:=[.D328]-[.A328]" office:value-type="float" office:value="0.446704826603" calcext:value-type="float">
            <text:p>0.446704826603</text:p>
          </table:table-cell>
        </table:table-row>
        <table:table-row table:style-name="ro1">
          <table:table-cell table:number-columns-repeated="2" office:value-type="string" calcext:value-type="string">
            <text:p>Fantasy IMAX</text:p>
          </table:table-cell>
          <table:table-cell/>
          <table:table-cell office:value-type="string" calcext:value-type="string">
            <text:p>Fantasy IMAX</text:p>
          </table:table-cell>
          <table:table-cell table:number-columns-repeated="3"/>
        </table:table-row>
        <table:table-row table:style-name="ro1">
          <table:table-cell office:value-type="float" office:value="1.06881357331" calcext:value-type="float">
            <text:p>1.06881357331</text:p>
          </table:table-cell>
          <table:table-cell office:value-type="float" office:value="1.34412204975" calcext:value-type="float">
            <text:p>1.34412204975</text:p>
          </table:table-cell>
          <table:table-cell table:formula="of:=[.B330]-[.A330]" office:value-type="float" office:value="0.27530847644" calcext:value-type="float">
            <text:p>0.27530847644</text:p>
          </table:table-cell>
          <table:table-cell office:value-type="float" office:value="3.15846726933" calcext:value-type="float">
            <text:p>3.15846726933</text:p>
          </table:table-cell>
          <table:table-cell table:formula="of:=[.D330]-[.B330]" office:value-type="float" office:value="1.81434521958" calcext:value-type="float">
            <text:p>1.81434521958</text:p>
          </table:table-cell>
          <table:table-cell/>
          <table:table-cell table:formula="of:=[.D330]-[.A330]" office:value-type="float" office:value="2.08965369602" calcext:value-type="float">
            <text:p>2.08965369602</text:p>
          </table:table-cell>
        </table:table-row>
        <table:table-row table:style-name="ro1">
          <table:table-cell table:number-columns-repeated="2" office:value-type="string" calcext:value-type="string">
            <text:p>Fantasy Musical</text:p>
          </table:table-cell>
          <table:table-cell/>
          <table:table-cell office:value-type="string" calcext:value-type="string">
            <text:p>Fantasy Musical</text:p>
          </table:table-cell>
          <table:table-cell table:number-columns-repeated="3"/>
        </table:table-row>
        <table:table-row table:style-name="ro1">
          <table:table-cell office:value-type="float" office:value="0.490767394234" calcext:value-type="float">
            <text:p>0.490767394234</text:p>
          </table:table-cell>
          <table:table-cell office:value-type="float" office:value="0.552681900267" calcext:value-type="float">
            <text:p>0.552681900267</text:p>
          </table:table-cell>
          <table:table-cell table:formula="of:=[.B332]-[.A332]" office:value-type="float" office:value="0.061914506033" calcext:value-type="float">
            <text:p>0.061914506033</text:p>
          </table:table-cell>
          <table:table-cell office:value-type="float" office:value="1.02894272536" calcext:value-type="float">
            <text:p>1.02894272536</text:p>
          </table:table-cell>
          <table:table-cell table:formula="of:=[.D332]-[.B332]" office:value-type="float" office:value="0.476260825093" calcext:value-type="float">
            <text:p>0.476260825093</text:p>
          </table:table-cell>
          <table:table-cell/>
          <table:table-cell table:formula="of:=[.D332]-[.A332]" office:value-type="float" office:value="0.538175331126" calcext:value-type="float">
            <text:p>0.538175331126</text:p>
          </table:table-cell>
        </table:table-row>
        <table:table-row table:style-name="ro1">
          <table:table-cell table:number-columns-repeated="2" office:value-type="string" calcext:value-type="string">
            <text:p>Fantasy Mystery</text:p>
          </table:table-cell>
          <table:table-cell/>
          <table:table-cell office:value-type="string" calcext:value-type="string">
            <text:p>Fantasy Mystery</text:p>
          </table:table-cell>
          <table:table-cell table:number-columns-repeated="3"/>
        </table:table-row>
        <table:table-row table:style-name="ro1">
          <table:table-cell office:value-type="float" office:value="0.192972607497" calcext:value-type="float">
            <text:p>0.192972607497</text:p>
          </table:table-cell>
          <table:table-cell office:value-type="float" office:value="0.288182344937" calcext:value-type="float">
            <text:p>0.288182344937</text:p>
          </table:table-cell>
          <table:table-cell table:formula="of:=[.B334]-[.A334]" office:value-type="float" office:value="0.09520973744" calcext:value-type="float">
            <text:p>0.09520973744</text:p>
          </table:table-cell>
          <table:table-cell office:value-type="float" office:value="0.654047324663" calcext:value-type="float">
            <text:p>0.654047324663</text:p>
          </table:table-cell>
          <table:table-cell table:formula="of:=[.D334]-[.B334]" office:value-type="float" office:value="0.365864979726" calcext:value-type="float">
            <text:p>0.365864979726</text:p>
          </table:table-cell>
          <table:table-cell/>
          <table:table-cell table:formula="of:=[.D334]-[.A334]" office:value-type="float" office:value="0.461074717166" calcext:value-type="float">
            <text:p>0.461074717166</text:p>
          </table:table-cell>
        </table:table-row>
        <table:table-row table:style-name="ro1">
          <table:table-cell table:number-columns-repeated="2" office:value-type="string" calcext:value-type="string">
            <text:p>Fantasy Romance</text:p>
          </table:table-cell>
          <table:table-cell/>
          <table:table-cell office:value-type="string" calcext:value-type="string">
            <text:p>Fantasy Romance</text:p>
          </table:table-cell>
          <table:table-cell table:number-columns-repeated="3"/>
        </table:table-row>
        <table:table-row table:style-name="ro1">
          <table:table-cell office:value-type="float" office:value="0.203263518175" calcext:value-type="float">
            <text:p>0.203263518175</text:p>
          </table:table-cell>
          <table:table-cell office:value-type="float" office:value="0.236079537424" calcext:value-type="float">
            <text:p>0.236079537424</text:p>
          </table:table-cell>
          <table:table-cell table:formula="of:=[.B336]-[.A336]" office:value-type="float" office:value="0.032816019249" calcext:value-type="float">
            <text:p>0.032816019249</text:p>
          </table:table-cell>
          <table:table-cell office:value-type="float" office:value="0.521814252183" calcext:value-type="float">
            <text:p>0.521814252183</text:p>
          </table:table-cell>
          <table:table-cell table:formula="of:=[.D336]-[.B336]" office:value-type="float" office:value="0.285734714759" calcext:value-type="float">
            <text:p>0.285734714759</text:p>
          </table:table-cell>
          <table:table-cell/>
          <table:table-cell table:formula="of:=[.D336]-[.A336]" office:value-type="float" office:value="0.318550734008" calcext:value-type="float">
            <text:p>0.318550734008</text:p>
          </table:table-cell>
        </table:table-row>
        <table:table-row table:style-name="ro1">
          <table:table-cell table:number-columns-repeated="2" office:value-type="string" calcext:value-type="string">
            <text:p>Fantasy Sci-Fi</text:p>
          </table:table-cell>
          <table:table-cell/>
          <table:table-cell office:value-type="string" calcext:value-type="string">
            <text:p>Fantasy Sci-Fi</text:p>
          </table:table-cell>
          <table:table-cell table:number-columns-repeated="3"/>
        </table:table-row>
        <table:table-row table:style-name="ro1">
          <table:table-cell office:value-type="float" office:value="0.169112475464" calcext:value-type="float">
            <text:p>0.169112475464</text:p>
          </table:table-cell>
          <table:table-cell office:value-type="float" office:value="0.249858438729" calcext:value-type="float">
            <text:p>0.249858438729</text:p>
          </table:table-cell>
          <table:table-cell table:formula="of:=[.B338]-[.A338]" office:value-type="float" office:value="0.080745963265" calcext:value-type="float">
            <text:p>0.080745963265</text:p>
          </table:table-cell>
          <table:table-cell office:value-type="float" office:value="0.54102577129" calcext:value-type="float">
            <text:p>0.54102577129</text:p>
          </table:table-cell>
          <table:table-cell table:formula="of:=[.D338]-[.B338]" office:value-type="float" office:value="0.291167332561" calcext:value-type="float">
            <text:p>0.291167332561</text:p>
          </table:table-cell>
          <table:table-cell/>
          <table:table-cell table:formula="of:=[.D338]-[.A338]" office:value-type="float" office:value="0.371913295826" calcext:value-type="float">
            <text:p>0.371913295826</text:p>
          </table:table-cell>
        </table:table-row>
        <table:table-row table:style-name="ro1">
          <table:table-cell table:number-columns-repeated="2" office:value-type="string" calcext:value-type="string">
            <text:p>Fantasy Thriller</text:p>
          </table:table-cell>
          <table:table-cell/>
          <table:table-cell office:value-type="string" calcext:value-type="string">
            <text:p>Fantasy Thriller</text:p>
          </table:table-cell>
          <table:table-cell table:number-columns-repeated="3"/>
        </table:table-row>
        <table:table-row table:style-name="ro1">
          <table:table-cell office:value-type="float" office:value="0.178969142533" calcext:value-type="float">
            <text:p>0.178969142533</text:p>
          </table:table-cell>
          <table:table-cell office:value-type="float" office:value="0.237690050672" calcext:value-type="float">
            <text:p>0.237690050672</text:p>
          </table:table-cell>
          <table:table-cell table:formula="of:=[.B340]-[.A340]" office:value-type="float" office:value="0.058720908139" calcext:value-type="float">
            <text:p>0.058720908139</text:p>
          </table:table-cell>
          <table:table-cell office:value-type="float" office:value="0.505726755844" calcext:value-type="float">
            <text:p>0.505726755844</text:p>
          </table:table-cell>
          <table:table-cell table:formula="of:=[.D340]-[.B340]" office:value-type="float" office:value="0.268036705172" calcext:value-type="float">
            <text:p>0.268036705172</text:p>
          </table:table-cell>
          <table:table-cell/>
          <table:table-cell table:formula="of:=[.D340]-[.A340]" office:value-type="float" office:value="0.326757613311" calcext:value-type="float">
            <text:p>0.326757613311</text:p>
          </table:table-cell>
        </table:table-row>
        <table:table-row table:style-name="ro1">
          <table:table-cell table:number-columns-repeated="2" office:value-type="string" calcext:value-type="string">
            <text:p>Fantasy War</text:p>
          </table:table-cell>
          <table:table-cell/>
          <table:table-cell office:value-type="string" calcext:value-type="string">
            <text:p>Fantasy War</text:p>
          </table:table-cell>
          <table:table-cell table:number-columns-repeated="3"/>
        </table:table-row>
        <table:table-row table:style-name="ro1">
          <table:table-cell office:value-type="float" office:value="0.477432583881" calcext:value-type="float">
            <text:p>0.477432583881</text:p>
          </table:table-cell>
          <table:table-cell office:value-type="float" office:value="0.535880010363" calcext:value-type="float">
            <text:p>0.535880010363</text:p>
          </table:table-cell>
          <table:table-cell table:formula="of:=[.B342]-[.A342]" office:value-type="float" office:value="0.058447426482" calcext:value-type="float">
            <text:p>0.058447426482</text:p>
          </table:table-cell>
          <table:table-cell office:value-type="float" office:value="0.99412755036" calcext:value-type="float">
            <text:p>0.99412755036</text:p>
          </table:table-cell>
          <table:table-cell table:formula="of:=[.D342]-[.B342]" office:value-type="float" office:value="0.458247539997" calcext:value-type="float">
            <text:p>0.458247539997</text:p>
          </table:table-cell>
          <table:table-cell/>
          <table:table-cell table:formula="of:=[.D342]-[.A342]" office:value-type="float" office:value="0.516694966479" calcext:value-type="float">
            <text:p>0.516694966479</text:p>
          </table:table-cell>
        </table:table-row>
        <table:table-row table:style-name="ro1">
          <table:table-cell table:number-columns-repeated="2" office:value-type="string" calcext:value-type="string">
            <text:p>Fantasy Western</text:p>
          </table:table-cell>
          <table:table-cell/>
          <table:table-cell office:value-type="string" calcext:value-type="string">
            <text:p>Fantasy Western</text:p>
          </table:table-cell>
          <table:table-cell table:number-columns-repeated="3"/>
        </table:table-row>
        <table:table-row table:style-name="ro1">
          <table:table-cell office:value-type="float" office:value="0.553651225242" calcext:value-type="float">
            <text:p>0.553651225242</text:p>
          </table:table-cell>
          <table:table-cell office:value-type="float" office:value="0.637851259684" calcext:value-type="float">
            <text:p>0.637851259684</text:p>
          </table:table-cell>
          <table:table-cell table:formula="of:=[.B344]-[.A344]" office:value-type="float" office:value="0.0842000344420001" calcext:value-type="float">
            <text:p>0.084200034442</text:p>
          </table:table-cell>
          <table:table-cell office:value-type="float" office:value="1.32685663907" calcext:value-type="float">
            <text:p>1.32685663907</text:p>
          </table:table-cell>
          <table:table-cell table:formula="of:=[.D344]-[.B344]" office:value-type="float" office:value="0.689005379386" calcext:value-type="float">
            <text:p>0.689005379386</text:p>
          </table:table-cell>
          <table:table-cell/>
          <table:table-cell table:formula="of:=[.D344]-[.A344]" office:value-type="float" office:value="0.773205413828" calcext:value-type="float">
            <text:p>0.773205413828</text:p>
          </table:table-cell>
        </table:table-row>
        <table:table-row table:style-name="ro1">
          <table:table-cell table:number-columns-repeated="2" office:value-type="string" calcext:value-type="string">
            <text:p>Film-Noir Action</text:p>
          </table:table-cell>
          <table:table-cell/>
          <table:table-cell office:value-type="string" calcext:value-type="string">
            <text:p>Film-Noir Action</text:p>
          </table:table-cell>
          <table:table-cell table:number-columns-repeated="3"/>
        </table:table-row>
        <table:table-row table:style-name="ro1">
          <table:table-cell office:value-type="float" office:value="1.12335389466" calcext:value-type="float">
            <text:p>1.12335389466</text:p>
          </table:table-cell>
          <table:table-cell office:value-type="float" office:value="1.22269846331" calcext:value-type="float">
            <text:p>1.22269846331</text:p>
          </table:table-cell>
          <table:table-cell table:formula="of:=[.B346]-[.A346]" office:value-type="float" office:value="0.0993445686500001" calcext:value-type="float">
            <text:p>0.09934456865</text:p>
          </table:table-cell>
          <table:table-cell office:value-type="float" office:value="1.93913724366" calcext:value-type="float">
            <text:p>1.93913724366</text:p>
          </table:table-cell>
          <table:table-cell table:formula="of:=[.D346]-[.B346]" office:value-type="float" office:value="0.71643878035" calcext:value-type="float">
            <text:p>0.71643878035</text:p>
          </table:table-cell>
          <table:table-cell/>
          <table:table-cell table:formula="of:=[.D346]-[.A346]" office:value-type="float" office:value="0.815783349" calcext:value-type="float">
            <text:p>0.815783349</text:p>
          </table:table-cell>
        </table:table-row>
        <table:table-row table:style-name="ro1">
          <table:table-cell table:number-columns-repeated="2" office:value-type="string" calcext:value-type="string">
            <text:p>Film-Noir Adventure</text:p>
          </table:table-cell>
          <table:table-cell/>
          <table:table-cell office:value-type="string" calcext:value-type="string">
            <text:p>Film-Noir Adventure</text:p>
          </table:table-cell>
          <table:table-cell table:number-columns-repeated="3"/>
        </table:table-row>
        <table:table-row table:style-name="ro1">
          <table:table-cell office:value-type="float" office:value="1.1426690732" calcext:value-type="float">
            <text:p>1.1426690732</text:p>
          </table:table-cell>
          <table:table-cell office:value-type="float" office:value="1.20516742462" calcext:value-type="float">
            <text:p>1.20516742462</text:p>
          </table:table-cell>
          <table:table-cell table:formula="of:=[.B348]-[.A348]" office:value-type="float" office:value="0.0624983514199999" calcext:value-type="float">
            <text:p>0.06249835142</text:p>
          </table:table-cell>
          <table:table-cell office:value-type="float" office:value="1.93332736327" calcext:value-type="float">
            <text:p>1.93332736327</text:p>
          </table:table-cell>
          <table:table-cell table:formula="of:=[.D348]-[.B348]" office:value-type="float" office:value="0.72815993865" calcext:value-type="float">
            <text:p>0.72815993865</text:p>
          </table:table-cell>
          <table:table-cell/>
          <table:table-cell table:formula="of:=[.D348]-[.A348]" office:value-type="float" office:value="0.79065829007" calcext:value-type="float">
            <text:p>0.79065829007</text:p>
          </table:table-cell>
        </table:table-row>
        <table:table-row table:style-name="ro1">
          <table:table-cell table:number-columns-repeated="2" office:value-type="string" calcext:value-type="string">
            <text:p>Film-Noir Animation</text:p>
          </table:table-cell>
          <table:table-cell/>
          <table:table-cell office:value-type="string" calcext:value-type="string">
            <text:p>Film-Noir Animation</text:p>
          </table:table-cell>
          <table:table-cell table:number-columns-repeated="3"/>
        </table:table-row>
        <table:table-row table:style-name="ro1">
          <table:table-cell office:value-type="float" office:value="1.07784655071" calcext:value-type="float">
            <text:p>1.07784655071</text:p>
          </table:table-cell>
          <table:table-cell office:value-type="float" office:value="1.17793712802" calcext:value-type="float">
            <text:p>1.17793712802</text:p>
          </table:table-cell>
          <table:table-cell table:formula="of:=[.B350]-[.A350]" office:value-type="float" office:value="0.10009057731" calcext:value-type="float">
            <text:p>0.10009057731</text:p>
          </table:table-cell>
          <table:table-cell office:value-type="float" office:value="1.90859136862" calcext:value-type="float">
            <text:p>1.90859136862</text:p>
          </table:table-cell>
          <table:table-cell table:formula="of:=[.D350]-[.B350]" office:value-type="float" office:value="0.7306542406" calcext:value-type="float">
            <text:p>0.7306542406</text:p>
          </table:table-cell>
          <table:table-cell/>
          <table:table-cell table:formula="of:=[.D350]-[.A350]" office:value-type="float" office:value="0.83074481791" calcext:value-type="float">
            <text:p>0.83074481791</text:p>
          </table:table-cell>
        </table:table-row>
        <table:table-row table:style-name="ro1">
          <table:table-cell table:number-columns-repeated="2" office:value-type="string" calcext:value-type="string">
            <text:p>Film-Noir Children</text:p>
          </table:table-cell>
          <table:table-cell/>
          <table:table-cell office:value-type="string" calcext:value-type="string">
            <text:p>Film-Noir Children</text:p>
          </table:table-cell>
          <table:table-cell table:number-columns-repeated="3"/>
        </table:table-row>
        <table:table-row table:style-name="ro1">
          <table:table-cell office:value-type="float" office:value="0.993477045839" calcext:value-type="float">
            <text:p>0.993477045839</text:p>
          </table:table-cell>
          <table:table-cell office:value-type="float" office:value="1.17570151487" calcext:value-type="float">
            <text:p>1.17570151487</text:p>
          </table:table-cell>
          <table:table-cell table:formula="of:=[.B352]-[.A352]" office:value-type="float" office:value="0.182224469031" calcext:value-type="float">
            <text:p>0.182224469031</text:p>
          </table:table-cell>
          <table:table-cell office:value-type="float" office:value="1.84822117849" calcext:value-type="float">
            <text:p>1.84822117849</text:p>
          </table:table-cell>
          <table:table-cell table:formula="of:=[.D352]-[.B352]" office:value-type="float" office:value="0.67251966362" calcext:value-type="float">
            <text:p>0.67251966362</text:p>
          </table:table-cell>
          <table:table-cell/>
          <table:table-cell table:formula="of:=[.D352]-[.A352]" office:value-type="float" office:value="0.854744132651" calcext:value-type="float">
            <text:p>0.854744132651</text:p>
          </table:table-cell>
        </table:table-row>
        <table:table-row table:style-name="ro1">
          <table:table-cell table:number-columns-repeated="2" office:value-type="string" calcext:value-type="string">
            <text:p>Film-Noir Comedy</text:p>
          </table:table-cell>
          <table:table-cell/>
          <table:table-cell office:value-type="string" calcext:value-type="string">
            <text:p>Film-Noir Comedy</text:p>
          </table:table-cell>
          <table:table-cell table:number-columns-repeated="3"/>
        </table:table-row>
        <table:table-row table:style-name="ro1">
          <table:table-cell office:value-type="float" office:value="1.25296280462" calcext:value-type="float">
            <text:p>1.25296280462</text:p>
          </table:table-cell>
          <table:table-cell office:value-type="float" office:value="1.2816119979" calcext:value-type="float">
            <text:p>1.2816119979</text:p>
          </table:table-cell>
          <table:table-cell table:formula="of:=[.B354]-[.A354]" office:value-type="float" office:value="0.0286491932799999" calcext:value-type="float">
            <text:p>0.02864919328</text:p>
          </table:table-cell>
          <table:table-cell office:value-type="float" office:value="1.97023750868" calcext:value-type="float">
            <text:p>1.97023750868</text:p>
          </table:table-cell>
          <table:table-cell table:formula="of:=[.D354]-[.B354]" office:value-type="float" office:value="0.68862551078" calcext:value-type="float">
            <text:p>0.68862551078</text:p>
          </table:table-cell>
          <table:table-cell/>
          <table:table-cell table:formula="of:=[.D354]-[.A354]" office:value-type="float" office:value="0.71727470406" calcext:value-type="float">
            <text:p>0.71727470406</text:p>
          </table:table-cell>
        </table:table-row>
        <table:table-row table:style-name="ro1">
          <table:table-cell table:number-columns-repeated="2" office:value-type="string" calcext:value-type="string">
            <text:p>Film-Noir Crime</text:p>
          </table:table-cell>
          <table:table-cell/>
          <table:table-cell office:value-type="string" calcext:value-type="string">
            <text:p>Film-Noir Crime</text:p>
          </table:table-cell>
          <table:table-cell table:number-columns-repeated="3"/>
        </table:table-row>
        <table:table-row table:style-name="ro1">
          <table:table-cell office:value-type="float" office:value="1.07058697305" calcext:value-type="float">
            <text:p>1.07058697305</text:p>
          </table:table-cell>
          <table:table-cell office:value-type="float" office:value="1.24956640749" calcext:value-type="float">
            <text:p>1.24956640749</text:p>
          </table:table-cell>
          <table:table-cell table:formula="of:=[.B356]-[.A356]" office:value-type="float" office:value="0.17897943444" calcext:value-type="float">
            <text:p>0.17897943444</text:p>
          </table:table-cell>
          <table:table-cell office:value-type="float" office:value="1.89436149589" calcext:value-type="float">
            <text:p>1.89436149589</text:p>
          </table:table-cell>
          <table:table-cell table:formula="of:=[.D356]-[.B356]" office:value-type="float" office:value="0.6447950884" calcext:value-type="float">
            <text:p>0.6447950884</text:p>
          </table:table-cell>
          <table:table-cell/>
          <table:table-cell table:formula="of:=[.D356]-[.A356]" office:value-type="float" office:value="0.82377452284" calcext:value-type="float">
            <text:p>0.82377452284</text:p>
          </table:table-cell>
        </table:table-row>
        <table:table-row table:style-name="ro1">
          <table:table-cell table:number-columns-repeated="2" office:value-type="string" calcext:value-type="string">
            <text:p>Film-Noir Documentary</text:p>
          </table:table-cell>
          <table:table-cell/>
          <table:table-cell office:value-type="string" calcext:value-type="string">
            <text:p>Film-Noir Documentary</text:p>
          </table:table-cell>
          <table:table-cell table:number-columns-repeated="3"/>
        </table:table-row>
        <table:table-row table:style-name="ro1">
          <table:table-cell office:value-type="float" office:value="1.26496726159" calcext:value-type="float">
            <text:p>1.26496726159</text:p>
          </table:table-cell>
          <table:table-cell office:value-type="float" office:value="1.52864593775" calcext:value-type="float">
            <text:p>1.52864593775</text:p>
          </table:table-cell>
          <table:table-cell table:formula="of:=[.B358]-[.A358]" office:value-type="float" office:value="0.26367867616" calcext:value-type="float">
            <text:p>0.26367867616</text:p>
          </table:table-cell>
          <table:table-cell office:value-type="float" office:value="1.79772516878" calcext:value-type="float">
            <text:p>1.79772516878</text:p>
          </table:table-cell>
          <table:table-cell table:formula="of:=[.D358]-[.B358]" office:value-type="float" office:value="0.26907923103" calcext:value-type="float">
            <text:p>0.26907923103</text:p>
          </table:table-cell>
          <table:table-cell/>
          <table:table-cell table:formula="of:=[.D358]-[.A358]" office:value-type="float" office:value="0.53275790719" calcext:value-type="float">
            <text:p>0.53275790719</text:p>
          </table:table-cell>
        </table:table-row>
        <table:table-row table:style-name="ro1">
          <table:table-cell table:number-columns-repeated="2" office:value-type="string" calcext:value-type="string">
            <text:p>Film-Noir Drama</text:p>
          </table:table-cell>
          <table:table-cell/>
          <table:table-cell office:value-type="string" calcext:value-type="string">
            <text:p>Film-Noir Drama</text:p>
          </table:table-cell>
          <table:table-cell table:number-columns-repeated="3"/>
        </table:table-row>
        <table:table-row table:style-name="ro1">
          <table:table-cell office:value-type="float" office:value="1.26112998701" calcext:value-type="float">
            <text:p>1.26112998701</text:p>
          </table:table-cell>
          <table:table-cell office:value-type="float" office:value="1.28980499439" calcext:value-type="float">
            <text:p>1.28980499439</text:p>
          </table:table-cell>
          <table:table-cell table:formula="of:=[.B360]-[.A360]" office:value-type="float" office:value="0.02867500738" calcext:value-type="float">
            <text:p>0.02867500738</text:p>
          </table:table-cell>
          <table:table-cell office:value-type="float" office:value="1.9774763188" calcext:value-type="float">
            <text:p>1.9774763188</text:p>
          </table:table-cell>
          <table:table-cell table:formula="of:=[.D360]-[.B360]" office:value-type="float" office:value="0.68767132441" calcext:value-type="float">
            <text:p>0.68767132441</text:p>
          </table:table-cell>
          <table:table-cell/>
          <table:table-cell table:formula="of:=[.D360]-[.A360]" office:value-type="float" office:value="0.71634633179" calcext:value-type="float">
            <text:p>0.71634633179</text:p>
          </table:table-cell>
        </table:table-row>
        <table:table-row table:style-name="ro1">
          <table:table-cell table:number-columns-repeated="2" office:value-type="string" calcext:value-type="string">
            <text:p>Film-Noir Fantasy</text:p>
          </table:table-cell>
          <table:table-cell/>
          <table:table-cell office:value-type="string" calcext:value-type="string">
            <text:p>Film-Noir Fantasy</text:p>
          </table:table-cell>
          <table:table-cell table:number-columns-repeated="3"/>
        </table:table-row>
        <table:table-row table:style-name="ro1">
          <table:table-cell office:value-type="float" office:value="1.00500121768" calcext:value-type="float">
            <text:p>1.00500121768</text:p>
          </table:table-cell>
          <table:table-cell office:value-type="float" office:value="1.18967707078" calcext:value-type="float">
            <text:p>1.18967707078</text:p>
          </table:table-cell>
          <table:table-cell table:formula="of:=[.B362]-[.A362]" office:value-type="float" office:value="0.1846758531" calcext:value-type="float">
            <text:p>0.1846758531</text:p>
          </table:table-cell>
          <table:table-cell office:value-type="float" office:value="1.87151552716" calcext:value-type="float">
            <text:p>1.87151552716</text:p>
          </table:table-cell>
          <table:table-cell table:formula="of:=[.D362]-[.B362]" office:value-type="float" office:value="0.68183845638" calcext:value-type="float">
            <text:p>0.68183845638</text:p>
          </table:table-cell>
          <table:table-cell/>
          <table:table-cell table:formula="of:=[.D362]-[.A362]" office:value-type="float" office:value="0.86651430948" calcext:value-type="float">
            <text:p>0.86651430948</text:p>
          </table:table-cell>
        </table:table-row>
        <table:table-row table:style-name="ro1">
          <table:table-cell table:number-columns-repeated="2" office:value-type="string" calcext:value-type="string">
            <text:p>Film-Noir Film-Noir</text:p>
          </table:table-cell>
          <table:table-cell/>
          <table:table-cell office:value-type="string" calcext:value-type="string">
            <text:p>Film-Noir Film-No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formula="of:=[.D364]-[.B364]" office:value-type="string" office:string-value="" calcext:value-type="error">
            <text:p>#VALUE!</text:p>
          </table:table-cell>
          <table:table-cell/>
          <table:table-cell table:formula="of:=[.D364]-[.A36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Film-Noir Horror</text:p>
          </table:table-cell>
          <table:table-cell/>
          <table:table-cell office:value-type="string" calcext:value-type="string">
            <text:p>Film-Noir Horror</text:p>
          </table:table-cell>
          <table:table-cell table:number-columns-repeated="3"/>
        </table:table-row>
        <table:table-row table:style-name="ro1">
          <table:table-cell office:value-type="float" office:value="1.0904296211" calcext:value-type="float">
            <text:p>1.0904296211</text:p>
          </table:table-cell>
          <table:table-cell office:value-type="float" office:value="1.19213562805" calcext:value-type="float">
            <text:p>1.19213562805</text:p>
          </table:table-cell>
          <table:table-cell table:formula="of:=[.B366]-[.A366]" office:value-type="float" office:value="0.10170600695" calcext:value-type="float">
            <text:p>0.10170600695</text:p>
          </table:table-cell>
          <table:table-cell office:value-type="float" office:value="1.93531889074" calcext:value-type="float">
            <text:p>1.93531889074</text:p>
          </table:table-cell>
          <table:table-cell table:formula="of:=[.D366]-[.B366]" office:value-type="float" office:value="0.74318326269" calcext:value-type="float">
            <text:p>0.74318326269</text:p>
          </table:table-cell>
          <table:table-cell/>
          <table:table-cell table:formula="of:=[.D366]-[.A366]" office:value-type="float" office:value="0.84488926964" calcext:value-type="float">
            <text:p>0.84488926964</text:p>
          </table:table-cell>
        </table:table-row>
        <table:table-row table:style-name="ro1">
          <table:table-cell table:number-columns-repeated="2" office:value-type="string" calcext:value-type="string">
            <text:p>Film-Noir IMAX</text:p>
          </table:table-cell>
          <table:table-cell/>
          <table:table-cell office:value-type="string" calcext:value-type="string">
            <text:p>Film-Noir IMAX</text:p>
          </table:table-cell>
          <table:table-cell table:number-columns-repeated="3"/>
        </table:table-row>
        <table:table-row table:style-name="ro1">
          <table:table-cell office:value-type="float" office:value="0.501025390478" calcext:value-type="float">
            <text:p>0.501025390478</text:p>
          </table:table-cell>
          <table:table-cell office:value-type="float" office:value="1.37006540289" calcext:value-type="float">
            <text:p>1.37006540289</text:p>
          </table:table-cell>
          <table:table-cell table:formula="of:=[.B368]-[.A368]" office:value-type="float" office:value="0.869040012412" calcext:value-type="float">
            <text:p>0.869040012412</text:p>
          </table:table-cell>
          <table:table-cell office:value-type="float" office:value="1.7801164134" calcext:value-type="float">
            <text:p>1.7801164134</text:p>
          </table:table-cell>
          <table:table-cell table:formula="of:=[.D368]-[.B368]" office:value-type="float" office:value="0.41005101051" calcext:value-type="float">
            <text:p>0.41005101051</text:p>
          </table:table-cell>
          <table:table-cell/>
          <table:table-cell table:formula="of:=[.D368]-[.A368]" office:value-type="float" office:value="1.279091022922" calcext:value-type="float">
            <text:p>1.279091022922</text:p>
          </table:table-cell>
        </table:table-row>
        <table:table-row table:style-name="ro1">
          <table:table-cell table:number-columns-repeated="2" office:value-type="string" calcext:value-type="string">
            <text:p>Film-Noir Musical</text:p>
          </table:table-cell>
          <table:table-cell/>
          <table:table-cell office:value-type="string" calcext:value-type="string">
            <text:p>Film-Noir Musical</text:p>
          </table:table-cell>
          <table:table-cell table:number-columns-repeated="3"/>
        </table:table-row>
        <table:table-row table:style-name="ro1">
          <table:table-cell office:value-type="float" office:value="0.97828273494" calcext:value-type="float">
            <text:p>0.97828273494</text:p>
          </table:table-cell>
          <table:table-cell office:value-type="float" office:value="1.3547751645" calcext:value-type="float">
            <text:p>1.3547751645</text:p>
          </table:table-cell>
          <table:table-cell table:formula="of:=[.B370]-[.A370]" office:value-type="float" office:value="0.37649242956" calcext:value-type="float">
            <text:p>0.37649242956</text:p>
          </table:table-cell>
          <table:table-cell office:value-type="float" office:value="1.77513194348" calcext:value-type="float">
            <text:p>1.77513194348</text:p>
          </table:table-cell>
          <table:table-cell table:formula="of:=[.D370]-[.B370]" office:value-type="float" office:value="0.42035677898" calcext:value-type="float">
            <text:p>0.42035677898</text:p>
          </table:table-cell>
          <table:table-cell/>
          <table:table-cell table:formula="of:=[.D370]-[.A370]" office:value-type="float" office:value="0.79684920854" calcext:value-type="float">
            <text:p>0.79684920854</text:p>
          </table:table-cell>
        </table:table-row>
        <table:table-row table:style-name="ro1">
          <table:table-cell table:number-columns-repeated="2" office:value-type="string" calcext:value-type="string">
            <text:p>Film-Noir Mystery</text:p>
          </table:table-cell>
          <table:table-cell/>
          <table:table-cell office:value-type="string" calcext:value-type="string">
            <text:p>Film-Noir Mystery</text:p>
          </table:table-cell>
          <table:table-cell table:number-columns-repeated="3"/>
        </table:table-row>
        <table:table-row table:style-name="ro1">
          <table:table-cell office:value-type="float" office:value="0.891998766583" calcext:value-type="float">
            <text:p>0.891998766583</text:p>
          </table:table-cell>
          <table:table-cell office:value-type="float" office:value="1.19780437719" calcext:value-type="float">
            <text:p>1.19780437719</text:p>
          </table:table-cell>
          <table:table-cell table:formula="of:=[.B372]-[.A372]" office:value-type="float" office:value="0.305805610607" calcext:value-type="float">
            <text:p>0.305805610607</text:p>
          </table:table-cell>
          <table:table-cell office:value-type="float" office:value="1.85897015531" calcext:value-type="float">
            <text:p>1.85897015531</text:p>
          </table:table-cell>
          <table:table-cell table:formula="of:=[.D372]-[.B372]" office:value-type="float" office:value="0.66116577812" calcext:value-type="float">
            <text:p>0.66116577812</text:p>
          </table:table-cell>
          <table:table-cell/>
          <table:table-cell table:formula="of:=[.D372]-[.A372]" office:value-type="float" office:value="0.966971388727" calcext:value-type="float">
            <text:p>0.966971388727</text:p>
          </table:table-cell>
        </table:table-row>
        <table:table-row table:style-name="ro1">
          <table:table-cell table:number-columns-repeated="2" office:value-type="string" calcext:value-type="string">
            <text:p>Film-Noir Romance</text:p>
          </table:table-cell>
          <table:table-cell/>
          <table:table-cell office:value-type="string" calcext:value-type="string">
            <text:p>Film-Noir Romance</text:p>
          </table:table-cell>
          <table:table-cell table:number-columns-repeated="3"/>
        </table:table-row>
        <table:table-row table:style-name="ro1">
          <table:table-cell office:value-type="float" office:value="1.16594719345" calcext:value-type="float">
            <text:p>1.16594719345</text:p>
          </table:table-cell>
          <table:table-cell office:value-type="float" office:value="1.22789727085" calcext:value-type="float">
            <text:p>1.22789727085</text:p>
          </table:table-cell>
          <table:table-cell table:formula="of:=[.B374]-[.A374]" office:value-type="float" office:value="0.0619500773999999" calcext:value-type="float">
            <text:p>0.0619500774</text:p>
          </table:table-cell>
          <table:table-cell office:value-type="float" office:value="1.94359638913" calcext:value-type="float">
            <text:p>1.94359638913</text:p>
          </table:table-cell>
          <table:table-cell table:formula="of:=[.D374]-[.B374]" office:value-type="float" office:value="0.71569911828" calcext:value-type="float">
            <text:p>0.71569911828</text:p>
          </table:table-cell>
          <table:table-cell/>
          <table:table-cell table:formula="of:=[.D374]-[.A374]" office:value-type="float" office:value="0.77764919568" calcext:value-type="float">
            <text:p>0.77764919568</text:p>
          </table:table-cell>
        </table:table-row>
        <table:table-row table:style-name="ro1">
          <table:table-cell table:number-columns-repeated="2" office:value-type="string" calcext:value-type="string">
            <text:p>Film-Noir Sci-Fi</text:p>
          </table:table-cell>
          <table:table-cell/>
          <table:table-cell office:value-type="string" calcext:value-type="string">
            <text:p>Film-Noir Sci-Fi</text:p>
          </table:table-cell>
          <table:table-cell table:number-columns-repeated="3"/>
        </table:table-row>
        <table:table-row table:style-name="ro1">
          <table:table-cell office:value-type="float" office:value="0.942674799515" calcext:value-type="float">
            <text:p>0.942674799515</text:p>
          </table:table-cell>
          <table:table-cell office:value-type="float" office:value="1.13812099723" calcext:value-type="float">
            <text:p>1.13812099723</text:p>
          </table:table-cell>
          <table:table-cell table:formula="of:=[.B376]-[.A376]" office:value-type="float" office:value="0.195446197715" calcext:value-type="float">
            <text:p>0.195446197715</text:p>
          </table:table-cell>
          <table:table-cell office:value-type="float" office:value="1.87469787861" calcext:value-type="float">
            <text:p>1.87469787861</text:p>
          </table:table-cell>
          <table:table-cell table:formula="of:=[.D376]-[.B376]" office:value-type="float" office:value="0.73657688138" calcext:value-type="float">
            <text:p>0.73657688138</text:p>
          </table:table-cell>
          <table:table-cell/>
          <table:table-cell table:formula="of:=[.D376]-[.A376]" office:value-type="float" office:value="0.932023079095" calcext:value-type="float">
            <text:p>0.932023079095</text:p>
          </table:table-cell>
        </table:table-row>
        <table:table-row table:style-name="ro1">
          <table:table-cell table:number-columns-repeated="2" office:value-type="string" calcext:value-type="string">
            <text:p>Film-Noir Thriller</text:p>
          </table:table-cell>
          <table:table-cell/>
          <table:table-cell office:value-type="string" calcext:value-type="string">
            <text:p>Film-Noir Thriller</text:p>
          </table:table-cell>
          <table:table-cell table:number-columns-repeated="3"/>
        </table:table-row>
        <table:table-row table:style-name="ro1">
          <table:table-cell office:value-type="float" office:value="0.919699914091" calcext:value-type="float">
            <text:p>0.919699914091</text:p>
          </table:table-cell>
          <table:table-cell office:value-type="float" office:value="1.21348287266" calcext:value-type="float">
            <text:p>1.21348287266</text:p>
          </table:table-cell>
          <table:table-cell table:formula="of:=[.B378]-[.A378]" office:value-type="float" office:value="0.293782958569" calcext:value-type="float">
            <text:p>0.293782958569</text:p>
          </table:table-cell>
          <table:table-cell office:value-type="float" office:value="1.84087516681" calcext:value-type="float">
            <text:p>1.84087516681</text:p>
          </table:table-cell>
          <table:table-cell table:formula="of:=[.D378]-[.B378]" office:value-type="float" office:value="0.62739229415" calcext:value-type="float">
            <text:p>0.62739229415</text:p>
          </table:table-cell>
          <table:table-cell/>
          <table:table-cell table:formula="of:=[.D378]-[.A378]" office:value-type="float" office:value="0.921175252719" calcext:value-type="float">
            <text:p>0.921175252719</text:p>
          </table:table-cell>
        </table:table-row>
        <table:table-row table:style-name="ro1">
          <table:table-cell table:number-columns-repeated="2" office:value-type="string" calcext:value-type="string">
            <text:p>Film-Noir War</text:p>
          </table:table-cell>
          <table:table-cell/>
          <table:table-cell office:value-type="string" calcext:value-type="string">
            <text:p>Film-Noir War</text:p>
          </table:table-cell>
          <table:table-cell table:number-columns-repeated="3"/>
        </table:table-row>
        <table:table-row table:style-name="ro1">
          <table:table-cell office:value-type="float" office:value="1.1171416134" calcext:value-type="float">
            <text:p>1.1171416134</text:p>
          </table:table-cell>
          <table:table-cell office:value-type="float" office:value="1.36545251574" calcext:value-type="float">
            <text:p>1.36545251574</text:p>
          </table:table-cell>
          <table:table-cell table:formula="of:=[.B380]-[.A380]" office:value-type="float" office:value="0.24831090234" calcext:value-type="float">
            <text:p>0.24831090234</text:p>
          </table:table-cell>
          <table:table-cell office:value-type="float" office:value="1.82577711811" calcext:value-type="float">
            <text:p>1.82577711811</text:p>
          </table:table-cell>
          <table:table-cell table:formula="of:=[.D380]-[.B380]" office:value-type="float" office:value="0.46032460237" calcext:value-type="float">
            <text:p>0.46032460237</text:p>
          </table:table-cell>
          <table:table-cell/>
          <table:table-cell table:formula="of:=[.D380]-[.A380]" office:value-type="float" office:value="0.70863550471" calcext:value-type="float">
            <text:p>0.70863550471</text:p>
          </table:table-cell>
        </table:table-row>
        <table:table-row table:style-name="ro1">
          <table:table-cell table:number-columns-repeated="2" office:value-type="string" calcext:value-type="string">
            <text:p>Film-Noir Western</text:p>
          </table:table-cell>
          <table:table-cell/>
          <table:table-cell office:value-type="string" calcext:value-type="string">
            <text:p>Film-Noir Western</text:p>
          </table:table-cell>
          <table:table-cell table:number-columns-repeated="3"/>
        </table:table-row>
        <table:table-row table:style-name="ro1">
          <table:table-cell office:value-type="float" office:value="1.05275591522" calcext:value-type="float">
            <text:p>1.05275591522</text:p>
          </table:table-cell>
          <table:table-cell office:value-type="float" office:value="1.3251172189" calcext:value-type="float">
            <text:p>1.3251172189</text:p>
          </table:table-cell>
          <table:table-cell table:formula="of:=[.B382]-[.A382]" office:value-type="float" office:value="0.27236130368" calcext:value-type="float">
            <text:p>0.27236130368</text:p>
          </table:table-cell>
          <table:table-cell office:value-type="float" office:value="1.87138888658" calcext:value-type="float">
            <text:p>1.87138888658</text:p>
          </table:table-cell>
          <table:table-cell table:formula="of:=[.D382]-[.B382]" office:value-type="float" office:value="0.54627166768" calcext:value-type="float">
            <text:p>0.54627166768</text:p>
          </table:table-cell>
          <table:table-cell/>
          <table:table-cell table:formula="of:=[.D382]-[.A382]" office:value-type="float" office:value="0.81863297136" calcext:value-type="float">
            <text:p>0.81863297136</text:p>
          </table:table-cell>
        </table:table-row>
        <table:table-row table:style-name="ro1">
          <table:table-cell table:number-columns-repeated="2" office:value-type="string" calcext:value-type="string">
            <text:p>Horror Action</text:p>
          </table:table-cell>
          <table:table-cell/>
          <table:table-cell office:value-type="string" calcext:value-type="string">
            <text:p>Horror Action</text:p>
          </table:table-cell>
          <table:table-cell table:number-columns-repeated="3"/>
        </table:table-row>
        <table:table-row table:style-name="ro1">
          <table:table-cell office:value-type="float" office:value="0.222820945402" calcext:value-type="float">
            <text:p>0.222820945402</text:p>
          </table:table-cell>
          <table:table-cell office:value-type="float" office:value="0.264148884884" calcext:value-type="float">
            <text:p>0.264148884884</text:p>
          </table:table-cell>
          <table:table-cell table:formula="of:=[.B384]-[.A384]" office:value-type="float" office:value="0.041327939482" calcext:value-type="float">
            <text:p>0.041327939482</text:p>
          </table:table-cell>
          <table:table-cell office:value-type="float" office:value="0.598264931145" calcext:value-type="float">
            <text:p>0.598264931145</text:p>
          </table:table-cell>
          <table:table-cell table:formula="of:=[.D384]-[.B384]" office:value-type="float" office:value="0.334116046261" calcext:value-type="float">
            <text:p>0.334116046261</text:p>
          </table:table-cell>
          <table:table-cell/>
          <table:table-cell table:formula="of:=[.D384]-[.A384]" office:value-type="float" office:value="0.375443985743" calcext:value-type="float">
            <text:p>0.375443985743</text:p>
          </table:table-cell>
        </table:table-row>
        <table:table-row table:style-name="ro1">
          <table:table-cell table:number-columns-repeated="2" office:value-type="string" calcext:value-type="string">
            <text:p>Horror Adventure</text:p>
          </table:table-cell>
          <table:table-cell/>
          <table:table-cell office:value-type="string" calcext:value-type="string">
            <text:p>Horror Adventure</text:p>
          </table:table-cell>
          <table:table-cell table:number-columns-repeated="3"/>
        </table:table-row>
        <table:table-row table:style-name="ro1">
          <table:table-cell office:value-type="float" office:value="0.280769319465" calcext:value-type="float">
            <text:p>0.280769319465</text:p>
          </table:table-cell>
          <table:table-cell office:value-type="float" office:value="0.311922169212" calcext:value-type="float">
            <text:p>0.311922169212</text:p>
          </table:table-cell>
          <table:table-cell table:formula="of:=[.B386]-[.A386]" office:value-type="float" office:value="0.031152849747" calcext:value-type="float">
            <text:p>0.031152849747</text:p>
          </table:table-cell>
          <table:table-cell office:value-type="float" office:value="0.7237866971" calcext:value-type="float">
            <text:p>0.7237866971</text:p>
          </table:table-cell>
          <table:table-cell table:formula="of:=[.D386]-[.B386]" office:value-type="float" office:value="0.411864527888" calcext:value-type="float">
            <text:p>0.411864527888</text:p>
          </table:table-cell>
          <table:table-cell/>
          <table:table-cell table:formula="of:=[.D386]-[.A386]" office:value-type="float" office:value="0.443017377635" calcext:value-type="float">
            <text:p>0.443017377635</text:p>
          </table:table-cell>
        </table:table-row>
        <table:table-row table:style-name="ro1">
          <table:table-cell table:number-columns-repeated="2" office:value-type="string" calcext:value-type="string">
            <text:p>Horror Animation</text:p>
          </table:table-cell>
          <table:table-cell/>
          <table:table-cell office:value-type="string" calcext:value-type="string">
            <text:p>Horror Animation</text:p>
          </table:table-cell>
          <table:table-cell table:number-columns-repeated="3"/>
        </table:table-row>
        <table:table-row table:style-name="ro1">
          <table:table-cell office:value-type="float" office:value="0.453588100682" calcext:value-type="float">
            <text:p>0.453588100682</text:p>
          </table:table-cell>
          <table:table-cell office:value-type="float" office:value="0.475525150629" calcext:value-type="float">
            <text:p>0.475525150629</text:p>
          </table:table-cell>
          <table:table-cell table:formula="of:=[.B388]-[.A388]" office:value-type="float" office:value="0.021937049947" calcext:value-type="float">
            <text:p>0.021937049947</text:p>
          </table:table-cell>
          <table:table-cell office:value-type="float" office:value="1.21665654676" calcext:value-type="float">
            <text:p>1.21665654676</text:p>
          </table:table-cell>
          <table:table-cell table:formula="of:=[.D388]-[.B388]" office:value-type="float" office:value="0.741131396131" calcext:value-type="float">
            <text:p>0.741131396131</text:p>
          </table:table-cell>
          <table:table-cell/>
          <table:table-cell table:formula="of:=[.D388]-[.A388]" office:value-type="float" office:value="0.763068446078" calcext:value-type="float">
            <text:p>0.763068446078</text:p>
          </table:table-cell>
        </table:table-row>
        <table:table-row table:style-name="ro1">
          <table:table-cell table:number-columns-repeated="2" office:value-type="string" calcext:value-type="string">
            <text:p>Horror Children</text:p>
          </table:table-cell>
          <table:table-cell/>
          <table:table-cell office:value-type="string" calcext:value-type="string">
            <text:p>Horror Children</text:p>
          </table:table-cell>
          <table:table-cell table:number-columns-repeated="3"/>
        </table:table-row>
        <table:table-row table:style-name="ro1">
          <table:table-cell office:value-type="float" office:value="0.429914328765" calcext:value-type="float">
            <text:p>0.429914328765</text:p>
          </table:table-cell>
          <table:table-cell office:value-type="float" office:value="0.474750626423" calcext:value-type="float">
            <text:p>0.474750626423</text:p>
          </table:table-cell>
          <table:table-cell table:formula="of:=[.B390]-[.A390]" office:value-type="float" office:value="0.044836297658" calcext:value-type="float">
            <text:p>0.044836297658</text:p>
          </table:table-cell>
          <table:table-cell office:value-type="float" office:value="1.1874481051" calcext:value-type="float">
            <text:p>1.1874481051</text:p>
          </table:table-cell>
          <table:table-cell table:formula="of:=[.D390]-[.B390]" office:value-type="float" office:value="0.712697478677" calcext:value-type="float">
            <text:p>0.712697478677</text:p>
          </table:table-cell>
          <table:table-cell/>
          <table:table-cell table:formula="of:=[.D390]-[.A390]" office:value-type="float" office:value="0.757533776335" calcext:value-type="float">
            <text:p>0.757533776335</text:p>
          </table:table-cell>
        </table:table-row>
        <table:table-row table:style-name="ro1">
          <table:table-cell table:number-columns-repeated="2" office:value-type="string" calcext:value-type="string">
            <text:p>Horror Comedy</text:p>
          </table:table-cell>
          <table:table-cell/>
          <table:table-cell office:value-type="string" calcext:value-type="string">
            <text:p>Horror Comedy</text:p>
          </table:table-cell>
          <table:table-cell table:number-columns-repeated="3"/>
        </table:table-row>
        <table:table-row table:style-name="ro1">
          <table:table-cell office:value-type="float" office:value="0.289191485328" calcext:value-type="float">
            <text:p>0.289191485328</text:p>
          </table:table-cell>
          <table:table-cell office:value-type="float" office:value="0.303292523784" calcext:value-type="float">
            <text:p>0.303292523784</text:p>
          </table:table-cell>
          <table:table-cell table:formula="of:=[.B392]-[.A392]" office:value-type="float" office:value="0.014101038456" calcext:value-type="float">
            <text:p>0.014101038456</text:p>
          </table:table-cell>
          <table:table-cell office:value-type="float" office:value="0.721392243733" calcext:value-type="float">
            <text:p>0.721392243733</text:p>
          </table:table-cell>
          <table:table-cell table:formula="of:=[.D392]-[.B392]" office:value-type="float" office:value="0.418099719949" calcext:value-type="float">
            <text:p>0.418099719949</text:p>
          </table:table-cell>
          <table:table-cell/>
          <table:table-cell table:formula="of:=[.D392]-[.A392]" office:value-type="float" office:value="0.432200758405" calcext:value-type="float">
            <text:p>0.432200758405</text:p>
          </table:table-cell>
        </table:table-row>
        <table:table-row table:style-name="ro1">
          <table:table-cell table:number-columns-repeated="2" office:value-type="string" calcext:value-type="string">
            <text:p>Horror Crime</text:p>
          </table:table-cell>
          <table:table-cell/>
          <table:table-cell office:value-type="string" calcext:value-type="string">
            <text:p>Horror Crime</text:p>
          </table:table-cell>
          <table:table-cell table:number-columns-repeated="3"/>
        </table:table-row>
        <table:table-row table:style-name="ro1">
          <table:table-cell office:value-type="float" office:value="0.269998646633" calcext:value-type="float">
            <text:p>0.269998646633</text:p>
          </table:table-cell>
          <table:table-cell office:value-type="float" office:value="0.316669501734" calcext:value-type="float">
            <text:p>0.316669501734</text:p>
          </table:table-cell>
          <table:table-cell table:formula="of:=[.B394]-[.A394]" office:value-type="float" office:value="0.046670855101" calcext:value-type="float">
            <text:p>0.046670855101</text:p>
          </table:table-cell>
          <table:table-cell office:value-type="float" office:value="0.796047216864" calcext:value-type="float">
            <text:p>0.796047216864</text:p>
          </table:table-cell>
          <table:table-cell table:formula="of:=[.D394]-[.B394]" office:value-type="float" office:value="0.47937771513" calcext:value-type="float">
            <text:p>0.47937771513</text:p>
          </table:table-cell>
          <table:table-cell/>
          <table:table-cell table:formula="of:=[.D394]-[.A394]" office:value-type="float" office:value="0.526048570231" calcext:value-type="float">
            <text:p>0.526048570231</text:p>
          </table:table-cell>
        </table:table-row>
        <table:table-row table:style-name="ro1">
          <table:table-cell table:number-columns-repeated="2" office:value-type="string" calcext:value-type="string">
            <text:p>Horror Documentary</text:p>
          </table:table-cell>
          <table:table-cell/>
          <table:table-cell office:value-type="string" calcext:value-type="string">
            <text:p>Horror Documentary</text:p>
          </table:table-cell>
          <table:table-cell table:number-columns-repeated="3"/>
        </table:table-row>
        <table:table-row table:style-name="ro1">
          <table:table-cell office:value-type="float" office:value="0.683856681911" calcext:value-type="float">
            <text:p>0.683856681911</text:p>
          </table:table-cell>
          <table:table-cell office:value-type="float" office:value="0.732856304607" calcext:value-type="float">
            <text:p>0.732856304607</text:p>
          </table:table-cell>
          <table:table-cell table:formula="of:=[.B396]-[.A396]" office:value-type="float" office:value="0.048999622696" calcext:value-type="float">
            <text:p>0.048999622696</text:p>
          </table:table-cell>
          <table:table-cell office:value-type="float" office:value="1.31940172637" calcext:value-type="float">
            <text:p>1.31940172637</text:p>
          </table:table-cell>
          <table:table-cell table:formula="of:=[.D396]-[.B396]" office:value-type="float" office:value="0.586545421763" calcext:value-type="float">
            <text:p>0.586545421763</text:p>
          </table:table-cell>
          <table:table-cell/>
          <table:table-cell table:formula="of:=[.D396]-[.A396]" office:value-type="float" office:value="0.635545044459" calcext:value-type="float">
            <text:p>0.635545044459</text:p>
          </table:table-cell>
        </table:table-row>
        <table:table-row table:style-name="ro1">
          <table:table-cell table:number-columns-repeated="2" office:value-type="string" calcext:value-type="string">
            <text:p>Horror Drama</text:p>
          </table:table-cell>
          <table:table-cell/>
          <table:table-cell office:value-type="string" calcext:value-type="string">
            <text:p>Horror Dram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299801191221" calcext:value-type="float">
            <text:p>0.299801191221</text:p>
          </table:table-cell>
          <table:table-cell table:formula="of:=[.B398]-[.A398]" office:value-type="float" office:value="0" calcext:value-type="float">
            <text:p>0</text:p>
          </table:table-cell>
          <table:table-cell office:value-type="float" office:value="0.739817499522" calcext:value-type="float">
            <text:p>0.739817499522</text:p>
          </table:table-cell>
          <table:table-cell table:formula="of:=[.D398]-[.B398]" office:value-type="float" office:value="0.440016308301" calcext:value-type="float">
            <text:p>0.440016308301</text:p>
          </table:table-cell>
          <table:table-cell/>
          <table:table-cell table:formula="of:=[.D398]-[.A398]" office:value-type="float" office:value="0.440016308301" calcext:value-type="float">
            <text:p>0.440016308301</text:p>
          </table:table-cell>
        </table:table-row>
        <table:table-row table:style-name="ro1">
          <table:table-cell table:number-columns-repeated="2" office:value-type="string" calcext:value-type="string">
            <text:p>Horror Fantasy</text:p>
          </table:table-cell>
          <table:table-cell/>
          <table:table-cell office:value-type="string" calcext:value-type="string">
            <text:p>Horror Fantasy</text:p>
          </table:table-cell>
          <table:table-cell table:number-columns-repeated="3"/>
        </table:table-row>
        <table:table-row table:style-name="ro1">
          <table:table-cell office:value-type="float" office:value="0.22783553866" calcext:value-type="float">
            <text:p>0.22783553866</text:p>
          </table:table-cell>
          <table:table-cell office:value-type="float" office:value="0.272825525288" calcext:value-type="float">
            <text:p>0.272825525288</text:p>
          </table:table-cell>
          <table:table-cell table:formula="of:=[.B400]-[.A400]" office:value-type="float" office:value="0.044989986628" calcext:value-type="float">
            <text:p>0.044989986628</text:p>
          </table:table-cell>
          <table:table-cell office:value-type="float" office:value="0.674540365263" calcext:value-type="float">
            <text:p>0.674540365263</text:p>
          </table:table-cell>
          <table:table-cell table:formula="of:=[.D400]-[.B400]" office:value-type="float" office:value="0.401714839975" calcext:value-type="float">
            <text:p>0.401714839975</text:p>
          </table:table-cell>
          <table:table-cell/>
          <table:table-cell table:formula="of:=[.D400]-[.A400]" office:value-type="float" office:value="0.446704826603" calcext:value-type="float">
            <text:p>0.446704826603</text:p>
          </table:table-cell>
        </table:table-row>
        <table:table-row table:style-name="ro1">
          <table:table-cell table:number-columns-repeated="2" office:value-type="string" calcext:value-type="string">
            <text:p>Horror Film-Noir</text:p>
          </table:table-cell>
          <table:table-cell/>
          <table:table-cell office:value-type="string" calcext:value-type="string">
            <text:p>Horror Film-Noir</text:p>
          </table:table-cell>
          <table:table-cell table:number-columns-repeated="3"/>
        </table:table-row>
        <table:table-row table:style-name="ro1">
          <table:table-cell office:value-type="float" office:value="1.0904296211" calcext:value-type="float">
            <text:p>1.0904296211</text:p>
          </table:table-cell>
          <table:table-cell office:value-type="float" office:value="1.19213562805" calcext:value-type="float">
            <text:p>1.19213562805</text:p>
          </table:table-cell>
          <table:table-cell table:formula="of:=[.B402]-[.A402]" office:value-type="float" office:value="0.10170600695" calcext:value-type="float">
            <text:p>0.10170600695</text:p>
          </table:table-cell>
          <table:table-cell office:value-type="float" office:value="1.93531889074" calcext:value-type="float">
            <text:p>1.93531889074</text:p>
          </table:table-cell>
          <table:table-cell table:formula="of:=[.D402]-[.B402]" office:value-type="float" office:value="0.74318326269" calcext:value-type="float">
            <text:p>0.74318326269</text:p>
          </table:table-cell>
          <table:table-cell/>
          <table:table-cell table:formula="of:=[.D402]-[.A402]" office:value-type="float" office:value="0.84488926964" calcext:value-type="float">
            <text:p>0.84488926964</text:p>
          </table:table-cell>
        </table:table-row>
        <table:table-row table:style-name="ro1">
          <table:table-cell table:number-columns-repeated="2" office:value-type="string" calcext:value-type="string">
            <text:p>Horror Horror</text:p>
          </table:table-cell>
          <table:table-cell/>
          <table:table-cell office:value-type="string" calcext:value-type="string">
            <text:p>Horror Horro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04]-[.A4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04]-[.B404]" office:value-type="float" office:value="0" calcext:value-type="float">
            <text:p>0</text:p>
          </table:table-cell>
          <table:table-cell/>
          <table:table-cell table:formula="of:=[.D404]-[.A4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Horror IMAX</text:p>
          </table:table-cell>
          <table:table-cell/>
          <table:table-cell office:value-type="string" calcext:value-type="string">
            <text:p>Horror IMAX</text:p>
          </table:table-cell>
          <table:table-cell table:number-columns-repeated="3"/>
        </table:table-row>
        <table:table-row table:style-name="ro1">
          <table:table-cell office:value-type="float" office:value="1.15046845569" calcext:value-type="float">
            <text:p>1.15046845569</text:p>
          </table:table-cell>
          <table:table-cell office:value-type="float" office:value="1.35256857745" calcext:value-type="float">
            <text:p>1.35256857745</text:p>
          </table:table-cell>
          <table:table-cell table:formula="of:=[.B406]-[.A406]" office:value-type="float" office:value="0.20210012176" calcext:value-type="float">
            <text:p>0.20210012176</text:p>
          </table:table-cell>
          <table:table-cell office:value-type="float" office:value="2.91790732288" calcext:value-type="float">
            <text:p>2.91790732288</text:p>
          </table:table-cell>
          <table:table-cell table:formula="of:=[.D406]-[.B406]" office:value-type="float" office:value="1.56533874543" calcext:value-type="float">
            <text:p>1.56533874543</text:p>
          </table:table-cell>
          <table:table-cell/>
          <table:table-cell table:formula="of:=[.D406]-[.A406]" office:value-type="float" office:value="1.76743886719" calcext:value-type="float">
            <text:p>1.76743886719</text:p>
          </table:table-cell>
        </table:table-row>
        <table:table-row table:style-name="ro1">
          <table:table-cell table:number-columns-repeated="2" office:value-type="string" calcext:value-type="string">
            <text:p>Horror Musical</text:p>
          </table:table-cell>
          <table:table-cell/>
          <table:table-cell office:value-type="string" calcext:value-type="string">
            <text:p>Horror Musical</text:p>
          </table:table-cell>
          <table:table-cell table:number-columns-repeated="3"/>
        </table:table-row>
        <table:table-row table:style-name="ro1">
          <table:table-cell office:value-type="float" office:value="0.564769449576" calcext:value-type="float">
            <text:p>0.564769449576</text:p>
          </table:table-cell>
          <table:table-cell office:value-type="float" office:value="0.586922589418" calcext:value-type="float">
            <text:p>0.586922589418</text:p>
          </table:table-cell>
          <table:table-cell table:formula="of:=[.B408]-[.A408]" office:value-type="float" office:value="0.0221531398420001" calcext:value-type="float">
            <text:p>0.022153139842</text:p>
          </table:table-cell>
          <table:table-cell office:value-type="float" office:value="1.25607035762" calcext:value-type="float">
            <text:p>1.25607035762</text:p>
          </table:table-cell>
          <table:table-cell table:formula="of:=[.D408]-[.B408]" office:value-type="float" office:value="0.669147768202" calcext:value-type="float">
            <text:p>0.669147768202</text:p>
          </table:table-cell>
          <table:table-cell/>
          <table:table-cell table:formula="of:=[.D408]-[.A408]" office:value-type="float" office:value="0.691300908044" calcext:value-type="float">
            <text:p>0.691300908044</text:p>
          </table:table-cell>
        </table:table-row>
        <table:table-row table:style-name="ro1">
          <table:table-cell table:number-columns-repeated="2" office:value-type="string" calcext:value-type="string">
            <text:p>Horror Mystery</text:p>
          </table:table-cell>
          <table:table-cell/>
          <table:table-cell office:value-type="string" calcext:value-type="string">
            <text:p>Horror Mystery</text:p>
          </table:table-cell>
          <table:table-cell table:number-columns-repeated="3"/>
        </table:table-row>
        <table:table-row table:style-name="ro1">
          <table:table-cell office:value-type="float" office:value="0.255045479098" calcext:value-type="float">
            <text:p>0.255045479098</text:p>
          </table:table-cell>
          <table:table-cell office:value-type="float" office:value="0.327538838796" calcext:value-type="float">
            <text:p>0.327538838796</text:p>
          </table:table-cell>
          <table:table-cell table:formula="of:=[.B410]-[.A410]" office:value-type="float" office:value="0.072493359698" calcext:value-type="float">
            <text:p>0.072493359698</text:p>
          </table:table-cell>
          <table:table-cell office:value-type="float" office:value="0.916007234311" calcext:value-type="float">
            <text:p>0.916007234311</text:p>
          </table:table-cell>
          <table:table-cell table:formula="of:=[.D410]-[.B410]" office:value-type="float" office:value="0.588468395515" calcext:value-type="float">
            <text:p>0.588468395515</text:p>
          </table:table-cell>
          <table:table-cell/>
          <table:table-cell table:formula="of:=[.D410]-[.A410]" office:value-type="float" office:value="0.660961755213" calcext:value-type="float">
            <text:p>0.660961755213</text:p>
          </table:table-cell>
        </table:table-row>
        <table:table-row table:style-name="ro1">
          <table:table-cell table:number-columns-repeated="2" office:value-type="string" calcext:value-type="string">
            <text:p>Horror Romance</text:p>
          </table:table-cell>
          <table:table-cell/>
          <table:table-cell office:value-type="string" calcext:value-type="string">
            <text:p>Horror Romance</text:p>
          </table:table-cell>
          <table:table-cell table:number-columns-repeated="3"/>
        </table:table-row>
        <table:table-row table:style-name="ro1">
          <table:table-cell office:value-type="float" office:value="0.289404384342" calcext:value-type="float">
            <text:p>0.289404384342</text:p>
          </table:table-cell>
          <table:table-cell office:value-type="float" office:value="0.303648291034" calcext:value-type="float">
            <text:p>0.303648291034</text:p>
          </table:table-cell>
          <table:table-cell table:formula="of:=[.B412]-[.A412]" office:value-type="float" office:value="0.014243906692" calcext:value-type="float">
            <text:p>0.014243906692</text:p>
          </table:table-cell>
          <table:table-cell office:value-type="float" office:value="0.74545750901" calcext:value-type="float">
            <text:p>0.74545750901</text:p>
          </table:table-cell>
          <table:table-cell table:formula="of:=[.D412]-[.B412]" office:value-type="float" office:value="0.441809217976" calcext:value-type="float">
            <text:p>0.441809217976</text:p>
          </table:table-cell>
          <table:table-cell/>
          <table:table-cell table:formula="of:=[.D412]-[.A412]" office:value-type="float" office:value="0.456053124668" calcext:value-type="float">
            <text:p>0.456053124668</text:p>
          </table:table-cell>
        </table:table-row>
        <table:table-row table:style-name="ro1">
          <table:table-cell table:number-columns-repeated="2" office:value-type="string" calcext:value-type="string">
            <text:p>Horror Sci-Fi</text:p>
          </table:table-cell>
          <table:table-cell/>
          <table:table-cell office:value-type="string" calcext:value-type="string">
            <text:p>Horror Sci-Fi</text:p>
          </table:table-cell>
          <table:table-cell table:number-columns-repeated="3"/>
        </table:table-row>
        <table:table-row table:style-name="ro1">
          <table:table-cell office:value-type="float" office:value="0.272530924509" calcext:value-type="float">
            <text:p>0.272530924509</text:p>
          </table:table-cell>
          <table:table-cell office:value-type="float" office:value="0.324780286634" calcext:value-type="float">
            <text:p>0.324780286634</text:p>
          </table:table-cell>
          <table:table-cell table:formula="of:=[.B414]-[.A414]" office:value-type="float" office:value="0.052249362125" calcext:value-type="float">
            <text:p>0.052249362125</text:p>
          </table:table-cell>
          <table:table-cell office:value-type="float" office:value="0.84592203588" calcext:value-type="float">
            <text:p>0.84592203588</text:p>
          </table:table-cell>
          <table:table-cell table:formula="of:=[.D414]-[.B414]" office:value-type="float" office:value="0.521141749246" calcext:value-type="float">
            <text:p>0.521141749246</text:p>
          </table:table-cell>
          <table:table-cell/>
          <table:table-cell table:formula="of:=[.D414]-[.A414]" office:value-type="float" office:value="0.573391111371" calcext:value-type="float">
            <text:p>0.573391111371</text:p>
          </table:table-cell>
        </table:table-row>
        <table:table-row table:style-name="ro1">
          <table:table-cell table:number-columns-repeated="2" office:value-type="string" calcext:value-type="string">
            <text:p>Horror Thriller</text:p>
          </table:table-cell>
          <table:table-cell/>
          <table:table-cell office:value-type="string" calcext:value-type="string">
            <text:p>Horror Thriller</text:p>
          </table:table-cell>
          <table:table-cell table:number-columns-repeated="3"/>
        </table:table-row>
        <table:table-row table:style-name="ro1">
          <table:table-cell office:value-type="float" office:value="0.226961729815" calcext:value-type="float">
            <text:p>0.226961729815</text:p>
          </table:table-cell>
          <table:table-cell office:value-type="float" office:value="0.26745365363" calcext:value-type="float">
            <text:p>0.26745365363</text:p>
          </table:table-cell>
          <table:table-cell table:formula="of:=[.B416]-[.A416]" office:value-type="float" office:value="0.040491923815" calcext:value-type="float">
            <text:p>0.040491923815</text:p>
          </table:table-cell>
          <table:table-cell office:value-type="float" office:value="0.572216295671" calcext:value-type="float">
            <text:p>0.572216295671</text:p>
          </table:table-cell>
          <table:table-cell table:formula="of:=[.D416]-[.B416]" office:value-type="float" office:value="0.304762642041" calcext:value-type="float">
            <text:p>0.304762642041</text:p>
          </table:table-cell>
          <table:table-cell/>
          <table:table-cell table:formula="of:=[.D416]-[.A416]" office:value-type="float" office:value="0.345254565856" calcext:value-type="float">
            <text:p>0.345254565856</text:p>
          </table:table-cell>
        </table:table-row>
        <table:table-row table:style-name="ro1">
          <table:table-cell table:number-columns-repeated="2" office:value-type="string" calcext:value-type="string">
            <text:p>Horror War</text:p>
          </table:table-cell>
          <table:table-cell/>
          <table:table-cell office:value-type="string" calcext:value-type="string">
            <text:p>Horror War</text:p>
          </table:table-cell>
          <table:table-cell table:number-columns-repeated="3"/>
        </table:table-row>
        <table:table-row table:style-name="ro1">
          <table:table-cell office:value-type="float" office:value="0.504517374057" calcext:value-type="float">
            <text:p>0.504517374057</text:p>
          </table:table-cell>
          <table:table-cell office:value-type="float" office:value="0.571238667176" calcext:value-type="float">
            <text:p>0.571238667176</text:p>
          </table:table-cell>
          <table:table-cell table:formula="of:=[.B418]-[.A418]" office:value-type="float" office:value="0.066721293119" calcext:value-type="float">
            <text:p>0.066721293119</text:p>
          </table:table-cell>
          <table:table-cell office:value-type="float" office:value="1.20370865256" calcext:value-type="float">
            <text:p>1.20370865256</text:p>
          </table:table-cell>
          <table:table-cell table:formula="of:=[.D418]-[.B418]" office:value-type="float" office:value="0.632469985384" calcext:value-type="float">
            <text:p>0.632469985384</text:p>
          </table:table-cell>
          <table:table-cell/>
          <table:table-cell table:formula="of:=[.D418]-[.A418]" office:value-type="float" office:value="0.699191278503" calcext:value-type="float">
            <text:p>0.699191278503</text:p>
          </table:table-cell>
        </table:table-row>
        <table:table-row table:style-name="ro1">
          <table:table-cell table:number-columns-repeated="2" office:value-type="string" calcext:value-type="string">
            <text:p>Horror Western</text:p>
          </table:table-cell>
          <table:table-cell/>
          <table:table-cell office:value-type="string" calcext:value-type="string">
            <text:p>Horror Western</text:p>
          </table:table-cell>
          <table:table-cell table:number-columns-repeated="3"/>
        </table:table-row>
        <table:table-row table:style-name="ro1">
          <table:table-cell office:value-type="float" office:value="0.613426316374" calcext:value-type="float">
            <text:p>0.613426316374</text:p>
          </table:table-cell>
          <table:table-cell office:value-type="float" office:value="0.672968851007" calcext:value-type="float">
            <text:p>0.672968851007</text:p>
          </table:table-cell>
          <table:table-cell table:formula="of:=[.B420]-[.A420]" office:value-type="float" office:value="0.059542534633" calcext:value-type="float">
            <text:p>0.059542534633</text:p>
          </table:table-cell>
          <table:table-cell office:value-type="float" office:value="1.57184435666" calcext:value-type="float">
            <text:p>1.57184435666</text:p>
          </table:table-cell>
          <table:table-cell table:formula="of:=[.D420]-[.B420]" office:value-type="float" office:value="0.898875505653" calcext:value-type="float">
            <text:p>0.898875505653</text:p>
          </table:table-cell>
          <table:table-cell/>
          <table:table-cell table:formula="of:=[.D420]-[.A420]" office:value-type="float" office:value="0.958418040286" calcext:value-type="float">
            <text:p>0.958418040286</text:p>
          </table:table-cell>
        </table:table-row>
        <table:table-row table:style-name="ro1">
          <table:table-cell table:number-columns-repeated="2" office:value-type="string" calcext:value-type="string">
            <text:p>IMAX Action</text:p>
          </table:table-cell>
          <table:table-cell/>
          <table:table-cell office:value-type="string" calcext:value-type="string">
            <text:p>IMAX Action</text:p>
          </table:table-cell>
          <table:table-cell table:number-columns-repeated="3"/>
        </table:table-row>
        <table:table-row table:style-name="ro1">
          <table:table-cell office:value-type="float" office:value="1.20313334231" calcext:value-type="float">
            <text:p>1.20313334231</text:p>
          </table:table-cell>
          <table:table-cell office:value-type="float" office:value="1.33170165656" calcext:value-type="float">
            <text:p>1.33170165656</text:p>
          </table:table-cell>
          <table:table-cell table:formula="of:=[.B422]-[.A422]" office:value-type="float" office:value="0.12856831425" calcext:value-type="float">
            <text:p>0.12856831425</text:p>
          </table:table-cell>
          <table:table-cell office:value-type="float" office:value="2.49570878838" calcext:value-type="float">
            <text:p>2.49570878838</text:p>
          </table:table-cell>
          <table:table-cell table:formula="of:=[.D422]-[.B422]" office:value-type="float" office:value="1.16400713182" calcext:value-type="float">
            <text:p>1.16400713182</text:p>
          </table:table-cell>
          <table:table-cell/>
          <table:table-cell table:formula="of:=[.D422]-[.A422]" office:value-type="float" office:value="1.29257544607" calcext:value-type="float">
            <text:p>1.29257544607</text:p>
          </table:table-cell>
        </table:table-row>
        <table:table-row table:style-name="ro1">
          <table:table-cell table:number-columns-repeated="2" office:value-type="string" calcext:value-type="string">
            <text:p>IMAX Adventure</text:p>
          </table:table-cell>
          <table:table-cell/>
          <table:table-cell office:value-type="string" calcext:value-type="string">
            <text:p>IMAX Adventure</text:p>
          </table:table-cell>
          <table:table-cell table:number-columns-repeated="3"/>
        </table:table-row>
        <table:table-row table:style-name="ro1">
          <table:table-cell office:value-type="float" office:value="1.20364532232" calcext:value-type="float">
            <text:p>1.20364532232</text:p>
          </table:table-cell>
          <table:table-cell office:value-type="float" office:value="1.33226088645" calcext:value-type="float">
            <text:p>1.33226088645</text:p>
          </table:table-cell>
          <table:table-cell table:formula="of:=[.B424]-[.A424]" office:value-type="float" office:value="0.12861556413" calcext:value-type="float">
            <text:p>0.12861556413</text:p>
          </table:table-cell>
          <table:table-cell office:value-type="float" office:value="2.91741369407" calcext:value-type="float">
            <text:p>2.91741369407</text:p>
          </table:table-cell>
          <table:table-cell table:formula="of:=[.D424]-[.B424]" office:value-type="float" office:value="1.58515280762" calcext:value-type="float">
            <text:p>1.58515280762</text:p>
          </table:table-cell>
          <table:table-cell/>
          <table:table-cell table:formula="of:=[.D424]-[.A424]" office:value-type="float" office:value="1.71376837175" calcext:value-type="float">
            <text:p>1.71376837175</text:p>
          </table:table-cell>
        </table:table-row>
        <table:table-row table:style-name="ro1">
          <table:table-cell table:number-columns-repeated="2" office:value-type="string" calcext:value-type="string">
            <text:p>IMAX Animation</text:p>
          </table:table-cell>
          <table:table-cell/>
          <table:table-cell office:value-type="string" calcext:value-type="string">
            <text:p>IMAX Animation</text:p>
          </table:table-cell>
          <table:table-cell table:number-columns-repeated="3"/>
        </table:table-row>
        <table:table-row table:style-name="ro1">
          <table:table-cell office:value-type="float" office:value="1.01635021519" calcext:value-type="float">
            <text:p>1.01635021519</text:p>
          </table:table-cell>
          <table:table-cell office:value-type="float" office:value="1.38030035206" calcext:value-type="float">
            <text:p>1.38030035206</text:p>
          </table:table-cell>
          <table:table-cell table:formula="of:=[.B426]-[.A426]" office:value-type="float" office:value="0.36395013687" calcext:value-type="float">
            <text:p>0.36395013687</text:p>
          </table:table-cell>
          <table:table-cell office:value-type="float" office:value="3.15288067234" calcext:value-type="float">
            <text:p>3.15288067234</text:p>
          </table:table-cell>
          <table:table-cell table:formula="of:=[.D426]-[.B426]" office:value-type="float" office:value="1.77258032028" calcext:value-type="float">
            <text:p>1.77258032028</text:p>
          </table:table-cell>
          <table:table-cell/>
          <table:table-cell table:formula="of:=[.D426]-[.A426]" office:value-type="float" office:value="2.13653045715" calcext:value-type="float">
            <text:p>2.13653045715</text:p>
          </table:table-cell>
        </table:table-row>
        <table:table-row table:style-name="ro1">
          <table:table-cell table:number-columns-repeated="2" office:value-type="string" calcext:value-type="string">
            <text:p>IMAX Children</text:p>
          </table:table-cell>
          <table:table-cell/>
          <table:table-cell office:value-type="string" calcext:value-type="string">
            <text:p>IMAX Children</text:p>
          </table:table-cell>
          <table:table-cell table:number-columns-repeated="3"/>
        </table:table-row>
        <table:table-row table:style-name="ro1">
          <table:table-cell office:value-type="float" office:value="1.09842514992" calcext:value-type="float">
            <text:p>1.09842514992</text:p>
          </table:table-cell>
          <table:table-cell office:value-type="float" office:value="1.38007102642" calcext:value-type="float">
            <text:p>1.38007102642</text:p>
          </table:table-cell>
          <table:table-cell table:formula="of:=[.B428]-[.A428]" office:value-type="float" office:value="0.2816458765" calcext:value-type="float">
            <text:p>0.2816458765</text:p>
          </table:table-cell>
          <table:table-cell office:value-type="float" office:value="3.2338855925" calcext:value-type="float">
            <text:p>3.2338855925</text:p>
          </table:table-cell>
          <table:table-cell table:formula="of:=[.D428]-[.B428]" office:value-type="float" office:value="1.85381456608" calcext:value-type="float">
            <text:p>1.85381456608</text:p>
          </table:table-cell>
          <table:table-cell/>
          <table:table-cell table:formula="of:=[.D428]-[.A428]" office:value-type="float" office:value="2.13546044258" calcext:value-type="float">
            <text:p>2.13546044258</text:p>
          </table:table-cell>
        </table:table-row>
        <table:table-row table:style-name="ro1">
          <table:table-cell table:number-columns-repeated="2" office:value-type="string" calcext:value-type="string">
            <text:p>IMAX Comedy</text:p>
          </table:table-cell>
          <table:table-cell/>
          <table:table-cell office:value-type="string" calcext:value-type="string">
            <text:p>IMAX Comedy</text:p>
          </table:table-cell>
          <table:table-cell table:number-columns-repeated="3"/>
        </table:table-row>
        <table:table-row table:style-name="ro1">
          <table:table-cell office:value-type="float" office:value="1.27205460702" calcext:value-type="float">
            <text:p>1.27205460702</text:p>
          </table:table-cell>
          <table:table-cell office:value-type="float" office:value="1.33465568303" calcext:value-type="float">
            <text:p>1.33465568303</text:p>
          </table:table-cell>
          <table:table-cell table:formula="of:=[.B430]-[.A430]" office:value-type="float" office:value="0.06260107601" calcext:value-type="float">
            <text:p>0.06260107601</text:p>
          </table:table-cell>
          <table:table-cell office:value-type="float" office:value="3.35151085031" calcext:value-type="float">
            <text:p>3.35151085031</text:p>
          </table:table-cell>
          <table:table-cell table:formula="of:=[.D430]-[.B430]" office:value-type="float" office:value="2.01685516728" calcext:value-type="float">
            <text:p>2.01685516728</text:p>
          </table:table-cell>
          <table:table-cell/>
          <table:table-cell table:formula="of:=[.D430]-[.A430]" office:value-type="float" office:value="2.07945624329" calcext:value-type="float">
            <text:p>2.07945624329</text:p>
          </table:table-cell>
        </table:table-row>
        <table:table-row table:style-name="ro1">
          <table:table-cell table:number-columns-repeated="2" office:value-type="string" calcext:value-type="string">
            <text:p>IMAX Crime</text:p>
          </table:table-cell>
          <table:table-cell/>
          <table:table-cell office:value-type="string" calcext:value-type="string">
            <text:p>IMAX Crime</text:p>
          </table:table-cell>
          <table:table-cell table:number-columns-repeated="3"/>
        </table:table-row>
        <table:table-row table:style-name="ro1">
          <table:table-cell office:value-type="float" office:value="1.13975649399" calcext:value-type="float">
            <text:p>1.13975649399</text:p>
          </table:table-cell>
          <table:table-cell office:value-type="float" office:value="1.33913603091" calcext:value-type="float">
            <text:p>1.33913603091</text:p>
          </table:table-cell>
          <table:table-cell table:formula="of:=[.B432]-[.A432]" office:value-type="float" office:value="0.19937953692" calcext:value-type="float">
            <text:p>0.19937953692</text:p>
          </table:table-cell>
          <table:table-cell office:value-type="float" office:value="3.22080239767" calcext:value-type="float">
            <text:p>3.22080239767</text:p>
          </table:table-cell>
          <table:table-cell table:formula="of:=[.D432]-[.B432]" office:value-type="float" office:value="1.88166636676" calcext:value-type="float">
            <text:p>1.88166636676</text:p>
          </table:table-cell>
          <table:table-cell/>
          <table:table-cell table:formula="of:=[.D432]-[.A432]" office:value-type="float" office:value="2.08104590368" calcext:value-type="float">
            <text:p>2.08104590368</text:p>
          </table:table-cell>
        </table:table-row>
        <table:table-row table:style-name="ro1">
          <table:table-cell table:number-columns-repeated="2" office:value-type="string" calcext:value-type="string">
            <text:p>IMAX Documentary</text:p>
          </table:table-cell>
          <table:table-cell/>
          <table:table-cell office:value-type="string" calcext:value-type="string">
            <text:p>IMAX Documentary</text:p>
          </table:table-cell>
          <table:table-cell table:number-columns-repeated="3"/>
        </table:table-row>
        <table:table-row table:style-name="ro1">
          <table:table-cell office:value-type="float" office:value="0.726381803013" calcext:value-type="float">
            <text:p>0.726381803013</text:p>
          </table:table-cell>
          <table:table-cell office:value-type="float" office:value="1.46839669589" calcext:value-type="float">
            <text:p>1.46839669589</text:p>
          </table:table-cell>
          <table:table-cell table:formula="of:=[.B434]-[.A434]" office:value-type="float" office:value="0.742014892877" calcext:value-type="float">
            <text:p>0.742014892877</text:p>
          </table:table-cell>
          <table:table-cell office:value-type="float" office:value="2.01733123488" calcext:value-type="float">
            <text:p>2.01733123488</text:p>
          </table:table-cell>
          <table:table-cell table:formula="of:=[.D434]-[.B434]" office:value-type="float" office:value="0.54893453899" calcext:value-type="float">
            <text:p>0.54893453899</text:p>
          </table:table-cell>
          <table:table-cell/>
          <table:table-cell table:formula="of:=[.D434]-[.A434]" office:value-type="float" office:value="1.290949431867" calcext:value-type="float">
            <text:p>1.290949431867</text:p>
          </table:table-cell>
        </table:table-row>
        <table:table-row table:style-name="ro1">
          <table:table-cell table:number-columns-repeated="2" office:value-type="string" calcext:value-type="string">
            <text:p>IMAX Drama</text:p>
          </table:table-cell>
          <table:table-cell/>
          <table:table-cell office:value-type="string" calcext:value-type="string">
            <text:p>IMAX Dram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32994676582" calcext:value-type="float">
            <text:p>1.32994676582</text:p>
          </table:table-cell>
          <table:table-cell table:formula="of:=[.B436]-[.A436]" office:value-type="float" office:value="0" calcext:value-type="float">
            <text:p>0</text:p>
          </table:table-cell>
          <table:table-cell office:value-type="float" office:value="3.0326886578" calcext:value-type="float">
            <text:p>3.0326886578</text:p>
          </table:table-cell>
          <table:table-cell table:formula="of:=[.D436]-[.B436]" office:value-type="float" office:value="1.70274189198" calcext:value-type="float">
            <text:p>1.70274189198</text:p>
          </table:table-cell>
          <table:table-cell/>
          <table:table-cell table:formula="of:=[.D436]-[.A436]" office:value-type="float" office:value="1.70274189198" calcext:value-type="float">
            <text:p>1.70274189198</text:p>
          </table:table-cell>
        </table:table-row>
        <table:table-row table:style-name="ro1">
          <table:table-cell table:number-columns-repeated="2" office:value-type="string" calcext:value-type="string">
            <text:p>IMAX Fantasy</text:p>
          </table:table-cell>
          <table:table-cell/>
          <table:table-cell office:value-type="string" calcext:value-type="string">
            <text:p>IMAX Fantasy</text:p>
          </table:table-cell>
          <table:table-cell table:number-columns-repeated="3"/>
        </table:table-row>
        <table:table-row table:style-name="ro1">
          <table:table-cell office:value-type="float" office:value="1.06881357331" calcext:value-type="float">
            <text:p>1.06881357331</text:p>
          </table:table-cell>
          <table:table-cell office:value-type="float" office:value="1.34412204975" calcext:value-type="float">
            <text:p>1.34412204975</text:p>
          </table:table-cell>
          <table:table-cell table:formula="of:=[.B438]-[.A438]" office:value-type="float" office:value="0.27530847644" calcext:value-type="float">
            <text:p>0.27530847644</text:p>
          </table:table-cell>
          <table:table-cell office:value-type="float" office:value="3.15846726933" calcext:value-type="float">
            <text:p>3.15846726933</text:p>
          </table:table-cell>
          <table:table-cell table:formula="of:=[.D438]-[.B438]" office:value-type="float" office:value="1.81434521958" calcext:value-type="float">
            <text:p>1.81434521958</text:p>
          </table:table-cell>
          <table:table-cell/>
          <table:table-cell table:formula="of:=[.D438]-[.A438]" office:value-type="float" office:value="2.08965369602" calcext:value-type="float">
            <text:p>2.08965369602</text:p>
          </table:table-cell>
        </table:table-row>
        <table:table-row table:style-name="ro1">
          <table:table-cell table:number-columns-repeated="2" office:value-type="string" calcext:value-type="string">
            <text:p>IMAX Film-Noir</text:p>
          </table:table-cell>
          <table:table-cell/>
          <table:table-cell office:value-type="string" calcext:value-type="string">
            <text:p>IMAX Film-Noir</text:p>
          </table:table-cell>
          <table:table-cell table:number-columns-repeated="3"/>
        </table:table-row>
        <table:table-row table:style-name="ro1">
          <table:table-cell office:value-type="float" office:value="0.501025390478" calcext:value-type="float">
            <text:p>0.501025390478</text:p>
          </table:table-cell>
          <table:table-cell office:value-type="float" office:value="1.37006540289" calcext:value-type="float">
            <text:p>1.37006540289</text:p>
          </table:table-cell>
          <table:table-cell table:formula="of:=[.B440]-[.A440]" office:value-type="float" office:value="0.869040012412" calcext:value-type="float">
            <text:p>0.869040012412</text:p>
          </table:table-cell>
          <table:table-cell office:value-type="float" office:value="1.7801164134" calcext:value-type="float">
            <text:p>1.7801164134</text:p>
          </table:table-cell>
          <table:table-cell table:formula="of:=[.D440]-[.B440]" office:value-type="float" office:value="0.41005101051" calcext:value-type="float">
            <text:p>0.41005101051</text:p>
          </table:table-cell>
          <table:table-cell/>
          <table:table-cell table:formula="of:=[.D440]-[.A440]" office:value-type="float" office:value="1.279091022922" calcext:value-type="float">
            <text:p>1.279091022922</text:p>
          </table:table-cell>
        </table:table-row>
        <table:table-row table:style-name="ro1">
          <table:table-cell table:number-columns-repeated="2" office:value-type="string" calcext:value-type="string">
            <text:p>IMAX Horror</text:p>
          </table:table-cell>
          <table:table-cell/>
          <table:table-cell office:value-type="string" calcext:value-type="string">
            <text:p>IMAX Horror</text:p>
          </table:table-cell>
          <table:table-cell table:number-columns-repeated="3"/>
        </table:table-row>
        <table:table-row table:style-name="ro1">
          <table:table-cell office:value-type="float" office:value="1.15046845569" calcext:value-type="float">
            <text:p>1.15046845569</text:p>
          </table:table-cell>
          <table:table-cell office:value-type="float" office:value="1.35256857745" calcext:value-type="float">
            <text:p>1.35256857745</text:p>
          </table:table-cell>
          <table:table-cell table:formula="of:=[.B442]-[.A442]" office:value-type="float" office:value="0.20210012176" calcext:value-type="float">
            <text:p>0.20210012176</text:p>
          </table:table-cell>
          <table:table-cell office:value-type="float" office:value="2.91790732288" calcext:value-type="float">
            <text:p>2.91790732288</text:p>
          </table:table-cell>
          <table:table-cell table:formula="of:=[.D442]-[.B442]" office:value-type="float" office:value="1.56533874543" calcext:value-type="float">
            <text:p>1.56533874543</text:p>
          </table:table-cell>
          <table:table-cell/>
          <table:table-cell table:formula="of:=[.D442]-[.A442]" office:value-type="float" office:value="1.76743886719" calcext:value-type="float">
            <text:p>1.76743886719</text:p>
          </table:table-cell>
        </table:table-row>
        <table:table-row table:style-name="ro1">
          <table:table-cell table:number-columns-repeated="2" office:value-type="string" calcext:value-type="string">
            <text:p>IMAX IMAX</text:p>
          </table:table-cell>
          <table:table-cell/>
          <table:table-cell office:value-type="string" calcext:value-type="string">
            <text:p>IMAX IMAX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44]-[.A4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44]-[.B444]" office:value-type="float" office:value="0" calcext:value-type="float">
            <text:p>0</text:p>
          </table:table-cell>
          <table:table-cell/>
          <table:table-cell table:formula="of:=[.D444]-[.A4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MAX Musical</text:p>
          </table:table-cell>
          <table:table-cell/>
          <table:table-cell office:value-type="string" calcext:value-type="string">
            <text:p>IMAX Musical</text:p>
          </table:table-cell>
          <table:table-cell table:number-columns-repeated="3"/>
        </table:table-row>
        <table:table-row table:style-name="ro1">
          <table:table-cell office:value-type="float" office:value="0.664701827758" calcext:value-type="float">
            <text:p>0.664701827758</text:p>
          </table:table-cell>
          <table:table-cell office:value-type="float" office:value="1.4227171055" calcext:value-type="float">
            <text:p>1.4227171055</text:p>
          </table:table-cell>
          <table:table-cell table:formula="of:=[.B446]-[.A446]" office:value-type="float" office:value="0.758015277742" calcext:value-type="float">
            <text:p>0.758015277742</text:p>
          </table:table-cell>
          <table:table-cell office:value-type="float" office:value="2.76107184062" calcext:value-type="float">
            <text:p>2.76107184062</text:p>
          </table:table-cell>
          <table:table-cell table:formula="of:=[.D446]-[.B446]" office:value-type="float" office:value="1.33835473512" calcext:value-type="float">
            <text:p>1.33835473512</text:p>
          </table:table-cell>
          <table:table-cell/>
          <table:table-cell table:formula="of:=[.D446]-[.A446]" office:value-type="float" office:value="2.096370012862" calcext:value-type="float">
            <text:p>2.096370012862</text:p>
          </table:table-cell>
        </table:table-row>
        <table:table-row table:style-name="ro1">
          <table:table-cell table:number-columns-repeated="2" office:value-type="string" calcext:value-type="string">
            <text:p>IMAX Mystery</text:p>
          </table:table-cell>
          <table:table-cell/>
          <table:table-cell office:value-type="string" calcext:value-type="string">
            <text:p>IMAX Mystery</text:p>
          </table:table-cell>
          <table:table-cell table:number-columns-repeated="3"/>
        </table:table-row>
        <table:table-row table:style-name="ro1">
          <table:table-cell office:value-type="float" office:value="0.985960789149" calcext:value-type="float">
            <text:p>0.985960789149</text:p>
          </table:table-cell>
          <table:table-cell office:value-type="float" office:value="1.34308922405" calcext:value-type="float">
            <text:p>1.34308922405</text:p>
          </table:table-cell>
          <table:table-cell table:formula="of:=[.B448]-[.A448]" office:value-type="float" office:value="0.357128434901" calcext:value-type="float">
            <text:p>0.357128434901</text:p>
          </table:table-cell>
          <table:table-cell office:value-type="float" office:value="3.10461199479" calcext:value-type="float">
            <text:p>3.10461199479</text:p>
          </table:table-cell>
          <table:table-cell table:formula="of:=[.D448]-[.B448]" office:value-type="float" office:value="1.76152277074" calcext:value-type="float">
            <text:p>1.76152277074</text:p>
          </table:table-cell>
          <table:table-cell/>
          <table:table-cell table:formula="of:=[.D448]-[.A448]" office:value-type="float" office:value="2.118651205641" calcext:value-type="float">
            <text:p>2.118651205641</text:p>
          </table:table-cell>
        </table:table-row>
        <table:table-row table:style-name="ro1">
          <table:table-cell table:number-columns-repeated="2" office:value-type="string" calcext:value-type="string">
            <text:p>IMAX Romance</text:p>
          </table:table-cell>
          <table:table-cell/>
          <table:table-cell office:value-type="string" calcext:value-type="string">
            <text:p>IMAX Romance</text:p>
          </table:table-cell>
          <table:table-cell table:number-columns-repeated="3"/>
        </table:table-row>
        <table:table-row table:style-name="ro1">
          <table:table-cell office:value-type="float" office:value="1.20699110563" calcext:value-type="float">
            <text:p>1.20699110563</text:p>
          </table:table-cell>
          <table:table-cell office:value-type="float" office:value="1.3360254083" calcext:value-type="float">
            <text:p>1.3360254083</text:p>
          </table:table-cell>
          <table:table-cell table:formula="of:=[.B450]-[.A450]" office:value-type="float" office:value="0.12903430267" calcext:value-type="float">
            <text:p>0.12903430267</text:p>
          </table:table-cell>
          <table:table-cell office:value-type="float" office:value="3.29354386054" calcext:value-type="float">
            <text:p>3.29354386054</text:p>
          </table:table-cell>
          <table:table-cell table:formula="of:=[.D450]-[.B450]" office:value-type="float" office:value="1.95751845224" calcext:value-type="float">
            <text:p>1.95751845224</text:p>
          </table:table-cell>
          <table:table-cell/>
          <table:table-cell table:formula="of:=[.D450]-[.A450]" office:value-type="float" office:value="2.08655275491" calcext:value-type="float">
            <text:p>2.08655275491</text:p>
          </table:table-cell>
        </table:table-row>
        <table:table-row table:style-name="ro1">
          <table:table-cell table:number-columns-repeated="2" office:value-type="string" calcext:value-type="string">
            <text:p>IMAX Sci-Fi</text:p>
          </table:table-cell>
          <table:table-cell/>
          <table:table-cell office:value-type="string" calcext:value-type="string">
            <text:p>IMAX Sci-Fi</text:p>
          </table:table-cell>
          <table:table-cell table:number-columns-repeated="3"/>
        </table:table-row>
        <table:table-row table:style-name="ro1">
          <table:table-cell office:value-type="float" office:value="1.06099181715" calcext:value-type="float">
            <text:p>1.06099181715</text:p>
          </table:table-cell>
          <table:table-cell office:value-type="float" office:value="1.33632612301" calcext:value-type="float">
            <text:p>1.33632612301</text:p>
          </table:table-cell>
          <table:table-cell table:formula="of:=[.B452]-[.A452]" office:value-type="float" office:value="0.27533430586" calcext:value-type="float">
            <text:p>0.27533430586</text:p>
          </table:table-cell>
          <table:table-cell office:value-type="float" office:value="2.8089652101" calcext:value-type="float">
            <text:p>2.8089652101</text:p>
          </table:table-cell>
          <table:table-cell table:formula="of:=[.D452]-[.B452]" office:value-type="float" office:value="1.47263908709" calcext:value-type="float">
            <text:p>1.47263908709</text:p>
          </table:table-cell>
          <table:table-cell/>
          <table:table-cell table:formula="of:=[.D452]-[.A452]" office:value-type="float" office:value="1.74797339295" calcext:value-type="float">
            <text:p>1.74797339295</text:p>
          </table:table-cell>
        </table:table-row>
        <table:table-row table:style-name="ro1">
          <table:table-cell table:number-columns-repeated="2" office:value-type="string" calcext:value-type="string">
            <text:p>IMAX Thriller</text:p>
          </table:table-cell>
          <table:table-cell/>
          <table:table-cell office:value-type="string" calcext:value-type="string">
            <text:p>IMAX Thriller</text:p>
          </table:table-cell>
          <table:table-cell table:number-columns-repeated="3"/>
        </table:table-row>
        <table:table-row table:style-name="ro1">
          <table:table-cell office:value-type="float" office:value="1.0571071156" calcext:value-type="float">
            <text:p>1.0571071156</text:p>
          </table:table-cell>
          <table:table-cell office:value-type="float" office:value="1.32997465735" calcext:value-type="float">
            <text:p>1.32997465735</text:p>
          </table:table-cell>
          <table:table-cell table:formula="of:=[.B454]-[.A454]" office:value-type="float" office:value="0.27286754175" calcext:value-type="float">
            <text:p>0.27286754175</text:p>
          </table:table-cell>
          <table:table-cell office:value-type="float" office:value="2.34675170582" calcext:value-type="float">
            <text:p>2.34675170582</text:p>
          </table:table-cell>
          <table:table-cell table:formula="of:=[.D454]-[.B454]" office:value-type="float" office:value="1.01677704847" calcext:value-type="float">
            <text:p>1.01677704847</text:p>
          </table:table-cell>
          <table:table-cell/>
          <table:table-cell table:formula="of:=[.D454]-[.A454]" office:value-type="float" office:value="1.28964459022" calcext:value-type="float">
            <text:p>1.28964459022</text:p>
          </table:table-cell>
        </table:table-row>
        <table:table-row table:style-name="ro1">
          <table:table-cell table:number-columns-repeated="2" office:value-type="string" calcext:value-type="string">
            <text:p>IMAX War</text:p>
          </table:table-cell>
          <table:table-cell/>
          <table:table-cell office:value-type="string" calcext:value-type="string">
            <text:p>IMAX War</text:p>
          </table:table-cell>
          <table:table-cell table:number-columns-repeated="3"/>
        </table:table-row>
        <table:table-row table:style-name="ro1">
          <table:table-cell office:value-type="float" office:value="0.875824953328" calcext:value-type="float">
            <text:p>0.875824953328</text:p>
          </table:table-cell>
          <table:table-cell office:value-type="float" office:value="1.41609487966" calcext:value-type="float">
            <text:p>1.41609487966</text:p>
          </table:table-cell>
          <table:table-cell table:formula="of:=[.B456]-[.A456]" office:value-type="float" office:value="0.540269926332" calcext:value-type="float">
            <text:p>0.540269926332</text:p>
          </table:table-cell>
          <table:table-cell office:value-type="float" office:value="2.9796731689" calcext:value-type="float">
            <text:p>2.9796731689</text:p>
          </table:table-cell>
          <table:table-cell table:formula="of:=[.D456]-[.B456]" office:value-type="float" office:value="1.56357828924" calcext:value-type="float">
            <text:p>1.56357828924</text:p>
          </table:table-cell>
          <table:table-cell/>
          <table:table-cell table:formula="of:=[.D456]-[.A456]" office:value-type="float" office:value="2.103848215572" calcext:value-type="float">
            <text:p>2.103848215572</text:p>
          </table:table-cell>
        </table:table-row>
        <table:table-row table:style-name="ro1">
          <table:table-cell table:number-columns-repeated="2" office:value-type="string" calcext:value-type="string">
            <text:p>IMAX Western</text:p>
          </table:table-cell>
          <table:table-cell/>
          <table:table-cell office:value-type="string" calcext:value-type="string">
            <text:p>IMAX Western</text:p>
          </table:table-cell>
          <table:table-cell table:number-columns-repeated="3"/>
        </table:table-row>
        <table:table-row table:style-name="ro1">
          <table:table-cell office:value-type="float" office:value="0.890663279871" calcext:value-type="float">
            <text:p>0.890663279871</text:p>
          </table:table-cell>
          <table:table-cell office:value-type="float" office:value="1.45985968579" calcext:value-type="float">
            <text:p>1.45985968579</text:p>
          </table:table-cell>
          <table:table-cell table:formula="of:=[.B458]-[.A458]" office:value-type="float" office:value="0.569196405919" calcext:value-type="float">
            <text:p>0.569196405919</text:p>
          </table:table-cell>
          <table:table-cell office:value-type="float" office:value="3.0990281477" calcext:value-type="float">
            <text:p>3.0990281477</text:p>
          </table:table-cell>
          <table:table-cell table:formula="of:=[.D458]-[.B458]" office:value-type="float" office:value="1.63916846191" calcext:value-type="float">
            <text:p>1.63916846191</text:p>
          </table:table-cell>
          <table:table-cell/>
          <table:table-cell table:formula="of:=[.D458]-[.A458]" office:value-type="float" office:value="2.208364867829" calcext:value-type="float">
            <text:p>2.208364867829</text:p>
          </table:table-cell>
        </table:table-row>
        <table:table-row table:style-name="ro1">
          <table:table-cell table:number-columns-repeated="2" office:value-type="string" calcext:value-type="string">
            <text:p>Musical Action</text:p>
          </table:table-cell>
          <table:table-cell/>
          <table:table-cell office:value-type="string" calcext:value-type="string">
            <text:p>Musical Action</text:p>
          </table:table-cell>
          <table:table-cell table:number-columns-repeated="3"/>
        </table:table-row>
        <table:table-row table:style-name="ro1">
          <table:table-cell office:value-type="float" office:value="0.498785989635" calcext:value-type="float">
            <text:p>0.498785989635</text:p>
          </table:table-cell>
          <table:table-cell office:value-type="float" office:value="0.537773169043" calcext:value-type="float">
            <text:p>0.537773169043</text:p>
          </table:table-cell>
          <table:table-cell table:formula="of:=[.B460]-[.A460]" office:value-type="float" office:value="0.038987179408" calcext:value-type="float">
            <text:p>0.038987179408</text:p>
          </table:table-cell>
          <table:table-cell office:value-type="float" office:value="1.02281771099" calcext:value-type="float">
            <text:p>1.02281771099</text:p>
          </table:table-cell>
          <table:table-cell table:formula="of:=[.D460]-[.B460]" office:value-type="float" office:value="0.485044541947" calcext:value-type="float">
            <text:p>0.485044541947</text:p>
          </table:table-cell>
          <table:table-cell/>
          <table:table-cell table:formula="of:=[.D460]-[.A460]" office:value-type="float" office:value="0.524031721355" calcext:value-type="float">
            <text:p>0.524031721355</text:p>
          </table:table-cell>
        </table:table-row>
        <table:table-row table:style-name="ro1">
          <table:table-cell table:number-columns-repeated="2" office:value-type="string" calcext:value-type="string">
            <text:p>Musical Adventure</text:p>
          </table:table-cell>
          <table:table-cell/>
          <table:table-cell office:value-type="string" calcext:value-type="string">
            <text:p>Musical Adventure</text:p>
          </table:table-cell>
          <table:table-cell table:number-columns-repeated="3"/>
        </table:table-row>
        <table:table-row table:style-name="ro1">
          <table:table-cell office:value-type="float" office:value="0.496547304787" calcext:value-type="float">
            <text:p>0.496547304787</text:p>
          </table:table-cell>
          <table:table-cell office:value-type="float" office:value="0.535055234739" calcext:value-type="float">
            <text:p>0.535055234739</text:p>
          </table:table-cell>
          <table:table-cell table:formula="of:=[.B462]-[.A462]" office:value-type="float" office:value="0.038507929952" calcext:value-type="float">
            <text:p>0.038507929952</text:p>
          </table:table-cell>
          <table:table-cell office:value-type="float" office:value="1.00135063239" calcext:value-type="float">
            <text:p>1.00135063239</text:p>
          </table:table-cell>
          <table:table-cell table:formula="of:=[.D462]-[.B462]" office:value-type="float" office:value="0.466295397651" calcext:value-type="float">
            <text:p>0.466295397651</text:p>
          </table:table-cell>
          <table:table-cell/>
          <table:table-cell table:formula="of:=[.D462]-[.A462]" office:value-type="float" office:value="0.504803327603" calcext:value-type="float">
            <text:p>0.504803327603</text:p>
          </table:table-cell>
        </table:table-row>
        <table:table-row table:style-name="ro1">
          <table:table-cell table:number-columns-repeated="2" office:value-type="string" calcext:value-type="string">
            <text:p>Musical Animation</text:p>
          </table:table-cell>
          <table:table-cell/>
          <table:table-cell office:value-type="string" calcext:value-type="string">
            <text:p>Musical Animation</text:p>
          </table:table-cell>
          <table:table-cell table:number-columns-repeated="3"/>
        </table:table-row>
        <table:table-row table:style-name="ro1">
          <table:table-cell office:value-type="float" office:value="0.498056043064" calcext:value-type="float">
            <text:p>0.498056043064</text:p>
          </table:table-cell>
          <table:table-cell office:value-type="float" office:value="0.628131630327" calcext:value-type="float">
            <text:p>0.628131630327</text:p>
          </table:table-cell>
          <table:table-cell table:formula="of:=[.B464]-[.A464]" office:value-type="float" office:value="0.130075587263" calcext:value-type="float">
            <text:p>0.130075587263</text:p>
          </table:table-cell>
          <table:table-cell office:value-type="float" office:value="1.14647230398" calcext:value-type="float">
            <text:p>1.14647230398</text:p>
          </table:table-cell>
          <table:table-cell table:formula="of:=[.D464]-[.B464]" office:value-type="float" office:value="0.518340673653" calcext:value-type="float">
            <text:p>0.518340673653</text:p>
          </table:table-cell>
          <table:table-cell/>
          <table:table-cell table:formula="of:=[.D464]-[.A464]" office:value-type="float" office:value="0.648416260916" calcext:value-type="float">
            <text:p>0.648416260916</text:p>
          </table:table-cell>
        </table:table-row>
        <table:table-row table:style-name="ro1">
          <table:table-cell table:number-columns-repeated="2" office:value-type="string" calcext:value-type="string">
            <text:p>Musical Children</text:p>
          </table:table-cell>
          <table:table-cell/>
          <table:table-cell office:value-type="string" calcext:value-type="string">
            <text:p>Musical Children</text:p>
          </table:table-cell>
          <table:table-cell table:number-columns-repeated="3"/>
        </table:table-row>
        <table:table-row table:style-name="ro1">
          <table:table-cell office:value-type="float" office:value="0.466619302763" calcext:value-type="float">
            <text:p>0.466619302763</text:p>
          </table:table-cell>
          <table:table-cell office:value-type="float" office:value="0.627350164815" calcext:value-type="float">
            <text:p>0.627350164815</text:p>
          </table:table-cell>
          <table:table-cell table:formula="of:=[.B466]-[.A466]" office:value-type="float" office:value="0.160730862052" calcext:value-type="float">
            <text:p>0.160730862052</text:p>
          </table:table-cell>
          <table:table-cell office:value-type="float" office:value="1.10882806171" calcext:value-type="float">
            <text:p>1.10882806171</text:p>
          </table:table-cell>
          <table:table-cell table:formula="of:=[.D466]-[.B466]" office:value-type="float" office:value="0.481477896895" calcext:value-type="float">
            <text:p>0.481477896895</text:p>
          </table:table-cell>
          <table:table-cell/>
          <table:table-cell table:formula="of:=[.D466]-[.A466]" office:value-type="float" office:value="0.642208758947" calcext:value-type="float">
            <text:p>0.642208758947</text:p>
          </table:table-cell>
        </table:table-row>
        <table:table-row table:style-name="ro1">
          <table:table-cell table:number-columns-repeated="2" office:value-type="string" calcext:value-type="string">
            <text:p>Musical Comedy</text:p>
          </table:table-cell>
          <table:table-cell/>
          <table:table-cell office:value-type="string" calcext:value-type="string">
            <text:p>Musical Comedy</text:p>
          </table:table-cell>
          <table:table-cell table:number-columns-repeated="3"/>
        </table:table-row>
        <table:table-row table:style-name="ro1">
          <table:table-cell office:value-type="float" office:value="0.470111980221" calcext:value-type="float">
            <text:p>0.470111980221</text:p>
          </table:table-cell>
          <table:table-cell office:value-type="float" office:value="0.505843015771" calcext:value-type="float">
            <text:p>0.505843015771</text:p>
          </table:table-cell>
          <table:table-cell table:formula="of:=[.B468]-[.A468]" office:value-type="float" office:value="0.03573103555" calcext:value-type="float">
            <text:p>0.03573103555</text:p>
          </table:table-cell>
          <table:table-cell office:value-type="float" office:value="0.765276667958" calcext:value-type="float">
            <text:p>0.765276667958</text:p>
          </table:table-cell>
          <table:table-cell table:formula="of:=[.D468]-[.B468]" office:value-type="float" office:value="0.259433652187" calcext:value-type="float">
            <text:p>0.259433652187</text:p>
          </table:table-cell>
          <table:table-cell/>
          <table:table-cell table:formula="of:=[.D468]-[.A468]" office:value-type="float" office:value="0.295164687737" calcext:value-type="float">
            <text:p>0.295164687737</text:p>
          </table:table-cell>
        </table:table-row>
        <table:table-row table:style-name="ro1">
          <table:table-cell table:number-columns-repeated="2" office:value-type="string" calcext:value-type="string">
            <text:p>Musical Crime</text:p>
          </table:table-cell>
          <table:table-cell/>
          <table:table-cell office:value-type="string" calcext:value-type="string">
            <text:p>Musical Crime</text:p>
          </table:table-cell>
          <table:table-cell table:number-columns-repeated="3"/>
        </table:table-row>
        <table:table-row table:style-name="ro1">
          <table:table-cell office:value-type="float" office:value="0.501119828682" calcext:value-type="float">
            <text:p>0.501119828682</text:p>
          </table:table-cell>
          <table:table-cell office:value-type="float" office:value="0.539676523778" calcext:value-type="float">
            <text:p>0.539676523778</text:p>
          </table:table-cell>
          <table:table-cell table:formula="of:=[.B470]-[.A470]" office:value-type="float" office:value="0.038556695096" calcext:value-type="float">
            <text:p>0.038556695096</text:p>
          </table:table-cell>
          <table:table-cell office:value-type="float" office:value="1.00865165007" calcext:value-type="float">
            <text:p>1.00865165007</text:p>
          </table:table-cell>
          <table:table-cell table:formula="of:=[.D470]-[.B470]" office:value-type="float" office:value="0.468975126292" calcext:value-type="float">
            <text:p>0.468975126292</text:p>
          </table:table-cell>
          <table:table-cell/>
          <table:table-cell table:formula="of:=[.D470]-[.A470]" office:value-type="float" office:value="0.507531821388" calcext:value-type="float">
            <text:p>0.507531821388</text:p>
          </table:table-cell>
        </table:table-row>
        <table:table-row table:style-name="ro1">
          <table:table-cell table:number-columns-repeated="2" office:value-type="string" calcext:value-type="string">
            <text:p>Musical Documentary</text:p>
          </table:table-cell>
          <table:table-cell/>
          <table:table-cell office:value-type="string" calcext:value-type="string">
            <text:p>Musical Documentary</text:p>
          </table:table-cell>
          <table:table-cell table:number-columns-repeated="3"/>
        </table:table-row>
        <table:table-row table:style-name="ro1">
          <table:table-cell office:value-type="float" office:value="0.581031818082" calcext:value-type="float">
            <text:p>0.581031818082</text:p>
          </table:table-cell>
          <table:table-cell office:value-type="float" office:value="0.843171563303" calcext:value-type="float">
            <text:p>0.843171563303</text:p>
          </table:table-cell>
          <table:table-cell table:formula="of:=[.B472]-[.A472]" office:value-type="float" office:value="0.262139745221" calcext:value-type="float">
            <text:p>0.262139745221</text:p>
          </table:table-cell>
          <table:table-cell office:value-type="float" office:value="1.19194854477" calcext:value-type="float">
            <text:p>1.19194854477</text:p>
          </table:table-cell>
          <table:table-cell table:formula="of:=[.D472]-[.B472]" office:value-type="float" office:value="0.348776981467" calcext:value-type="float">
            <text:p>0.348776981467</text:p>
          </table:table-cell>
          <table:table-cell/>
          <table:table-cell table:formula="of:=[.D472]-[.A472]" office:value-type="float" office:value="0.610916726688" calcext:value-type="float">
            <text:p>0.610916726688</text:p>
          </table:table-cell>
        </table:table-row>
        <table:table-row table:style-name="ro1">
          <table:table-cell table:number-columns-repeated="2" office:value-type="string" calcext:value-type="string">
            <text:p>Musical Drama</text:p>
          </table:table-cell>
          <table:table-cell/>
          <table:table-cell office:value-type="string" calcext:value-type="string">
            <text:p>Musical Drama</text:p>
          </table:table-cell>
          <table:table-cell table:number-columns-repeated="3"/>
        </table:table-row>
        <table:table-row table:style-name="ro1">
          <table:table-cell office:value-type="float" office:value="0.491831540941" calcext:value-type="float">
            <text:p>0.491831540941</text:p>
          </table:table-cell>
          <table:table-cell office:value-type="float" office:value="0.509209687074" calcext:value-type="float">
            <text:p>0.509209687074</text:p>
          </table:table-cell>
          <table:table-cell table:formula="of:=[.B474]-[.A474]" office:value-type="float" office:value="0.0173781461329999" calcext:value-type="float">
            <text:p>0.017378146133</text:p>
          </table:table-cell>
          <table:table-cell office:value-type="float" office:value="0.773045668982" calcext:value-type="float">
            <text:p>0.773045668982</text:p>
          </table:table-cell>
          <table:table-cell table:formula="of:=[.D474]-[.B474]" office:value-type="float" office:value="0.263835981908" calcext:value-type="float">
            <text:p>0.263835981908</text:p>
          </table:table-cell>
          <table:table-cell/>
          <table:table-cell table:formula="of:=[.D474]-[.A474]" office:value-type="float" office:value="0.281214128041" calcext:value-type="float">
            <text:p>0.281214128041</text:p>
          </table:table-cell>
        </table:table-row>
        <table:table-row table:style-name="ro1">
          <table:table-cell table:number-columns-repeated="2" office:value-type="string" calcext:value-type="string">
            <text:p>Musical Fantasy</text:p>
          </table:table-cell>
          <table:table-cell/>
          <table:table-cell office:value-type="string" calcext:value-type="string">
            <text:p>Musical Fantasy</text:p>
          </table:table-cell>
          <table:table-cell table:number-columns-repeated="3"/>
        </table:table-row>
        <table:table-row table:style-name="ro1">
          <table:table-cell office:value-type="float" office:value="0.490767394234" calcext:value-type="float">
            <text:p>0.490767394234</text:p>
          </table:table-cell>
          <table:table-cell office:value-type="float" office:value="0.552681900267" calcext:value-type="float">
            <text:p>0.552681900267</text:p>
          </table:table-cell>
          <table:table-cell table:formula="of:=[.B476]-[.A476]" office:value-type="float" office:value="0.061914506033" calcext:value-type="float">
            <text:p>0.061914506033</text:p>
          </table:table-cell>
          <table:table-cell office:value-type="float" office:value="1.02894272536" calcext:value-type="float">
            <text:p>1.02894272536</text:p>
          </table:table-cell>
          <table:table-cell table:formula="of:=[.D476]-[.B476]" office:value-type="float" office:value="0.476260825093" calcext:value-type="float">
            <text:p>0.476260825093</text:p>
          </table:table-cell>
          <table:table-cell/>
          <table:table-cell table:formula="of:=[.D476]-[.A476]" office:value-type="float" office:value="0.538175331126" calcext:value-type="float">
            <text:p>0.538175331126</text:p>
          </table:table-cell>
        </table:table-row>
        <table:table-row table:style-name="ro1">
          <table:table-cell table:number-columns-repeated="2" office:value-type="string" calcext:value-type="string">
            <text:p>Musical Film-Noir</text:p>
          </table:table-cell>
          <table:table-cell/>
          <table:table-cell office:value-type="string" calcext:value-type="string">
            <text:p>Musical Film-Noir</text:p>
          </table:table-cell>
          <table:table-cell table:number-columns-repeated="3"/>
        </table:table-row>
        <table:table-row table:style-name="ro1">
          <table:table-cell office:value-type="float" office:value="0.97828273494" calcext:value-type="float">
            <text:p>0.97828273494</text:p>
          </table:table-cell>
          <table:table-cell office:value-type="float" office:value="1.3547751645" calcext:value-type="float">
            <text:p>1.3547751645</text:p>
          </table:table-cell>
          <table:table-cell table:formula="of:=[.B478]-[.A478]" office:value-type="float" office:value="0.37649242956" calcext:value-type="float">
            <text:p>0.37649242956</text:p>
          </table:table-cell>
          <table:table-cell office:value-type="float" office:value="1.77513194348" calcext:value-type="float">
            <text:p>1.77513194348</text:p>
          </table:table-cell>
          <table:table-cell table:formula="of:=[.D478]-[.B478]" office:value-type="float" office:value="0.42035677898" calcext:value-type="float">
            <text:p>0.42035677898</text:p>
          </table:table-cell>
          <table:table-cell/>
          <table:table-cell table:formula="of:=[.D478]-[.A478]" office:value-type="float" office:value="0.79684920854" calcext:value-type="float">
            <text:p>0.79684920854</text:p>
          </table:table-cell>
        </table:table-row>
        <table:table-row table:style-name="ro1">
          <table:table-cell table:number-columns-repeated="2" office:value-type="string" calcext:value-type="string">
            <text:p>Musical Horror</text:p>
          </table:table-cell>
          <table:table-cell/>
          <table:table-cell office:value-type="string" calcext:value-type="string">
            <text:p>Musical Horror</text:p>
          </table:table-cell>
          <table:table-cell table:number-columns-repeated="3"/>
        </table:table-row>
        <table:table-row table:style-name="ro1">
          <table:table-cell office:value-type="float" office:value="0.564769449576" calcext:value-type="float">
            <text:p>0.564769449576</text:p>
          </table:table-cell>
          <table:table-cell office:value-type="float" office:value="0.586922589418" calcext:value-type="float">
            <text:p>0.586922589418</text:p>
          </table:table-cell>
          <table:table-cell table:formula="of:=[.B480]-[.A480]" office:value-type="float" office:value="0.0221531398420001" calcext:value-type="float">
            <text:p>0.022153139842</text:p>
          </table:table-cell>
          <table:table-cell office:value-type="float" office:value="1.25607035762" calcext:value-type="float">
            <text:p>1.25607035762</text:p>
          </table:table-cell>
          <table:table-cell table:formula="of:=[.D480]-[.B480]" office:value-type="float" office:value="0.669147768202" calcext:value-type="float">
            <text:p>0.669147768202</text:p>
          </table:table-cell>
          <table:table-cell/>
          <table:table-cell table:formula="of:=[.D480]-[.A480]" office:value-type="float" office:value="0.691300908044" calcext:value-type="float">
            <text:p>0.691300908044</text:p>
          </table:table-cell>
        </table:table-row>
        <table:table-row table:style-name="ro1">
          <table:table-cell table:number-columns-repeated="2" office:value-type="string" calcext:value-type="string">
            <text:p>Musical IMAX</text:p>
          </table:table-cell>
          <table:table-cell/>
          <table:table-cell office:value-type="string" calcext:value-type="string">
            <text:p>Musical IMAX</text:p>
          </table:table-cell>
          <table:table-cell table:number-columns-repeated="3"/>
        </table:table-row>
        <table:table-row table:style-name="ro1">
          <table:table-cell office:value-type="float" office:value="0.664701827758" calcext:value-type="float">
            <text:p>0.664701827758</text:p>
          </table:table-cell>
          <table:table-cell office:value-type="float" office:value="1.4227171055" calcext:value-type="float">
            <text:p>1.4227171055</text:p>
          </table:table-cell>
          <table:table-cell table:formula="of:=[.B482]-[.A482]" office:value-type="float" office:value="0.758015277742" calcext:value-type="float">
            <text:p>0.758015277742</text:p>
          </table:table-cell>
          <table:table-cell office:value-type="float" office:value="2.76107184062" calcext:value-type="float">
            <text:p>2.76107184062</text:p>
          </table:table-cell>
          <table:table-cell table:formula="of:=[.D482]-[.B482]" office:value-type="float" office:value="1.33835473512" calcext:value-type="float">
            <text:p>1.33835473512</text:p>
          </table:table-cell>
          <table:table-cell/>
          <table:table-cell table:formula="of:=[.D482]-[.A482]" office:value-type="float" office:value="2.096370012862" calcext:value-type="float">
            <text:p>2.096370012862</text:p>
          </table:table-cell>
        </table:table-row>
        <table:table-row table:style-name="ro1">
          <table:table-cell table:number-columns-repeated="2" office:value-type="string" calcext:value-type="string">
            <text:p>Musical Musical</text:p>
          </table:table-cell>
          <table:table-cell/>
          <table:table-cell office:value-type="string" calcext:value-type="string">
            <text:p>Musical Music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84]-[.A4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84]-[.B484]" office:value-type="float" office:value="0" calcext:value-type="float">
            <text:p>0</text:p>
          </table:table-cell>
          <table:table-cell/>
          <table:table-cell table:formula="of:=[.D484]-[.A4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Musical Mystery</text:p>
          </table:table-cell>
          <table:table-cell/>
          <table:table-cell office:value-type="string" calcext:value-type="string">
            <text:p>Musical Mystery</text:p>
          </table:table-cell>
          <table:table-cell table:number-columns-repeated="3"/>
        </table:table-row>
        <table:table-row table:style-name="ro1">
          <table:table-cell office:value-type="float" office:value="0.486499557079" calcext:value-type="float">
            <text:p>0.486499557079</text:p>
          </table:table-cell>
          <table:table-cell office:value-type="float" office:value="0.550954043485" calcext:value-type="float">
            <text:p>0.550954043485</text:p>
          </table:table-cell>
          <table:table-cell table:formula="of:=[.B486]-[.A486]" office:value-type="float" office:value="0.064454486406" calcext:value-type="float">
            <text:p>0.064454486406</text:p>
          </table:table-cell>
          <table:table-cell office:value-type="float" office:value="1.12773541763" calcext:value-type="float">
            <text:p>1.12773541763</text:p>
          </table:table-cell>
          <table:table-cell table:formula="of:=[.D486]-[.B486]" office:value-type="float" office:value="0.576781374145" calcext:value-type="float">
            <text:p>0.576781374145</text:p>
          </table:table-cell>
          <table:table-cell/>
          <table:table-cell table:formula="of:=[.D486]-[.A486]" office:value-type="float" office:value="0.641235860551" calcext:value-type="float">
            <text:p>0.641235860551</text:p>
          </table:table-cell>
        </table:table-row>
        <table:table-row table:style-name="ro1">
          <table:table-cell table:number-columns-repeated="2" office:value-type="string" calcext:value-type="string">
            <text:p>Musical Romance</text:p>
          </table:table-cell>
          <table:table-cell/>
          <table:table-cell office:value-type="string" calcext:value-type="string">
            <text:p>Musical Romance</text:p>
          </table:table-cell>
          <table:table-cell table:number-columns-repeated="3"/>
        </table:table-row>
        <table:table-row table:style-name="ro1">
          <table:table-cell office:value-type="float" office:value="0.473539736474" calcext:value-type="float">
            <text:p>0.473539736474</text:p>
          </table:table-cell>
          <table:table-cell office:value-type="float" office:value="0.509731717447" calcext:value-type="float">
            <text:p>0.509731717447</text:p>
          </table:table-cell>
          <table:table-cell table:formula="of:=[.B488]-[.A488]" office:value-type="float" office:value="0.036191980973" calcext:value-type="float">
            <text:p>0.036191980973</text:p>
          </table:table-cell>
          <table:table-cell office:value-type="float" office:value="0.826194027955" calcext:value-type="float">
            <text:p>0.826194027955</text:p>
          </table:table-cell>
          <table:table-cell table:formula="of:=[.D488]-[.B488]" office:value-type="float" office:value="0.316462310508" calcext:value-type="float">
            <text:p>0.316462310508</text:p>
          </table:table-cell>
          <table:table-cell/>
          <table:table-cell table:formula="of:=[.D488]-[.A488]" office:value-type="float" office:value="0.352654291481" calcext:value-type="float">
            <text:p>0.352654291481</text:p>
          </table:table-cell>
        </table:table-row>
        <table:table-row table:style-name="ro1">
          <table:table-cell table:number-columns-repeated="2" office:value-type="string" calcext:value-type="string">
            <text:p>Musical Sci-Fi</text:p>
          </table:table-cell>
          <table:table-cell/>
          <table:table-cell office:value-type="string" calcext:value-type="string">
            <text:p>Musical Sci-Fi</text:p>
          </table:table-cell>
          <table:table-cell table:number-columns-repeated="3"/>
        </table:table-row>
        <table:table-row table:style-name="ro1">
          <table:table-cell office:value-type="float" office:value="0.478746824425" calcext:value-type="float">
            <text:p>0.478746824425</text:p>
          </table:table-cell>
          <table:table-cell office:value-type="float" office:value="0.541776365752" calcext:value-type="float">
            <text:p>0.541776365752</text:p>
          </table:table-cell>
          <table:table-cell table:formula="of:=[.B490]-[.A490]" office:value-type="float" office:value="0.063029541327" calcext:value-type="float">
            <text:p>0.063029541327</text:p>
          </table:table-cell>
          <table:table-cell office:value-type="float" office:value="1.09128283971" calcext:value-type="float">
            <text:p>1.09128283971</text:p>
          </table:table-cell>
          <table:table-cell table:formula="of:=[.D490]-[.B490]" office:value-type="float" office:value="0.549506473958" calcext:value-type="float">
            <text:p>0.549506473958</text:p>
          </table:table-cell>
          <table:table-cell/>
          <table:table-cell table:formula="of:=[.D490]-[.A490]" office:value-type="float" office:value="0.612536015285" calcext:value-type="float">
            <text:p>0.612536015285</text:p>
          </table:table-cell>
        </table:table-row>
        <table:table-row table:style-name="ro1">
          <table:table-cell table:number-columns-repeated="2" office:value-type="string" calcext:value-type="string">
            <text:p>Musical Thriller</text:p>
          </table:table-cell>
          <table:table-cell/>
          <table:table-cell office:value-type="string" calcext:value-type="string">
            <text:p>Musical Thriller</text:p>
          </table:table-cell>
          <table:table-cell table:number-columns-repeated="3"/>
        </table:table-row>
        <table:table-row table:style-name="ro1">
          <table:table-cell office:value-type="float" office:value="0.495047919477" calcext:value-type="float">
            <text:p>0.495047919477</text:p>
          </table:table-cell>
          <table:table-cell office:value-type="float" office:value="0.533561891737" calcext:value-type="float">
            <text:p>0.533561891737</text:p>
          </table:table-cell>
          <table:table-cell table:formula="of:=[.B492]-[.A492]" office:value-type="float" office:value="0.03851397226" calcext:value-type="float">
            <text:p>0.03851397226</text:p>
          </table:table-cell>
          <table:table-cell office:value-type="float" office:value="1.00879731319" calcext:value-type="float">
            <text:p>1.00879731319</text:p>
          </table:table-cell>
          <table:table-cell table:formula="of:=[.D492]-[.B492]" office:value-type="float" office:value="0.475235421453" calcext:value-type="float">
            <text:p>0.475235421453</text:p>
          </table:table-cell>
          <table:table-cell/>
          <table:table-cell table:formula="of:=[.D492]-[.A492]" office:value-type="float" office:value="0.513749393713" calcext:value-type="float">
            <text:p>0.513749393713</text:p>
          </table:table-cell>
        </table:table-row>
        <table:table-row table:style-name="ro1">
          <table:table-cell table:number-columns-repeated="2" office:value-type="string" calcext:value-type="string">
            <text:p>Musical War</text:p>
          </table:table-cell>
          <table:table-cell/>
          <table:table-cell office:value-type="string" calcext:value-type="string">
            <text:p>Musical War</text:p>
          </table:table-cell>
          <table:table-cell table:number-columns-repeated="3"/>
        </table:table-row>
        <table:table-row table:style-name="ro1">
          <table:table-cell office:value-type="float" office:value="0.546462589226" calcext:value-type="float">
            <text:p>0.546462589226</text:p>
          </table:table-cell>
          <table:table-cell office:value-type="float" office:value="0.708788371837" calcext:value-type="float">
            <text:p>0.708788371837</text:p>
          </table:table-cell>
          <table:table-cell table:formula="of:=[.B494]-[.A494]" office:value-type="float" office:value="0.162325782611" calcext:value-type="float">
            <text:p>0.162325782611</text:p>
          </table:table-cell>
          <table:table-cell office:value-type="float" office:value="1.17545672273" calcext:value-type="float">
            <text:p>1.17545672273</text:p>
          </table:table-cell>
          <table:table-cell table:formula="of:=[.D494]-[.B494]" office:value-type="float" office:value="0.466668350893" calcext:value-type="float">
            <text:p>0.466668350893</text:p>
          </table:table-cell>
          <table:table-cell/>
          <table:table-cell table:formula="of:=[.D494]-[.A494]" office:value-type="float" office:value="0.628994133504" calcext:value-type="float">
            <text:p>0.628994133504</text:p>
          </table:table-cell>
        </table:table-row>
        <table:table-row table:style-name="ro1">
          <table:table-cell table:number-columns-repeated="2" office:value-type="string" calcext:value-type="string">
            <text:p>Musical Western</text:p>
          </table:table-cell>
          <table:table-cell/>
          <table:table-cell office:value-type="string" calcext:value-type="string">
            <text:p>Musical Western</text:p>
          </table:table-cell>
          <table:table-cell table:number-columns-repeated="3"/>
        </table:table-row>
        <table:table-row table:style-name="ro1">
          <table:table-cell office:value-type="float" office:value="0.526828270523" calcext:value-type="float">
            <text:p>0.526828270523</text:p>
          </table:table-cell>
          <table:table-cell office:value-type="float" office:value="0.76969341754" calcext:value-type="float">
            <text:p>0.76969341754</text:p>
          </table:table-cell>
          <table:table-cell table:formula="of:=[.B496]-[.A496]" office:value-type="float" office:value="0.242865147017" calcext:value-type="float">
            <text:p>0.242865147017</text:p>
          </table:table-cell>
          <table:table-cell office:value-type="float" office:value="1.32562360161" calcext:value-type="float">
            <text:p>1.32562360161</text:p>
          </table:table-cell>
          <table:table-cell table:formula="of:=[.D496]-[.B496]" office:value-type="float" office:value="0.55593018407" calcext:value-type="float">
            <text:p>0.55593018407</text:p>
          </table:table-cell>
          <table:table-cell/>
          <table:table-cell table:formula="of:=[.D496]-[.A496]" office:value-type="float" office:value="0.798795331087" calcext:value-type="float">
            <text:p>0.798795331087</text:p>
          </table:table-cell>
        </table:table-row>
        <table:table-row table:style-name="ro1">
          <table:table-cell table:number-columns-repeated="2" office:value-type="string" calcext:value-type="string">
            <text:p>Mystery Action</text:p>
          </table:table-cell>
          <table:table-cell/>
          <table:table-cell office:value-type="string" calcext:value-type="string">
            <text:p>Mystery Action</text:p>
          </table:table-cell>
          <table:table-cell table:number-columns-repeated="3"/>
        </table:table-row>
        <table:table-row table:style-name="ro1">
          <table:table-cell office:value-type="float" office:value="0.180915421359" calcext:value-type="float">
            <text:p>0.180915421359</text:p>
          </table:table-cell>
          <table:table-cell office:value-type="float" office:value="0.233447265765" calcext:value-type="float">
            <text:p>0.233447265765</text:p>
          </table:table-cell>
          <table:table-cell table:formula="of:=[.B498]-[.A498]" office:value-type="float" office:value="0.052531844406" calcext:value-type="float">
            <text:p>0.052531844406</text:p>
          </table:table-cell>
          <table:table-cell office:value-type="float" office:value="0.585728212345" calcext:value-type="float">
            <text:p>0.585728212345</text:p>
          </table:table-cell>
          <table:table-cell table:formula="of:=[.D498]-[.B498]" office:value-type="float" office:value="0.35228094658" calcext:value-type="float">
            <text:p>0.35228094658</text:p>
          </table:table-cell>
          <table:table-cell/>
          <table:table-cell table:formula="of:=[.D498]-[.A498]" office:value-type="float" office:value="0.404812790986" calcext:value-type="float">
            <text:p>0.404812790986</text:p>
          </table:table-cell>
        </table:table-row>
        <table:table-row table:style-name="ro1">
          <table:table-cell table:number-columns-repeated="2" office:value-type="string" calcext:value-type="string">
            <text:p>Mystery Adventure</text:p>
          </table:table-cell>
          <table:table-cell/>
          <table:table-cell office:value-type="string" calcext:value-type="string">
            <text:p>Mystery Adventure</text:p>
          </table:table-cell>
          <table:table-cell table:number-columns-repeated="3"/>
        </table:table-row>
        <table:table-row table:style-name="ro1">
          <table:table-cell office:value-type="float" office:value="0.213105316948" calcext:value-type="float">
            <text:p>0.213105316948</text:p>
          </table:table-cell>
          <table:table-cell office:value-type="float" office:value="0.253638298896" calcext:value-type="float">
            <text:p>0.253638298896</text:p>
          </table:table-cell>
          <table:table-cell table:formula="of:=[.B500]-[.A500]" office:value-type="float" office:value="0.040532981948" calcext:value-type="float">
            <text:p>0.040532981948</text:p>
          </table:table-cell>
          <table:table-cell office:value-type="float" office:value="0.651506923386" calcext:value-type="float">
            <text:p>0.651506923386</text:p>
          </table:table-cell>
          <table:table-cell table:formula="of:=[.D500]-[.B500]" office:value-type="float" office:value="0.39786862449" calcext:value-type="float">
            <text:p>0.39786862449</text:p>
          </table:table-cell>
          <table:table-cell/>
          <table:table-cell table:formula="of:=[.D500]-[.A500]" office:value-type="float" office:value="0.438401606438" calcext:value-type="float">
            <text:p>0.438401606438</text:p>
          </table:table-cell>
        </table:table-row>
        <table:table-row table:style-name="ro1">
          <table:table-cell table:number-columns-repeated="2" office:value-type="string" calcext:value-type="string">
            <text:p>Mystery Animation</text:p>
          </table:table-cell>
          <table:table-cell/>
          <table:table-cell office:value-type="string" calcext:value-type="string">
            <text:p>Mystery Animation</text:p>
          </table:table-cell>
          <table:table-cell table:number-columns-repeated="3"/>
        </table:table-row>
        <table:table-row table:style-name="ro1">
          <table:table-cell office:value-type="float" office:value="0.388485601764" calcext:value-type="float">
            <text:p>0.388485601764</text:p>
          </table:table-cell>
          <table:table-cell office:value-type="float" office:value="0.429764535706" calcext:value-type="float">
            <text:p>0.429764535706</text:p>
          </table:table-cell>
          <table:table-cell table:formula="of:=[.B502]-[.A502]" office:value-type="float" office:value="0.041278933942" calcext:value-type="float">
            <text:p>0.041278933942</text:p>
          </table:table-cell>
          <table:table-cell office:value-type="float" office:value="1.11252955356" calcext:value-type="float">
            <text:p>1.11252955356</text:p>
          </table:table-cell>
          <table:table-cell table:formula="of:=[.D502]-[.B502]" office:value-type="float" office:value="0.682765017854" calcext:value-type="float">
            <text:p>0.682765017854</text:p>
          </table:table-cell>
          <table:table-cell/>
          <table:table-cell table:formula="of:=[.D502]-[.A502]" office:value-type="float" office:value="0.724043951796" calcext:value-type="float">
            <text:p>0.724043951796</text:p>
          </table:table-cell>
        </table:table-row>
        <table:table-row table:style-name="ro1">
          <table:table-cell table:number-columns-repeated="2" office:value-type="string" calcext:value-type="string">
            <text:p>Mystery Children</text:p>
          </table:table-cell>
          <table:table-cell/>
          <table:table-cell office:value-type="string" calcext:value-type="string">
            <text:p>Mystery Children</text:p>
          </table:table-cell>
          <table:table-cell table:number-columns-repeated="3"/>
        </table:table-row>
        <table:table-row table:style-name="ro1">
          <table:table-cell office:value-type="float" office:value="0.342040812424" calcext:value-type="float">
            <text:p>0.342040812424</text:p>
          </table:table-cell>
          <table:table-cell office:value-type="float" office:value="0.427987030171" calcext:value-type="float">
            <text:p>0.427987030171</text:p>
          </table:table-cell>
          <table:table-cell table:formula="of:=[.B504]-[.A504]" office:value-type="float" office:value="0.085946217747" calcext:value-type="float">
            <text:p>0.085946217747</text:p>
          </table:table-cell>
          <table:table-cell office:value-type="float" office:value="1.00468862521" calcext:value-type="float">
            <text:p>1.00468862521</text:p>
          </table:table-cell>
          <table:table-cell table:formula="of:=[.D504]-[.B504]" office:value-type="float" office:value="0.576701595039" calcext:value-type="float">
            <text:p>0.576701595039</text:p>
          </table:table-cell>
          <table:table-cell/>
          <table:table-cell table:formula="of:=[.D504]-[.A504]" office:value-type="float" office:value="0.662647812786" calcext:value-type="float">
            <text:p>0.662647812786</text:p>
          </table:table-cell>
        </table:table-row>
        <table:table-row table:style-name="ro1">
          <table:table-cell table:number-columns-repeated="2" office:value-type="string" calcext:value-type="string">
            <text:p>Mystery Comedy</text:p>
          </table:table-cell>
          <table:table-cell/>
          <table:table-cell office:value-type="string" calcext:value-type="string">
            <text:p>Mystery Comedy</text:p>
          </table:table-cell>
          <table:table-cell table:number-columns-repeated="3"/>
        </table:table-row>
        <table:table-row table:style-name="ro1">
          <table:table-cell office:value-type="float" office:value="0.214907143915" calcext:value-type="float">
            <text:p>0.214907143915</text:p>
          </table:table-cell>
          <table:table-cell office:value-type="float" office:value="0.24072677646" calcext:value-type="float">
            <text:p>0.24072677646</text:p>
          </table:table-cell>
          <table:table-cell table:formula="of:=[.B506]-[.A506]" office:value-type="float" office:value="0.025819632545" calcext:value-type="float">
            <text:p>0.025819632545</text:p>
          </table:table-cell>
          <table:table-cell office:value-type="float" office:value="0.645044633061" calcext:value-type="float">
            <text:p>0.645044633061</text:p>
          </table:table-cell>
          <table:table-cell table:formula="of:=[.D506]-[.B506]" office:value-type="float" office:value="0.404317856601" calcext:value-type="float">
            <text:p>0.404317856601</text:p>
          </table:table-cell>
          <table:table-cell/>
          <table:table-cell table:formula="of:=[.D506]-[.A506]" office:value-type="float" office:value="0.430137489146" calcext:value-type="float">
            <text:p>0.430137489146</text:p>
          </table:table-cell>
        </table:table-row>
        <table:table-row table:style-name="ro1">
          <table:table-cell table:number-columns-repeated="2" office:value-type="string" calcext:value-type="string">
            <text:p>Mystery Crime</text:p>
          </table:table-cell>
          <table:table-cell/>
          <table:table-cell office:value-type="string" calcext:value-type="string">
            <text:p>Mystery Crime</text:p>
          </table:table-cell>
          <table:table-cell table:number-columns-repeated="3"/>
        </table:table-row>
        <table:table-row table:style-name="ro1">
          <table:table-cell office:value-type="float" office:value="0.125404847959" calcext:value-type="float">
            <text:p>0.125404847959</text:p>
          </table:table-cell>
          <table:table-cell office:value-type="float" office:value="0.192977743681" calcext:value-type="float">
            <text:p>0.192977743681</text:p>
          </table:table-cell>
          <table:table-cell table:formula="of:=[.B508]-[.A508]" office:value-type="float" office:value="0.067572895722" calcext:value-type="float">
            <text:p>0.067572895722</text:p>
          </table:table-cell>
          <table:table-cell office:value-type="float" office:value="0.445549153663" calcext:value-type="float">
            <text:p>0.445549153663</text:p>
          </table:table-cell>
          <table:table-cell table:formula="of:=[.D508]-[.B508]" office:value-type="float" office:value="0.252571409982" calcext:value-type="float">
            <text:p>0.252571409982</text:p>
          </table:table-cell>
          <table:table-cell/>
          <table:table-cell table:formula="of:=[.D508]-[.A508]" office:value-type="float" office:value="0.320144305704" calcext:value-type="float">
            <text:p>0.320144305704</text:p>
          </table:table-cell>
        </table:table-row>
        <table:table-row table:style-name="ro1">
          <table:table-cell table:number-columns-repeated="2" office:value-type="string" calcext:value-type="string">
            <text:p>Mystery Documentary</text:p>
          </table:table-cell>
          <table:table-cell/>
          <table:table-cell office:value-type="string" calcext:value-type="string">
            <text:p>Mystery Documentary</text:p>
          </table:table-cell>
          <table:table-cell table:number-columns-repeated="3"/>
        </table:table-row>
        <table:table-row table:style-name="ro1">
          <table:table-cell office:value-type="float" office:value="0.631785165196" calcext:value-type="float">
            <text:p>0.631785165196</text:p>
          </table:table-cell>
          <table:table-cell office:value-type="float" office:value="0.702379517155" calcext:value-type="float">
            <text:p>0.702379517155</text:p>
          </table:table-cell>
          <table:table-cell table:formula="of:=[.B510]-[.A510]" office:value-type="float" office:value="0.070594351959" calcext:value-type="float">
            <text:p>0.070594351959</text:p>
          </table:table-cell>
          <table:table-cell office:value-type="float" office:value="1.22539076882" calcext:value-type="float">
            <text:p>1.22539076882</text:p>
          </table:table-cell>
          <table:table-cell table:formula="of:=[.D510]-[.B510]" office:value-type="float" office:value="0.523011251665" calcext:value-type="float">
            <text:p>0.523011251665</text:p>
          </table:table-cell>
          <table:table-cell/>
          <table:table-cell table:formula="of:=[.D510]-[.A510]" office:value-type="float" office:value="0.593605603624" calcext:value-type="float">
            <text:p>0.593605603624</text:p>
          </table:table-cell>
        </table:table-row>
        <table:table-row table:style-name="ro1">
          <table:table-cell table:number-columns-repeated="2" office:value-type="string" calcext:value-type="string">
            <text:p>Mystery Drama</text:p>
          </table:table-cell>
          <table:table-cell/>
          <table:table-cell office:value-type="string" calcext:value-type="string">
            <text:p>Mystery Drama</text:p>
          </table:table-cell>
          <table:table-cell table:number-columns-repeated="3"/>
        </table:table-row>
        <table:table-row table:style-name="ro1">
          <table:table-cell office:value-type="float" office:value="0.189332724582" calcext:value-type="float">
            <text:p>0.189332724582</text:p>
          </table:table-cell>
          <table:table-cell office:value-type="float" office:value="0.199271193736" calcext:value-type="float">
            <text:p>0.199271193736</text:p>
          </table:table-cell>
          <table:table-cell table:formula="of:=[.B512]-[.A512]" office:value-type="float" office:value="0.00993846915400001" calcext:value-type="float">
            <text:p>0.009938469154</text:p>
          </table:table-cell>
          <table:table-cell office:value-type="float" office:value="0.500553296008" calcext:value-type="float">
            <text:p>0.500553296008</text:p>
          </table:table-cell>
          <table:table-cell table:formula="of:=[.D512]-[.B512]" office:value-type="float" office:value="0.301282102272" calcext:value-type="float">
            <text:p>0.301282102272</text:p>
          </table:table-cell>
          <table:table-cell/>
          <table:table-cell table:formula="of:=[.D512]-[.A512]" office:value-type="float" office:value="0.311220571426" calcext:value-type="float">
            <text:p>0.311220571426</text:p>
          </table:table-cell>
        </table:table-row>
        <table:table-row table:style-name="ro1">
          <table:table-cell table:number-columns-repeated="2" office:value-type="string" calcext:value-type="string">
            <text:p>Mystery Fantasy</text:p>
          </table:table-cell>
          <table:table-cell/>
          <table:table-cell office:value-type="string" calcext:value-type="string">
            <text:p>Mystery Fantasy</text:p>
          </table:table-cell>
          <table:table-cell table:number-columns-repeated="3"/>
        </table:table-row>
        <table:table-row table:style-name="ro1">
          <table:table-cell office:value-type="float" office:value="0.192972607497" calcext:value-type="float">
            <text:p>0.192972607497</text:p>
          </table:table-cell>
          <table:table-cell office:value-type="float" office:value="0.288182344937" calcext:value-type="float">
            <text:p>0.288182344937</text:p>
          </table:table-cell>
          <table:table-cell table:formula="of:=[.B514]-[.A514]" office:value-type="float" office:value="0.09520973744" calcext:value-type="float">
            <text:p>0.09520973744</text:p>
          </table:table-cell>
          <table:table-cell office:value-type="float" office:value="0.654047324663" calcext:value-type="float">
            <text:p>0.654047324663</text:p>
          </table:table-cell>
          <table:table-cell table:formula="of:=[.D514]-[.B514]" office:value-type="float" office:value="0.365864979726" calcext:value-type="float">
            <text:p>0.365864979726</text:p>
          </table:table-cell>
          <table:table-cell/>
          <table:table-cell table:formula="of:=[.D514]-[.A514]" office:value-type="float" office:value="0.461074717166" calcext:value-type="float">
            <text:p>0.461074717166</text:p>
          </table:table-cell>
        </table:table-row>
        <table:table-row table:style-name="ro1">
          <table:table-cell table:number-columns-repeated="2" office:value-type="string" calcext:value-type="string">
            <text:p>Mystery Film-Noir</text:p>
          </table:table-cell>
          <table:table-cell/>
          <table:table-cell office:value-type="string" calcext:value-type="string">
            <text:p>Mystery Film-Noir</text:p>
          </table:table-cell>
          <table:table-cell table:number-columns-repeated="3"/>
        </table:table-row>
        <table:table-row table:style-name="ro1">
          <table:table-cell office:value-type="float" office:value="0.891998766583" calcext:value-type="float">
            <text:p>0.891998766583</text:p>
          </table:table-cell>
          <table:table-cell office:value-type="float" office:value="1.19780437719" calcext:value-type="float">
            <text:p>1.19780437719</text:p>
          </table:table-cell>
          <table:table-cell table:formula="of:=[.B516]-[.A516]" office:value-type="float" office:value="0.305805610607" calcext:value-type="float">
            <text:p>0.305805610607</text:p>
          </table:table-cell>
          <table:table-cell office:value-type="float" office:value="1.85897015531" calcext:value-type="float">
            <text:p>1.85897015531</text:p>
          </table:table-cell>
          <table:table-cell table:formula="of:=[.D516]-[.B516]" office:value-type="float" office:value="0.66116577812" calcext:value-type="float">
            <text:p>0.66116577812</text:p>
          </table:table-cell>
          <table:table-cell/>
          <table:table-cell table:formula="of:=[.D516]-[.A516]" office:value-type="float" office:value="0.966971388727" calcext:value-type="float">
            <text:p>0.966971388727</text:p>
          </table:table-cell>
        </table:table-row>
        <table:table-row table:style-name="ro1">
          <table:table-cell table:number-columns-repeated="2" office:value-type="string" calcext:value-type="string">
            <text:p>Mystery Horror</text:p>
          </table:table-cell>
          <table:table-cell/>
          <table:table-cell office:value-type="string" calcext:value-type="string">
            <text:p>Mystery Horror</text:p>
          </table:table-cell>
          <table:table-cell table:number-columns-repeated="3"/>
        </table:table-row>
        <table:table-row table:style-name="ro1">
          <table:table-cell office:value-type="float" office:value="0.255045479098" calcext:value-type="float">
            <text:p>0.255045479098</text:p>
          </table:table-cell>
          <table:table-cell office:value-type="float" office:value="0.327538838796" calcext:value-type="float">
            <text:p>0.327538838796</text:p>
          </table:table-cell>
          <table:table-cell table:formula="of:=[.B518]-[.A518]" office:value-type="float" office:value="0.072493359698" calcext:value-type="float">
            <text:p>0.072493359698</text:p>
          </table:table-cell>
          <table:table-cell office:value-type="float" office:value="0.916007234311" calcext:value-type="float">
            <text:p>0.916007234311</text:p>
          </table:table-cell>
          <table:table-cell table:formula="of:=[.D518]-[.B518]" office:value-type="float" office:value="0.588468395515" calcext:value-type="float">
            <text:p>0.588468395515</text:p>
          </table:table-cell>
          <table:table-cell/>
          <table:table-cell table:formula="of:=[.D518]-[.A518]" office:value-type="float" office:value="0.660961755213" calcext:value-type="float">
            <text:p>0.660961755213</text:p>
          </table:table-cell>
        </table:table-row>
        <table:table-row table:style-name="ro1">
          <table:table-cell table:number-columns-repeated="2" office:value-type="string" calcext:value-type="string">
            <text:p>Mystery IMAX</text:p>
          </table:table-cell>
          <table:table-cell/>
          <table:table-cell office:value-type="string" calcext:value-type="string">
            <text:p>Mystery IMAX</text:p>
          </table:table-cell>
          <table:table-cell table:number-columns-repeated="3"/>
        </table:table-row>
        <table:table-row table:style-name="ro1">
          <table:table-cell office:value-type="float" office:value="0.985960789149" calcext:value-type="float">
            <text:p>0.985960789149</text:p>
          </table:table-cell>
          <table:table-cell office:value-type="float" office:value="1.34308922405" calcext:value-type="float">
            <text:p>1.34308922405</text:p>
          </table:table-cell>
          <table:table-cell table:formula="of:=[.B520]-[.A520]" office:value-type="float" office:value="0.357128434901" calcext:value-type="float">
            <text:p>0.357128434901</text:p>
          </table:table-cell>
          <table:table-cell office:value-type="float" office:value="3.10461199479" calcext:value-type="float">
            <text:p>3.10461199479</text:p>
          </table:table-cell>
          <table:table-cell table:formula="of:=[.D520]-[.B520]" office:value-type="float" office:value="1.76152277074" calcext:value-type="float">
            <text:p>1.76152277074</text:p>
          </table:table-cell>
          <table:table-cell/>
          <table:table-cell table:formula="of:=[.D520]-[.A520]" office:value-type="float" office:value="2.118651205641" calcext:value-type="float">
            <text:p>2.118651205641</text:p>
          </table:table-cell>
        </table:table-row>
        <table:table-row table:style-name="ro1">
          <table:table-cell table:number-columns-repeated="2" office:value-type="string" calcext:value-type="string">
            <text:p>Mystery Musical</text:p>
          </table:table-cell>
          <table:table-cell/>
          <table:table-cell office:value-type="string" calcext:value-type="string">
            <text:p>Mystery Musical</text:p>
          </table:table-cell>
          <table:table-cell table:number-columns-repeated="3"/>
        </table:table-row>
        <table:table-row table:style-name="ro1">
          <table:table-cell office:value-type="float" office:value="0.486499557079" calcext:value-type="float">
            <text:p>0.486499557079</text:p>
          </table:table-cell>
          <table:table-cell office:value-type="float" office:value="0.550954043485" calcext:value-type="float">
            <text:p>0.550954043485</text:p>
          </table:table-cell>
          <table:table-cell table:formula="of:=[.B522]-[.A522]" office:value-type="float" office:value="0.064454486406" calcext:value-type="float">
            <text:p>0.064454486406</text:p>
          </table:table-cell>
          <table:table-cell office:value-type="float" office:value="1.12773541763" calcext:value-type="float">
            <text:p>1.12773541763</text:p>
          </table:table-cell>
          <table:table-cell table:formula="of:=[.D522]-[.B522]" office:value-type="float" office:value="0.576781374145" calcext:value-type="float">
            <text:p>0.576781374145</text:p>
          </table:table-cell>
          <table:table-cell/>
          <table:table-cell table:formula="of:=[.D522]-[.A522]" office:value-type="float" office:value="0.641235860551" calcext:value-type="float">
            <text:p>0.641235860551</text:p>
          </table:table-cell>
        </table:table-row>
        <table:table-row table:style-name="ro1">
          <table:table-cell table:number-columns-repeated="2" office:value-type="string" calcext:value-type="string">
            <text:p>Mystery Mystery</text:p>
          </table:table-cell>
          <table:table-cell/>
          <table:table-cell office:value-type="string" calcext:value-type="string">
            <text:p>Mystery Myst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524]-[.A5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524]-[.B524]" office:value-type="float" office:value="0" calcext:value-type="float">
            <text:p>0</text:p>
          </table:table-cell>
          <table:table-cell/>
          <table:table-cell table:formula="of:=[.D524]-[.A5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Mystery Romance</text:p>
          </table:table-cell>
          <table:table-cell/>
          <table:table-cell office:value-type="string" calcext:value-type="string">
            <text:p>Mystery Romance</text:p>
          </table:table-cell>
          <table:table-cell table:number-columns-repeated="3"/>
        </table:table-row>
        <table:table-row table:style-name="ro1">
          <table:table-cell office:value-type="float" office:value="0.196021021956" calcext:value-type="float">
            <text:p>0.196021021956</text:p>
          </table:table-cell>
          <table:table-cell office:value-type="float" office:value="0.235154730214" calcext:value-type="float">
            <text:p>0.235154730214</text:p>
          </table:table-cell>
          <table:table-cell table:formula="of:=[.B526]-[.A526]" office:value-type="float" office:value="0.039133708258" calcext:value-type="float">
            <text:p>0.039133708258</text:p>
          </table:table-cell>
          <table:table-cell office:value-type="float" office:value="0.621341598903" calcext:value-type="float">
            <text:p>0.621341598903</text:p>
          </table:table-cell>
          <table:table-cell table:formula="of:=[.D526]-[.B526]" office:value-type="float" office:value="0.386186868689" calcext:value-type="float">
            <text:p>0.386186868689</text:p>
          </table:table-cell>
          <table:table-cell/>
          <table:table-cell table:formula="of:=[.D526]-[.A526]" office:value-type="float" office:value="0.425320576947" calcext:value-type="float">
            <text:p>0.425320576947</text:p>
          </table:table-cell>
        </table:table-row>
        <table:table-row table:style-name="ro1">
          <table:table-cell table:number-columns-repeated="2" office:value-type="string" calcext:value-type="string">
            <text:p>Mystery Sci-Fi</text:p>
          </table:table-cell>
          <table:table-cell/>
          <table:table-cell office:value-type="string" calcext:value-type="string">
            <text:p>Mystery Sci-Fi</text:p>
          </table:table-cell>
          <table:table-cell table:number-columns-repeated="3"/>
        </table:table-row>
        <table:table-row table:style-name="ro1">
          <table:table-cell office:value-type="float" office:value="0.129536403286" calcext:value-type="float">
            <text:p>0.129536403286</text:p>
          </table:table-cell>
          <table:table-cell office:value-type="float" office:value="0.193965075396" calcext:value-type="float">
            <text:p>0.193965075396</text:p>
          </table:table-cell>
          <table:table-cell table:formula="of:=[.B528]-[.A528]" office:value-type="float" office:value="0.06442867211" calcext:value-type="float">
            <text:p>0.06442867211</text:p>
          </table:table-cell>
          <table:table-cell office:value-type="float" office:value="0.425337423186" calcext:value-type="float">
            <text:p>0.425337423186</text:p>
          </table:table-cell>
          <table:table-cell table:formula="of:=[.D528]-[.B528]" office:value-type="float" office:value="0.23137234779" calcext:value-type="float">
            <text:p>0.23137234779</text:p>
          </table:table-cell>
          <table:table-cell/>
          <table:table-cell table:formula="of:=[.D528]-[.A528]" office:value-type="float" office:value="0.2958010199" calcext:value-type="float">
            <text:p>0.2958010199</text:p>
          </table:table-cell>
        </table:table-row>
        <table:table-row table:style-name="ro1">
          <table:table-cell table:number-columns-repeated="2" office:value-type="string" calcext:value-type="string">
            <text:p>Mystery Thriller</text:p>
          </table:table-cell>
          <table:table-cell/>
          <table:table-cell office:value-type="string" calcext:value-type="string">
            <text:p>Mystery Thriller</text:p>
          </table:table-cell>
          <table:table-cell table:number-columns-repeated="3"/>
        </table:table-row>
        <table:table-row table:style-name="ro1">
          <table:table-cell office:value-type="float" office:value="0.104098695785" calcext:value-type="float">
            <text:p>0.104098695785</text:p>
          </table:table-cell>
          <table:table-cell office:value-type="float" office:value="0.167728111482" calcext:value-type="float">
            <text:p>0.167728111482</text:p>
          </table:table-cell>
          <table:table-cell table:formula="of:=[.B530]-[.A530]" office:value-type="float" office:value="0.063629415697" calcext:value-type="float">
            <text:p>0.063629415697</text:p>
          </table:table-cell>
          <table:table-cell office:value-type="float" office:value="0.345363895934" calcext:value-type="float">
            <text:p>0.345363895934</text:p>
          </table:table-cell>
          <table:table-cell table:formula="of:=[.D530]-[.B530]" office:value-type="float" office:value="0.177635784452" calcext:value-type="float">
            <text:p>0.177635784452</text:p>
          </table:table-cell>
          <table:table-cell/>
          <table:table-cell table:formula="of:=[.D530]-[.A530]" office:value-type="float" office:value="0.241265200149" calcext:value-type="float">
            <text:p>0.241265200149</text:p>
          </table:table-cell>
        </table:table-row>
        <table:table-row table:style-name="ro1">
          <table:table-cell table:number-columns-repeated="2" office:value-type="string" calcext:value-type="string">
            <text:p>Mystery War</text:p>
          </table:table-cell>
          <table:table-cell/>
          <table:table-cell office:value-type="string" calcext:value-type="string">
            <text:p>Mystery War</text:p>
          </table:table-cell>
          <table:table-cell table:number-columns-repeated="3"/>
        </table:table-row>
        <table:table-row table:style-name="ro1">
          <table:table-cell office:value-type="float" office:value="0.427340221793" calcext:value-type="float">
            <text:p>0.427340221793</text:p>
          </table:table-cell>
          <table:table-cell office:value-type="float" office:value="0.533307184209" calcext:value-type="float">
            <text:p>0.533307184209</text:p>
          </table:table-cell>
          <table:table-cell table:formula="of:=[.B532]-[.A532]" office:value-type="float" office:value="0.105966962416" calcext:value-type="float">
            <text:p>0.105966962416</text:p>
          </table:table-cell>
          <table:table-cell office:value-type="float" office:value="1.07401823323" calcext:value-type="float">
            <text:p>1.07401823323</text:p>
          </table:table-cell>
          <table:table-cell table:formula="of:=[.D532]-[.B532]" office:value-type="float" office:value="0.540711049021" calcext:value-type="float">
            <text:p>0.540711049021</text:p>
          </table:table-cell>
          <table:table-cell/>
          <table:table-cell table:formula="of:=[.D532]-[.A532]" office:value-type="float" office:value="0.646678011437" calcext:value-type="float">
            <text:p>0.646678011437</text:p>
          </table:table-cell>
        </table:table-row>
        <table:table-row table:style-name="ro1">
          <table:table-cell table:number-columns-repeated="2" office:value-type="string" calcext:value-type="string">
            <text:p>Mystery Western</text:p>
          </table:table-cell>
          <table:table-cell/>
          <table:table-cell office:value-type="string" calcext:value-type="string">
            <text:p>Mystery Western</text:p>
          </table:table-cell>
          <table:table-cell table:number-columns-repeated="3"/>
        </table:table-row>
        <table:table-row table:style-name="ro1">
          <table:table-cell office:value-type="float" office:value="0.553966580823" calcext:value-type="float">
            <text:p>0.553966580823</text:p>
          </table:table-cell>
          <table:table-cell office:value-type="float" office:value="0.641601599173" calcext:value-type="float">
            <text:p>0.641601599173</text:p>
          </table:table-cell>
          <table:table-cell table:formula="of:=[.B534]-[.A534]" office:value-type="float" office:value="0.08763501835" calcext:value-type="float">
            <text:p>0.08763501835</text:p>
          </table:table-cell>
          <table:table-cell office:value-type="float" office:value="1.48651762783" calcext:value-type="float">
            <text:p>1.48651762783</text:p>
          </table:table-cell>
          <table:table-cell table:formula="of:=[.D534]-[.B534]" office:value-type="float" office:value="0.844916028657" calcext:value-type="float">
            <text:p>0.844916028657</text:p>
          </table:table-cell>
          <table:table-cell/>
          <table:table-cell table:formula="of:=[.D534]-[.A534]" office:value-type="float" office:value="0.932551047007" calcext:value-type="float">
            <text:p>0.932551047007</text:p>
          </table:table-cell>
        </table:table-row>
        <table:table-row table:style-name="ro1">
          <table:table-cell table:number-columns-repeated="2" office:value-type="string" calcext:value-type="string">
            <text:p>Romance Action</text:p>
          </table:table-cell>
          <table:table-cell/>
          <table:table-cell office:value-type="string" calcext:value-type="string">
            <text:p>Romance Action</text:p>
          </table:table-cell>
          <table:table-cell table:number-columns-repeated="3"/>
        </table:table-row>
        <table:table-row table:style-name="ro1">
          <table:table-cell office:value-type="float" office:value="0.194201644753" calcext:value-type="float">
            <text:p>0.194201644753</text:p>
          </table:table-cell>
          <table:table-cell office:value-type="float" office:value="0.215038425318" calcext:value-type="float">
            <text:p>0.215038425318</text:p>
          </table:table-cell>
          <table:table-cell table:formula="of:=[.B536]-[.A536]" office:value-type="float" office:value="0.020836780565" calcext:value-type="float">
            <text:p>0.020836780565</text:p>
          </table:table-cell>
          <table:table-cell office:value-type="float" office:value="0.559502980244" calcext:value-type="float">
            <text:p>0.559502980244</text:p>
          </table:table-cell>
          <table:table-cell table:formula="of:=[.D536]-[.B536]" office:value-type="float" office:value="0.344464554926" calcext:value-type="float">
            <text:p>0.344464554926</text:p>
          </table:table-cell>
          <table:table-cell/>
          <table:table-cell table:formula="of:=[.D536]-[.A536]" office:value-type="float" office:value="0.365301335491" calcext:value-type="float">
            <text:p>0.365301335491</text:p>
          </table:table-cell>
        </table:table-row>
        <table:table-row table:style-name="ro1">
          <table:table-cell table:number-columns-repeated="2" office:value-type="string" calcext:value-type="string">
            <text:p>Romance Adventure</text:p>
          </table:table-cell>
          <table:table-cell/>
          <table:table-cell office:value-type="string" calcext:value-type="string">
            <text:p>Romance Adventure</text:p>
          </table:table-cell>
          <table:table-cell table:number-columns-repeated="3"/>
        </table:table-row>
        <table:table-row table:style-name="ro1">
          <table:table-cell office:value-type="float" office:value="0.178999846928" calcext:value-type="float">
            <text:p>0.178999846928</text:p>
          </table:table-cell>
          <table:table-cell office:value-type="float" office:value="0.198818641846" calcext:value-type="float">
            <text:p>0.198818641846</text:p>
          </table:table-cell>
          <table:table-cell table:formula="of:=[.B538]-[.A538]" office:value-type="float" office:value="0.019818794918" calcext:value-type="float">
            <text:p>0.019818794918</text:p>
          </table:table-cell>
          <table:table-cell office:value-type="float" office:value="0.502822115622" calcext:value-type="float">
            <text:p>0.502822115622</text:p>
          </table:table-cell>
          <table:table-cell table:formula="of:=[.D538]-[.B538]" office:value-type="float" office:value="0.304003473776" calcext:value-type="float">
            <text:p>0.304003473776</text:p>
          </table:table-cell>
          <table:table-cell/>
          <table:table-cell table:formula="of:=[.D538]-[.A538]" office:value-type="float" office:value="0.323822268694" calcext:value-type="float">
            <text:p>0.323822268694</text:p>
          </table:table-cell>
        </table:table-row>
        <table:table-row table:style-name="ro1">
          <table:table-cell table:number-columns-repeated="2" office:value-type="string" calcext:value-type="string">
            <text:p>Romance Animation</text:p>
          </table:table-cell>
          <table:table-cell/>
          <table:table-cell office:value-type="string" calcext:value-type="string">
            <text:p>Romance Animation</text:p>
          </table:table-cell>
          <table:table-cell table:number-columns-repeated="3"/>
        </table:table-row>
        <table:table-row table:style-name="ro1">
          <table:table-cell office:value-type="float" office:value="0.375614174378" calcext:value-type="float">
            <text:p>0.375614174378</text:p>
          </table:table-cell>
          <table:table-cell office:value-type="float" office:value="0.392955675181" calcext:value-type="float">
            <text:p>0.392955675181</text:p>
          </table:table-cell>
          <table:table-cell table:formula="of:=[.B540]-[.A540]" office:value-type="float" office:value="0.017341500803" calcext:value-type="float">
            <text:p>0.017341500803</text:p>
          </table:table-cell>
          <table:table-cell office:value-type="float" office:value="0.888736230722" calcext:value-type="float">
            <text:p>0.888736230722</text:p>
          </table:table-cell>
          <table:table-cell table:formula="of:=[.D540]-[.B540]" office:value-type="float" office:value="0.495780555541" calcext:value-type="float">
            <text:p>0.495780555541</text:p>
          </table:table-cell>
          <table:table-cell/>
          <table:table-cell table:formula="of:=[.D540]-[.A540]" office:value-type="float" office:value="0.513122056344" calcext:value-type="float">
            <text:p>0.513122056344</text:p>
          </table:table-cell>
        </table:table-row>
        <table:table-row table:style-name="ro1">
          <table:table-cell table:number-columns-repeated="2" office:value-type="string" calcext:value-type="string">
            <text:p>Romance Children</text:p>
          </table:table-cell>
          <table:table-cell/>
          <table:table-cell office:value-type="string" calcext:value-type="string">
            <text:p>Romance Children</text:p>
          </table:table-cell>
          <table:table-cell table:number-columns-repeated="3"/>
        </table:table-row>
        <table:table-row table:style-name="ro1">
          <table:table-cell office:value-type="float" office:value="0.356727263848" calcext:value-type="float">
            <text:p>0.356727263848</text:p>
          </table:table-cell>
          <table:table-cell office:value-type="float" office:value="0.392226670986" calcext:value-type="float">
            <text:p>0.392226670986</text:p>
          </table:table-cell>
          <table:table-cell table:formula="of:=[.B542]-[.A542]" office:value-type="float" office:value="0.035499407138" calcext:value-type="float">
            <text:p>0.035499407138</text:p>
          </table:table-cell>
          <table:table-cell office:value-type="float" office:value="0.868666225135" calcext:value-type="float">
            <text:p>0.868666225135</text:p>
          </table:table-cell>
          <table:table-cell table:formula="of:=[.D542]-[.B542]" office:value-type="float" office:value="0.476439554149" calcext:value-type="float">
            <text:p>0.476439554149</text:p>
          </table:table-cell>
          <table:table-cell/>
          <table:table-cell table:formula="of:=[.D542]-[.A542]" office:value-type="float" office:value="0.511938961287" calcext:value-type="float">
            <text:p>0.511938961287</text:p>
          </table:table-cell>
        </table:table-row>
        <table:table-row table:style-name="ro1">
          <table:table-cell table:number-columns-repeated="2" office:value-type="string" calcext:value-type="string">
            <text:p>Romance Comedy</text:p>
          </table:table-cell>
          <table:table-cell/>
          <table:table-cell office:value-type="string" calcext:value-type="string">
            <text:p>Romance Comedy</text:p>
          </table:table-cell>
          <table:table-cell table:number-columns-repeated="3"/>
        </table:table-row>
        <table:table-row table:style-name="ro1">
          <table:table-cell office:value-type="float" office:value="0.118967525405" calcext:value-type="float">
            <text:p>0.118967525405</text:p>
          </table:table-cell>
          <table:table-cell office:value-type="float" office:value="0.130485946184" calcext:value-type="float">
            <text:p>0.130485946184</text:p>
          </table:table-cell>
          <table:table-cell table:formula="of:=[.B544]-[.A544]" office:value-type="float" office:value="0.011518420779" calcext:value-type="float">
            <text:p>0.011518420779</text:p>
          </table:table-cell>
          <table:table-cell office:value-type="float" office:value="0.278501569914" calcext:value-type="float">
            <text:p>0.278501569914</text:p>
          </table:table-cell>
          <table:table-cell table:formula="of:=[.D544]-[.B544]" office:value-type="float" office:value="0.14801562373" calcext:value-type="float">
            <text:p>0.14801562373</text:p>
          </table:table-cell>
          <table:table-cell/>
          <table:table-cell table:formula="of:=[.D544]-[.A544]" office:value-type="float" office:value="0.159534044509" calcext:value-type="float">
            <text:p>0.159534044509</text:p>
          </table:table-cell>
        </table:table-row>
        <table:table-row table:style-name="ro1">
          <table:table-cell table:number-columns-repeated="2" office:value-type="string" calcext:value-type="string">
            <text:p>Romance Crime</text:p>
          </table:table-cell>
          <table:table-cell/>
          <table:table-cell office:value-type="string" calcext:value-type="string">
            <text:p>Romance Crime</text:p>
          </table:table-cell>
          <table:table-cell table:number-columns-repeated="3"/>
        </table:table-row>
        <table:table-row table:style-name="ro1">
          <table:table-cell office:value-type="float" office:value="0.18812269034" calcext:value-type="float">
            <text:p>0.18812269034</text:p>
          </table:table-cell>
          <table:table-cell office:value-type="float" office:value="0.218592925569" calcext:value-type="float">
            <text:p>0.218592925569</text:p>
          </table:table-cell>
          <table:table-cell table:formula="of:=[.B546]-[.A546]" office:value-type="float" office:value="0.030470235229" calcext:value-type="float">
            <text:p>0.030470235229</text:p>
          </table:table-cell>
          <table:table-cell office:value-type="float" office:value="0.504905875803" calcext:value-type="float">
            <text:p>0.504905875803</text:p>
          </table:table-cell>
          <table:table-cell table:formula="of:=[.D546]-[.B546]" office:value-type="float" office:value="0.286312950234" calcext:value-type="float">
            <text:p>0.286312950234</text:p>
          </table:table-cell>
          <table:table-cell/>
          <table:table-cell table:formula="of:=[.D546]-[.A546]" office:value-type="float" office:value="0.316783185463" calcext:value-type="float">
            <text:p>0.316783185463</text:p>
          </table:table-cell>
        </table:table-row>
        <table:table-row table:style-name="ro1">
          <table:table-cell table:number-columns-repeated="2" office:value-type="string" calcext:value-type="string">
            <text:p>Romance Documentary</text:p>
          </table:table-cell>
          <table:table-cell/>
          <table:table-cell office:value-type="string" calcext:value-type="string">
            <text:p>Romance Documentary</text:p>
          </table:table-cell>
          <table:table-cell table:number-columns-repeated="3"/>
        </table:table-row>
        <table:table-row table:style-name="ro1">
          <table:table-cell office:value-type="float" office:value="0.647218533554" calcext:value-type="float">
            <text:p>0.647218533554</text:p>
          </table:table-cell>
          <table:table-cell office:value-type="float" office:value="0.690566707368" calcext:value-type="float">
            <text:p>0.690566707368</text:p>
          </table:table-cell>
          <table:table-cell table:formula="of:=[.B548]-[.A548]" office:value-type="float" office:value="0.043348173814" calcext:value-type="float">
            <text:p>0.043348173814</text:p>
          </table:table-cell>
          <table:table-cell office:value-type="float" office:value="1.15159697325" calcext:value-type="float">
            <text:p>1.15159697325</text:p>
          </table:table-cell>
          <table:table-cell table:formula="of:=[.D548]-[.B548]" office:value-type="float" office:value="0.461030265882" calcext:value-type="float">
            <text:p>0.461030265882</text:p>
          </table:table-cell>
          <table:table-cell/>
          <table:table-cell table:formula="of:=[.D548]-[.A548]" office:value-type="float" office:value="0.504378439696" calcext:value-type="float">
            <text:p>0.504378439696</text:p>
          </table:table-cell>
        </table:table-row>
        <table:table-row table:style-name="ro1">
          <table:table-cell table:number-columns-repeated="2" office:value-type="string" calcext:value-type="string">
            <text:p>Romance Drama</text:p>
          </table:table-cell>
          <table:table-cell/>
          <table:table-cell office:value-type="string" calcext:value-type="string">
            <text:p>Romance Drama</text:p>
          </table:table-cell>
          <table:table-cell table:number-columns-repeated="3"/>
        </table:table-row>
        <table:table-row table:style-name="ro1">
          <table:table-cell office:value-type="float" office:value="0.123603078942" calcext:value-type="float">
            <text:p>0.123603078942</text:p>
          </table:table-cell>
          <table:table-cell office:value-type="float" office:value="0.129214994723" calcext:value-type="float">
            <text:p>0.129214994723</text:p>
          </table:table-cell>
          <table:table-cell table:formula="of:=[.B550]-[.A550]" office:value-type="float" office:value="0.005611915781" calcext:value-type="float">
            <text:p>0.005611915781</text:p>
          </table:table-cell>
          <table:table-cell office:value-type="float" office:value="0.276578869899" calcext:value-type="float">
            <text:p>0.276578869899</text:p>
          </table:table-cell>
          <table:table-cell table:formula="of:=[.D550]-[.B550]" office:value-type="float" office:value="0.147363875176" calcext:value-type="float">
            <text:p>0.147363875176</text:p>
          </table:table-cell>
          <table:table-cell/>
          <table:table-cell table:formula="of:=[.D550]-[.A550]" office:value-type="float" office:value="0.152975790957" calcext:value-type="float">
            <text:p>0.152975790957</text:p>
          </table:table-cell>
        </table:table-row>
        <table:table-row table:style-name="ro1">
          <table:table-cell table:number-columns-repeated="2" office:value-type="string" calcext:value-type="string">
            <text:p>Romance Fantasy</text:p>
          </table:table-cell>
          <table:table-cell/>
          <table:table-cell office:value-type="string" calcext:value-type="string">
            <text:p>Romance Fantasy</text:p>
          </table:table-cell>
          <table:table-cell table:number-columns-repeated="3"/>
        </table:table-row>
        <table:table-row table:style-name="ro1">
          <table:table-cell office:value-type="float" office:value="0.203263518175" calcext:value-type="float">
            <text:p>0.203263518175</text:p>
          </table:table-cell>
          <table:table-cell office:value-type="float" office:value="0.236079537424" calcext:value-type="float">
            <text:p>0.236079537424</text:p>
          </table:table-cell>
          <table:table-cell table:formula="of:=[.B552]-[.A552]" office:value-type="float" office:value="0.032816019249" calcext:value-type="float">
            <text:p>0.032816019249</text:p>
          </table:table-cell>
          <table:table-cell office:value-type="float" office:value="0.521814252183" calcext:value-type="float">
            <text:p>0.521814252183</text:p>
          </table:table-cell>
          <table:table-cell table:formula="of:=[.D552]-[.B552]" office:value-type="float" office:value="0.285734714759" calcext:value-type="float">
            <text:p>0.285734714759</text:p>
          </table:table-cell>
          <table:table-cell/>
          <table:table-cell table:formula="of:=[.D552]-[.A552]" office:value-type="float" office:value="0.318550734008" calcext:value-type="float">
            <text:p>0.318550734008</text:p>
          </table:table-cell>
        </table:table-row>
        <table:table-row table:style-name="ro1">
          <table:table-cell table:number-columns-repeated="2" office:value-type="string" calcext:value-type="string">
            <text:p>Romance Film-Noir</text:p>
          </table:table-cell>
          <table:table-cell/>
          <table:table-cell office:value-type="string" calcext:value-type="string">
            <text:p>Romance Film-Noir</text:p>
          </table:table-cell>
          <table:table-cell table:number-columns-repeated="3"/>
        </table:table-row>
        <table:table-row table:style-name="ro1">
          <table:table-cell office:value-type="float" office:value="1.16594719345" calcext:value-type="float">
            <text:p>1.16594719345</text:p>
          </table:table-cell>
          <table:table-cell office:value-type="float" office:value="1.22789727085" calcext:value-type="float">
            <text:p>1.22789727085</text:p>
          </table:table-cell>
          <table:table-cell table:formula="of:=[.B554]-[.A554]" office:value-type="float" office:value="0.0619500773999999" calcext:value-type="float">
            <text:p>0.0619500774</text:p>
          </table:table-cell>
          <table:table-cell office:value-type="float" office:value="1.94359638913" calcext:value-type="float">
            <text:p>1.94359638913</text:p>
          </table:table-cell>
          <table:table-cell table:formula="of:=[.D554]-[.B554]" office:value-type="float" office:value="0.71569911828" calcext:value-type="float">
            <text:p>0.71569911828</text:p>
          </table:table-cell>
          <table:table-cell/>
          <table:table-cell table:formula="of:=[.D554]-[.A554]" office:value-type="float" office:value="0.77764919568" calcext:value-type="float">
            <text:p>0.77764919568</text:p>
          </table:table-cell>
        </table:table-row>
        <table:table-row table:style-name="ro1">
          <table:table-cell table:number-columns-repeated="2" office:value-type="string" calcext:value-type="string">
            <text:p>Romance Horror</text:p>
          </table:table-cell>
          <table:table-cell/>
          <table:table-cell office:value-type="string" calcext:value-type="string">
            <text:p>Romance Horror</text:p>
          </table:table-cell>
          <table:table-cell table:number-columns-repeated="3"/>
        </table:table-row>
        <table:table-row table:style-name="ro1">
          <table:table-cell office:value-type="float" office:value="0.289404384342" calcext:value-type="float">
            <text:p>0.289404384342</text:p>
          </table:table-cell>
          <table:table-cell office:value-type="float" office:value="0.303648291034" calcext:value-type="float">
            <text:p>0.303648291034</text:p>
          </table:table-cell>
          <table:table-cell table:formula="of:=[.B556]-[.A556]" office:value-type="float" office:value="0.014243906692" calcext:value-type="float">
            <text:p>0.014243906692</text:p>
          </table:table-cell>
          <table:table-cell office:value-type="float" office:value="0.74545750901" calcext:value-type="float">
            <text:p>0.74545750901</text:p>
          </table:table-cell>
          <table:table-cell table:formula="of:=[.D556]-[.B556]" office:value-type="float" office:value="0.441809217976" calcext:value-type="float">
            <text:p>0.441809217976</text:p>
          </table:table-cell>
          <table:table-cell/>
          <table:table-cell table:formula="of:=[.D556]-[.A556]" office:value-type="float" office:value="0.456053124668" calcext:value-type="float">
            <text:p>0.456053124668</text:p>
          </table:table-cell>
        </table:table-row>
        <table:table-row table:style-name="ro1">
          <table:table-cell table:number-columns-repeated="2" office:value-type="string" calcext:value-type="string">
            <text:p>Romance IMAX</text:p>
          </table:table-cell>
          <table:table-cell/>
          <table:table-cell office:value-type="string" calcext:value-type="string">
            <text:p>Romance IMAX</text:p>
          </table:table-cell>
          <table:table-cell table:number-columns-repeated="3"/>
        </table:table-row>
        <table:table-row table:style-name="ro1">
          <table:table-cell office:value-type="float" office:value="1.20699110563" calcext:value-type="float">
            <text:p>1.20699110563</text:p>
          </table:table-cell>
          <table:table-cell office:value-type="float" office:value="1.3360254083" calcext:value-type="float">
            <text:p>1.3360254083</text:p>
          </table:table-cell>
          <table:table-cell table:formula="of:=[.B558]-[.A558]" office:value-type="float" office:value="0.12903430267" calcext:value-type="float">
            <text:p>0.12903430267</text:p>
          </table:table-cell>
          <table:table-cell office:value-type="float" office:value="3.29354386054" calcext:value-type="float">
            <text:p>3.29354386054</text:p>
          </table:table-cell>
          <table:table-cell table:formula="of:=[.D558]-[.B558]" office:value-type="float" office:value="1.95751845224" calcext:value-type="float">
            <text:p>1.95751845224</text:p>
          </table:table-cell>
          <table:table-cell/>
          <table:table-cell table:formula="of:=[.D558]-[.A558]" office:value-type="float" office:value="2.08655275491" calcext:value-type="float">
            <text:p>2.08655275491</text:p>
          </table:table-cell>
        </table:table-row>
        <table:table-row table:style-name="ro1">
          <table:table-cell table:number-columns-repeated="2" office:value-type="string" calcext:value-type="string">
            <text:p>Romance Musical</text:p>
          </table:table-cell>
          <table:table-cell/>
          <table:table-cell office:value-type="string" calcext:value-type="string">
            <text:p>Romance Musical</text:p>
          </table:table-cell>
          <table:table-cell table:number-columns-repeated="3"/>
        </table:table-row>
        <table:table-row table:style-name="ro1">
          <table:table-cell office:value-type="float" office:value="0.473539736474" calcext:value-type="float">
            <text:p>0.473539736474</text:p>
          </table:table-cell>
          <table:table-cell office:value-type="float" office:value="0.509731717447" calcext:value-type="float">
            <text:p>0.509731717447</text:p>
          </table:table-cell>
          <table:table-cell table:formula="of:=[.B560]-[.A560]" office:value-type="float" office:value="0.036191980973" calcext:value-type="float">
            <text:p>0.036191980973</text:p>
          </table:table-cell>
          <table:table-cell office:value-type="float" office:value="0.826194027955" calcext:value-type="float">
            <text:p>0.826194027955</text:p>
          </table:table-cell>
          <table:table-cell table:formula="of:=[.D560]-[.B560]" office:value-type="float" office:value="0.316462310508" calcext:value-type="float">
            <text:p>0.316462310508</text:p>
          </table:table-cell>
          <table:table-cell/>
          <table:table-cell table:formula="of:=[.D560]-[.A560]" office:value-type="float" office:value="0.352654291481" calcext:value-type="float">
            <text:p>0.352654291481</text:p>
          </table:table-cell>
        </table:table-row>
        <table:table-row table:style-name="ro1">
          <table:table-cell table:number-columns-repeated="2" office:value-type="string" calcext:value-type="string">
            <text:p>Romance Mystery</text:p>
          </table:table-cell>
          <table:table-cell/>
          <table:table-cell office:value-type="string" calcext:value-type="string">
            <text:p>Romance Mystery</text:p>
          </table:table-cell>
          <table:table-cell table:number-columns-repeated="3"/>
        </table:table-row>
        <table:table-row table:style-name="ro1">
          <table:table-cell office:value-type="float" office:value="0.196021021956" calcext:value-type="float">
            <text:p>0.196021021956</text:p>
          </table:table-cell>
          <table:table-cell office:value-type="float" office:value="0.235154730214" calcext:value-type="float">
            <text:p>0.235154730214</text:p>
          </table:table-cell>
          <table:table-cell table:formula="of:=[.B562]-[.A562]" office:value-type="float" office:value="0.039133708258" calcext:value-type="float">
            <text:p>0.039133708258</text:p>
          </table:table-cell>
          <table:table-cell office:value-type="float" office:value="0.621341598903" calcext:value-type="float">
            <text:p>0.621341598903</text:p>
          </table:table-cell>
          <table:table-cell table:formula="of:=[.D562]-[.B562]" office:value-type="float" office:value="0.386186868689" calcext:value-type="float">
            <text:p>0.386186868689</text:p>
          </table:table-cell>
          <table:table-cell/>
          <table:table-cell table:formula="of:=[.D562]-[.A562]" office:value-type="float" office:value="0.425320576947" calcext:value-type="float">
            <text:p>0.425320576947</text:p>
          </table:table-cell>
        </table:table-row>
        <table:table-row table:style-name="ro1">
          <table:table-cell table:number-columns-repeated="2" office:value-type="string" calcext:value-type="string">
            <text:p>Romance Romance</text:p>
          </table:table-cell>
          <table:table-cell/>
          <table:table-cell office:value-type="string" calcext:value-type="string">
            <text:p>Romance Romanc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564]-[.A5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564]-[.B564]" office:value-type="float" office:value="0" calcext:value-type="float">
            <text:p>0</text:p>
          </table:table-cell>
          <table:table-cell/>
          <table:table-cell table:formula="of:=[.D564]-[.A5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Romance Sci-Fi</text:p>
          </table:table-cell>
          <table:table-cell/>
          <table:table-cell office:value-type="string" calcext:value-type="string">
            <text:p>Romance Sci-Fi</text:p>
          </table:table-cell>
          <table:table-cell table:number-columns-repeated="3"/>
        </table:table-row>
        <table:table-row table:style-name="ro1">
          <table:table-cell office:value-type="float" office:value="0.179380881186" calcext:value-type="float">
            <text:p>0.179380881186</text:p>
          </table:table-cell>
          <table:table-cell office:value-type="float" office:value="0.215261079841" calcext:value-type="float">
            <text:p>0.215261079841</text:p>
          </table:table-cell>
          <table:table-cell table:formula="of:=[.B566]-[.A566]" office:value-type="float" office:value="0.035880198655" calcext:value-type="float">
            <text:p>0.035880198655</text:p>
          </table:table-cell>
          <table:table-cell office:value-type="float" office:value="0.570389097196" calcext:value-type="float">
            <text:p>0.570389097196</text:p>
          </table:table-cell>
          <table:table-cell table:formula="of:=[.D566]-[.B566]" office:value-type="float" office:value="0.355128017355" calcext:value-type="float">
            <text:p>0.355128017355</text:p>
          </table:table-cell>
          <table:table-cell/>
          <table:table-cell table:formula="of:=[.D566]-[.A566]" office:value-type="float" office:value="0.39100821601" calcext:value-type="float">
            <text:p>0.39100821601</text:p>
          </table:table-cell>
        </table:table-row>
        <table:table-row table:style-name="ro1">
          <table:table-cell table:number-columns-repeated="2" office:value-type="string" calcext:value-type="string">
            <text:p>Romance Thriller</text:p>
          </table:table-cell>
          <table:table-cell/>
          <table:table-cell office:value-type="string" calcext:value-type="string">
            <text:p>Romance Thriller</text:p>
          </table:table-cell>
          <table:table-cell table:number-columns-repeated="3"/>
        </table:table-row>
        <table:table-row table:style-name="ro1">
          <table:table-cell office:value-type="float" office:value="0.179152949137" calcext:value-type="float">
            <text:p>0.179152949137</text:p>
          </table:table-cell>
          <table:table-cell office:value-type="float" office:value="0.197761854146" calcext:value-type="float">
            <text:p>0.197761854146</text:p>
          </table:table-cell>
          <table:table-cell table:formula="of:=[.B568]-[.A568]" office:value-type="float" office:value="0.018608905009" calcext:value-type="float">
            <text:p>0.018608905009</text:p>
          </table:table-cell>
          <table:table-cell office:value-type="float" office:value="0.460710390043" calcext:value-type="float">
            <text:p>0.460710390043</text:p>
          </table:table-cell>
          <table:table-cell table:formula="of:=[.D568]-[.B568]" office:value-type="float" office:value="0.262948535897" calcext:value-type="float">
            <text:p>0.262948535897</text:p>
          </table:table-cell>
          <table:table-cell/>
          <table:table-cell table:formula="of:=[.D568]-[.A568]" office:value-type="float" office:value="0.281557440906" calcext:value-type="float">
            <text:p>0.281557440906</text:p>
          </table:table-cell>
        </table:table-row>
        <table:table-row table:style-name="ro1">
          <table:table-cell table:number-columns-repeated="2" office:value-type="string" calcext:value-type="string">
            <text:p>Romance War</text:p>
          </table:table-cell>
          <table:table-cell/>
          <table:table-cell office:value-type="string" calcext:value-type="string">
            <text:p>Romance War</text:p>
          </table:table-cell>
          <table:table-cell table:number-columns-repeated="3"/>
        </table:table-row>
        <table:table-row table:style-name="ro1">
          <table:table-cell office:value-type="float" office:value="0.478098520757" calcext:value-type="float">
            <text:p>0.478098520757</text:p>
          </table:table-cell>
          <table:table-cell office:value-type="float" office:value="0.514083916373" calcext:value-type="float">
            <text:p>0.514083916373</text:p>
          </table:table-cell>
          <table:table-cell table:formula="of:=[.B570]-[.A570]" office:value-type="float" office:value="0.035985395616" calcext:value-type="float">
            <text:p>0.035985395616</text:p>
          </table:table-cell>
          <table:table-cell office:value-type="float" office:value="0.957235630621" calcext:value-type="float">
            <text:p>0.957235630621</text:p>
          </table:table-cell>
          <table:table-cell table:formula="of:=[.D570]-[.B570]" office:value-type="float" office:value="0.443151714248" calcext:value-type="float">
            <text:p>0.443151714248</text:p>
          </table:table-cell>
          <table:table-cell/>
          <table:table-cell table:formula="of:=[.D570]-[.A570]" office:value-type="float" office:value="0.479137109864" calcext:value-type="float">
            <text:p>0.479137109864</text:p>
          </table:table-cell>
        </table:table-row>
        <table:table-row table:style-name="ro1">
          <table:table-cell table:number-columns-repeated="2" office:value-type="string" calcext:value-type="string">
            <text:p>Romance Western</text:p>
          </table:table-cell>
          <table:table-cell/>
          <table:table-cell office:value-type="string" calcext:value-type="string">
            <text:p>Romance Western</text:p>
          </table:table-cell>
          <table:table-cell table:number-columns-repeated="3"/>
        </table:table-row>
        <table:table-row table:style-name="ro1">
          <table:table-cell office:value-type="float" office:value="0.568519539144" calcext:value-type="float">
            <text:p>0.568519539144</text:p>
          </table:table-cell>
          <table:table-cell office:value-type="float" office:value="0.622404560717" calcext:value-type="float">
            <text:p>0.622404560717</text:p>
          </table:table-cell>
          <table:table-cell table:formula="of:=[.B572]-[.A572]" office:value-type="float" office:value="0.053885021573" calcext:value-type="float">
            <text:p>0.053885021573</text:p>
          </table:table-cell>
          <table:table-cell office:value-type="float" office:value="1.32551082772" calcext:value-type="float">
            <text:p>1.32551082772</text:p>
          </table:table-cell>
          <table:table-cell table:formula="of:=[.D572]-[.B572]" office:value-type="float" office:value="0.703106267003" calcext:value-type="float">
            <text:p>0.703106267003</text:p>
          </table:table-cell>
          <table:table-cell/>
          <table:table-cell table:formula="of:=[.D572]-[.A572]" office:value-type="float" office:value="0.756991288576" calcext:value-type="float">
            <text:p>0.756991288576</text:p>
          </table:table-cell>
        </table:table-row>
        <table:table-row table:style-name="ro1">
          <table:table-cell table:number-columns-repeated="2" office:value-type="string" calcext:value-type="string">
            <text:p>Sci-Fi Action</text:p>
          </table:table-cell>
          <table:table-cell/>
          <table:table-cell office:value-type="string" calcext:value-type="string">
            <text:p>Sci-Fi Action</text:p>
          </table:table-cell>
          <table:table-cell table:number-columns-repeated="3"/>
        </table:table-row>
        <table:table-row table:style-name="ro1">
          <table:table-cell office:value-type="float" office:value="0.123629461467" calcext:value-type="float">
            <text:p>0.123629461467</text:p>
          </table:table-cell>
          <table:table-cell office:value-type="float" office:value="0.159481345275" calcext:value-type="float">
            <text:p>0.159481345275</text:p>
          </table:table-cell>
          <table:table-cell table:formula="of:=[.B574]-[.A574]" office:value-type="float" office:value="0.035851883808" calcext:value-type="float">
            <text:p>0.035851883808</text:p>
          </table:table-cell>
          <table:table-cell office:value-type="float" office:value="0.394746586159" calcext:value-type="float">
            <text:p>0.394746586159</text:p>
          </table:table-cell>
          <table:table-cell table:formula="of:=[.D574]-[.B574]" office:value-type="float" office:value="0.235265240884" calcext:value-type="float">
            <text:p>0.235265240884</text:p>
          </table:table-cell>
          <table:table-cell/>
          <table:table-cell table:formula="of:=[.D574]-[.A574]" office:value-type="float" office:value="0.271117124692" calcext:value-type="float">
            <text:p>0.271117124692</text:p>
          </table:table-cell>
        </table:table-row>
        <table:table-row table:style-name="ro1">
          <table:table-cell table:number-columns-repeated="2" office:value-type="string" calcext:value-type="string">
            <text:p>Sci-Fi Adventure</text:p>
          </table:table-cell>
          <table:table-cell/>
          <table:table-cell office:value-type="string" calcext:value-type="string">
            <text:p>Sci-Fi Adventure</text:p>
          </table:table-cell>
          <table:table-cell table:number-columns-repeated="3"/>
        </table:table-row>
        <table:table-row table:style-name="ro1">
          <table:table-cell office:value-type="float" office:value="0.153080672902" calcext:value-type="float">
            <text:p>0.153080672902</text:p>
          </table:table-cell>
          <table:table-cell office:value-type="float" office:value="0.181995105782" calcext:value-type="float">
            <text:p>0.181995105782</text:p>
          </table:table-cell>
          <table:table-cell table:formula="of:=[.B576]-[.A576]" office:value-type="float" office:value="0.02891443288" calcext:value-type="float">
            <text:p>0.02891443288</text:p>
          </table:table-cell>
          <table:table-cell office:value-type="float" office:value="0.47071222276" calcext:value-type="float">
            <text:p>0.47071222276</text:p>
          </table:table-cell>
          <table:table-cell table:formula="of:=[.D576]-[.B576]" office:value-type="float" office:value="0.288717116978" calcext:value-type="float">
            <text:p>0.288717116978</text:p>
          </table:table-cell>
          <table:table-cell/>
          <table:table-cell table:formula="of:=[.D576]-[.A576]" office:value-type="float" office:value="0.317631549858" calcext:value-type="float">
            <text:p>0.317631549858</text:p>
          </table:table-cell>
        </table:table-row>
        <table:table-row table:style-name="ro1">
          <table:table-cell table:number-columns-repeated="2" office:value-type="string" calcext:value-type="string">
            <text:p>Sci-Fi Animation</text:p>
          </table:table-cell>
          <table:table-cell/>
          <table:table-cell office:value-type="string" calcext:value-type="string">
            <text:p>Sci-Fi Animation</text:p>
          </table:table-cell>
          <table:table-cell table:number-columns-repeated="3"/>
        </table:table-row>
        <table:table-row table:style-name="ro1">
          <table:table-cell office:value-type="float" office:value="0.373692809936" calcext:value-type="float">
            <text:p>0.373692809936</text:p>
          </table:table-cell>
          <table:table-cell office:value-type="float" office:value="0.413236090208" calcext:value-type="float">
            <text:p>0.413236090208</text:p>
          </table:table-cell>
          <table:table-cell table:formula="of:=[.B578]-[.A578]" office:value-type="float" office:value="0.039543280272" calcext:value-type="float">
            <text:p>0.039543280272</text:p>
          </table:table-cell>
          <table:table-cell office:value-type="float" office:value="1.01907037059" calcext:value-type="float">
            <text:p>1.01907037059</text:p>
          </table:table-cell>
          <table:table-cell table:formula="of:=[.D578]-[.B578]" office:value-type="float" office:value="0.605834280382" calcext:value-type="float">
            <text:p>0.605834280382</text:p>
          </table:table-cell>
          <table:table-cell/>
          <table:table-cell table:formula="of:=[.D578]-[.A578]" office:value-type="float" office:value="0.645377560654" calcext:value-type="float">
            <text:p>0.645377560654</text:p>
          </table:table-cell>
        </table:table-row>
        <table:table-row table:style-name="ro1">
          <table:table-cell table:number-columns-repeated="2" office:value-type="string" calcext:value-type="string">
            <text:p>Sci-Fi Children</text:p>
          </table:table-cell>
          <table:table-cell/>
          <table:table-cell office:value-type="string" calcext:value-type="string">
            <text:p>Sci-Fi Children</text:p>
          </table:table-cell>
          <table:table-cell table:number-columns-repeated="3"/>
        </table:table-row>
        <table:table-row table:style-name="ro1">
          <table:table-cell office:value-type="float" office:value="0.330692412358" calcext:value-type="float">
            <text:p>0.330692412358</text:p>
          </table:table-cell>
          <table:table-cell office:value-type="float" office:value="0.414145052648" calcext:value-type="float">
            <text:p>0.414145052648</text:p>
          </table:table-cell>
          <table:table-cell table:formula="of:=[.B580]-[.A580]" office:value-type="float" office:value="0.08345264029" calcext:value-type="float">
            <text:p>0.08345264029</text:p>
          </table:table-cell>
          <table:table-cell office:value-type="float" office:value="0.960587601392" calcext:value-type="float">
            <text:p>0.960587601392</text:p>
          </table:table-cell>
          <table:table-cell table:formula="of:=[.D580]-[.B580]" office:value-type="float" office:value="0.546442548744" calcext:value-type="float">
            <text:p>0.546442548744</text:p>
          </table:table-cell>
          <table:table-cell/>
          <table:table-cell table:formula="of:=[.D580]-[.A580]" office:value-type="float" office:value="0.629895189034" calcext:value-type="float">
            <text:p>0.629895189034</text:p>
          </table:table-cell>
        </table:table-row>
        <table:table-row table:style-name="ro1">
          <table:table-cell table:number-columns-repeated="2" office:value-type="string" calcext:value-type="string">
            <text:p>Sci-Fi Comedy</text:p>
          </table:table-cell>
          <table:table-cell/>
          <table:table-cell office:value-type="string" calcext:value-type="string">
            <text:p>Sci-Fi Comedy</text:p>
          </table:table-cell>
          <table:table-cell table:number-columns-repeated="3"/>
        </table:table-row>
        <table:table-row table:style-name="ro1">
          <table:table-cell office:value-type="float" office:value="0.190879535937" calcext:value-type="float">
            <text:p>0.190879535937</text:p>
          </table:table-cell>
          <table:table-cell office:value-type="float" office:value="0.214497960387" calcext:value-type="float">
            <text:p>0.214497960387</text:p>
          </table:table-cell>
          <table:table-cell table:formula="of:=[.B582]-[.A582]" office:value-type="float" office:value="0.02361842445" calcext:value-type="float">
            <text:p>0.02361842445</text:p>
          </table:table-cell>
          <table:table-cell office:value-type="float" office:value="0.570061755219" calcext:value-type="float">
            <text:p>0.570061755219</text:p>
          </table:table-cell>
          <table:table-cell table:formula="of:=[.D582]-[.B582]" office:value-type="float" office:value="0.355563794832" calcext:value-type="float">
            <text:p>0.355563794832</text:p>
          </table:table-cell>
          <table:table-cell/>
          <table:table-cell table:formula="of:=[.D582]-[.A582]" office:value-type="float" office:value="0.379182219282" calcext:value-type="float">
            <text:p>0.379182219282</text:p>
          </table:table-cell>
        </table:table-row>
        <table:table-row table:style-name="ro1">
          <table:table-cell table:number-columns-repeated="2" office:value-type="string" calcext:value-type="string">
            <text:p>Sci-Fi Crime</text:p>
          </table:table-cell>
          <table:table-cell/>
          <table:table-cell office:value-type="string" calcext:value-type="string">
            <text:p>Sci-Fi Crime</text:p>
          </table:table-cell>
          <table:table-cell table:number-columns-repeated="3"/>
        </table:table-row>
        <table:table-row table:style-name="ro1">
          <table:table-cell office:value-type="float" office:value="0.155515901452" calcext:value-type="float">
            <text:p>0.155515901452</text:p>
          </table:table-cell>
          <table:table-cell office:value-type="float" office:value="0.215444840501" calcext:value-type="float">
            <text:p>0.215444840501</text:p>
          </table:table-cell>
          <table:table-cell table:formula="of:=[.B584]-[.A584]" office:value-type="float" office:value="0.059928939049" calcext:value-type="float">
            <text:p>0.059928939049</text:p>
          </table:table-cell>
          <table:table-cell office:value-type="float" office:value="0.501769290958" calcext:value-type="float">
            <text:p>0.501769290958</text:p>
          </table:table-cell>
          <table:table-cell table:formula="of:=[.D584]-[.B584]" office:value-type="float" office:value="0.286324450457" calcext:value-type="float">
            <text:p>0.286324450457</text:p>
          </table:table-cell>
          <table:table-cell/>
          <table:table-cell table:formula="of:=[.D584]-[.A584]" office:value-type="float" office:value="0.346253389506" calcext:value-type="float">
            <text:p>0.346253389506</text:p>
          </table:table-cell>
        </table:table-row>
        <table:table-row table:style-name="ro1">
          <table:table-cell table:number-columns-repeated="2" office:value-type="string" calcext:value-type="string">
            <text:p>Sci-Fi Documentary</text:p>
          </table:table-cell>
          <table:table-cell/>
          <table:table-cell office:value-type="string" calcext:value-type="string">
            <text:p>Sci-Fi Documentary</text:p>
          </table:table-cell>
          <table:table-cell table:number-columns-repeated="3"/>
        </table:table-row>
        <table:table-row table:style-name="ro1">
          <table:table-cell office:value-type="float" office:value="0.65273047683" calcext:value-type="float">
            <text:p>0.65273047683</text:p>
          </table:table-cell>
          <table:table-cell office:value-type="float" office:value="0.698062777137" calcext:value-type="float">
            <text:p>0.698062777137</text:p>
          </table:table-cell>
          <table:table-cell table:formula="of:=[.B586]-[.A586]" office:value-type="float" office:value="0.045332300307" calcext:value-type="float">
            <text:p>0.045332300307</text:p>
          </table:table-cell>
          <table:table-cell office:value-type="float" office:value="1.23769153408" calcext:value-type="float">
            <text:p>1.23769153408</text:p>
          </table:table-cell>
          <table:table-cell table:formula="of:=[.D586]-[.B586]" office:value-type="float" office:value="0.539628756943" calcext:value-type="float">
            <text:p>0.539628756943</text:p>
          </table:table-cell>
          <table:table-cell/>
          <table:table-cell table:formula="of:=[.D586]-[.A586]" office:value-type="float" office:value="0.58496105725" calcext:value-type="float">
            <text:p>0.58496105725</text:p>
          </table:table-cell>
        </table:table-row>
        <table:table-row table:style-name="ro1">
          <table:table-cell table:number-columns-repeated="2" office:value-type="string" calcext:value-type="string">
            <text:p>Sci-Fi Drama</text:p>
          </table:table-cell>
          <table:table-cell/>
          <table:table-cell office:value-type="string" calcext:value-type="string">
            <text:p>Sci-Fi Drama</text:p>
          </table:table-cell>
          <table:table-cell table:number-columns-repeated="3"/>
        </table:table-row>
        <table:table-row table:style-name="ro1">
          <table:table-cell office:value-type="float" office:value="0.179463325132" calcext:value-type="float">
            <text:p>0.179463325132</text:p>
          </table:table-cell>
          <table:table-cell office:value-type="float" office:value="0.189179045502" calcext:value-type="float">
            <text:p>0.189179045502</text:p>
          </table:table-cell>
          <table:table-cell table:formula="of:=[.B588]-[.A588]" office:value-type="float" office:value="0.00971572036999999" calcext:value-type="float">
            <text:p>0.00971572037</text:p>
          </table:table-cell>
          <table:table-cell office:value-type="float" office:value="0.492453851479" calcext:value-type="float">
            <text:p>0.492453851479</text:p>
          </table:table-cell>
          <table:table-cell table:formula="of:=[.D588]-[.B588]" office:value-type="float" office:value="0.303274805977" calcext:value-type="float">
            <text:p>0.303274805977</text:p>
          </table:table-cell>
          <table:table-cell/>
          <table:table-cell table:formula="of:=[.D588]-[.A588]" office:value-type="float" office:value="0.312990526347" calcext:value-type="float">
            <text:p>0.312990526347</text:p>
          </table:table-cell>
        </table:table-row>
        <table:table-row table:style-name="ro1">
          <table:table-cell table:number-columns-repeated="2" office:value-type="string" calcext:value-type="string">
            <text:p>Sci-Fi Fantasy</text:p>
          </table:table-cell>
          <table:table-cell/>
          <table:table-cell office:value-type="string" calcext:value-type="string">
            <text:p>Sci-Fi Fantasy</text:p>
          </table:table-cell>
          <table:table-cell table:number-columns-repeated="3"/>
        </table:table-row>
        <table:table-row table:style-name="ro1">
          <table:table-cell office:value-type="float" office:value="0.169112475464" calcext:value-type="float">
            <text:p>0.169112475464</text:p>
          </table:table-cell>
          <table:table-cell office:value-type="float" office:value="0.249858438729" calcext:value-type="float">
            <text:p>0.249858438729</text:p>
          </table:table-cell>
          <table:table-cell table:formula="of:=[.B590]-[.A590]" office:value-type="float" office:value="0.080745963265" calcext:value-type="float">
            <text:p>0.080745963265</text:p>
          </table:table-cell>
          <table:table-cell office:value-type="float" office:value="0.54102577129" calcext:value-type="float">
            <text:p>0.54102577129</text:p>
          </table:table-cell>
          <table:table-cell table:formula="of:=[.D590]-[.B590]" office:value-type="float" office:value="0.291167332561" calcext:value-type="float">
            <text:p>0.291167332561</text:p>
          </table:table-cell>
          <table:table-cell/>
          <table:table-cell table:formula="of:=[.D590]-[.A590]" office:value-type="float" office:value="0.371913295826" calcext:value-type="float">
            <text:p>0.371913295826</text:p>
          </table:table-cell>
        </table:table-row>
        <table:table-row table:style-name="ro1">
          <table:table-cell table:number-columns-repeated="2" office:value-type="string" calcext:value-type="string">
            <text:p>Sci-Fi Film-Noir</text:p>
          </table:table-cell>
          <table:table-cell/>
          <table:table-cell office:value-type="string" calcext:value-type="string">
            <text:p>Sci-Fi Film-Noir</text:p>
          </table:table-cell>
          <table:table-cell table:number-columns-repeated="3"/>
        </table:table-row>
        <table:table-row table:style-name="ro1">
          <table:table-cell office:value-type="float" office:value="0.942674799515" calcext:value-type="float">
            <text:p>0.942674799515</text:p>
          </table:table-cell>
          <table:table-cell office:value-type="float" office:value="1.13812099723" calcext:value-type="float">
            <text:p>1.13812099723</text:p>
          </table:table-cell>
          <table:table-cell table:formula="of:=[.B592]-[.A592]" office:value-type="float" office:value="0.195446197715" calcext:value-type="float">
            <text:p>0.195446197715</text:p>
          </table:table-cell>
          <table:table-cell office:value-type="float" office:value="1.87469787861" calcext:value-type="float">
            <text:p>1.87469787861</text:p>
          </table:table-cell>
          <table:table-cell table:formula="of:=[.D592]-[.B592]" office:value-type="float" office:value="0.73657688138" calcext:value-type="float">
            <text:p>0.73657688138</text:p>
          </table:table-cell>
          <table:table-cell/>
          <table:table-cell table:formula="of:=[.D592]-[.A592]" office:value-type="float" office:value="0.932023079095" calcext:value-type="float">
            <text:p>0.932023079095</text:p>
          </table:table-cell>
        </table:table-row>
        <table:table-row table:style-name="ro1">
          <table:table-cell table:number-columns-repeated="2" office:value-type="string" calcext:value-type="string">
            <text:p>Sci-Fi Horror</text:p>
          </table:table-cell>
          <table:table-cell/>
          <table:table-cell office:value-type="string" calcext:value-type="string">
            <text:p>Sci-Fi Horror</text:p>
          </table:table-cell>
          <table:table-cell table:number-columns-repeated="3"/>
        </table:table-row>
        <table:table-row table:style-name="ro1">
          <table:table-cell office:value-type="float" office:value="0.272530924509" calcext:value-type="float">
            <text:p>0.272530924509</text:p>
          </table:table-cell>
          <table:table-cell office:value-type="float" office:value="0.324780286634" calcext:value-type="float">
            <text:p>0.324780286634</text:p>
          </table:table-cell>
          <table:table-cell table:formula="of:=[.B594]-[.A594]" office:value-type="float" office:value="0.052249362125" calcext:value-type="float">
            <text:p>0.052249362125</text:p>
          </table:table-cell>
          <table:table-cell office:value-type="float" office:value="0.84592203588" calcext:value-type="float">
            <text:p>0.84592203588</text:p>
          </table:table-cell>
          <table:table-cell table:formula="of:=[.D594]-[.B594]" office:value-type="float" office:value="0.521141749246" calcext:value-type="float">
            <text:p>0.521141749246</text:p>
          </table:table-cell>
          <table:table-cell/>
          <table:table-cell table:formula="of:=[.D594]-[.A594]" office:value-type="float" office:value="0.573391111371" calcext:value-type="float">
            <text:p>0.573391111371</text:p>
          </table:table-cell>
        </table:table-row>
        <table:table-row table:style-name="ro1">
          <table:table-cell table:number-columns-repeated="2" office:value-type="string" calcext:value-type="string">
            <text:p>Sci-Fi IMAX</text:p>
          </table:table-cell>
          <table:table-cell/>
          <table:table-cell office:value-type="string" calcext:value-type="string">
            <text:p>Sci-Fi IMAX</text:p>
          </table:table-cell>
          <table:table-cell table:number-columns-repeated="3"/>
        </table:table-row>
        <table:table-row table:style-name="ro1">
          <table:table-cell office:value-type="float" office:value="1.06099181715" calcext:value-type="float">
            <text:p>1.06099181715</text:p>
          </table:table-cell>
          <table:table-cell office:value-type="float" office:value="1.33632612301" calcext:value-type="float">
            <text:p>1.33632612301</text:p>
          </table:table-cell>
          <table:table-cell table:formula="of:=[.B596]-[.A596]" office:value-type="float" office:value="0.27533430586" calcext:value-type="float">
            <text:p>0.27533430586</text:p>
          </table:table-cell>
          <table:table-cell office:value-type="float" office:value="2.8089652101" calcext:value-type="float">
            <text:p>2.8089652101</text:p>
          </table:table-cell>
          <table:table-cell table:formula="of:=[.D596]-[.B596]" office:value-type="float" office:value="1.47263908709" calcext:value-type="float">
            <text:p>1.47263908709</text:p>
          </table:table-cell>
          <table:table-cell/>
          <table:table-cell table:formula="of:=[.D596]-[.A596]" office:value-type="float" office:value="1.74797339295" calcext:value-type="float">
            <text:p>1.74797339295</text:p>
          </table:table-cell>
        </table:table-row>
        <table:table-row table:style-name="ro1">
          <table:table-cell table:number-columns-repeated="2" office:value-type="string" calcext:value-type="string">
            <text:p>Sci-Fi Musical</text:p>
          </table:table-cell>
          <table:table-cell/>
          <table:table-cell office:value-type="string" calcext:value-type="string">
            <text:p>Sci-Fi Musical</text:p>
          </table:table-cell>
          <table:table-cell table:number-columns-repeated="3"/>
        </table:table-row>
        <table:table-row table:style-name="ro1">
          <table:table-cell office:value-type="float" office:value="0.478746824425" calcext:value-type="float">
            <text:p>0.478746824425</text:p>
          </table:table-cell>
          <table:table-cell office:value-type="float" office:value="0.541776365752" calcext:value-type="float">
            <text:p>0.541776365752</text:p>
          </table:table-cell>
          <table:table-cell table:formula="of:=[.B598]-[.A598]" office:value-type="float" office:value="0.063029541327" calcext:value-type="float">
            <text:p>0.063029541327</text:p>
          </table:table-cell>
          <table:table-cell office:value-type="float" office:value="1.09128283971" calcext:value-type="float">
            <text:p>1.09128283971</text:p>
          </table:table-cell>
          <table:table-cell table:formula="of:=[.D598]-[.B598]" office:value-type="float" office:value="0.549506473958" calcext:value-type="float">
            <text:p>0.549506473958</text:p>
          </table:table-cell>
          <table:table-cell/>
          <table:table-cell table:formula="of:=[.D598]-[.A598]" office:value-type="float" office:value="0.612536015285" calcext:value-type="float">
            <text:p>0.612536015285</text:p>
          </table:table-cell>
        </table:table-row>
        <table:table-row table:style-name="ro1">
          <table:table-cell table:number-columns-repeated="2" office:value-type="string" calcext:value-type="string">
            <text:p>Sci-Fi Mystery</text:p>
          </table:table-cell>
          <table:table-cell/>
          <table:table-cell office:value-type="string" calcext:value-type="string">
            <text:p>Sci-Fi Mystery</text:p>
          </table:table-cell>
          <table:table-cell table:number-columns-repeated="3"/>
        </table:table-row>
        <table:table-row table:style-name="ro1">
          <table:table-cell office:value-type="float" office:value="0.129536403286" calcext:value-type="float">
            <text:p>0.129536403286</text:p>
          </table:table-cell>
          <table:table-cell office:value-type="float" office:value="0.193965075396" calcext:value-type="float">
            <text:p>0.193965075396</text:p>
          </table:table-cell>
          <table:table-cell table:formula="of:=[.B600]-[.A600]" office:value-type="float" office:value="0.06442867211" calcext:value-type="float">
            <text:p>0.06442867211</text:p>
          </table:table-cell>
          <table:table-cell office:value-type="float" office:value="0.425337423186" calcext:value-type="float">
            <text:p>0.425337423186</text:p>
          </table:table-cell>
          <table:table-cell table:formula="of:=[.D600]-[.B600]" office:value-type="float" office:value="0.23137234779" calcext:value-type="float">
            <text:p>0.23137234779</text:p>
          </table:table-cell>
          <table:table-cell/>
          <table:table-cell table:formula="of:=[.D600]-[.A600]" office:value-type="float" office:value="0.2958010199" calcext:value-type="float">
            <text:p>0.2958010199</text:p>
          </table:table-cell>
        </table:table-row>
        <table:table-row table:style-name="ro1">
          <table:table-cell table:number-columns-repeated="2" office:value-type="string" calcext:value-type="string">
            <text:p>Sci-Fi Romance</text:p>
          </table:table-cell>
          <table:table-cell/>
          <table:table-cell office:value-type="string" calcext:value-type="string">
            <text:p>Sci-Fi Romance</text:p>
          </table:table-cell>
          <table:table-cell table:number-columns-repeated="3"/>
        </table:table-row>
        <table:table-row table:style-name="ro1">
          <table:table-cell office:value-type="float" office:value="0.179380881186" calcext:value-type="float">
            <text:p>0.179380881186</text:p>
          </table:table-cell>
          <table:table-cell office:value-type="float" office:value="0.215261079841" calcext:value-type="float">
            <text:p>0.215261079841</text:p>
          </table:table-cell>
          <table:table-cell table:formula="of:=[.B602]-[.A602]" office:value-type="float" office:value="0.035880198655" calcext:value-type="float">
            <text:p>0.035880198655</text:p>
          </table:table-cell>
          <table:table-cell office:value-type="float" office:value="0.570389097196" calcext:value-type="float">
            <text:p>0.570389097196</text:p>
          </table:table-cell>
          <table:table-cell table:formula="of:=[.D602]-[.B602]" office:value-type="float" office:value="0.355128017355" calcext:value-type="float">
            <text:p>0.355128017355</text:p>
          </table:table-cell>
          <table:table-cell/>
          <table:table-cell table:formula="of:=[.D602]-[.A602]" office:value-type="float" office:value="0.39100821601" calcext:value-type="float">
            <text:p>0.39100821601</text:p>
          </table:table-cell>
        </table:table-row>
        <table:table-row table:style-name="ro1">
          <table:table-cell table:number-columns-repeated="2" office:value-type="string" calcext:value-type="string">
            <text:p>Sci-Fi Sci-Fi</text:p>
          </table:table-cell>
          <table:table-cell/>
          <table:table-cell office:value-type="string" calcext:value-type="string">
            <text:p>Sci-Fi Sci-Fi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604]-[.A6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04]-[.B604]" office:value-type="float" office:value="0" calcext:value-type="float">
            <text:p>0</text:p>
          </table:table-cell>
          <table:table-cell/>
          <table:table-cell table:formula="of:=[.D604]-[.A6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ci-Fi Thriller</text:p>
          </table:table-cell>
          <table:table-cell/>
          <table:table-cell office:value-type="string" calcext:value-type="string">
            <text:p>Sci-Fi Thriller</text:p>
          </table:table-cell>
          <table:table-cell table:number-columns-repeated="3"/>
        </table:table-row>
        <table:table-row table:style-name="ro1">
          <table:table-cell office:value-type="float" office:value="0.119898896417" calcext:value-type="float">
            <text:p>0.119898896417</text:p>
          </table:table-cell>
          <table:table-cell office:value-type="float" office:value="0.163728559614" calcext:value-type="float">
            <text:p>0.163728559614</text:p>
          </table:table-cell>
          <table:table-cell table:formula="of:=[.B606]-[.A606]" office:value-type="float" office:value="0.043829663197" calcext:value-type="float">
            <text:p>0.043829663197</text:p>
          </table:table-cell>
          <table:table-cell office:value-type="float" office:value="0.358256441212" calcext:value-type="float">
            <text:p>0.358256441212</text:p>
          </table:table-cell>
          <table:table-cell table:formula="of:=[.D606]-[.B606]" office:value-type="float" office:value="0.194527881598" calcext:value-type="float">
            <text:p>0.194527881598</text:p>
          </table:table-cell>
          <table:table-cell/>
          <table:table-cell table:formula="of:=[.D606]-[.A606]" office:value-type="float" office:value="0.238357544795" calcext:value-type="float">
            <text:p>0.238357544795</text:p>
          </table:table-cell>
        </table:table-row>
        <table:table-row table:style-name="ro1">
          <table:table-cell table:number-columns-repeated="2" office:value-type="string" calcext:value-type="string">
            <text:p>Sci-Fi War</text:p>
          </table:table-cell>
          <table:table-cell/>
          <table:table-cell office:value-type="string" calcext:value-type="string">
            <text:p>Sci-Fi War</text:p>
          </table:table-cell>
          <table:table-cell table:number-columns-repeated="3"/>
        </table:table-row>
        <table:table-row table:style-name="ro1">
          <table:table-cell office:value-type="float" office:value="0.465089841825" calcext:value-type="float">
            <text:p>0.465089841825</text:p>
          </table:table-cell>
          <table:table-cell office:value-type="float" office:value="0.524566898334" calcext:value-type="float">
            <text:p>0.524566898334</text:p>
          </table:table-cell>
          <table:table-cell table:formula="of:=[.B608]-[.A608]" office:value-type="float" office:value="0.0594770565089999" calcext:value-type="float">
            <text:p>0.059477056509</text:p>
          </table:table-cell>
          <table:table-cell office:value-type="float" office:value="1.10461583436" calcext:value-type="float">
            <text:p>1.10461583436</text:p>
          </table:table-cell>
          <table:table-cell table:formula="of:=[.D608]-[.B608]" office:value-type="float" office:value="0.580048936026" calcext:value-type="float">
            <text:p>0.580048936026</text:p>
          </table:table-cell>
          <table:table-cell/>
          <table:table-cell table:formula="of:=[.D608]-[.A608]" office:value-type="float" office:value="0.639525992535" calcext:value-type="float">
            <text:p>0.639525992535</text:p>
          </table:table-cell>
        </table:table-row>
        <table:table-row table:style-name="ro1">
          <table:table-cell table:number-columns-repeated="2" office:value-type="string" calcext:value-type="string">
            <text:p>Sci-Fi Western</text:p>
          </table:table-cell>
          <table:table-cell/>
          <table:table-cell office:value-type="string" calcext:value-type="string">
            <text:p>Sci-Fi Western</text:p>
          </table:table-cell>
          <table:table-cell table:number-columns-repeated="3"/>
        </table:table-row>
        <table:table-row table:style-name="ro1">
          <table:table-cell office:value-type="float" office:value="0.547024908851" calcext:value-type="float">
            <text:p>0.547024908851</text:p>
          </table:table-cell>
          <table:table-cell office:value-type="float" office:value="0.633491622216" calcext:value-type="float">
            <text:p>0.633491622216</text:p>
          </table:table-cell>
          <table:table-cell table:formula="of:=[.B610]-[.A610]" office:value-type="float" office:value="0.086466713365" calcext:value-type="float">
            <text:p>0.086466713365</text:p>
          </table:table-cell>
          <table:table-cell office:value-type="float" office:value="1.44394237746" calcext:value-type="float">
            <text:p>1.44394237746</text:p>
          </table:table-cell>
          <table:table-cell table:formula="of:=[.D610]-[.B610]" office:value-type="float" office:value="0.810450755244" calcext:value-type="float">
            <text:p>0.810450755244</text:p>
          </table:table-cell>
          <table:table-cell/>
          <table:table-cell table:formula="of:=[.D610]-[.A610]" office:value-type="float" office:value="0.896917468609" calcext:value-type="float">
            <text:p>0.896917468609</text:p>
          </table:table-cell>
        </table:table-row>
        <table:table-row table:style-name="ro1">
          <table:table-cell table:number-columns-repeated="2" office:value-type="string" calcext:value-type="string">
            <text:p>Thriller Action</text:p>
          </table:table-cell>
          <table:table-cell/>
          <table:table-cell office:value-type="string" calcext:value-type="string">
            <text:p>Thriller Action</text:p>
          </table:table-cell>
          <table:table-cell table:number-columns-repeated="3"/>
        </table:table-row>
        <table:table-row table:style-name="ro1">
          <table:table-cell office:value-type="float" office:value="0.109106152014" calcext:value-type="float">
            <text:p>0.109106152014</text:p>
          </table:table-cell>
          <table:table-cell office:value-type="float" office:value="0.128844425589" calcext:value-type="float">
            <text:p>0.128844425589</text:p>
          </table:table-cell>
          <table:table-cell table:formula="of:=[.B612]-[.A612]" office:value-type="float" office:value="0.019738273575" calcext:value-type="float">
            <text:p>0.019738273575</text:p>
          </table:table-cell>
          <table:table-cell office:value-type="float" office:value="0.301855375539" calcext:value-type="float">
            <text:p>0.301855375539</text:p>
          </table:table-cell>
          <table:table-cell table:formula="of:=[.D612]-[.B612]" office:value-type="float" office:value="0.17301094995" calcext:value-type="float">
            <text:p>0.17301094995</text:p>
          </table:table-cell>
          <table:table-cell/>
          <table:table-cell table:formula="of:=[.D612]-[.A612]" office:value-type="float" office:value="0.192749223525" calcext:value-type="float">
            <text:p>0.192749223525</text:p>
          </table:table-cell>
        </table:table-row>
        <table:table-row table:style-name="ro1">
          <table:table-cell table:number-columns-repeated="2" office:value-type="string" calcext:value-type="string">
            <text:p>Thriller Adventure</text:p>
          </table:table-cell>
          <table:table-cell/>
          <table:table-cell office:value-type="string" calcext:value-type="string">
            <text:p>Thriller Adventure</text:p>
          </table:table-cell>
          <table:table-cell table:number-columns-repeated="3"/>
        </table:table-row>
        <table:table-row table:style-name="ro1">
          <table:table-cell office:value-type="float" office:value="0.175987943466" calcext:value-type="float">
            <text:p>0.175987943466</text:p>
          </table:table-cell>
          <table:table-cell office:value-type="float" office:value="0.19388362215" calcext:value-type="float">
            <text:p>0.19388362215</text:p>
          </table:table-cell>
          <table:table-cell table:formula="of:=[.B614]-[.A614]" office:value-type="float" office:value="0.017895678684" calcext:value-type="float">
            <text:p>0.017895678684</text:p>
          </table:table-cell>
          <table:table-cell office:value-type="float" office:value="0.455072843708" calcext:value-type="float">
            <text:p>0.455072843708</text:p>
          </table:table-cell>
          <table:table-cell table:formula="of:=[.D614]-[.B614]" office:value-type="float" office:value="0.261189221558" calcext:value-type="float">
            <text:p>0.261189221558</text:p>
          </table:table-cell>
          <table:table-cell/>
          <table:table-cell table:formula="of:=[.D614]-[.A614]" office:value-type="float" office:value="0.279084900242" calcext:value-type="float">
            <text:p>0.279084900242</text:p>
          </table:table-cell>
        </table:table-row>
        <table:table-row table:style-name="ro1">
          <table:table-cell table:number-columns-repeated="2" office:value-type="string" calcext:value-type="string">
            <text:p>Thriller Animation</text:p>
          </table:table-cell>
          <table:table-cell/>
          <table:table-cell office:value-type="string" calcext:value-type="string">
            <text:p>Thriller Animation</text:p>
          </table:table-cell>
          <table:table-cell table:number-columns-repeated="3"/>
        </table:table-row>
        <table:table-row table:style-name="ro1">
          <table:table-cell office:value-type="float" office:value="0.389363356104" calcext:value-type="float">
            <text:p>0.389363356104</text:p>
          </table:table-cell>
          <table:table-cell office:value-type="float" office:value="0.407573827687" calcext:value-type="float">
            <text:p>0.407573827687</text:p>
          </table:table-cell>
          <table:table-cell table:formula="of:=[.B616]-[.A616]" office:value-type="float" office:value="0.018210471583" calcext:value-type="float">
            <text:p>0.018210471583</text:p>
          </table:table-cell>
          <table:table-cell office:value-type="float" office:value="1.00271035106" calcext:value-type="float">
            <text:p>1.00271035106</text:p>
          </table:table-cell>
          <table:table-cell table:formula="of:=[.D616]-[.B616]" office:value-type="float" office:value="0.595136523373" calcext:value-type="float">
            <text:p>0.595136523373</text:p>
          </table:table-cell>
          <table:table-cell/>
          <table:table-cell table:formula="of:=[.D616]-[.A616]" office:value-type="float" office:value="0.613346994956" calcext:value-type="float">
            <text:p>0.613346994956</text:p>
          </table:table-cell>
        </table:table-row>
        <table:table-row table:style-name="ro1">
          <table:table-cell table:number-columns-repeated="2" office:value-type="string" calcext:value-type="string">
            <text:p>Thriller Children</text:p>
          </table:table-cell>
          <table:table-cell/>
          <table:table-cell office:value-type="string" calcext:value-type="string">
            <text:p>Thriller Children</text:p>
          </table:table-cell>
          <table:table-cell table:number-columns-repeated="3"/>
        </table:table-row>
        <table:table-row table:style-name="ro1">
          <table:table-cell office:value-type="float" office:value="0.349248296078" calcext:value-type="float">
            <text:p>0.349248296078</text:p>
          </table:table-cell>
          <table:table-cell office:value-type="float" office:value="0.406489356064" calcext:value-type="float">
            <text:p>0.406489356064</text:p>
          </table:table-cell>
          <table:table-cell table:formula="of:=[.B618]-[.A618]" office:value-type="float" office:value="0.057241059986" calcext:value-type="float">
            <text:p>0.057241059986</text:p>
          </table:table-cell>
          <table:table-cell office:value-type="float" office:value="0.949261181985" calcext:value-type="float">
            <text:p>0.949261181985</text:p>
          </table:table-cell>
          <table:table-cell table:formula="of:=[.D618]-[.B618]" office:value-type="float" office:value="0.542771825921" calcext:value-type="float">
            <text:p>0.542771825921</text:p>
          </table:table-cell>
          <table:table-cell/>
          <table:table-cell table:formula="of:=[.D618]-[.A618]" office:value-type="float" office:value="0.600012885907" calcext:value-type="float">
            <text:p>0.600012885907</text:p>
          </table:table-cell>
        </table:table-row>
        <table:table-row table:style-name="ro1">
          <table:table-cell table:number-columns-repeated="2" office:value-type="string" calcext:value-type="string">
            <text:p>Thriller Comedy</text:p>
          </table:table-cell>
          <table:table-cell/>
          <table:table-cell office:value-type="string" calcext:value-type="string">
            <text:p>Thriller Comedy</text:p>
          </table:table-cell>
          <table:table-cell table:number-columns-repeated="3"/>
        </table:table-row>
        <table:table-row table:style-name="ro1">
          <table:table-cell office:value-type="float" office:value="0.181281586387" calcext:value-type="float">
            <text:p>0.181281586387</text:p>
          </table:table-cell>
          <table:table-cell office:value-type="float" office:value="0.189916300617" calcext:value-type="float">
            <text:p>0.189916300617</text:p>
          </table:table-cell>
          <table:table-cell table:formula="of:=[.B620]-[.A620]" office:value-type="float" office:value="0.00863471422999998" calcext:value-type="float">
            <text:p>0.00863471423</text:p>
          </table:table-cell>
          <table:table-cell office:value-type="float" office:value="0.446790516555" calcext:value-type="float">
            <text:p>0.446790516555</text:p>
          </table:table-cell>
          <table:table-cell table:formula="of:=[.D620]-[.B620]" office:value-type="float" office:value="0.256874215938" calcext:value-type="float">
            <text:p>0.256874215938</text:p>
          </table:table-cell>
          <table:table-cell/>
          <table:table-cell table:formula="of:=[.D620]-[.A620]" office:value-type="float" office:value="0.265508930168" calcext:value-type="float">
            <text:p>0.265508930168</text:p>
          </table:table-cell>
        </table:table-row>
        <table:table-row table:style-name="ro1">
          <table:table-cell table:number-columns-repeated="2" office:value-type="string" calcext:value-type="string">
            <text:p>Thriller Crime</text:p>
          </table:table-cell>
          <table:table-cell/>
          <table:table-cell office:value-type="string" calcext:value-type="string">
            <text:p>Thriller Crime</text:p>
          </table:table-cell>
          <table:table-cell table:number-columns-repeated="3"/>
        </table:table-row>
        <table:table-row table:style-name="ro1">
          <table:table-cell office:value-type="float" office:value="0.0972657523139" calcext:value-type="float">
            <text:p>0.0972657523139</text:p>
          </table:table-cell>
          <table:table-cell office:value-type="float" office:value="0.128437789946" calcext:value-type="float">
            <text:p>0.128437789946</text:p>
          </table:table-cell>
          <table:table-cell table:formula="of:=[.B622]-[.A622]" office:value-type="float" office:value="0.0311720376321" calcext:value-type="float">
            <text:p>0.0311720376321</text:p>
          </table:table-cell>
          <table:table-cell office:value-type="float" office:value="0.256737708396" calcext:value-type="float">
            <text:p>0.256737708396</text:p>
          </table:table-cell>
          <table:table-cell table:formula="of:=[.D622]-[.B622]" office:value-type="float" office:value="0.12829991845" calcext:value-type="float">
            <text:p>0.12829991845</text:p>
          </table:table-cell>
          <table:table-cell/>
          <table:table-cell table:formula="of:=[.D622]-[.A622]" office:value-type="float" office:value="0.1594719560821" calcext:value-type="float">
            <text:p>0.1594719560821</text:p>
          </table:table-cell>
        </table:table-row>
        <table:table-row table:style-name="ro1">
          <table:table-cell table:number-columns-repeated="2" office:value-type="string" calcext:value-type="string">
            <text:p>Thriller Documentary</text:p>
          </table:table-cell>
          <table:table-cell/>
          <table:table-cell office:value-type="string" calcext:value-type="string">
            <text:p>Thriller Documentary</text:p>
          </table:table-cell>
          <table:table-cell table:number-columns-repeated="3"/>
        </table:table-row>
        <table:table-row table:style-name="ro1">
          <table:table-cell office:value-type="float" office:value="0.647293479063" calcext:value-type="float">
            <text:p>0.647293479063</text:p>
          </table:table-cell>
          <table:table-cell office:value-type="float" office:value="0.690573709576" calcext:value-type="float">
            <text:p>0.690573709576</text:p>
          </table:table-cell>
          <table:table-cell table:formula="of:=[.B624]-[.A624]" office:value-type="float" office:value="0.043280230513" calcext:value-type="float">
            <text:p>0.043280230513</text:p>
          </table:table-cell>
          <table:table-cell office:value-type="float" office:value="1.1376288797" calcext:value-type="float">
            <text:p>1.1376288797</text:p>
          </table:table-cell>
          <table:table-cell table:formula="of:=[.D624]-[.B624]" office:value-type="float" office:value="0.447055170124" calcext:value-type="float">
            <text:p>0.447055170124</text:p>
          </table:table-cell>
          <table:table-cell/>
          <table:table-cell table:formula="of:=[.D624]-[.A624]" office:value-type="float" office:value="0.490335400637" calcext:value-type="float">
            <text:p>0.490335400637</text:p>
          </table:table-cell>
        </table:table-row>
        <table:table-row table:style-name="ro1">
          <table:table-cell table:number-columns-repeated="2" office:value-type="string" calcext:value-type="string">
            <text:p>Thriller Drama</text:p>
          </table:table-cell>
          <table:table-cell/>
          <table:table-cell office:value-type="string" calcext:value-type="string">
            <text:p>Thriller Drama</text:p>
          </table:table-cell>
          <table:table-cell table:number-columns-repeated="3"/>
        </table:table-row>
        <table:table-row table:style-name="ro1">
          <table:table-cell office:value-type="float" office:value="0.145482747689" calcext:value-type="float">
            <text:p>0.145482747689</text:p>
          </table:table-cell>
          <table:table-cell office:value-type="float" office:value="0.15186280248" calcext:value-type="float">
            <text:p>0.15186280248</text:p>
          </table:table-cell>
          <table:table-cell table:formula="of:=[.B626]-[.A626]" office:value-type="float" office:value="0.00638005479100001" calcext:value-type="float">
            <text:p>0.006380054791</text:p>
          </table:table-cell>
          <table:table-cell office:value-type="float" office:value="0.323639095145" calcext:value-type="float">
            <text:p>0.323639095145</text:p>
          </table:table-cell>
          <table:table-cell table:formula="of:=[.D626]-[.B626]" office:value-type="float" office:value="0.171776292665" calcext:value-type="float">
            <text:p>0.171776292665</text:p>
          </table:table-cell>
          <table:table-cell/>
          <table:table-cell table:formula="of:=[.D626]-[.A626]" office:value-type="float" office:value="0.178156347456" calcext:value-type="float">
            <text:p>0.178156347456</text:p>
          </table:table-cell>
        </table:table-row>
        <table:table-row table:style-name="ro1">
          <table:table-cell table:number-columns-repeated="2" office:value-type="string" calcext:value-type="string">
            <text:p>Thriller Fantasy</text:p>
          </table:table-cell>
          <table:table-cell/>
          <table:table-cell office:value-type="string" calcext:value-type="string">
            <text:p>Thriller Fantasy</text:p>
          </table:table-cell>
          <table:table-cell table:number-columns-repeated="3"/>
        </table:table-row>
        <table:table-row table:style-name="ro1">
          <table:table-cell office:value-type="float" office:value="0.178969142533" calcext:value-type="float">
            <text:p>0.178969142533</text:p>
          </table:table-cell>
          <table:table-cell office:value-type="float" office:value="0.237690050672" calcext:value-type="float">
            <text:p>0.237690050672</text:p>
          </table:table-cell>
          <table:table-cell table:formula="of:=[.B628]-[.A628]" office:value-type="float" office:value="0.058720908139" calcext:value-type="float">
            <text:p>0.058720908139</text:p>
          </table:table-cell>
          <table:table-cell office:value-type="float" office:value="0.505726755844" calcext:value-type="float">
            <text:p>0.505726755844</text:p>
          </table:table-cell>
          <table:table-cell table:formula="of:=[.D628]-[.B628]" office:value-type="float" office:value="0.268036705172" calcext:value-type="float">
            <text:p>0.268036705172</text:p>
          </table:table-cell>
          <table:table-cell/>
          <table:table-cell table:formula="of:=[.D628]-[.A628]" office:value-type="float" office:value="0.326757613311" calcext:value-type="float">
            <text:p>0.326757613311</text:p>
          </table:table-cell>
        </table:table-row>
        <table:table-row table:style-name="ro1">
          <table:table-cell table:number-columns-repeated="2" office:value-type="string" calcext:value-type="string">
            <text:p>Thriller Film-Noir</text:p>
          </table:table-cell>
          <table:table-cell/>
          <table:table-cell office:value-type="string" calcext:value-type="string">
            <text:p>Thriller Film-Noir</text:p>
          </table:table-cell>
          <table:table-cell table:number-columns-repeated="3"/>
        </table:table-row>
        <table:table-row table:style-name="ro1">
          <table:table-cell office:value-type="float" office:value="0.919699914091" calcext:value-type="float">
            <text:p>0.919699914091</text:p>
          </table:table-cell>
          <table:table-cell office:value-type="float" office:value="1.21348287266" calcext:value-type="float">
            <text:p>1.21348287266</text:p>
          </table:table-cell>
          <table:table-cell table:formula="of:=[.B630]-[.A630]" office:value-type="float" office:value="0.293782958569" calcext:value-type="float">
            <text:p>0.293782958569</text:p>
          </table:table-cell>
          <table:table-cell office:value-type="float" office:value="1.84087516681" calcext:value-type="float">
            <text:p>1.84087516681</text:p>
          </table:table-cell>
          <table:table-cell table:formula="of:=[.D630]-[.B630]" office:value-type="float" office:value="0.62739229415" calcext:value-type="float">
            <text:p>0.62739229415</text:p>
          </table:table-cell>
          <table:table-cell/>
          <table:table-cell table:formula="of:=[.D630]-[.A630]" office:value-type="float" office:value="0.921175252719" calcext:value-type="float">
            <text:p>0.921175252719</text:p>
          </table:table-cell>
        </table:table-row>
        <table:table-row table:style-name="ro1">
          <table:table-cell table:number-columns-repeated="2" office:value-type="string" calcext:value-type="string">
            <text:p>Thriller Horror</text:p>
          </table:table-cell>
          <table:table-cell/>
          <table:table-cell office:value-type="string" calcext:value-type="string">
            <text:p>Thriller Horror</text:p>
          </table:table-cell>
          <table:table-cell table:number-columns-repeated="3"/>
        </table:table-row>
        <table:table-row table:style-name="ro1">
          <table:table-cell office:value-type="float" office:value="0.226961729815" calcext:value-type="float">
            <text:p>0.226961729815</text:p>
          </table:table-cell>
          <table:table-cell office:value-type="float" office:value="0.26745365363" calcext:value-type="float">
            <text:p>0.26745365363</text:p>
          </table:table-cell>
          <table:table-cell table:formula="of:=[.B632]-[.A632]" office:value-type="float" office:value="0.040491923815" calcext:value-type="float">
            <text:p>0.040491923815</text:p>
          </table:table-cell>
          <table:table-cell office:value-type="float" office:value="0.572216295671" calcext:value-type="float">
            <text:p>0.572216295671</text:p>
          </table:table-cell>
          <table:table-cell table:formula="of:=[.D632]-[.B632]" office:value-type="float" office:value="0.304762642041" calcext:value-type="float">
            <text:p>0.304762642041</text:p>
          </table:table-cell>
          <table:table-cell/>
          <table:table-cell table:formula="of:=[.D632]-[.A632]" office:value-type="float" office:value="0.345254565856" calcext:value-type="float">
            <text:p>0.345254565856</text:p>
          </table:table-cell>
        </table:table-row>
        <table:table-row table:style-name="ro1">
          <table:table-cell table:number-columns-repeated="2" office:value-type="string" calcext:value-type="string">
            <text:p>Thriller IMAX</text:p>
          </table:table-cell>
          <table:table-cell/>
          <table:table-cell office:value-type="string" calcext:value-type="string">
            <text:p>Thriller IMAX</text:p>
          </table:table-cell>
          <table:table-cell table:number-columns-repeated="3"/>
        </table:table-row>
        <table:table-row table:style-name="ro1">
          <table:table-cell office:value-type="float" office:value="1.0571071156" calcext:value-type="float">
            <text:p>1.0571071156</text:p>
          </table:table-cell>
          <table:table-cell office:value-type="float" office:value="1.32997465735" calcext:value-type="float">
            <text:p>1.32997465735</text:p>
          </table:table-cell>
          <table:table-cell table:formula="of:=[.B634]-[.A634]" office:value-type="float" office:value="0.27286754175" calcext:value-type="float">
            <text:p>0.27286754175</text:p>
          </table:table-cell>
          <table:table-cell office:value-type="float" office:value="2.34675170582" calcext:value-type="float">
            <text:p>2.34675170582</text:p>
          </table:table-cell>
          <table:table-cell table:formula="of:=[.D634]-[.B634]" office:value-type="float" office:value="1.01677704847" calcext:value-type="float">
            <text:p>1.01677704847</text:p>
          </table:table-cell>
          <table:table-cell/>
          <table:table-cell table:formula="of:=[.D634]-[.A634]" office:value-type="float" office:value="1.28964459022" calcext:value-type="float">
            <text:p>1.28964459022</text:p>
          </table:table-cell>
        </table:table-row>
        <table:table-row table:style-name="ro1">
          <table:table-cell table:number-columns-repeated="2" office:value-type="string" calcext:value-type="string">
            <text:p>Thriller Musical</text:p>
          </table:table-cell>
          <table:table-cell/>
          <table:table-cell office:value-type="string" calcext:value-type="string">
            <text:p>Thriller Musical</text:p>
          </table:table-cell>
          <table:table-cell table:number-columns-repeated="3"/>
        </table:table-row>
        <table:table-row table:style-name="ro1">
          <table:table-cell office:value-type="float" office:value="0.495047919477" calcext:value-type="float">
            <text:p>0.495047919477</text:p>
          </table:table-cell>
          <table:table-cell office:value-type="float" office:value="0.533561891737" calcext:value-type="float">
            <text:p>0.533561891737</text:p>
          </table:table-cell>
          <table:table-cell table:formula="of:=[.B636]-[.A636]" office:value-type="float" office:value="0.03851397226" calcext:value-type="float">
            <text:p>0.03851397226</text:p>
          </table:table-cell>
          <table:table-cell office:value-type="float" office:value="1.00879731319" calcext:value-type="float">
            <text:p>1.00879731319</text:p>
          </table:table-cell>
          <table:table-cell table:formula="of:=[.D636]-[.B636]" office:value-type="float" office:value="0.475235421453" calcext:value-type="float">
            <text:p>0.475235421453</text:p>
          </table:table-cell>
          <table:table-cell/>
          <table:table-cell table:formula="of:=[.D636]-[.A636]" office:value-type="float" office:value="0.513749393713" calcext:value-type="float">
            <text:p>0.513749393713</text:p>
          </table:table-cell>
        </table:table-row>
        <table:table-row table:style-name="ro1">
          <table:table-cell table:number-columns-repeated="2" office:value-type="string" calcext:value-type="string">
            <text:p>Thriller Mystery</text:p>
          </table:table-cell>
          <table:table-cell/>
          <table:table-cell office:value-type="string" calcext:value-type="string">
            <text:p>Thriller Mystery</text:p>
          </table:table-cell>
          <table:table-cell table:number-columns-repeated="3"/>
        </table:table-row>
        <table:table-row table:style-name="ro1">
          <table:table-cell office:value-type="float" office:value="0.104098695785" calcext:value-type="float">
            <text:p>0.104098695785</text:p>
          </table:table-cell>
          <table:table-cell office:value-type="float" office:value="0.167728111482" calcext:value-type="float">
            <text:p>0.167728111482</text:p>
          </table:table-cell>
          <table:table-cell table:formula="of:=[.B638]-[.A638]" office:value-type="float" office:value="0.063629415697" calcext:value-type="float">
            <text:p>0.063629415697</text:p>
          </table:table-cell>
          <table:table-cell office:value-type="float" office:value="0.345363895934" calcext:value-type="float">
            <text:p>0.345363895934</text:p>
          </table:table-cell>
          <table:table-cell table:formula="of:=[.D638]-[.B638]" office:value-type="float" office:value="0.177635784452" calcext:value-type="float">
            <text:p>0.177635784452</text:p>
          </table:table-cell>
          <table:table-cell/>
          <table:table-cell table:formula="of:=[.D638]-[.A638]" office:value-type="float" office:value="0.241265200149" calcext:value-type="float">
            <text:p>0.241265200149</text:p>
          </table:table-cell>
        </table:table-row>
        <table:table-row table:style-name="ro1">
          <table:table-cell table:number-columns-repeated="2" office:value-type="string" calcext:value-type="string">
            <text:p>Thriller Romance</text:p>
          </table:table-cell>
          <table:table-cell/>
          <table:table-cell office:value-type="string" calcext:value-type="string">
            <text:p>Thriller Romance</text:p>
          </table:table-cell>
          <table:table-cell table:number-columns-repeated="3"/>
        </table:table-row>
        <table:table-row table:style-name="ro1">
          <table:table-cell office:value-type="float" office:value="0.179152949137" calcext:value-type="float">
            <text:p>0.179152949137</text:p>
          </table:table-cell>
          <table:table-cell office:value-type="float" office:value="0.197761854146" calcext:value-type="float">
            <text:p>0.197761854146</text:p>
          </table:table-cell>
          <table:table-cell table:formula="of:=[.B640]-[.A640]" office:value-type="float" office:value="0.018608905009" calcext:value-type="float">
            <text:p>0.018608905009</text:p>
          </table:table-cell>
          <table:table-cell office:value-type="float" office:value="0.460710390043" calcext:value-type="float">
            <text:p>0.460710390043</text:p>
          </table:table-cell>
          <table:table-cell table:formula="of:=[.D640]-[.B640]" office:value-type="float" office:value="0.262948535897" calcext:value-type="float">
            <text:p>0.262948535897</text:p>
          </table:table-cell>
          <table:table-cell/>
          <table:table-cell table:formula="of:=[.D640]-[.A640]" office:value-type="float" office:value="0.281557440906" calcext:value-type="float">
            <text:p>0.281557440906</text:p>
          </table:table-cell>
        </table:table-row>
        <table:table-row table:style-name="ro1">
          <table:table-cell table:number-columns-repeated="2" office:value-type="string" calcext:value-type="string">
            <text:p>Thriller Sci-Fi</text:p>
          </table:table-cell>
          <table:table-cell/>
          <table:table-cell office:value-type="string" calcext:value-type="string">
            <text:p>Thriller Sci-Fi</text:p>
          </table:table-cell>
          <table:table-cell table:number-columns-repeated="3"/>
        </table:table-row>
        <table:table-row table:style-name="ro1">
          <table:table-cell office:value-type="float" office:value="0.119898896417" calcext:value-type="float">
            <text:p>0.119898896417</text:p>
          </table:table-cell>
          <table:table-cell office:value-type="float" office:value="0.163728559614" calcext:value-type="float">
            <text:p>0.163728559614</text:p>
          </table:table-cell>
          <table:table-cell table:formula="of:=[.B642]-[.A642]" office:value-type="float" office:value="0.043829663197" calcext:value-type="float">
            <text:p>0.043829663197</text:p>
          </table:table-cell>
          <table:table-cell office:value-type="float" office:value="0.358256441212" calcext:value-type="float">
            <text:p>0.358256441212</text:p>
          </table:table-cell>
          <table:table-cell table:formula="of:=[.D642]-[.B642]" office:value-type="float" office:value="0.194527881598" calcext:value-type="float">
            <text:p>0.194527881598</text:p>
          </table:table-cell>
          <table:table-cell/>
          <table:table-cell table:formula="of:=[.D642]-[.A642]" office:value-type="float" office:value="0.238357544795" calcext:value-type="float">
            <text:p>0.238357544795</text:p>
          </table:table-cell>
        </table:table-row>
        <table:table-row table:style-name="ro1">
          <table:table-cell table:number-columns-repeated="2" office:value-type="string" calcext:value-type="string">
            <text:p>Thriller Thriller</text:p>
          </table:table-cell>
          <table:table-cell/>
          <table:table-cell office:value-type="string" calcext:value-type="string">
            <text:p>Thriller Thrill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644]-[.A6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44]-[.B644]" office:value-type="float" office:value="0" calcext:value-type="float">
            <text:p>0</text:p>
          </table:table-cell>
          <table:table-cell/>
          <table:table-cell table:formula="of:=[.D644]-[.A6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Thriller War</text:p>
          </table:table-cell>
          <table:table-cell/>
          <table:table-cell office:value-type="string" calcext:value-type="string">
            <text:p>Thriller War</text:p>
          </table:table-cell>
          <table:table-cell table:number-columns-repeated="3"/>
        </table:table-row>
        <table:table-row table:style-name="ro1">
          <table:table-cell office:value-type="float" office:value="0.439405787275" calcext:value-type="float">
            <text:p>0.439405787275</text:p>
          </table:table-cell>
          <table:table-cell office:value-type="float" office:value="0.515058219684" calcext:value-type="float">
            <text:p>0.515058219684</text:p>
          </table:table-cell>
          <table:table-cell table:formula="of:=[.B646]-[.A646]" office:value-type="float" office:value="0.075652432409" calcext:value-type="float">
            <text:p>0.075652432409</text:p>
          </table:table-cell>
          <table:table-cell office:value-type="float" office:value="0.910444630311" calcext:value-type="float">
            <text:p>0.910444630311</text:p>
          </table:table-cell>
          <table:table-cell table:formula="of:=[.D646]-[.B646]" office:value-type="float" office:value="0.395386410627" calcext:value-type="float">
            <text:p>0.395386410627</text:p>
          </table:table-cell>
          <table:table-cell/>
          <table:table-cell table:formula="of:=[.D646]-[.A646]" office:value-type="float" office:value="0.471038843036" calcext:value-type="float">
            <text:p>0.471038843036</text:p>
          </table:table-cell>
        </table:table-row>
        <table:table-row table:style-name="ro1">
          <table:table-cell table:number-columns-repeated="2" office:value-type="string" calcext:value-type="string">
            <text:p>Thriller Western</text:p>
          </table:table-cell>
          <table:table-cell/>
          <table:table-cell office:value-type="string" calcext:value-type="string">
            <text:p>Thriller Western</text:p>
          </table:table-cell>
          <table:table-cell table:number-columns-repeated="3"/>
        </table:table-row>
        <table:table-row table:style-name="ro1">
          <table:table-cell office:value-type="float" office:value="0.572919063081" calcext:value-type="float">
            <text:p>0.572919063081</text:p>
          </table:table-cell>
          <table:table-cell office:value-type="float" office:value="0.627151224109" calcext:value-type="float">
            <text:p>0.627151224109</text:p>
          </table:table-cell>
          <table:table-cell table:formula="of:=[.B648]-[.A648]" office:value-type="float" office:value="0.0542321610280001" calcext:value-type="float">
            <text:p>0.054232161028</text:p>
          </table:table-cell>
          <table:table-cell office:value-type="float" office:value="1.42609012323" calcext:value-type="float">
            <text:p>1.42609012323</text:p>
          </table:table-cell>
          <table:table-cell table:formula="of:=[.D648]-[.B648]" office:value-type="float" office:value="0.798938899121" calcext:value-type="float">
            <text:p>0.798938899121</text:p>
          </table:table-cell>
          <table:table-cell/>
          <table:table-cell table:formula="of:=[.D648]-[.A648]" office:value-type="float" office:value="0.853171060149" calcext:value-type="float">
            <text:p>0.853171060149</text:p>
          </table:table-cell>
        </table:table-row>
        <table:table-row table:style-name="ro1">
          <table:table-cell table:number-columns-repeated="2" office:value-type="string" calcext:value-type="string">
            <text:p>War Action</text:p>
          </table:table-cell>
          <table:table-cell/>
          <table:table-cell office:value-type="string" calcext:value-type="string">
            <text:p>War Action</text:p>
          </table:table-cell>
          <table:table-cell table:number-columns-repeated="3"/>
        </table:table-row>
        <table:table-row table:style-name="ro1">
          <table:table-cell office:value-type="float" office:value="0.449213811883" calcext:value-type="float">
            <text:p>0.449213811883</text:p>
          </table:table-cell>
          <table:table-cell office:value-type="float" office:value="0.502605851748" calcext:value-type="float">
            <text:p>0.502605851748</text:p>
          </table:table-cell>
          <table:table-cell table:formula="of:=[.B650]-[.A650]" office:value-type="float" office:value="0.053392039865" calcext:value-type="float">
            <text:p>0.053392039865</text:p>
          </table:table-cell>
          <table:table-cell office:value-type="float" office:value="0.83219634073" calcext:value-type="float">
            <text:p>0.83219634073</text:p>
          </table:table-cell>
          <table:table-cell table:formula="of:=[.D650]-[.B650]" office:value-type="float" office:value="0.329590488982" calcext:value-type="float">
            <text:p>0.329590488982</text:p>
          </table:table-cell>
          <table:table-cell/>
          <table:table-cell table:formula="of:=[.D650]-[.A650]" office:value-type="float" office:value="0.382982528847" calcext:value-type="float">
            <text:p>0.382982528847</text:p>
          </table:table-cell>
        </table:table-row>
        <table:table-row table:style-name="ro1">
          <table:table-cell table:number-columns-repeated="2" office:value-type="string" calcext:value-type="string">
            <text:p>War Adventure</text:p>
          </table:table-cell>
          <table:table-cell/>
          <table:table-cell office:value-type="string" calcext:value-type="string">
            <text:p>War Adventure</text:p>
          </table:table-cell>
          <table:table-cell table:number-columns-repeated="3"/>
        </table:table-row>
        <table:table-row table:style-name="ro1">
          <table:table-cell office:value-type="float" office:value="0.458218408864" calcext:value-type="float">
            <text:p>0.458218408864</text:p>
          </table:table-cell>
          <table:table-cell office:value-type="float" office:value="0.513077636106" calcext:value-type="float">
            <text:p>0.513077636106</text:p>
          </table:table-cell>
          <table:table-cell table:formula="of:=[.B652]-[.A652]" office:value-type="float" office:value="0.054859227242" calcext:value-type="float">
            <text:p>0.054859227242</text:p>
          </table:table-cell>
          <table:table-cell office:value-type="float" office:value="0.912163573485" calcext:value-type="float">
            <text:p>0.912163573485</text:p>
          </table:table-cell>
          <table:table-cell table:formula="of:=[.D652]-[.B652]" office:value-type="float" office:value="0.399085937379" calcext:value-type="float">
            <text:p>0.399085937379</text:p>
          </table:table-cell>
          <table:table-cell/>
          <table:table-cell table:formula="of:=[.D652]-[.A652]" office:value-type="float" office:value="0.453945164621" calcext:value-type="float">
            <text:p>0.453945164621</text:p>
          </table:table-cell>
        </table:table-row>
        <table:table-row table:style-name="ro1">
          <table:table-cell table:number-columns-repeated="2" office:value-type="string" calcext:value-type="string">
            <text:p>War Animation</text:p>
          </table:table-cell>
          <table:table-cell/>
          <table:table-cell office:value-type="string" calcext:value-type="string">
            <text:p>War Animation</text:p>
          </table:table-cell>
          <table:table-cell table:number-columns-repeated="3"/>
        </table:table-row>
        <table:table-row table:style-name="ro1">
          <table:table-cell office:value-type="float" office:value="0.549169159549" calcext:value-type="float">
            <text:p>0.549169159549</text:p>
          </table:table-cell>
          <table:table-cell office:value-type="float" office:value="0.621999116934" calcext:value-type="float">
            <text:p>0.621999116934</text:p>
          </table:table-cell>
          <table:table-cell table:formula="of:=[.B654]-[.A654]" office:value-type="float" office:value="0.072829957385" calcext:value-type="float">
            <text:p>0.072829957385</text:p>
          </table:table-cell>
          <table:table-cell office:value-type="float" office:value="1.27377027077" calcext:value-type="float">
            <text:p>1.27377027077</text:p>
          </table:table-cell>
          <table:table-cell table:formula="of:=[.D654]-[.B654]" office:value-type="float" office:value="0.651771153836" calcext:value-type="float">
            <text:p>0.651771153836</text:p>
          </table:table-cell>
          <table:table-cell/>
          <table:table-cell table:formula="of:=[.D654]-[.A654]" office:value-type="float" office:value="0.724601111221" calcext:value-type="float">
            <text:p>0.724601111221</text:p>
          </table:table-cell>
        </table:table-row>
        <table:table-row table:style-name="ro1">
          <table:table-cell table:number-columns-repeated="2" office:value-type="string" calcext:value-type="string">
            <text:p>War Children</text:p>
          </table:table-cell>
          <table:table-cell/>
          <table:table-cell office:value-type="string" calcext:value-type="string">
            <text:p>War Children</text:p>
          </table:table-cell>
          <table:table-cell table:number-columns-repeated="3"/>
        </table:table-row>
        <table:table-row table:style-name="ro1">
          <table:table-cell office:value-type="float" office:value="0.522021026252" calcext:value-type="float">
            <text:p>0.522021026252</text:p>
          </table:table-cell>
          <table:table-cell office:value-type="float" office:value="0.621409383404" calcext:value-type="float">
            <text:p>0.621409383404</text:p>
          </table:table-cell>
          <table:table-cell table:formula="of:=[.B656]-[.A656]" office:value-type="float" office:value="0.099388357152" calcext:value-type="float">
            <text:p>0.099388357152</text:p>
          </table:table-cell>
          <table:table-cell office:value-type="float" office:value="1.23959399842" calcext:value-type="float">
            <text:p>1.23959399842</text:p>
          </table:table-cell>
          <table:table-cell table:formula="of:=[.D656]-[.B656]" office:value-type="float" office:value="0.618184615016" calcext:value-type="float">
            <text:p>0.618184615016</text:p>
          </table:table-cell>
          <table:table-cell/>
          <table:table-cell table:formula="of:=[.D656]-[.A656]" office:value-type="float" office:value="0.717572972168" calcext:value-type="float">
            <text:p>0.717572972168</text:p>
          </table:table-cell>
        </table:table-row>
        <table:table-row table:style-name="ro1">
          <table:table-cell table:number-columns-repeated="2" office:value-type="string" calcext:value-type="string">
            <text:p>War Comedy</text:p>
          </table:table-cell>
          <table:table-cell/>
          <table:table-cell office:value-type="string" calcext:value-type="string">
            <text:p>War Comedy</text:p>
          </table:table-cell>
          <table:table-cell table:number-columns-repeated="3"/>
        </table:table-row>
        <table:table-row table:style-name="ro1">
          <table:table-cell office:value-type="float" office:value="0.474635628613" calcext:value-type="float">
            <text:p>0.474635628613</text:p>
          </table:table-cell>
          <table:table-cell office:value-type="float" office:value="0.509830123892" calcext:value-type="float">
            <text:p>0.509830123892</text:p>
          </table:table-cell>
          <table:table-cell table:formula="of:=[.B658]-[.A658]" office:value-type="float" office:value="0.035194495279" calcext:value-type="float">
            <text:p>0.035194495279</text:p>
          </table:table-cell>
          <table:table-cell office:value-type="float" office:value="0.870325657379" calcext:value-type="float">
            <text:p>0.870325657379</text:p>
          </table:table-cell>
          <table:table-cell table:formula="of:=[.D658]-[.B658]" office:value-type="float" office:value="0.360495533487" calcext:value-type="float">
            <text:p>0.360495533487</text:p>
          </table:table-cell>
          <table:table-cell/>
          <table:table-cell table:formula="of:=[.D658]-[.A658]" office:value-type="float" office:value="0.395690028766" calcext:value-type="float">
            <text:p>0.395690028766</text:p>
          </table:table-cell>
        </table:table-row>
        <table:table-row table:style-name="ro1">
          <table:table-cell table:number-columns-repeated="2" office:value-type="string" calcext:value-type="string">
            <text:p>War Crime</text:p>
          </table:table-cell>
          <table:table-cell/>
          <table:table-cell office:value-type="string" calcext:value-type="string">
            <text:p>War Crime</text:p>
          </table:table-cell>
          <table:table-cell table:number-columns-repeated="3"/>
        </table:table-row>
        <table:table-row table:style-name="ro1">
          <table:table-cell office:value-type="float" office:value="0.44329477922" calcext:value-type="float">
            <text:p>0.44329477922</text:p>
          </table:table-cell>
          <table:table-cell office:value-type="float" office:value="0.518142388974" calcext:value-type="float">
            <text:p>0.518142388974</text:p>
          </table:table-cell>
          <table:table-cell table:formula="of:=[.B660]-[.A660]" office:value-type="float" office:value="0.074847609754" calcext:value-type="float">
            <text:p>0.074847609754</text:p>
          </table:table-cell>
          <table:table-cell office:value-type="float" office:value="0.886125823596" calcext:value-type="float">
            <text:p>0.886125823596</text:p>
          </table:table-cell>
          <table:table-cell table:formula="of:=[.D660]-[.B660]" office:value-type="float" office:value="0.367983434622" calcext:value-type="float">
            <text:p>0.367983434622</text:p>
          </table:table-cell>
          <table:table-cell/>
          <table:table-cell table:formula="of:=[.D660]-[.A660]" office:value-type="float" office:value="0.442831044376" calcext:value-type="float">
            <text:p>0.442831044376</text:p>
          </table:table-cell>
        </table:table-row>
        <table:table-row table:style-name="ro1">
          <table:table-cell table:number-columns-repeated="2" office:value-type="string" calcext:value-type="string">
            <text:p>War Documentary</text:p>
          </table:table-cell>
          <table:table-cell/>
          <table:table-cell office:value-type="string" calcext:value-type="string">
            <text:p>War Documentary</text:p>
          </table:table-cell>
          <table:table-cell table:number-columns-repeated="3"/>
        </table:table-row>
        <table:table-row table:style-name="ro1">
          <table:table-cell office:value-type="float" office:value="0.633555812699" calcext:value-type="float">
            <text:p>0.633555812699</text:p>
          </table:table-cell>
          <table:table-cell office:value-type="float" office:value="0.804035900066" calcext:value-type="float">
            <text:p>0.804035900066</text:p>
          </table:table-cell>
          <table:table-cell table:formula="of:=[.B662]-[.A662]" office:value-type="float" office:value="0.170480087367" calcext:value-type="float">
            <text:p>0.170480087367</text:p>
          </table:table-cell>
          <table:table-cell office:value-type="float" office:value="1.07671096017" calcext:value-type="float">
            <text:p>1.07671096017</text:p>
          </table:table-cell>
          <table:table-cell table:formula="of:=[.D662]-[.B662]" office:value-type="float" office:value="0.272675060104" calcext:value-type="float">
            <text:p>0.272675060104</text:p>
          </table:table-cell>
          <table:table-cell/>
          <table:table-cell table:formula="of:=[.D662]-[.A662]" office:value-type="float" office:value="0.443155147471" calcext:value-type="float">
            <text:p>0.443155147471</text:p>
          </table:table-cell>
        </table:table-row>
        <table:table-row table:style-name="ro1">
          <table:table-cell table:number-columns-repeated="2" office:value-type="string" calcext:value-type="string">
            <text:p>War Drama</text:p>
          </table:table-cell>
          <table:table-cell/>
          <table:table-cell office:value-type="string" calcext:value-type="string">
            <text:p>War Drama</text:p>
          </table:table-cell>
          <table:table-cell table:number-columns-repeated="3"/>
        </table:table-row>
        <table:table-row table:style-name="ro1">
          <table:table-cell office:value-type="float" office:value="0.441122889756" calcext:value-type="float">
            <text:p>0.441122889756</text:p>
          </table:table-cell>
          <table:table-cell office:value-type="float" office:value="0.456255827091" calcext:value-type="float">
            <text:p>0.456255827091</text:p>
          </table:table-cell>
          <table:table-cell table:formula="of:=[.B664]-[.A664]" office:value-type="float" office:value="0.015132937335" calcext:value-type="float">
            <text:p>0.015132937335</text:p>
          </table:table-cell>
          <table:table-cell office:value-type="float" office:value="0.706306504438" calcext:value-type="float">
            <text:p>0.706306504438</text:p>
          </table:table-cell>
          <table:table-cell table:formula="of:=[.D664]-[.B664]" office:value-type="float" office:value="0.250050677347" calcext:value-type="float">
            <text:p>0.250050677347</text:p>
          </table:table-cell>
          <table:table-cell/>
          <table:table-cell table:formula="of:=[.D664]-[.A664]" office:value-type="float" office:value="0.265183614682" calcext:value-type="float">
            <text:p>0.265183614682</text:p>
          </table:table-cell>
        </table:table-row>
        <table:table-row table:style-name="ro1">
          <table:table-cell table:number-columns-repeated="2" office:value-type="string" calcext:value-type="string">
            <text:p>War Fantasy</text:p>
          </table:table-cell>
          <table:table-cell/>
          <table:table-cell office:value-type="string" calcext:value-type="string">
            <text:p>War Fantasy</text:p>
          </table:table-cell>
          <table:table-cell table:number-columns-repeated="3"/>
        </table:table-row>
        <table:table-row table:style-name="ro1">
          <table:table-cell office:value-type="float" office:value="0.477432583881" calcext:value-type="float">
            <text:p>0.477432583881</text:p>
          </table:table-cell>
          <table:table-cell office:value-type="float" office:value="0.535880010363" calcext:value-type="float">
            <text:p>0.535880010363</text:p>
          </table:table-cell>
          <table:table-cell table:formula="of:=[.B666]-[.A666]" office:value-type="float" office:value="0.058447426482" calcext:value-type="float">
            <text:p>0.058447426482</text:p>
          </table:table-cell>
          <table:table-cell office:value-type="float" office:value="0.99412755036" calcext:value-type="float">
            <text:p>0.99412755036</text:p>
          </table:table-cell>
          <table:table-cell table:formula="of:=[.D666]-[.B666]" office:value-type="float" office:value="0.458247539997" calcext:value-type="float">
            <text:p>0.458247539997</text:p>
          </table:table-cell>
          <table:table-cell/>
          <table:table-cell table:formula="of:=[.D666]-[.A666]" office:value-type="float" office:value="0.516694966479" calcext:value-type="float">
            <text:p>0.516694966479</text:p>
          </table:table-cell>
        </table:table-row>
        <table:table-row table:style-name="ro1">
          <table:table-cell table:number-columns-repeated="2" office:value-type="string" calcext:value-type="string">
            <text:p>War Film-Noir</text:p>
          </table:table-cell>
          <table:table-cell/>
          <table:table-cell office:value-type="string" calcext:value-type="string">
            <text:p>War Film-Noir</text:p>
          </table:table-cell>
          <table:table-cell table:number-columns-repeated="3"/>
        </table:table-row>
        <table:table-row table:style-name="ro1">
          <table:table-cell office:value-type="float" office:value="1.1171416134" calcext:value-type="float">
            <text:p>1.1171416134</text:p>
          </table:table-cell>
          <table:table-cell office:value-type="float" office:value="1.36545251574" calcext:value-type="float">
            <text:p>1.36545251574</text:p>
          </table:table-cell>
          <table:table-cell table:formula="of:=[.B668]-[.A668]" office:value-type="float" office:value="0.24831090234" calcext:value-type="float">
            <text:p>0.24831090234</text:p>
          </table:table-cell>
          <table:table-cell office:value-type="float" office:value="1.82577711811" calcext:value-type="float">
            <text:p>1.82577711811</text:p>
          </table:table-cell>
          <table:table-cell table:formula="of:=[.D668]-[.B668]" office:value-type="float" office:value="0.46032460237" calcext:value-type="float">
            <text:p>0.46032460237</text:p>
          </table:table-cell>
          <table:table-cell/>
          <table:table-cell table:formula="of:=[.D668]-[.A668]" office:value-type="float" office:value="0.70863550471" calcext:value-type="float">
            <text:p>0.70863550471</text:p>
          </table:table-cell>
        </table:table-row>
        <table:table-row table:style-name="ro1">
          <table:table-cell table:number-columns-repeated="2" office:value-type="string" calcext:value-type="string">
            <text:p>War Horror</text:p>
          </table:table-cell>
          <table:table-cell/>
          <table:table-cell office:value-type="string" calcext:value-type="string">
            <text:p>War Horror</text:p>
          </table:table-cell>
          <table:table-cell table:number-columns-repeated="3"/>
        </table:table-row>
        <table:table-row table:style-name="ro1">
          <table:table-cell office:value-type="float" office:value="0.504517374057" calcext:value-type="float">
            <text:p>0.504517374057</text:p>
          </table:table-cell>
          <table:table-cell office:value-type="float" office:value="0.571238667176" calcext:value-type="float">
            <text:p>0.571238667176</text:p>
          </table:table-cell>
          <table:table-cell table:formula="of:=[.B670]-[.A670]" office:value-type="float" office:value="0.066721293119" calcext:value-type="float">
            <text:p>0.066721293119</text:p>
          </table:table-cell>
          <table:table-cell office:value-type="float" office:value="1.20370865256" calcext:value-type="float">
            <text:p>1.20370865256</text:p>
          </table:table-cell>
          <table:table-cell table:formula="of:=[.D670]-[.B670]" office:value-type="float" office:value="0.632469985384" calcext:value-type="float">
            <text:p>0.632469985384</text:p>
          </table:table-cell>
          <table:table-cell/>
          <table:table-cell table:formula="of:=[.D670]-[.A670]" office:value-type="float" office:value="0.699191278503" calcext:value-type="float">
            <text:p>0.699191278503</text:p>
          </table:table-cell>
        </table:table-row>
        <table:table-row table:style-name="ro1">
          <table:table-cell table:number-columns-repeated="2" office:value-type="string" calcext:value-type="string">
            <text:p>War IMAX</text:p>
          </table:table-cell>
          <table:table-cell/>
          <table:table-cell office:value-type="string" calcext:value-type="string">
            <text:p>War IMAX</text:p>
          </table:table-cell>
          <table:table-cell table:number-columns-repeated="3"/>
        </table:table-row>
        <table:table-row table:style-name="ro1">
          <table:table-cell office:value-type="float" office:value="0.875824953328" calcext:value-type="float">
            <text:p>0.875824953328</text:p>
          </table:table-cell>
          <table:table-cell office:value-type="float" office:value="1.41609487966" calcext:value-type="float">
            <text:p>1.41609487966</text:p>
          </table:table-cell>
          <table:table-cell table:formula="of:=[.B672]-[.A672]" office:value-type="float" office:value="0.540269926332" calcext:value-type="float">
            <text:p>0.540269926332</text:p>
          </table:table-cell>
          <table:table-cell office:value-type="float" office:value="2.9796731689" calcext:value-type="float">
            <text:p>2.9796731689</text:p>
          </table:table-cell>
          <table:table-cell table:formula="of:=[.D672]-[.B672]" office:value-type="float" office:value="1.56357828924" calcext:value-type="float">
            <text:p>1.56357828924</text:p>
          </table:table-cell>
          <table:table-cell/>
          <table:table-cell table:formula="of:=[.D672]-[.A672]" office:value-type="float" office:value="2.103848215572" calcext:value-type="float">
            <text:p>2.103848215572</text:p>
          </table:table-cell>
        </table:table-row>
        <table:table-row table:style-name="ro1">
          <table:table-cell table:number-columns-repeated="2" office:value-type="string" calcext:value-type="string">
            <text:p>War Musical</text:p>
          </table:table-cell>
          <table:table-cell/>
          <table:table-cell office:value-type="string" calcext:value-type="string">
            <text:p>War Musical</text:p>
          </table:table-cell>
          <table:table-cell table:number-columns-repeated="3"/>
        </table:table-row>
        <table:table-row table:style-name="ro1">
          <table:table-cell office:value-type="float" office:value="0.546462589226" calcext:value-type="float">
            <text:p>0.546462589226</text:p>
          </table:table-cell>
          <table:table-cell office:value-type="float" office:value="0.708788371837" calcext:value-type="float">
            <text:p>0.708788371837</text:p>
          </table:table-cell>
          <table:table-cell table:formula="of:=[.B674]-[.A674]" office:value-type="float" office:value="0.162325782611" calcext:value-type="float">
            <text:p>0.162325782611</text:p>
          </table:table-cell>
          <table:table-cell office:value-type="float" office:value="1.17545672273" calcext:value-type="float">
            <text:p>1.17545672273</text:p>
          </table:table-cell>
          <table:table-cell table:formula="of:=[.D674]-[.B674]" office:value-type="float" office:value="0.466668350893" calcext:value-type="float">
            <text:p>0.466668350893</text:p>
          </table:table-cell>
          <table:table-cell/>
          <table:table-cell table:formula="of:=[.D674]-[.A674]" office:value-type="float" office:value="0.628994133504" calcext:value-type="float">
            <text:p>0.628994133504</text:p>
          </table:table-cell>
        </table:table-row>
        <table:table-row table:style-name="ro1">
          <table:table-cell table:number-columns-repeated="2" office:value-type="string" calcext:value-type="string">
            <text:p>War Mystery</text:p>
          </table:table-cell>
          <table:table-cell/>
          <table:table-cell office:value-type="string" calcext:value-type="string">
            <text:p>War Mystery</text:p>
          </table:table-cell>
          <table:table-cell table:number-columns-repeated="3"/>
        </table:table-row>
        <table:table-row table:style-name="ro1">
          <table:table-cell office:value-type="float" office:value="0.427340221793" calcext:value-type="float">
            <text:p>0.427340221793</text:p>
          </table:table-cell>
          <table:table-cell office:value-type="float" office:value="0.533307184209" calcext:value-type="float">
            <text:p>0.533307184209</text:p>
          </table:table-cell>
          <table:table-cell table:formula="of:=[.B676]-[.A676]" office:value-type="float" office:value="0.105966962416" calcext:value-type="float">
            <text:p>0.105966962416</text:p>
          </table:table-cell>
          <table:table-cell office:value-type="float" office:value="1.07401823323" calcext:value-type="float">
            <text:p>1.07401823323</text:p>
          </table:table-cell>
          <table:table-cell table:formula="of:=[.D676]-[.B676]" office:value-type="float" office:value="0.540711049021" calcext:value-type="float">
            <text:p>0.540711049021</text:p>
          </table:table-cell>
          <table:table-cell/>
          <table:table-cell table:formula="of:=[.D676]-[.A676]" office:value-type="float" office:value="0.646678011437" calcext:value-type="float">
            <text:p>0.646678011437</text:p>
          </table:table-cell>
        </table:table-row>
        <table:table-row table:style-name="ro1">
          <table:table-cell table:number-columns-repeated="2" office:value-type="string" calcext:value-type="string">
            <text:p>War Romance</text:p>
          </table:table-cell>
          <table:table-cell/>
          <table:table-cell office:value-type="string" calcext:value-type="string">
            <text:p>War Romance</text:p>
          </table:table-cell>
          <table:table-cell table:number-columns-repeated="3"/>
        </table:table-row>
        <table:table-row table:style-name="ro1">
          <table:table-cell office:value-type="float" office:value="0.478098520757" calcext:value-type="float">
            <text:p>0.478098520757</text:p>
          </table:table-cell>
          <table:table-cell office:value-type="float" office:value="0.514083916373" calcext:value-type="float">
            <text:p>0.514083916373</text:p>
          </table:table-cell>
          <table:table-cell table:formula="of:=[.B678]-[.A678]" office:value-type="float" office:value="0.035985395616" calcext:value-type="float">
            <text:p>0.035985395616</text:p>
          </table:table-cell>
          <table:table-cell office:value-type="float" office:value="0.957235630621" calcext:value-type="float">
            <text:p>0.957235630621</text:p>
          </table:table-cell>
          <table:table-cell table:formula="of:=[.D678]-[.B678]" office:value-type="float" office:value="0.443151714248" calcext:value-type="float">
            <text:p>0.443151714248</text:p>
          </table:table-cell>
          <table:table-cell/>
          <table:table-cell table:formula="of:=[.D678]-[.A678]" office:value-type="float" office:value="0.479137109864" calcext:value-type="float">
            <text:p>0.479137109864</text:p>
          </table:table-cell>
        </table:table-row>
        <table:table-row table:style-name="ro1">
          <table:table-cell table:number-columns-repeated="2" office:value-type="string" calcext:value-type="string">
            <text:p>War Sci-Fi</text:p>
          </table:table-cell>
          <table:table-cell/>
          <table:table-cell office:value-type="string" calcext:value-type="string">
            <text:p>War Sci-Fi</text:p>
          </table:table-cell>
          <table:table-cell table:number-columns-repeated="3"/>
        </table:table-row>
        <table:table-row table:style-name="ro1">
          <table:table-cell office:value-type="float" office:value="0.465089841825" calcext:value-type="float">
            <text:p>0.465089841825</text:p>
          </table:table-cell>
          <table:table-cell office:value-type="float" office:value="0.524566898334" calcext:value-type="float">
            <text:p>0.524566898334</text:p>
          </table:table-cell>
          <table:table-cell table:formula="of:=[.B680]-[.A680]" office:value-type="float" office:value="0.0594770565089999" calcext:value-type="float">
            <text:p>0.059477056509</text:p>
          </table:table-cell>
          <table:table-cell office:value-type="float" office:value="1.10461583436" calcext:value-type="float">
            <text:p>1.10461583436</text:p>
          </table:table-cell>
          <table:table-cell table:formula="of:=[.D680]-[.B680]" office:value-type="float" office:value="0.580048936026" calcext:value-type="float">
            <text:p>0.580048936026</text:p>
          </table:table-cell>
          <table:table-cell/>
          <table:table-cell table:formula="of:=[.D680]-[.A680]" office:value-type="float" office:value="0.639525992535" calcext:value-type="float">
            <text:p>0.639525992535</text:p>
          </table:table-cell>
        </table:table-row>
        <table:table-row table:style-name="ro1">
          <table:table-cell table:number-columns-repeated="2" office:value-type="string" calcext:value-type="string">
            <text:p>War Thriller</text:p>
          </table:table-cell>
          <table:table-cell/>
          <table:table-cell office:value-type="string" calcext:value-type="string">
            <text:p>War Thriller</text:p>
          </table:table-cell>
          <table:table-cell table:number-columns-repeated="3"/>
        </table:table-row>
        <table:table-row table:style-name="ro1">
          <table:table-cell office:value-type="float" office:value="0.439405787275" calcext:value-type="float">
            <text:p>0.439405787275</text:p>
          </table:table-cell>
          <table:table-cell office:value-type="float" office:value="0.515058219684" calcext:value-type="float">
            <text:p>0.515058219684</text:p>
          </table:table-cell>
          <table:table-cell table:formula="of:=[.B682]-[.A682]" office:value-type="float" office:value="0.075652432409" calcext:value-type="float">
            <text:p>0.075652432409</text:p>
          </table:table-cell>
          <table:table-cell office:value-type="float" office:value="0.910444630311" calcext:value-type="float">
            <text:p>0.910444630311</text:p>
          </table:table-cell>
          <table:table-cell table:formula="of:=[.D682]-[.B682]" office:value-type="float" office:value="0.395386410627" calcext:value-type="float">
            <text:p>0.395386410627</text:p>
          </table:table-cell>
          <table:table-cell/>
          <table:table-cell table:formula="of:=[.D682]-[.A682]" office:value-type="float" office:value="0.471038843036" calcext:value-type="float">
            <text:p>0.471038843036</text:p>
          </table:table-cell>
        </table:table-row>
        <table:table-row table:style-name="ro1">
          <table:table-cell table:number-columns-repeated="2" office:value-type="string" calcext:value-type="string">
            <text:p>War War</text:p>
          </table:table-cell>
          <table:table-cell/>
          <table:table-cell office:value-type="string" calcext:value-type="string">
            <text:p>War W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684]-[.A6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84]-[.B684]" office:value-type="float" office:value="0" calcext:value-type="float">
            <text:p>0</text:p>
          </table:table-cell>
          <table:table-cell/>
          <table:table-cell table:formula="of:=[.D684]-[.A6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War Western</text:p>
          </table:table-cell>
          <table:table-cell/>
          <table:table-cell office:value-type="string" calcext:value-type="string">
            <text:p>War Western</text:p>
          </table:table-cell>
          <table:table-cell table:number-columns-repeated="3"/>
        </table:table-row>
        <table:table-row table:style-name="ro1">
          <table:table-cell office:value-type="float" office:value="0.559298401017" calcext:value-type="float">
            <text:p>0.559298401017</text:p>
          </table:table-cell>
          <table:table-cell office:value-type="float" office:value="0.75407091726" calcext:value-type="float">
            <text:p>0.75407091726</text:p>
          </table:table-cell>
          <table:table-cell table:formula="of:=[.B686]-[.A686]" office:value-type="float" office:value="0.194772516243" calcext:value-type="float">
            <text:p>0.194772516243</text:p>
          </table:table-cell>
          <table:table-cell office:value-type="float" office:value="1.40538785307" calcext:value-type="float">
            <text:p>1.40538785307</text:p>
          </table:table-cell>
          <table:table-cell table:formula="of:=[.D686]-[.B686]" office:value-type="float" office:value="0.65131693581" calcext:value-type="float">
            <text:p>0.65131693581</text:p>
          </table:table-cell>
          <table:table-cell/>
          <table:table-cell table:formula="of:=[.D686]-[.A686]" office:value-type="float" office:value="0.846089452053" calcext:value-type="float">
            <text:p>0.846089452053</text:p>
          </table:table-cell>
        </table:table-row>
        <table:table-row table:style-name="ro1">
          <table:table-cell table:number-columns-repeated="2" office:value-type="string" calcext:value-type="string">
            <text:p>Western Action</text:p>
          </table:table-cell>
          <table:table-cell/>
          <table:table-cell office:value-type="string" calcext:value-type="string">
            <text:p>Western Action</text:p>
          </table:table-cell>
          <table:table-cell table:number-columns-repeated="3"/>
        </table:table-row>
        <table:table-row table:style-name="ro1">
          <table:table-cell office:value-type="float" office:value="0.537477933902" calcext:value-type="float">
            <text:p>0.537477933902</text:p>
          </table:table-cell>
          <table:table-cell office:value-type="float" office:value="0.62015188618" calcext:value-type="float">
            <text:p>0.62015188618</text:p>
          </table:table-cell>
          <table:table-cell table:formula="of:=[.B688]-[.A688]" office:value-type="float" office:value="0.082673952278" calcext:value-type="float">
            <text:p>0.082673952278</text:p>
          </table:table-cell>
          <table:table-cell office:value-type="float" office:value="1.27073055234" calcext:value-type="float">
            <text:p>1.27073055234</text:p>
          </table:table-cell>
          <table:table-cell table:formula="of:=[.D688]-[.B688]" office:value-type="float" office:value="0.65057866616" calcext:value-type="float">
            <text:p>0.65057866616</text:p>
          </table:table-cell>
          <table:table-cell/>
          <table:table-cell table:formula="of:=[.D688]-[.A688]" office:value-type="float" office:value="0.733252618438" calcext:value-type="float">
            <text:p>0.733252618438</text:p>
          </table:table-cell>
        </table:table-row>
        <table:table-row table:style-name="ro1">
          <table:table-cell table:number-columns-repeated="2" office:value-type="string" calcext:value-type="string">
            <text:p>Western Adventure</text:p>
          </table:table-cell>
          <table:table-cell/>
          <table:table-cell office:value-type="string" calcext:value-type="string">
            <text:p>Western Adventure</text:p>
          </table:table-cell>
          <table:table-cell table:number-columns-repeated="3"/>
        </table:table-row>
        <table:table-row table:style-name="ro1">
          <table:table-cell office:value-type="float" office:value="0.558968909692" calcext:value-type="float">
            <text:p>0.558968909692</text:p>
          </table:table-cell>
          <table:table-cell office:value-type="float" office:value="0.611308024052" calcext:value-type="float">
            <text:p>0.611308024052</text:p>
          </table:table-cell>
          <table:table-cell table:formula="of:=[.B690]-[.A690]" office:value-type="float" office:value="0.0523391143600001" calcext:value-type="float">
            <text:p>0.05233911436</text:p>
          </table:table-cell>
          <table:table-cell office:value-type="float" office:value="1.13134629191" calcext:value-type="float">
            <text:p>1.13134629191</text:p>
          </table:table-cell>
          <table:table-cell table:formula="of:=[.D690]-[.B690]" office:value-type="float" office:value="0.520038267858" calcext:value-type="float">
            <text:p>0.520038267858</text:p>
          </table:table-cell>
          <table:table-cell/>
          <table:table-cell table:formula="of:=[.D690]-[.A690]" office:value-type="float" office:value="0.572377382218" calcext:value-type="float">
            <text:p>0.572377382218</text:p>
          </table:table-cell>
        </table:table-row>
        <table:table-row table:style-name="ro1">
          <table:table-cell table:number-columns-repeated="2" office:value-type="string" calcext:value-type="string">
            <text:p>Western Animation</text:p>
          </table:table-cell>
          <table:table-cell/>
          <table:table-cell office:value-type="string" calcext:value-type="string">
            <text:p>Western Animation</text:p>
          </table:table-cell>
          <table:table-cell table:number-columns-repeated="3"/>
        </table:table-row>
        <table:table-row table:style-name="ro1">
          <table:table-cell office:value-type="float" office:value="0.558524371857" calcext:value-type="float">
            <text:p>0.558524371857</text:p>
          </table:table-cell>
          <table:table-cell office:value-type="float" office:value="0.678572376846" calcext:value-type="float">
            <text:p>0.678572376846</text:p>
          </table:table-cell>
          <table:table-cell table:formula="of:=[.B692]-[.A692]" office:value-type="float" office:value="0.120048004989" calcext:value-type="float">
            <text:p>0.120048004989</text:p>
          </table:table-cell>
          <table:table-cell office:value-type="float" office:value="1.3356605573" calcext:value-type="float">
            <text:p>1.3356605573</text:p>
          </table:table-cell>
          <table:table-cell table:formula="of:=[.D692]-[.B692]" office:value-type="float" office:value="0.657088180454" calcext:value-type="float">
            <text:p>0.657088180454</text:p>
          </table:table-cell>
          <table:table-cell/>
          <table:table-cell table:formula="of:=[.D692]-[.A692]" office:value-type="float" office:value="0.777136185443" calcext:value-type="float">
            <text:p>0.777136185443</text:p>
          </table:table-cell>
        </table:table-row>
        <table:table-row table:style-name="ro1">
          <table:table-cell table:number-columns-repeated="2" office:value-type="string" calcext:value-type="string">
            <text:p>Western Children</text:p>
          </table:table-cell>
          <table:table-cell/>
          <table:table-cell office:value-type="string" calcext:value-type="string">
            <text:p>Western Children</text:p>
          </table:table-cell>
          <table:table-cell table:number-columns-repeated="3"/>
        </table:table-row>
        <table:table-row table:style-name="ro1">
          <table:table-cell office:value-type="float" office:value="0.52368151479" calcext:value-type="float">
            <text:p>0.52368151479</text:p>
          </table:table-cell>
          <table:table-cell office:value-type="float" office:value="0.678292877057" calcext:value-type="float">
            <text:p>0.678292877057</text:p>
          </table:table-cell>
          <table:table-cell table:formula="of:=[.B694]-[.A694]" office:value-type="float" office:value="0.154611362267" calcext:value-type="float">
            <text:p>0.154611362267</text:p>
          </table:table-cell>
          <table:table-cell office:value-type="float" office:value="1.29745932525" calcext:value-type="float">
            <text:p>1.29745932525</text:p>
          </table:table-cell>
          <table:table-cell table:formula="of:=[.D694]-[.B694]" office:value-type="float" office:value="0.619166448193" calcext:value-type="float">
            <text:p>0.619166448193</text:p>
          </table:table-cell>
          <table:table-cell/>
          <table:table-cell table:formula="of:=[.D694]-[.A694]" office:value-type="float" office:value="0.77377781046" calcext:value-type="float">
            <text:p>0.77377781046</text:p>
          </table:table-cell>
        </table:table-row>
        <table:table-row table:style-name="ro1">
          <table:table-cell table:number-columns-repeated="2" office:value-type="string" calcext:value-type="string">
            <text:p>Western Comedy</text:p>
          </table:table-cell>
          <table:table-cell/>
          <table:table-cell office:value-type="string" calcext:value-type="string">
            <text:p>Western Comedy</text:p>
          </table:table-cell>
          <table:table-cell table:number-columns-repeated="3"/>
        </table:table-row>
        <table:table-row table:style-name="ro1">
          <table:table-cell office:value-type="float" office:value="0.564915391248" calcext:value-type="float">
            <text:p>0.564915391248</text:p>
          </table:table-cell>
          <table:table-cell office:value-type="float" office:value="0.617823481922" calcext:value-type="float">
            <text:p>0.617823481922</text:p>
          </table:table-cell>
          <table:table-cell table:formula="of:=[.B696]-[.A696]" office:value-type="float" office:value="0.052908090674" calcext:value-type="float">
            <text:p>0.052908090674</text:p>
          </table:table-cell>
          <table:table-cell office:value-type="float" office:value="1.15751809185" calcext:value-type="float">
            <text:p>1.15751809185</text:p>
          </table:table-cell>
          <table:table-cell table:formula="of:=[.D696]-[.B696]" office:value-type="float" office:value="0.539694609928" calcext:value-type="float">
            <text:p>0.539694609928</text:p>
          </table:table-cell>
          <table:table-cell/>
          <table:table-cell table:formula="of:=[.D696]-[.A696]" office:value-type="float" office:value="0.592602700602" calcext:value-type="float">
            <text:p>0.592602700602</text:p>
          </table:table-cell>
        </table:table-row>
        <table:table-row table:style-name="ro1">
          <table:table-cell table:number-columns-repeated="2" office:value-type="string" calcext:value-type="string">
            <text:p>Western Crime</text:p>
          </table:table-cell>
          <table:table-cell/>
          <table:table-cell office:value-type="string" calcext:value-type="string">
            <text:p>Western Crime</text:p>
          </table:table-cell>
          <table:table-cell table:number-columns-repeated="3"/>
        </table:table-row>
        <table:table-row table:style-name="ro1">
          <table:table-cell office:value-type="float" office:value="0.549420285196" calcext:value-type="float">
            <text:p>0.549420285196</text:p>
          </table:table-cell>
          <table:table-cell office:value-type="float" office:value="0.633284499726" calcext:value-type="float">
            <text:p>0.633284499726</text:p>
          </table:table-cell>
          <table:table-cell table:formula="of:=[.B698]-[.A698]" office:value-type="float" office:value="0.08386421453" calcext:value-type="float">
            <text:p>0.08386421453</text:p>
          </table:table-cell>
          <table:table-cell office:value-type="float" office:value="1.39449580239" calcext:value-type="float">
            <text:p>1.39449580239</text:p>
          </table:table-cell>
          <table:table-cell table:formula="of:=[.D698]-[.B698]" office:value-type="float" office:value="0.761211302664" calcext:value-type="float">
            <text:p>0.761211302664</text:p>
          </table:table-cell>
          <table:table-cell/>
          <table:table-cell table:formula="of:=[.D698]-[.A698]" office:value-type="float" office:value="0.845075517194" calcext:value-type="float">
            <text:p>0.845075517194</text:p>
          </table:table-cell>
        </table:table-row>
        <table:table-row table:style-name="ro1">
          <table:table-cell table:number-columns-repeated="2" office:value-type="string" calcext:value-type="string">
            <text:p>Western Documentary</text:p>
          </table:table-cell>
          <table:table-cell/>
          <table:table-cell office:value-type="string" calcext:value-type="string">
            <text:p>Western Documentary</text:p>
          </table:table-cell>
          <table:table-cell table:number-columns-repeated="3"/>
        </table:table-row>
        <table:table-row table:style-name="ro1">
          <table:table-cell office:value-type="float" office:value="0.687766456408" calcext:value-type="float">
            <text:p>0.687766456408</text:p>
          </table:table-cell>
          <table:table-cell office:value-type="float" office:value="0.908421589824" calcext:value-type="float">
            <text:p>0.908421589824</text:p>
          </table:table-cell>
          <table:table-cell table:formula="of:=[.B700]-[.A700]" office:value-type="float" office:value="0.220655133416" calcext:value-type="float">
            <text:p>0.220655133416</text:p>
          </table:table-cell>
          <table:table-cell office:value-type="float" office:value="1.56432934972" calcext:value-type="float">
            <text:p>1.56432934972</text:p>
          </table:table-cell>
          <table:table-cell table:formula="of:=[.D700]-[.B700]" office:value-type="float" office:value="0.655907759896" calcext:value-type="float">
            <text:p>0.655907759896</text:p>
          </table:table-cell>
          <table:table-cell/>
          <table:table-cell table:formula="of:=[.D700]-[.A700]" office:value-type="float" office:value="0.876562893312" calcext:value-type="float">
            <text:p>0.876562893312</text:p>
          </table:table-cell>
        </table:table-row>
        <table:table-row table:style-name="ro1">
          <table:table-cell table:number-columns-repeated="2" office:value-type="string" calcext:value-type="string">
            <text:p>Western Drama</text:p>
          </table:table-cell>
          <table:table-cell/>
          <table:table-cell office:value-type="string" calcext:value-type="string">
            <text:p>Western Drama</text:p>
          </table:table-cell>
          <table:table-cell table:number-columns-repeated="3"/>
        </table:table-row>
        <table:table-row table:style-name="ro1">
          <table:table-cell office:value-type="float" office:value="0.585290927276" calcext:value-type="float">
            <text:p>0.585290927276</text:p>
          </table:table-cell>
          <table:table-cell office:value-type="float" office:value="0.610841572355" calcext:value-type="float">
            <text:p>0.610841572355</text:p>
          </table:table-cell>
          <table:table-cell table:formula="of:=[.B702]-[.A702]" office:value-type="float" office:value="0.0255506450790001" calcext:value-type="float">
            <text:p>0.025550645079</text:p>
          </table:table-cell>
          <table:table-cell office:value-type="float" office:value="1.24272559138" calcext:value-type="float">
            <text:p>1.24272559138</text:p>
          </table:table-cell>
          <table:table-cell table:formula="of:=[.D702]-[.B702]" office:value-type="float" office:value="0.631884019025" calcext:value-type="float">
            <text:p>0.631884019025</text:p>
          </table:table-cell>
          <table:table-cell/>
          <table:table-cell table:formula="of:=[.D702]-[.A702]" office:value-type="float" office:value="0.657434664104" calcext:value-type="float">
            <text:p>0.657434664104</text:p>
          </table:table-cell>
        </table:table-row>
        <table:table-row table:style-name="ro1">
          <table:table-cell table:number-columns-repeated="2" office:value-type="string" calcext:value-type="string">
            <text:p>Western Fantasy</text:p>
          </table:table-cell>
          <table:table-cell/>
          <table:table-cell office:value-type="string" calcext:value-type="string">
            <text:p>Western Fantasy</text:p>
          </table:table-cell>
          <table:table-cell table:number-columns-repeated="3"/>
        </table:table-row>
        <table:table-row table:style-name="ro1">
          <table:table-cell office:value-type="float" office:value="0.553651225242" calcext:value-type="float">
            <text:p>0.553651225242</text:p>
          </table:table-cell>
          <table:table-cell office:value-type="float" office:value="0.637851259684" calcext:value-type="float">
            <text:p>0.637851259684</text:p>
          </table:table-cell>
          <table:table-cell table:formula="of:=[.B704]-[.A704]" office:value-type="float" office:value="0.0842000344420001" calcext:value-type="float">
            <text:p>0.084200034442</text:p>
          </table:table-cell>
          <table:table-cell office:value-type="float" office:value="1.32685663907" calcext:value-type="float">
            <text:p>1.32685663907</text:p>
          </table:table-cell>
          <table:table-cell table:formula="of:=[.D704]-[.B704]" office:value-type="float" office:value="0.689005379386" calcext:value-type="float">
            <text:p>0.689005379386</text:p>
          </table:table-cell>
          <table:table-cell/>
          <table:table-cell table:formula="of:=[.D704]-[.A704]" office:value-type="float" office:value="0.773205413828" calcext:value-type="float">
            <text:p>0.773205413828</text:p>
          </table:table-cell>
        </table:table-row>
        <table:table-row table:style-name="ro1">
          <table:table-cell table:number-columns-repeated="2" office:value-type="string" calcext:value-type="string">
            <text:p>Western Film-Noir</text:p>
          </table:table-cell>
          <table:table-cell/>
          <table:table-cell office:value-type="string" calcext:value-type="string">
            <text:p>Western Film-Noir</text:p>
          </table:table-cell>
          <table:table-cell table:number-columns-repeated="3"/>
        </table:table-row>
        <table:table-row table:style-name="ro1">
          <table:table-cell office:value-type="float" office:value="1.05275591522" calcext:value-type="float">
            <text:p>1.05275591522</text:p>
          </table:table-cell>
          <table:table-cell office:value-type="float" office:value="1.3251172189" calcext:value-type="float">
            <text:p>1.3251172189</text:p>
          </table:table-cell>
          <table:table-cell table:formula="of:=[.B706]-[.A706]" office:value-type="float" office:value="0.27236130368" calcext:value-type="float">
            <text:p>0.27236130368</text:p>
          </table:table-cell>
          <table:table-cell office:value-type="float" office:value="1.87138888658" calcext:value-type="float">
            <text:p>1.87138888658</text:p>
          </table:table-cell>
          <table:table-cell table:formula="of:=[.D706]-[.B706]" office:value-type="float" office:value="0.54627166768" calcext:value-type="float">
            <text:p>0.54627166768</text:p>
          </table:table-cell>
          <table:table-cell/>
          <table:table-cell table:formula="of:=[.D706]-[.A706]" office:value-type="float" office:value="0.81863297136" calcext:value-type="float">
            <text:p>0.81863297136</text:p>
          </table:table-cell>
        </table:table-row>
        <table:table-row table:style-name="ro1">
          <table:table-cell table:number-columns-repeated="2" office:value-type="string" calcext:value-type="string">
            <text:p>Western Horror</text:p>
          </table:table-cell>
          <table:table-cell/>
          <table:table-cell office:value-type="string" calcext:value-type="string">
            <text:p>Western Horror</text:p>
          </table:table-cell>
          <table:table-cell table:number-columns-repeated="3"/>
        </table:table-row>
        <table:table-row table:style-name="ro1">
          <table:table-cell office:value-type="float" office:value="0.613426316374" calcext:value-type="float">
            <text:p>0.613426316374</text:p>
          </table:table-cell>
          <table:table-cell office:value-type="float" office:value="0.672968851007" calcext:value-type="float">
            <text:p>0.672968851007</text:p>
          </table:table-cell>
          <table:table-cell table:formula="of:=[.B708]-[.A708]" office:value-type="float" office:value="0.059542534633" calcext:value-type="float">
            <text:p>0.059542534633</text:p>
          </table:table-cell>
          <table:table-cell office:value-type="float" office:value="1.57184435666" calcext:value-type="float">
            <text:p>1.57184435666</text:p>
          </table:table-cell>
          <table:table-cell table:formula="of:=[.D708]-[.B708]" office:value-type="float" office:value="0.898875505653" calcext:value-type="float">
            <text:p>0.898875505653</text:p>
          </table:table-cell>
          <table:table-cell/>
          <table:table-cell table:formula="of:=[.D708]-[.A708]" office:value-type="float" office:value="0.958418040286" calcext:value-type="float">
            <text:p>0.958418040286</text:p>
          </table:table-cell>
        </table:table-row>
        <table:table-row table:style-name="ro1">
          <table:table-cell table:number-columns-repeated="2" office:value-type="string" calcext:value-type="string">
            <text:p>Western IMAX</text:p>
          </table:table-cell>
          <table:table-cell/>
          <table:table-cell office:value-type="string" calcext:value-type="string">
            <text:p>Western IMAX</text:p>
          </table:table-cell>
          <table:table-cell table:number-columns-repeated="3"/>
        </table:table-row>
        <table:table-row table:style-name="ro1">
          <table:table-cell office:value-type="float" office:value="0.890663279871" calcext:value-type="float">
            <text:p>0.890663279871</text:p>
          </table:table-cell>
          <table:table-cell office:value-type="float" office:value="1.45985968579" calcext:value-type="float">
            <text:p>1.45985968579</text:p>
          </table:table-cell>
          <table:table-cell table:formula="of:=[.B710]-[.A710]" office:value-type="float" office:value="0.569196405919" calcext:value-type="float">
            <text:p>0.569196405919</text:p>
          </table:table-cell>
          <table:table-cell office:value-type="float" office:value="3.0990281477" calcext:value-type="float">
            <text:p>3.0990281477</text:p>
          </table:table-cell>
          <table:table-cell table:formula="of:=[.D710]-[.B710]" office:value-type="float" office:value="1.63916846191" calcext:value-type="float">
            <text:p>1.63916846191</text:p>
          </table:table-cell>
          <table:table-cell/>
          <table:table-cell table:formula="of:=[.D710]-[.A710]" office:value-type="float" office:value="2.208364867829" calcext:value-type="float">
            <text:p>2.208364867829</text:p>
          </table:table-cell>
        </table:table-row>
        <table:table-row table:style-name="ro1">
          <table:table-cell table:number-columns-repeated="2" office:value-type="string" calcext:value-type="string">
            <text:p>Western Musical</text:p>
          </table:table-cell>
          <table:table-cell/>
          <table:table-cell office:value-type="string" calcext:value-type="string">
            <text:p>Western Musical</text:p>
          </table:table-cell>
          <table:table-cell table:number-columns-repeated="3"/>
        </table:table-row>
        <table:table-row table:style-name="ro1">
          <table:table-cell office:value-type="float" office:value="0.526828270523" calcext:value-type="float">
            <text:p>0.526828270523</text:p>
          </table:table-cell>
          <table:table-cell office:value-type="float" office:value="0.76969341754" calcext:value-type="float">
            <text:p>0.76969341754</text:p>
          </table:table-cell>
          <table:table-cell table:formula="of:=[.B712]-[.A712]" office:value-type="float" office:value="0.242865147017" calcext:value-type="float">
            <text:p>0.242865147017</text:p>
          </table:table-cell>
          <table:table-cell office:value-type="float" office:value="1.32562360161" calcext:value-type="float">
            <text:p>1.32562360161</text:p>
          </table:table-cell>
          <table:table-cell table:formula="of:=[.D712]-[.B712]" office:value-type="float" office:value="0.55593018407" calcext:value-type="float">
            <text:p>0.55593018407</text:p>
          </table:table-cell>
          <table:table-cell/>
          <table:table-cell table:formula="of:=[.D712]-[.A712]" office:value-type="float" office:value="0.798795331087" calcext:value-type="float">
            <text:p>0.798795331087</text:p>
          </table:table-cell>
        </table:table-row>
        <table:table-row table:style-name="ro1">
          <table:table-cell table:number-columns-repeated="2" office:value-type="string" calcext:value-type="string">
            <text:p>Western Mystery</text:p>
          </table:table-cell>
          <table:table-cell/>
          <table:table-cell office:value-type="string" calcext:value-type="string">
            <text:p>Western Mystery</text:p>
          </table:table-cell>
          <table:table-cell table:number-columns-repeated="3"/>
        </table:table-row>
        <table:table-row table:style-name="ro1">
          <table:table-cell office:value-type="float" office:value="0.553966580823" calcext:value-type="float">
            <text:p>0.553966580823</text:p>
          </table:table-cell>
          <table:table-cell office:value-type="float" office:value="0.641601599173" calcext:value-type="float">
            <text:p>0.641601599173</text:p>
          </table:table-cell>
          <table:table-cell table:formula="of:=[.B714]-[.A714]" office:value-type="float" office:value="0.08763501835" calcext:value-type="float">
            <text:p>0.08763501835</text:p>
          </table:table-cell>
          <table:table-cell office:value-type="float" office:value="1.48651762783" calcext:value-type="float">
            <text:p>1.48651762783</text:p>
          </table:table-cell>
          <table:table-cell table:formula="of:=[.D714]-[.B714]" office:value-type="float" office:value="0.844916028657" calcext:value-type="float">
            <text:p>0.844916028657</text:p>
          </table:table-cell>
          <table:table-cell/>
          <table:table-cell table:formula="of:=[.D714]-[.A714]" office:value-type="float" office:value="0.932551047007" calcext:value-type="float">
            <text:p>0.932551047007</text:p>
          </table:table-cell>
        </table:table-row>
        <table:table-row table:style-name="ro1">
          <table:table-cell table:number-columns-repeated="2" office:value-type="string" calcext:value-type="string">
            <text:p>Western Romance</text:p>
          </table:table-cell>
          <table:table-cell/>
          <table:table-cell office:value-type="string" calcext:value-type="string">
            <text:p>Western Romance</text:p>
          </table:table-cell>
          <table:table-cell table:number-columns-repeated="3"/>
        </table:table-row>
        <table:table-row table:style-name="ro1">
          <table:table-cell office:value-type="float" office:value="0.568519539144" calcext:value-type="float">
            <text:p>0.568519539144</text:p>
          </table:table-cell>
          <table:table-cell office:value-type="float" office:value="0.622404560717" calcext:value-type="float">
            <text:p>0.622404560717</text:p>
          </table:table-cell>
          <table:table-cell table:formula="of:=[.B716]-[.A716]" office:value-type="float" office:value="0.053885021573" calcext:value-type="float">
            <text:p>0.053885021573</text:p>
          </table:table-cell>
          <table:table-cell office:value-type="float" office:value="1.32551082772" calcext:value-type="float">
            <text:p>1.32551082772</text:p>
          </table:table-cell>
          <table:table-cell table:formula="of:=[.D716]-[.B716]" office:value-type="float" office:value="0.703106267003" calcext:value-type="float">
            <text:p>0.703106267003</text:p>
          </table:table-cell>
          <table:table-cell/>
          <table:table-cell table:formula="of:=[.D716]-[.A716]" office:value-type="float" office:value="0.756991288576" calcext:value-type="float">
            <text:p>0.756991288576</text:p>
          </table:table-cell>
        </table:table-row>
        <table:table-row table:style-name="ro1">
          <table:table-cell table:number-columns-repeated="2" office:value-type="string" calcext:value-type="string">
            <text:p>Western Sci-Fi</text:p>
          </table:table-cell>
          <table:table-cell/>
          <table:table-cell office:value-type="string" calcext:value-type="string">
            <text:p>Western Sci-Fi</text:p>
          </table:table-cell>
          <table:table-cell table:number-columns-repeated="3"/>
        </table:table-row>
        <table:table-row table:style-name="ro1">
          <table:table-cell office:value-type="float" office:value="0.547024908851" calcext:value-type="float">
            <text:p>0.547024908851</text:p>
          </table:table-cell>
          <table:table-cell office:value-type="float" office:value="0.633491622216" calcext:value-type="float">
            <text:p>0.633491622216</text:p>
          </table:table-cell>
          <table:table-cell table:formula="of:=[.B718]-[.A718]" office:value-type="float" office:value="0.086466713365" calcext:value-type="float">
            <text:p>0.086466713365</text:p>
          </table:table-cell>
          <table:table-cell office:value-type="float" office:value="1.44394237746" calcext:value-type="float">
            <text:p>1.44394237746</text:p>
          </table:table-cell>
          <table:table-cell table:formula="of:=[.D718]-[.B718]" office:value-type="float" office:value="0.810450755244" calcext:value-type="float">
            <text:p>0.810450755244</text:p>
          </table:table-cell>
          <table:table-cell/>
          <table:table-cell table:formula="of:=[.D718]-[.A718]" office:value-type="float" office:value="0.896917468609" calcext:value-type="float">
            <text:p>0.896917468609</text:p>
          </table:table-cell>
        </table:table-row>
        <table:table-row table:style-name="ro1">
          <table:table-cell table:number-columns-repeated="2" office:value-type="string" calcext:value-type="string">
            <text:p>Western Thriller</text:p>
          </table:table-cell>
          <table:table-cell/>
          <table:table-cell office:value-type="string" calcext:value-type="string">
            <text:p>Western Thriller</text:p>
          </table:table-cell>
          <table:table-cell table:number-columns-repeated="3"/>
        </table:table-row>
        <table:table-row table:style-name="ro1">
          <table:table-cell office:value-type="float" office:value="0.572919063081" calcext:value-type="float">
            <text:p>0.572919063081</text:p>
          </table:table-cell>
          <table:table-cell office:value-type="float" office:value="0.627151224109" calcext:value-type="float">
            <text:p>0.627151224109</text:p>
          </table:table-cell>
          <table:table-cell table:formula="of:=[.B720]-[.A720]" office:value-type="float" office:value="0.0542321610280001" calcext:value-type="float">
            <text:p>0.054232161028</text:p>
          </table:table-cell>
          <table:table-cell office:value-type="float" office:value="1.42609012323" calcext:value-type="float">
            <text:p>1.42609012323</text:p>
          </table:table-cell>
          <table:table-cell table:formula="of:=[.D720]-[.B720]" office:value-type="float" office:value="0.798938899121" calcext:value-type="float">
            <text:p>0.798938899121</text:p>
          </table:table-cell>
          <table:table-cell/>
          <table:table-cell table:formula="of:=[.D720]-[.A720]" office:value-type="float" office:value="0.853171060149" calcext:value-type="float">
            <text:p>0.853171060149</text:p>
          </table:table-cell>
        </table:table-row>
        <table:table-row table:style-name="ro1">
          <table:table-cell table:number-columns-repeated="2" office:value-type="string" calcext:value-type="string">
            <text:p>Western War</text:p>
          </table:table-cell>
          <table:table-cell/>
          <table:table-cell office:value-type="string" calcext:value-type="string">
            <text:p>Western War</text:p>
          </table:table-cell>
          <table:table-cell table:number-columns-repeated="3"/>
        </table:table-row>
        <table:table-row table:style-name="ro1">
          <table:table-cell office:value-type="float" office:value="0.559298401017" calcext:value-type="float">
            <text:p>0.559298401017</text:p>
          </table:table-cell>
          <table:table-cell office:value-type="float" office:value="0.75407091726" calcext:value-type="float">
            <text:p>0.75407091726</text:p>
          </table:table-cell>
          <table:table-cell table:formula="of:=[.B722]-[.A722]" office:value-type="float" office:value="0.194772516243" calcext:value-type="float">
            <text:p>0.194772516243</text:p>
          </table:table-cell>
          <table:table-cell office:value-type="float" office:value="1.40538785307" calcext:value-type="float">
            <text:p>1.40538785307</text:p>
          </table:table-cell>
          <table:table-cell table:formula="of:=[.D722]-[.B722]" office:value-type="float" office:value="0.65131693581" calcext:value-type="float">
            <text:p>0.65131693581</text:p>
          </table:table-cell>
          <table:table-cell/>
          <table:table-cell table:formula="of:=[.D722]-[.A722]" office:value-type="float" office:value="0.846089452053" calcext:value-type="float">
            <text:p>0.846089452053</text:p>
          </table:table-cell>
        </table:table-row>
        <table:table-row table:style-name="ro1">
          <table:table-cell table:number-columns-repeated="2" office:value-type="string" calcext:value-type="string">
            <text:p>Western Western</text:p>
          </table:table-cell>
          <table:table-cell/>
          <table:table-cell office:value-type="string" calcext:value-type="string">
            <text:p>Western Wester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724]-[.A7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24]-[.B724]" office:value-type="float" office:value="0" calcext:value-type="float">
            <text:p>0</text:p>
          </table:table-cell>
          <table:table-cell/>
          <table:table-cell table:formula="of:=[.D724]-[.A724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Adventure </text:p>
          </table:table-cell>
          <table:table-cell office:value-type="float" office:value="14.980218256" calcext:value-type="float">
            <text:p>14.980218256</text:p>
          </table:table-cell>
          <table:table-cell table:formula="of:=([.C1]-[.$I$1])/([.$J$1]-[.$I$1])" office:value-type="float" office:value="0.271035187182153" calcext:value-type="float">
            <text:p>0.27103518718215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MAX([.C1:.C342])" office:value-type="float" office:value="39.1330346785" calcext:value-type="float">
            <text:p>39.1330346785</text:p>
          </table:table-cell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Animation </text:p>
          </table:table-cell>
          <table:table-cell office:value-type="float" office:value="19.3907014302" calcext:value-type="float">
            <text:p>19.3907014302</text:p>
          </table:table-cell>
          <table:table-cell table:formula="of:=([.C2]-[.$I$1])/([.$J$1]-[.$I$1])" office:value-type="float" office:value="0.404149561310459" calcext:value-type="float">
            <text:p>0.404149561310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Children </text:p>
          </table:table-cell>
          <table:table-cell office:value-type="float" office:value="17.7637938291" calcext:value-type="float">
            <text:p>17.7637938291</text:p>
          </table:table-cell>
          <table:table-cell table:formula="of:=([.C3]-[.$I$1])/([.$J$1]-[.$I$1])" office:value-type="float" office:value="0.355047279648475" calcext:value-type="float">
            <text:p>0.355047279648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Comedy </text:p>
          </table:table-cell>
          <table:table-cell office:value-type="float" office:value="29.6607799317" calcext:value-type="float">
            <text:p>29.6607799317</text:p>
          </table:table-cell>
          <table:table-cell table:formula="of:=([.C4]-[.$I$1])/([.$J$1]-[.$I$1])" office:value-type="float" office:value="0.714114483061627" calcext:value-type="float">
            <text:p>0.714114483061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Crime </text:p>
          </table:table-cell>
          <table:table-cell office:value-type="float" office:value="19.2075874578" calcext:value-type="float">
            <text:p>19.2075874578</text:p>
          </table:table-cell>
          <table:table-cell table:formula="of:=([.C5]-[.$I$1])/([.$J$1]-[.$I$1])" office:value-type="float" office:value="0.398622932851074" calcext:value-type="float">
            <text:p>0.398622932851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Documentary </text:p>
          </table:table-cell>
          <table:table-cell office:value-type="float" office:value="20.1075839554" calcext:value-type="float">
            <text:p>20.1075839554</text:p>
          </table:table-cell>
          <table:table-cell table:formula="of:=([.C6]-[.$I$1])/([.$J$1]-[.$I$1])" office:value-type="float" office:value="0.42578604985297" calcext:value-type="float">
            <text:p>0.425786049852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Drama </text:p>
          </table:table-cell>
          <table:table-cell office:value-type="float" office:value="31.4476599598" calcext:value-type="float">
            <text:p>31.4476599598</text:p>
          </table:table-cell>
          <table:table-cell table:formula="of:=([.C7]-[.$I$1])/([.$J$1]-[.$I$1])" office:value-type="float" office:value="0.768044949903516" calcext:value-type="float">
            <text:p>0.768044949903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Fantasy </text:p>
          </table:table-cell>
          <table:table-cell office:value-type="float" office:value="19.7716800817" calcext:value-type="float">
            <text:p>19.7716800817</text:p>
          </table:table-cell>
          <table:table-cell table:formula="of:=([.C8]-[.$I$1])/([.$J$1]-[.$I$1])" office:value-type="float" office:value="0.415648014597239" calcext:value-type="float">
            <text:p>0.415648014597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9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Horror </text:p>
          </table:table-cell>
          <table:table-cell office:value-type="float" office:value="16.5692071681" calcext:value-type="float">
            <text:p>16.5692071681</text:p>
          </table:table-cell>
          <table:table-cell table:formula="of:=([.C10]-[.$I$1])/([.$J$1]-[.$I$1])" office:value-type="float" office:value="0.318993031295088" calcext:value-type="float">
            <text:p>0.318993031295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IMAX </text:p>
          </table:table-cell>
          <table:table-cell office:value-type="float" office:value="27.6548457394" calcext:value-type="float">
            <text:p>27.6548457394</text:p>
          </table:table-cell>
          <table:table-cell table:formula="of:=([.C11]-[.$I$1])/([.$J$1]-[.$I$1])" office:value-type="float" office:value="0.653572663944719" calcext:value-type="float">
            <text:p>0.653572663944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Musical </text:p>
          </table:table-cell>
          <table:table-cell office:value-type="float" office:value="17.6893822191" calcext:value-type="float">
            <text:p>17.6893822191</text:p>
          </table:table-cell>
          <table:table-cell table:formula="of:=([.C12]-[.$I$1])/([.$J$1]-[.$I$1])" office:value-type="float" office:value="0.352801436165617" calcext:value-type="float">
            <text:p>0.352801436165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Mystery </text:p>
          </table:table-cell>
          <table:table-cell office:value-type="float" office:value="19.3548707719" calcext:value-type="float">
            <text:p>19.3548707719</text:p>
          </table:table-cell>
          <table:table-cell table:formula="of:=([.C13]-[.$I$1])/([.$J$1]-[.$I$1])" office:value-type="float" office:value="0.403068143364663" calcext:value-type="float">
            <text:p>0.403068143364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Romance </text:p>
          </table:table-cell>
          <table:table-cell office:value-type="float" office:value="19.2526724383" calcext:value-type="float">
            <text:p>19.2526724383</text:p>
          </table:table-cell>
          <table:table-cell table:formula="of:=([.C14]-[.$I$1])/([.$J$1]-[.$I$1])" office:value-type="float" office:value="0.39998365881347" calcext:value-type="float">
            <text:p>0.39998365881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Sci-Fi </text:p>
          </table:table-cell>
          <table:table-cell office:value-type="float" office:value="20.058983367" calcext:value-type="float">
            <text:p>20.058983367</text:p>
          </table:table-cell>
          <table:table-cell table:formula="of:=([.C15]-[.$I$1])/([.$J$1]-[.$I$1])" office:value-type="float" office:value="0.424319218067968" calcext:value-type="float">
            <text:p>0.424319218067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Thriller </text:p>
          </table:table-cell>
          <table:table-cell office:value-type="float" office:value="17.2851475627" calcext:value-type="float">
            <text:p>17.2851475627</text:p>
          </table:table-cell>
          <table:table-cell table:formula="of:=([.C16]-[.$I$1])/([.$J$1]-[.$I$1])" office:value-type="float" office:value="0.340601085056146" calcext:value-type="float">
            <text:p>0.340601085056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War </text:p>
          </table:table-cell>
          <table:table-cell office:value-type="float" office:value="24.4305570548" calcext:value-type="float">
            <text:p>24.4305570548</text:p>
          </table:table-cell>
          <table:table-cell table:formula="of:=([.C17]-[.$I$1])/([.$J$1]-[.$I$1])" office:value-type="float" office:value="0.556259251035631" calcext:value-type="float">
            <text:p>0.556259251035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<text:s/>Western </text:p>
          </table:table-cell>
          <table:table-cell office:value-type="float" office:value="21.0574728185" calcext:value-type="float">
            <text:p>21.0574728185</text:p>
          </table:table-cell>
          <table:table-cell table:formula="of:=([.C18]-[.$I$1])/([.$J$1]-[.$I$1])" office:value-type="float" office:value="0.454454986227711" calcext:value-type="float">
            <text:p>0.454454986227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Action </text:p>
          </table:table-cell>
          <table:table-cell office:value-type="float" office:value="14.980218256" calcext:value-type="float">
            <text:p>14.980218256</text:p>
          </table:table-cell>
          <table:table-cell table:formula="of:=([.C19]-[.$I$1])/([.$J$1]-[.$I$1])" office:value-type="float" office:value="0.271035187182153" calcext:value-type="float">
            <text:p>0.271035187182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Animation </text:p>
          </table:table-cell>
          <table:table-cell office:value-type="float" office:value="21.416167127" calcext:value-type="float">
            <text:p>21.416167127</text:p>
          </table:table-cell>
          <table:table-cell table:formula="of:=([.C20]-[.$I$1])/([.$J$1]-[.$I$1])" office:value-type="float" office:value="0.465280867768009" calcext:value-type="float">
            <text:p>0.465280867768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Children </text:p>
          </table:table-cell>
          <table:table-cell office:value-type="float" office:value="18.5997473365" calcext:value-type="float">
            <text:p>18.5997473365</text:p>
          </table:table-cell>
          <table:table-cell table:formula="of:=([.C21]-[.$I$1])/([.$J$1]-[.$I$1])" office:value-type="float" office:value="0.380277492199529" calcext:value-type="float">
            <text:p>0.380277492199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Comedy </text:p>
          </table:table-cell>
          <table:table-cell office:value-type="float" office:value="27.899283122" calcext:value-type="float">
            <text:p>27.899283122</text:p>
          </table:table-cell>
          <table:table-cell table:formula="of:=([.C22]-[.$I$1])/([.$J$1]-[.$I$1])" office:value-type="float" office:value="0.660950116235819" calcext:value-type="float">
            <text:p>0.660950116235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Crime </text:p>
          </table:table-cell>
          <table:table-cell office:value-type="float" office:value="23.043348211" calcext:value-type="float">
            <text:p>23.043348211</text:p>
          </table:table-cell>
          <table:table-cell table:formula="of:=([.C23]-[.$I$1])/([.$J$1]-[.$I$1])" office:value-type="float" office:value="0.514391403515459" calcext:value-type="float">
            <text:p>0.514391403515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Documentary </text:p>
          </table:table-cell>
          <table:table-cell office:value-type="float" office:value="20.5086257075" calcext:value-type="float">
            <text:p>20.5086257075</text:p>
          </table:table-cell>
          <table:table-cell table:formula="of:=([.C24]-[.$I$1])/([.$J$1]-[.$I$1])" office:value-type="float" office:value="0.437890034772898" calcext:value-type="float">
            <text:p>0.4378900347728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Drama </text:p>
          </table:table-cell>
          <table:table-cell office:value-type="float" office:value="32.978168196" calcext:value-type="float">
            <text:p>32.978168196</text:p>
          </table:table-cell>
          <table:table-cell table:formula="of:=([.C25]-[.$I$1])/([.$J$1]-[.$I$1])" office:value-type="float" office:value="0.814237767767952" calcext:value-type="float">
            <text:p>0.814237767767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Fantasy </text:p>
          </table:table-cell>
          <table:table-cell office:value-type="float" office:value="16.762330037" calcext:value-type="float">
            <text:p>16.762330037</text:p>
          </table:table-cell>
          <table:table-cell table:formula="of:=([.C26]-[.$I$1])/([.$J$1]-[.$I$1])" office:value-type="float" office:value="0.324821741848587" calcext:value-type="float">
            <text:p>0.324821741848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27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Horror </text:p>
          </table:table-cell>
          <table:table-cell office:value-type="float" office:value="20.8930589016" calcext:value-type="float">
            <text:p>20.8930589016</text:p>
          </table:table-cell>
          <table:table-cell table:formula="of:=([.C28]-[.$I$1])/([.$J$1]-[.$I$1])" office:value-type="float" office:value="0.449492750848569" calcext:value-type="float">
            <text:p>0.449492750848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IMAX </text:p>
          </table:table-cell>
          <table:table-cell office:value-type="float" office:value="26.6623616098" calcext:value-type="float">
            <text:p>26.6623616098</text:p>
          </table:table-cell>
          <table:table-cell table:formula="of:=([.C29]-[.$I$1])/([.$J$1]-[.$I$1])" office:value-type="float" office:value="0.623618144558542" calcext:value-type="float">
            <text:p>0.623618144558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Musical </text:p>
          </table:table-cell>
          <table:table-cell office:value-type="float" office:value="17.2202195934" calcext:value-type="float">
            <text:p>17.2202195934</text:p>
          </table:table-cell>
          <table:table-cell table:formula="of:=([.C30]-[.$I$1])/([.$J$1]-[.$I$1])" office:value-type="float" office:value="0.338641470733763" calcext:value-type="float">
            <text:p>0.338641470733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Mystery </text:p>
          </table:table-cell>
          <table:table-cell office:value-type="float" office:value="21.2280935197" calcext:value-type="float">
            <text:p>21.2280935197</text:p>
          </table:table-cell>
          <table:table-cell table:formula="of:=([.C31]-[.$I$1])/([.$J$1]-[.$I$1])" office:value-type="float" office:value="0.459604550789352" calcext:value-type="float">
            <text:p>0.459604550789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Romance </text:p>
          </table:table-cell>
          <table:table-cell office:value-type="float" office:value="21.5100280894" calcext:value-type="float">
            <text:p>21.5100280894</text:p>
          </table:table-cell>
          <table:table-cell table:formula="of:=([.C32]-[.$I$1])/([.$J$1]-[.$I$1])" office:value-type="float" office:value="0.46811371912952" calcext:value-type="float">
            <text:p>0.46811371912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Sci-Fi </text:p>
          </table:table-cell>
          <table:table-cell office:value-type="float" office:value="18.7362482907" calcext:value-type="float">
            <text:p>18.7362482907</text:p>
          </table:table-cell>
          <table:table-cell table:formula="of:=([.C33]-[.$I$1])/([.$J$1]-[.$I$1])" office:value-type="float" office:value="0.384397276442793" calcext:value-type="float">
            <text:p>0.384397276442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Thriller </text:p>
          </table:table-cell>
          <table:table-cell office:value-type="float" office:value="22.5192130195" calcext:value-type="float">
            <text:p>22.5192130195</text:p>
          </table:table-cell>
          <table:table-cell table:formula="of:=([.C34]-[.$I$1])/([.$J$1]-[.$I$1])" office:value-type="float" office:value="0.498572291363921" calcext:value-type="float">
            <text:p>0.4985722913639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War </text:p>
          </table:table-cell>
          <table:table-cell office:value-type="float" office:value="23.7007100607" calcext:value-type="float">
            <text:p>23.7007100607</text:p>
          </table:table-cell>
          <table:table-cell table:formula="of:=([.C35]-[.$I$1])/([.$J$1]-[.$I$1])" office:value-type="float" office:value="0.534231477208635" calcext:value-type="float">
            <text:p>0.534231477208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<text:s/>Western </text:p>
          </table:table-cell>
          <table:table-cell office:value-type="float" office:value="25.2826756578" calcext:value-type="float">
            <text:p>25.2826756578</text:p>
          </table:table-cell>
          <table:table-cell table:formula="of:=([.C36]-[.$I$1])/([.$J$1]-[.$I$1])" office:value-type="float" office:value="0.581977348133237" calcext:value-type="float">
            <text:p>0.581977348133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Action </text:p>
          </table:table-cell>
          <table:table-cell office:value-type="float" office:value="19.3907014302" calcext:value-type="float">
            <text:p>19.3907014302</text:p>
          </table:table-cell>
          <table:table-cell table:formula="of:=([.C37]-[.$I$1])/([.$J$1]-[.$I$1])" office:value-type="float" office:value="0.404149561310459" calcext:value-type="float">
            <text:p>0.404149561310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Adventure </text:p>
          </table:table-cell>
          <table:table-cell office:value-type="float" office:value="21.416167127" calcext:value-type="float">
            <text:p>21.416167127</text:p>
          </table:table-cell>
          <table:table-cell table:formula="of:=([.C38]-[.$I$1])/([.$J$1]-[.$I$1])" office:value-type="float" office:value="0.465280867768009" calcext:value-type="float">
            <text:p>0.465280867768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Children </text:p>
          </table:table-cell>
          <table:table-cell office:value-type="float" office:value="7.33943670271" calcext:value-type="float">
            <text:p>7.33943670271</text:p>
          </table:table-cell>
          <table:table-cell table:formula="of:=([.C39]-[.$I$1])/([.$J$1]-[.$I$1])" office:value-type="float" office:value="0.0404260194004855" calcext:value-type="float">
            <text:p>0.040426019400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Comedy </text:p>
          </table:table-cell>
          <table:table-cell office:value-type="float" office:value="32.6347735064" calcext:value-type="float">
            <text:p>32.6347735064</text:p>
          </table:table-cell>
          <table:table-cell table:formula="of:=([.C40]-[.$I$1])/([.$J$1]-[.$I$1])" office:value-type="float" office:value="0.803873649511594" calcext:value-type="float">
            <text:p>0.8038736495115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Crime </text:p>
          </table:table-cell>
          <table:table-cell office:value-type="float" office:value="23.3904329751" calcext:value-type="float">
            <text:p>23.3904329751</text:p>
          </table:table-cell>
          <table:table-cell table:formula="of:=([.C41]-[.$I$1])/([.$J$1]-[.$I$1])" office:value-type="float" office:value="0.524866893233436" calcext:value-type="float">
            <text:p>0.524866893233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Documentary </text:p>
          </table:table-cell>
          <table:table-cell office:value-type="float" office:value="12.1136525638" calcext:value-type="float">
            <text:p>12.1136525638</text:p>
          </table:table-cell>
          <table:table-cell table:formula="of:=([.C42]-[.$I$1])/([.$J$1]-[.$I$1])" office:value-type="float" office:value="0.184518340173867" calcext:value-type="float">
            <text:p>0.1845183401738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Drama </text:p>
          </table:table-cell>
          <table:table-cell office:value-type="float" office:value="36.0766105126" calcext:value-type="float">
            <text:p>36.0766105126</text:p>
          </table:table-cell>
          <table:table-cell table:formula="of:=([.C43]-[.$I$1])/([.$J$1]-[.$I$1])" office:value-type="float" office:value="0.907752966320247" calcext:value-type="float">
            <text:p>0.9077529663202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Fantasy </text:p>
          </table:table-cell>
          <table:table-cell office:value-type="float" office:value="16.7820562692" calcext:value-type="float">
            <text:p>16.7820562692</text:p>
          </table:table-cell>
          <table:table-cell table:formula="of:=([.C44]-[.$I$1])/([.$J$1]-[.$I$1])" office:value-type="float" office:value="0.325417106335764" calcext:value-type="float">
            <text:p>0.325417106335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45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Horror </text:p>
          </table:table-cell>
          <table:table-cell office:value-type="float" office:value="13.66857185" calcext:value-type="float">
            <text:p>13.66857185</text:p>
          </table:table-cell>
          <table:table-cell table:formula="of:=([.C46]-[.$I$1])/([.$J$1]-[.$I$1])" office:value-type="float" office:value="0.231447916691317" calcext:value-type="float">
            <text:p>0.231447916691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IMAX </text:p>
          </table:table-cell>
          <table:table-cell office:value-type="float" office:value="8.12201065096" calcext:value-type="float">
            <text:p>8.12201065096</text:p>
          </table:table-cell>
          <table:table-cell table:formula="of:=([.C47]-[.$I$1])/([.$J$1]-[.$I$1])" office:value-type="float" office:value="0.064045164336757" calcext:value-type="float">
            <text:p>0.064045164336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Musical </text:p>
          </table:table-cell>
          <table:table-cell office:value-type="float" office:value="11.790778553" calcext:value-type="float">
            <text:p>11.790778553</text:p>
          </table:table-cell>
          <table:table-cell table:formula="of:=([.C48]-[.$I$1])/([.$J$1]-[.$I$1])" office:value-type="float" office:value="0.174773563882382" calcext:value-type="float">
            <text:p>0.17477356388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Mystery </text:p>
          </table:table-cell>
          <table:table-cell office:value-type="float" office:value="16.1540656455" calcext:value-type="float">
            <text:p>16.1540656455</text:p>
          </table:table-cell>
          <table:table-cell table:formula="of:=([.C49]-[.$I$1])/([.$J$1]-[.$I$1])" office:value-type="float" office:value="0.306463496146007" calcext:value-type="float">
            <text:p>0.306463496146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Romance </text:p>
          </table:table-cell>
          <table:table-cell office:value-type="float" office:value="26.3138148871" calcext:value-type="float">
            <text:p>26.3138148871</text:p>
          </table:table-cell>
          <table:table-cell table:formula="of:=([.C50]-[.$I$1])/([.$J$1]-[.$I$1])" office:value-type="float" office:value="0.61309853094385" calcext:value-type="float">
            <text:p>0.61309853094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Sci-Fi </text:p>
          </table:table-cell>
          <table:table-cell office:value-type="float" office:value="19.9847961115" calcext:value-type="float">
            <text:p>19.9847961115</text:p>
          </table:table-cell>
          <table:table-cell table:formula="of:=([.C51]-[.$I$1])/([.$J$1]-[.$I$1])" office:value-type="float" office:value="0.422080145908721" calcext:value-type="float">
            <text:p>0.422080145908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Thriller </text:p>
          </table:table-cell>
          <table:table-cell office:value-type="float" office:value="26.1246676529" calcext:value-type="float">
            <text:p>26.1246676529</text:p>
          </table:table-cell>
          <table:table-cell table:formula="of:=([.C52]-[.$I$1])/([.$J$1]-[.$I$1])" office:value-type="float" office:value="0.607389810446759" calcext:value-type="float">
            <text:p>0.6073898104467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War </text:p>
          </table:table-cell>
          <table:table-cell office:value-type="float" office:value="11.0331237326" calcext:value-type="float">
            <text:p>11.0331237326</text:p>
          </table:table-cell>
          <table:table-cell table:formula="of:=([.C53]-[.$I$1])/([.$J$1]-[.$I$1])" office:value-type="float" office:value="0.151906512078895" calcext:value-type="float">
            <text:p>0.151906512078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<text:s/>Western </text:p>
          </table:table-cell>
          <table:table-cell office:value-type="float" office:value="8.70108078003" calcext:value-type="float">
            <text:p>8.70108078003</text:p>
          </table:table-cell>
          <table:table-cell table:formula="of:=([.C54]-[.$I$1])/([.$J$1]-[.$I$1])" office:value-type="float" office:value="0.0815222875368772" calcext:value-type="float">
            <text:p>0.0815222875368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Action </text:p>
          </table:table-cell>
          <table:table-cell office:value-type="float" office:value="17.7637938291" calcext:value-type="float">
            <text:p>17.7637938291</text:p>
          </table:table-cell>
          <table:table-cell table:formula="of:=([.C55]-[.$I$1])/([.$J$1]-[.$I$1])" office:value-type="float" office:value="0.355047279648475" calcext:value-type="float">
            <text:p>0.355047279648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Adventure </text:p>
          </table:table-cell>
          <table:table-cell office:value-type="float" office:value="18.5997473365" calcext:value-type="float">
            <text:p>18.5997473365</text:p>
          </table:table-cell>
          <table:table-cell table:formula="of:=([.C56]-[.$I$1])/([.$J$1]-[.$I$1])" office:value-type="float" office:value="0.380277492199529" calcext:value-type="float">
            <text:p>0.380277492199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Animation </text:p>
          </table:table-cell>
          <table:table-cell office:value-type="float" office:value="7.33943670271" calcext:value-type="float">
            <text:p>7.33943670271</text:p>
          </table:table-cell>
          <table:table-cell table:formula="of:=([.C57]-[.$I$1])/([.$J$1]-[.$I$1])" office:value-type="float" office:value="0.0404260194004855" calcext:value-type="float">
            <text:p>0.040426019400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Comedy </text:p>
          </table:table-cell>
          <table:table-cell office:value-type="float" office:value="32.1894876113" calcext:value-type="float">
            <text:p>32.1894876113</text:p>
          </table:table-cell>
          <table:table-cell table:formula="of:=([.C58]-[.$I$1])/([.$J$1]-[.$I$1])" office:value-type="float" office:value="0.790434316247354" calcext:value-type="float">
            <text:p>0.790434316247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Crime </text:p>
          </table:table-cell>
          <table:table-cell office:value-type="float" office:value="20.0142092323" calcext:value-type="float">
            <text:p>20.0142092323</text:p>
          </table:table-cell>
          <table:table-cell table:formula="of:=([.C59]-[.$I$1])/([.$J$1]-[.$I$1])" office:value-type="float" office:value="0.422967873854121" calcext:value-type="float">
            <text:p>0.422967873854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Documentary </text:p>
          </table:table-cell>
          <table:table-cell office:value-type="float" office:value="11.5017526899" calcext:value-type="float">
            <text:p>11.5017526899</text:p>
          </table:table-cell>
          <table:table-cell table:formula="of:=([.C60]-[.$I$1])/([.$J$1]-[.$I$1])" office:value-type="float" office:value="0.166050370673414" calcext:value-type="float">
            <text:p>0.166050370673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Drama </text:p>
          </table:table-cell>
          <table:table-cell office:value-type="float" office:value="33.3060760476" calcext:value-type="float">
            <text:p>33.3060760476</text:p>
          </table:table-cell>
          <table:table-cell table:formula="of:=([.C61]-[.$I$1])/([.$J$1]-[.$I$1])" office:value-type="float" office:value="0.824134472213585" calcext:value-type="float">
            <text:p>0.824134472213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Fantasy </text:p>
          </table:table-cell>
          <table:table-cell office:value-type="float" office:value="14.8179147987" calcext:value-type="float">
            <text:p>14.8179147987</text:p>
          </table:table-cell>
          <table:table-cell table:formula="of:=([.C62]-[.$I$1])/([.$J$1]-[.$I$1])" office:value-type="float" office:value="0.266136648340936" calcext:value-type="float">
            <text:p>0.266136648340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63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Horror </text:p>
          </table:table-cell>
          <table:table-cell office:value-type="float" office:value="13.7671743844" calcext:value-type="float">
            <text:p>13.7671743844</text:p>
          </table:table-cell>
          <table:table-cell table:formula="of:=([.C64]-[.$I$1])/([.$J$1]-[.$I$1])" office:value-type="float" office:value="0.234423875137526" calcext:value-type="float">
            <text:p>0.234423875137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IMAX </text:p>
          </table:table-cell>
          <table:table-cell office:value-type="float" office:value="8.55085602612" calcext:value-type="float">
            <text:p>8.55085602612</text:p>
          </table:table-cell>
          <table:table-cell table:formula="of:=([.C65]-[.$I$1])/([.$J$1]-[.$I$1])" office:value-type="float" office:value="0.0769883003736826" calcext:value-type="float">
            <text:p>0.076988300373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Musical </text:p>
          </table:table-cell>
          <table:table-cell office:value-type="float" office:value="11.608466292" calcext:value-type="float">
            <text:p>11.608466292</text:p>
          </table:table-cell>
          <table:table-cell table:formula="of:=([.C66]-[.$I$1])/([.$J$1]-[.$I$1])" office:value-type="float" office:value="0.169271132162226" calcext:value-type="float">
            <text:p>0.169271132162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Mystery </text:p>
          </table:table-cell>
          <table:table-cell office:value-type="float" office:value="15.2009058098" calcext:value-type="float">
            <text:p>15.2009058098</text:p>
          </table:table-cell>
          <table:table-cell table:formula="of:=([.C67]-[.$I$1])/([.$J$1]-[.$I$1])" office:value-type="float" office:value="0.277695837374367" calcext:value-type="float">
            <text:p>0.277695837374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Romance </text:p>
          </table:table-cell>
          <table:table-cell office:value-type="float" office:value="24.8289442471" calcext:value-type="float">
            <text:p>24.8289442471</text:p>
          </table:table-cell>
          <table:table-cell table:formula="of:=([.C68]-[.$I$1])/([.$J$1]-[.$I$1])" office:value-type="float" office:value="0.568283117734401" calcext:value-type="float">
            <text:p>0.568283117734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Sci-Fi </text:p>
          </table:table-cell>
          <table:table-cell office:value-type="float" office:value="18.1886612954" calcext:value-type="float">
            <text:p>18.1886612954</text:p>
          </table:table-cell>
          <table:table-cell table:formula="of:=([.C69]-[.$I$1])/([.$J$1]-[.$I$1])" office:value-type="float" office:value="0.367870356991755" calcext:value-type="float">
            <text:p>0.367870356991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Thriller </text:p>
          </table:table-cell>
          <table:table-cell office:value-type="float" office:value="22.395384614" calcext:value-type="float">
            <text:p>22.395384614</text:p>
          </table:table-cell>
          <table:table-cell table:formula="of:=([.C70]-[.$I$1])/([.$J$1]-[.$I$1])" office:value-type="float" office:value="0.494834981856913" calcext:value-type="float">
            <text:p>0.4948349818569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War </text:p>
          </table:table-cell>
          <table:table-cell office:value-type="float" office:value="11.0828520713" calcext:value-type="float">
            <text:p>11.0828520713</text:p>
          </table:table-cell>
          <table:table-cell table:formula="of:=([.C71]-[.$I$1])/([.$J$1]-[.$I$1])" office:value-type="float" office:value="0.153407380900074" calcext:value-type="float">
            <text:p>0.153407380900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<text:s/>Western </text:p>
          </table:table-cell>
          <table:table-cell office:value-type="float" office:value="8.86160162315" calcext:value-type="float">
            <text:p>8.86160162315</text:p>
          </table:table-cell>
          <table:table-cell table:formula="of:=([.C72]-[.$I$1])/([.$J$1]-[.$I$1])" office:value-type="float" office:value="0.0863670246603427" calcext:value-type="float">
            <text:p>0.086367024660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Action </text:p>
          </table:table-cell>
          <table:table-cell office:value-type="float" office:value="29.6607799317" calcext:value-type="float">
            <text:p>29.6607799317</text:p>
          </table:table-cell>
          <table:table-cell table:formula="of:=([.C73]-[.$I$1])/([.$J$1]-[.$I$1])" office:value-type="float" office:value="0.714114483061627" calcext:value-type="float">
            <text:p>0.714114483061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Adventure </text:p>
          </table:table-cell>
          <table:table-cell office:value-type="float" office:value="27.899283122" calcext:value-type="float">
            <text:p>27.899283122</text:p>
          </table:table-cell>
          <table:table-cell table:formula="of:=([.C74]-[.$I$1])/([.$J$1]-[.$I$1])" office:value-type="float" office:value="0.660950116235819" calcext:value-type="float">
            <text:p>0.660950116235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Animation </text:p>
          </table:table-cell>
          <table:table-cell office:value-type="float" office:value="32.6347735064" calcext:value-type="float">
            <text:p>32.6347735064</text:p>
          </table:table-cell>
          <table:table-cell table:formula="of:=([.C75]-[.$I$1])/([.$J$1]-[.$I$1])" office:value-type="float" office:value="0.803873649511594" calcext:value-type="float">
            <text:p>0.8038736495115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Children </text:p>
          </table:table-cell>
          <table:table-cell office:value-type="float" office:value="32.1894876113" calcext:value-type="float">
            <text:p>32.1894876113</text:p>
          </table:table-cell>
          <table:table-cell table:formula="of:=([.C76]-[.$I$1])/([.$J$1]-[.$I$1])" office:value-type="float" office:value="0.790434316247354" calcext:value-type="float">
            <text:p>0.790434316247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Crime </text:p>
          </table:table-cell>
          <table:table-cell office:value-type="float" office:value="25.9518386158" calcext:value-type="float">
            <text:p>25.9518386158</text:p>
          </table:table-cell>
          <table:table-cell table:formula="of:=([.C77]-[.$I$1])/([.$J$1]-[.$I$1])" office:value-type="float" office:value="0.602173595307487" calcext:value-type="float">
            <text:p>0.6021735953074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Documentary </text:p>
          </table:table-cell>
          <table:table-cell office:value-type="float" office:value="32.4407935182" calcext:value-type="float">
            <text:p>32.4407935182</text:p>
          </table:table-cell>
          <table:table-cell table:formula="of:=([.C78]-[.$I$1])/([.$J$1]-[.$I$1])" office:value-type="float" office:value="0.798019069933169" calcext:value-type="float">
            <text:p>0.798019069933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Drama </text:p>
          </table:table-cell>
          <table:table-cell office:value-type="float" office:value="24.7792552804" calcext:value-type="float">
            <text:p>24.7792552804</text:p>
          </table:table-cell>
          <table:table-cell table:formula="of:=([.C79]-[.$I$1])/([.$J$1]-[.$I$1])" office:value-type="float" office:value="0.566783437213671" calcext:value-type="float">
            <text:p>0.566783437213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Fantasy </text:p>
          </table:table-cell>
          <table:table-cell office:value-type="float" office:value="28.1474098003" calcext:value-type="float">
            <text:p>28.1474098003</text:p>
          </table:table-cell>
          <table:table-cell table:formula="of:=([.C80]-[.$I$1])/([.$J$1]-[.$I$1])" office:value-type="float" office:value="0.668438916483296" calcext:value-type="float">
            <text:p>0.668438916483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81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Horror </text:p>
          </table:table-cell>
          <table:table-cell office:value-type="float" office:value="28.819218951" calcext:value-type="float">
            <text:p>28.819218951</text:p>
          </table:table-cell>
          <table:table-cell table:formula="of:=([.C82]-[.$I$1])/([.$J$1]-[.$I$1])" office:value-type="float" office:value="0.688715029348259" calcext:value-type="float">
            <text:p>0.688715029348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IMAX </text:p>
          </table:table-cell>
          <table:table-cell office:value-type="float" office:value="33.0819414077" calcext:value-type="float">
            <text:p>33.0819414077</text:p>
          </table:table-cell>
          <table:table-cell table:formula="of:=([.C83]-[.$I$1])/([.$J$1]-[.$I$1])" office:value-type="float" office:value="0.81736978427978" calcext:value-type="float">
            <text:p>0.81736978427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Musical </text:p>
          </table:table-cell>
          <table:table-cell office:value-type="float" office:value="33.1494362679" calcext:value-type="float">
            <text:p>33.1494362679</text:p>
          </table:table-cell>
          <table:table-cell table:formula="of:=([.C84]-[.$I$1])/([.$J$1]-[.$I$1])" office:value-type="float" office:value="0.819406870856814" calcext:value-type="float">
            <text:p>0.819406870856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Mystery </text:p>
          </table:table-cell>
          <table:table-cell office:value-type="float" office:value="29.9256860827" calcext:value-type="float">
            <text:p>29.9256860827</text:p>
          </table:table-cell>
          <table:table-cell table:formula="of:=([.C85]-[.$I$1])/([.$J$1]-[.$I$1])" office:value-type="float" office:value="0.722109710591205" calcext:value-type="float">
            <text:p>0.722109710591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Romance </text:p>
          </table:table-cell>
          <table:table-cell office:value-type="float" office:value="20.7492643525" calcext:value-type="float">
            <text:p>20.7492643525</text:p>
          </table:table-cell>
          <table:table-cell table:formula="of:=([.C86]-[.$I$1])/([.$J$1]-[.$I$1])" office:value-type="float" office:value="0.445152836002396" calcext:value-type="float">
            <text:p>0.44515283600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Sci-Fi </text:p>
          </table:table-cell>
          <table:table-cell office:value-type="float" office:value="31.5997663617" calcext:value-type="float">
            <text:p>31.5997663617</text:p>
          </table:table-cell>
          <table:table-cell table:formula="of:=([.C87]-[.$I$1])/([.$J$1]-[.$I$1])" office:value-type="float" office:value="0.772635727759391" calcext:value-type="float">
            <text:p>0.772635727759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Thriller </text:p>
          </table:table-cell>
          <table:table-cell office:value-type="float" office:value="26.9876767151" calcext:value-type="float">
            <text:p>26.9876767151</text:p>
          </table:table-cell>
          <table:table-cell table:formula="of:=([.C88]-[.$I$1])/([.$J$1]-[.$I$1])" office:value-type="float" office:value="0.633436596398424" calcext:value-type="float">
            <text:p>0.633436596398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War </text:p>
          </table:table-cell>
          <table:table-cell office:value-type="float" office:value="34.3446382359" calcext:value-type="float">
            <text:p>34.3446382359</text:p>
          </table:table-cell>
          <table:table-cell table:formula="of:=([.C89]-[.$I$1])/([.$J$1]-[.$I$1])" office:value-type="float" office:value="0.855479690011395" calcext:value-type="float">
            <text:p>0.855479690011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<text:s/>Western </text:p>
          </table:table-cell>
          <table:table-cell office:value-type="float" office:value="35.1818081741" calcext:value-type="float">
            <text:p>35.1818081741</text:p>
          </table:table-cell>
          <table:table-cell table:formula="of:=([.C90]-[.$I$1])/([.$J$1]-[.$I$1])" office:value-type="float" office:value="0.880746616096595" calcext:value-type="float">
            <text:p>0.880746616096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Action </text:p>
          </table:table-cell>
          <table:table-cell office:value-type="float" office:value="19.2075874578" calcext:value-type="float">
            <text:p>19.2075874578</text:p>
          </table:table-cell>
          <table:table-cell table:formula="of:=([.C91]-[.$I$1])/([.$J$1]-[.$I$1])" office:value-type="float" office:value="0.398622932851074" calcext:value-type="float">
            <text:p>0.398622932851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Adventure </text:p>
          </table:table-cell>
          <table:table-cell office:value-type="float" office:value="23.043348211" calcext:value-type="float">
            <text:p>23.043348211</text:p>
          </table:table-cell>
          <table:table-cell table:formula="of:=([.C92]-[.$I$1])/([.$J$1]-[.$I$1])" office:value-type="float" office:value="0.514391403515459" calcext:value-type="float">
            <text:p>0.514391403515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Animation </text:p>
          </table:table-cell>
          <table:table-cell office:value-type="float" office:value="23.3904329751" calcext:value-type="float">
            <text:p>23.3904329751</text:p>
          </table:table-cell>
          <table:table-cell table:formula="of:=([.C93]-[.$I$1])/([.$J$1]-[.$I$1])" office:value-type="float" office:value="0.524866893233436" calcext:value-type="float">
            <text:p>0.524866893233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Children </text:p>
          </table:table-cell>
          <table:table-cell office:value-type="float" office:value="20.0142092323" calcext:value-type="float">
            <text:p>20.0142092323</text:p>
          </table:table-cell>
          <table:table-cell table:formula="of:=([.C94]-[.$I$1])/([.$J$1]-[.$I$1])" office:value-type="float" office:value="0.422967873854121" calcext:value-type="float">
            <text:p>0.422967873854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Comedy </text:p>
          </table:table-cell>
          <table:table-cell office:value-type="float" office:value="25.9518386158" calcext:value-type="float">
            <text:p>25.9518386158</text:p>
          </table:table-cell>
          <table:table-cell table:formula="of:=([.C95]-[.$I$1])/([.$J$1]-[.$I$1])" office:value-type="float" office:value="0.602173595307487" calcext:value-type="float">
            <text:p>0.6021735953074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Documentary </text:p>
          </table:table-cell>
          <table:table-cell office:value-type="float" office:value="18.5350035901" calcext:value-type="float">
            <text:p>18.5350035901</text:p>
          </table:table-cell>
          <table:table-cell table:formula="of:=([.C96]-[.$I$1])/([.$J$1]-[.$I$1])" office:value-type="float" office:value="0.378323437974547" calcext:value-type="float">
            <text:p>0.378323437974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Drama </text:p>
          </table:table-cell>
          <table:table-cell office:value-type="float" office:value="27.5491011681" calcext:value-type="float">
            <text:p>27.5491011681</text:p>
          </table:table-cell>
          <table:table-cell table:formula="of:=([.C97]-[.$I$1])/([.$J$1]-[.$I$1])" office:value-type="float" office:value="0.650381149121942" calcext:value-type="float">
            <text:p>0.650381149121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Fantasy </text:p>
          </table:table-cell>
          <table:table-cell office:value-type="float" office:value="22.4456324817" calcext:value-type="float">
            <text:p>22.4456324817</text:p>
          </table:table-cell>
          <table:table-cell table:formula="of:=([.C98]-[.$I$1])/([.$J$1]-[.$I$1])" office:value-type="float" office:value="0.496351530769126" calcext:value-type="float">
            <text:p>0.496351530769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99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Horror </text:p>
          </table:table-cell>
          <table:table-cell office:value-type="float" office:value="19.5238013274" calcext:value-type="float">
            <text:p>19.5238013274</text:p>
          </table:table-cell>
          <table:table-cell table:formula="of:=([.C100]-[.$I$1])/([.$J$1]-[.$I$1])" office:value-type="float" office:value="0.408166697032904" calcext:value-type="float">
            <text:p>0.408166697032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IMAX </text:p>
          </table:table-cell>
          <table:table-cell office:value-type="float" office:value="23.3009804406" calcext:value-type="float">
            <text:p>23.3009804406</text:p>
          </table:table-cell>
          <table:table-cell table:formula="of:=([.C101]-[.$I$1])/([.$J$1]-[.$I$1])" office:value-type="float" office:value="0.522167094215085" calcext:value-type="float">
            <text:p>0.522167094215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Musical </text:p>
          </table:table-cell>
          <table:table-cell office:value-type="float" office:value="19.7933403513" calcext:value-type="float">
            <text:p>19.7933403513</text:p>
          </table:table-cell>
          <table:table-cell table:formula="of:=([.C102]-[.$I$1])/([.$J$1]-[.$I$1])" office:value-type="float" office:value="0.416301750960665" calcext:value-type="float">
            <text:p>0.416301750960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Mystery </text:p>
          </table:table-cell>
          <table:table-cell office:value-type="float" office:value="19.0208267765" calcext:value-type="float">
            <text:p>19.0208267765</text:p>
          </table:table-cell>
          <table:table-cell table:formula="of:=([.C103]-[.$I$1])/([.$J$1]-[.$I$1])" office:value-type="float" office:value="0.392986241762793" calcext:value-type="float">
            <text:p>0.392986241762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Romance </text:p>
          </table:table-cell>
          <table:table-cell office:value-type="float" office:value="20.3761787311" calcext:value-type="float">
            <text:p>20.3761787311</text:p>
          </table:table-cell>
          <table:table-cell table:formula="of:=([.C104]-[.$I$1])/([.$J$1]-[.$I$1])" office:value-type="float" office:value="0.433892605087233" calcext:value-type="float">
            <text:p>0.433892605087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Sci-Fi </text:p>
          </table:table-cell>
          <table:table-cell office:value-type="float" office:value="23.1401202571" calcext:value-type="float">
            <text:p>23.1401202571</text:p>
          </table:table-cell>
          <table:table-cell table:formula="of:=([.C105]-[.$I$1])/([.$J$1]-[.$I$1])" office:value-type="float" office:value="0.517312115337935" calcext:value-type="float">
            <text:p>0.517312115337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Thriller </text:p>
          </table:table-cell>
          <table:table-cell office:value-type="float" office:value="16.8097343818" calcext:value-type="float">
            <text:p>16.8097343818</text:p>
          </table:table-cell>
          <table:table-cell table:formula="of:=([.C106]-[.$I$1])/([.$J$1]-[.$I$1])" office:value-type="float" office:value="0.326252469376565" calcext:value-type="float">
            <text:p>0.326252469376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War </text:p>
          </table:table-cell>
          <table:table-cell office:value-type="float" office:value="24.5123848115" calcext:value-type="float">
            <text:p>24.5123848115</text:p>
          </table:table-cell>
          <table:table-cell table:formula="of:=([.C107]-[.$I$1])/([.$J$1]-[.$I$1])" office:value-type="float" office:value="0.558728923901217" calcext:value-type="float">
            <text:p>0.558728923901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<text:s/>Western </text:p>
          </table:table-cell>
          <table:table-cell office:value-type="float" office:value="15.33175451" calcext:value-type="float">
            <text:p>15.33175451</text:p>
          </table:table-cell>
          <table:table-cell table:formula="of:=([.C108]-[.$I$1])/([.$J$1]-[.$I$1])" office:value-type="float" office:value="0.281645028912953" calcext:value-type="float">
            <text:p>0.2816450289129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Action </text:p>
          </table:table-cell>
          <table:table-cell office:value-type="float" office:value="20.1075839554" calcext:value-type="float">
            <text:p>20.1075839554</text:p>
          </table:table-cell>
          <table:table-cell table:formula="of:=([.C109]-[.$I$1])/([.$J$1]-[.$I$1])" office:value-type="float" office:value="0.42578604985297" calcext:value-type="float">
            <text:p>0.425786049852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Adventure </text:p>
          </table:table-cell>
          <table:table-cell office:value-type="float" office:value="20.5086257075" calcext:value-type="float">
            <text:p>20.5086257075</text:p>
          </table:table-cell>
          <table:table-cell table:formula="of:=([.C110]-[.$I$1])/([.$J$1]-[.$I$1])" office:value-type="float" office:value="0.437890034772898" calcext:value-type="float">
            <text:p>0.4378900347728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Animation </text:p>
          </table:table-cell>
          <table:table-cell office:value-type="float" office:value="12.1136525638" calcext:value-type="float">
            <text:p>12.1136525638</text:p>
          </table:table-cell>
          <table:table-cell table:formula="of:=([.C111]-[.$I$1])/([.$J$1]-[.$I$1])" office:value-type="float" office:value="0.184518340173867" calcext:value-type="float">
            <text:p>0.1845183401738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Children </text:p>
          </table:table-cell>
          <table:table-cell office:value-type="float" office:value="11.5017526899" calcext:value-type="float">
            <text:p>11.5017526899</text:p>
          </table:table-cell>
          <table:table-cell table:formula="of:=([.C112]-[.$I$1])/([.$J$1]-[.$I$1])" office:value-type="float" office:value="0.166050370673414" calcext:value-type="float">
            <text:p>0.166050370673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Comedy </text:p>
          </table:table-cell>
          <table:table-cell office:value-type="float" office:value="32.4407935182" calcext:value-type="float">
            <text:p>32.4407935182</text:p>
          </table:table-cell>
          <table:table-cell table:formula="of:=([.C113]-[.$I$1])/([.$J$1]-[.$I$1])" office:value-type="float" office:value="0.798019069933169" calcext:value-type="float">
            <text:p>0.798019069933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Crime </text:p>
          </table:table-cell>
          <table:table-cell office:value-type="float" office:value="18.5350035901" calcext:value-type="float">
            <text:p>18.5350035901</text:p>
          </table:table-cell>
          <table:table-cell table:formula="of:=([.C114]-[.$I$1])/([.$J$1]-[.$I$1])" office:value-type="float" office:value="0.378323437974547" calcext:value-type="float">
            <text:p>0.378323437974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Drama </text:p>
          </table:table-cell>
          <table:table-cell office:value-type="float" office:value="35.2853326601" calcext:value-type="float">
            <text:p>35.2853326601</text:p>
          </table:table-cell>
          <table:table-cell table:formula="of:=([.C115]-[.$I$1])/([.$J$1]-[.$I$1])" office:value-type="float" office:value="0.883871125728886" calcext:value-type="float">
            <text:p>0.883871125728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Fantasy </text:p>
          </table:table-cell>
          <table:table-cell office:value-type="float" office:value="15.2068464641" calcext:value-type="float">
            <text:p>15.2068464641</text:p>
          </table:table-cell>
          <table:table-cell table:formula="of:=([.C116]-[.$I$1])/([.$J$1]-[.$I$1])" office:value-type="float" office:value="0.27787513439191" calcext:value-type="float">
            <text:p>0.27787513439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117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Horror </text:p>
          </table:table-cell>
          <table:table-cell office:value-type="float" office:value="13.2937094088" calcext:value-type="float">
            <text:p>13.2937094088</text:p>
          </table:table-cell>
          <table:table-cell table:formula="of:=([.C118]-[.$I$1])/([.$J$1]-[.$I$1])" office:value-type="float" office:value="0.220134058940664" calcext:value-type="float">
            <text:p>0.220134058940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IMAX </text:p>
          </table:table-cell>
          <table:table-cell office:value-type="float" office:value="13.4547125893" calcext:value-type="float">
            <text:p>13.4547125893</text:p>
          </table:table-cell>
          <table:table-cell table:formula="of:=([.C119]-[.$I$1])/([.$J$1]-[.$I$1])" office:value-type="float" office:value="0.224993353661545" calcext:value-type="float">
            <text:p>0.224993353661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Musical </text:p>
          </table:table-cell>
          <table:table-cell office:value-type="float" office:value="10.2112946451" calcext:value-type="float">
            <text:p>10.2112946451</text:p>
          </table:table-cell>
          <table:table-cell table:formula="of:=([.C120]-[.$I$1])/([.$J$1]-[.$I$1])" office:value-type="float" office:value="0.127102593709374" calcext:value-type="float">
            <text:p>0.127102593709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Mystery </text:p>
          </table:table-cell>
          <table:table-cell office:value-type="float" office:value="14.7637597854" calcext:value-type="float">
            <text:p>14.7637597854</text:p>
          </table:table-cell>
          <table:table-cell table:formula="of:=([.C121]-[.$I$1])/([.$J$1]-[.$I$1])" office:value-type="float" office:value="0.264502176466401" calcext:value-type="float">
            <text:p>0.26450217646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Romance </text:p>
          </table:table-cell>
          <table:table-cell office:value-type="float" office:value="16.7679944736" calcext:value-type="float">
            <text:p>16.7679944736</text:p>
          </table:table-cell>
          <table:table-cell table:formula="of:=([.C122]-[.$I$1])/([.$J$1]-[.$I$1])" office:value-type="float" office:value="0.324992702240684" calcext:value-type="float">
            <text:p>0.324992702240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Sci-Fi </text:p>
          </table:table-cell>
          <table:table-cell office:value-type="float" office:value="14.3748805514" calcext:value-type="float">
            <text:p>14.3748805514</text:p>
          </table:table-cell>
          <table:table-cell table:formula="of:=([.C123]-[.$I$1])/([.$J$1]-[.$I$1])" office:value-type="float" office:value="0.252765272866311" calcext:value-type="float">
            <text:p>0.252765272866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Thriller </text:p>
          </table:table-cell>
          <table:table-cell office:value-type="float" office:value="19.0259297083" calcext:value-type="float">
            <text:p>19.0259297083</text:p>
          </table:table-cell>
          <table:table-cell table:formula="of:=([.C124]-[.$I$1])/([.$J$1]-[.$I$1])" office:value-type="float" office:value="0.393140255177185" calcext:value-type="float">
            <text:p>0.393140255177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War </text:p>
          </table:table-cell>
          <table:table-cell office:value-type="float" office:value="13.6119912228" calcext:value-type="float">
            <text:p>13.6119912228</text:p>
          </table:table-cell>
          <table:table-cell table:formula="of:=([.C125]-[.$I$1])/([.$J$1]-[.$I$1])" office:value-type="float" office:value="0.229740236493925" calcext:value-type="float">
            <text:p>0.22974023649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ry </text:p>
          </table:table-cell>
          <table:table-cell office:value-type="string" calcext:value-type="string">
            <text:p><text:s/>Western </text:p>
          </table:table-cell>
          <table:table-cell office:value-type="float" office:value="8.12311297381" calcext:value-type="float">
            <text:p>8.12311297381</text:p>
          </table:table-cell>
          <table:table-cell table:formula="of:=([.C126]-[.$I$1])/([.$J$1]-[.$I$1])" office:value-type="float" office:value="0.0640784339379479" calcext:value-type="float">
            <text:p>0.0640784339379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Action </text:p>
          </table:table-cell>
          <table:table-cell office:value-type="float" office:value="31.4476599598" calcext:value-type="float">
            <text:p>31.4476599598</text:p>
          </table:table-cell>
          <table:table-cell table:formula="of:=([.C127]-[.$I$1])/([.$J$1]-[.$I$1])" office:value-type="float" office:value="0.768044949903516" calcext:value-type="float">
            <text:p>0.768044949903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Adventure </text:p>
          </table:table-cell>
          <table:table-cell office:value-type="float" office:value="32.978168196" calcext:value-type="float">
            <text:p>32.978168196</text:p>
          </table:table-cell>
          <table:table-cell table:formula="of:=([.C128]-[.$I$1])/([.$J$1]-[.$I$1])" office:value-type="float" office:value="0.814237767767952" calcext:value-type="float">
            <text:p>0.814237767767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Animation </text:p>
          </table:table-cell>
          <table:table-cell office:value-type="float" office:value="36.0766105126" calcext:value-type="float">
            <text:p>36.0766105126</text:p>
          </table:table-cell>
          <table:table-cell table:formula="of:=([.C129]-[.$I$1])/([.$J$1]-[.$I$1])" office:value-type="float" office:value="0.907752966320247" calcext:value-type="float">
            <text:p>0.9077529663202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Children </text:p>
          </table:table-cell>
          <table:table-cell office:value-type="float" office:value="33.3060760476" calcext:value-type="float">
            <text:p>33.3060760476</text:p>
          </table:table-cell>
          <table:table-cell table:formula="of:=([.C130]-[.$I$1])/([.$J$1]-[.$I$1])" office:value-type="float" office:value="0.824134472213585" calcext:value-type="float">
            <text:p>0.824134472213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Comedy </text:p>
          </table:table-cell>
          <table:table-cell office:value-type="float" office:value="24.7792552804" calcext:value-type="float">
            <text:p>24.7792552804</text:p>
          </table:table-cell>
          <table:table-cell table:formula="of:=([.C131]-[.$I$1])/([.$J$1]-[.$I$1])" office:value-type="float" office:value="0.566783437213671" calcext:value-type="float">
            <text:p>0.566783437213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Crime </text:p>
          </table:table-cell>
          <table:table-cell office:value-type="float" office:value="27.5491011681" calcext:value-type="float">
            <text:p>27.5491011681</text:p>
          </table:table-cell>
          <table:table-cell table:formula="of:=([.C132]-[.$I$1])/([.$J$1]-[.$I$1])" office:value-type="float" office:value="0.650381149121942" calcext:value-type="float">
            <text:p>0.650381149121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Documentary </text:p>
          </table:table-cell>
          <table:table-cell office:value-type="float" office:value="35.2853326601" calcext:value-type="float">
            <text:p>35.2853326601</text:p>
          </table:table-cell>
          <table:table-cell table:formula="of:=([.C133]-[.$I$1])/([.$J$1]-[.$I$1])" office:value-type="float" office:value="0.883871125728886" calcext:value-type="float">
            <text:p>0.883871125728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Fantasy </text:p>
          </table:table-cell>
          <table:table-cell office:value-type="float" office:value="34.7010570226" calcext:value-type="float">
            <text:p>34.7010570226</text:p>
          </table:table-cell>
          <table:table-cell table:formula="of:=([.C134]-[.$I$1])/([.$J$1]-[.$I$1])" office:value-type="float" office:value="0.866236893212323" calcext:value-type="float">
            <text:p>0.86623689321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135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Horror </text:p>
          </table:table-cell>
          <table:table-cell office:value-type="float" office:value="34.4518490875" calcext:value-type="float">
            <text:p>34.4518490875</text:p>
          </table:table-cell>
          <table:table-cell table:formula="of:=([.C136]-[.$I$1])/([.$J$1]-[.$I$1])" office:value-type="float" office:value="0.858715459165664" calcext:value-type="float">
            <text:p>0.858715459165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IMAX </text:p>
          </table:table-cell>
          <table:table-cell office:value-type="float" office:value="39.1330346785" calcext:value-type="float">
            <text:p>39.1330346785</text:p>
          </table:table-cell>
          <table:table-cell table:formula="of:=([.C137]-[.$I$1])/([.$J$1]-[.$I$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Musical </text:p>
          </table:table-cell>
          <table:table-cell office:value-type="float" office:value="37.9803861945" calcext:value-type="float">
            <text:p>37.9803861945</text:p>
          </table:table-cell>
          <table:table-cell table:formula="of:=([.C138]-[.$I$1])/([.$J$1]-[.$I$1])" office:value-type="float" office:value="0.96521150280424" calcext:value-type="float">
            <text:p>0.9652115028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Mystery </text:p>
          </table:table-cell>
          <table:table-cell office:value-type="float" office:value="34.6386554101" calcext:value-type="float">
            <text:p>34.6386554101</text:p>
          </table:table-cell>
          <table:table-cell table:formula="of:=([.C139]-[.$I$1])/([.$J$1]-[.$I$1])" office:value-type="float" office:value="0.864353527770385" calcext:value-type="float">
            <text:p>0.864353527770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Romance </text:p>
          </table:table-cell>
          <table:table-cell office:value-type="float" office:value="25.9741966979" calcext:value-type="float">
            <text:p>25.9741966979</text:p>
          </table:table-cell>
          <table:table-cell table:formula="of:=([.C140]-[.$I$1])/([.$J$1]-[.$I$1])" office:value-type="float" office:value="0.602848392600188" calcext:value-type="float">
            <text:p>0.602848392600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Sci-Fi </text:p>
          </table:table-cell>
          <table:table-cell office:value-type="float" office:value="34.8672376953" calcext:value-type="float">
            <text:p>34.8672376953</text:p>
          </table:table-cell>
          <table:table-cell table:formula="of:=([.C141]-[.$I$1])/([.$J$1]-[.$I$1])" office:value-type="float" office:value="0.871252451681763" calcext:value-type="float">
            <text:p>0.871252451681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Thriller </text:p>
          </table:table-cell>
          <table:table-cell office:value-type="float" office:value="27.5794689255" calcext:value-type="float">
            <text:p>27.5794689255</text:p>
          </table:table-cell>
          <table:table-cell table:formula="of:=([.C142]-[.$I$1])/([.$J$1]-[.$I$1])" office:value-type="float" office:value="0.651297689296866" calcext:value-type="float">
            <text:p>0.651297689296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War </text:p>
          </table:table-cell>
          <table:table-cell office:value-type="float" office:value="37.425668278" calcext:value-type="float">
            <text:p>37.425668278</text:p>
          </table:table-cell>
          <table:table-cell table:formula="of:=([.C143]-[.$I$1])/([.$J$1]-[.$I$1])" office:value-type="float" office:value="0.948469362463562" calcext:value-type="float">
            <text:p>0.948469362463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<text:s/>Western </text:p>
          </table:table-cell>
          <table:table-cell office:value-type="float" office:value="39.0380444086" calcext:value-type="float">
            <text:p>39.0380444086</text:p>
          </table:table-cell>
          <table:table-cell table:formula="of:=([.C144]-[.$I$1])/([.$J$1]-[.$I$1])" office:value-type="float" office:value="0.9971330646039" calcext:value-type="float">
            <text:p>0.99713306460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Action </text:p>
          </table:table-cell>
          <table:table-cell office:value-type="float" office:value="19.7716800817" calcext:value-type="float">
            <text:p>19.7716800817</text:p>
          </table:table-cell>
          <table:table-cell table:formula="of:=([.C145]-[.$I$1])/([.$J$1]-[.$I$1])" office:value-type="float" office:value="0.415648014597239" calcext:value-type="float">
            <text:p>0.415648014597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Adventure </text:p>
          </table:table-cell>
          <table:table-cell office:value-type="float" office:value="16.762330037" calcext:value-type="float">
            <text:p>16.762330037</text:p>
          </table:table-cell>
          <table:table-cell table:formula="of:=([.C146]-[.$I$1])/([.$J$1]-[.$I$1])" office:value-type="float" office:value="0.324821741848587" calcext:value-type="float">
            <text:p>0.324821741848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Animation </text:p>
          </table:table-cell>
          <table:table-cell office:value-type="float" office:value="16.7820562692" calcext:value-type="float">
            <text:p>16.7820562692</text:p>
          </table:table-cell>
          <table:table-cell table:formula="of:=([.C147]-[.$I$1])/([.$J$1]-[.$I$1])" office:value-type="float" office:value="0.325417106335764" calcext:value-type="float">
            <text:p>0.325417106335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Children </text:p>
          </table:table-cell>
          <table:table-cell office:value-type="float" office:value="14.8179147987" calcext:value-type="float">
            <text:p>14.8179147987</text:p>
          </table:table-cell>
          <table:table-cell table:formula="of:=([.C148]-[.$I$1])/([.$J$1]-[.$I$1])" office:value-type="float" office:value="0.266136648340936" calcext:value-type="float">
            <text:p>0.266136648340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Comedy </text:p>
          </table:table-cell>
          <table:table-cell office:value-type="float" office:value="28.1474098003" calcext:value-type="float">
            <text:p>28.1474098003</text:p>
          </table:table-cell>
          <table:table-cell table:formula="of:=([.C149]-[.$I$1])/([.$J$1]-[.$I$1])" office:value-type="float" office:value="0.668438916483296" calcext:value-type="float">
            <text:p>0.668438916483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Crime </text:p>
          </table:table-cell>
          <table:table-cell office:value-type="float" office:value="22.4456324817" calcext:value-type="float">
            <text:p>22.4456324817</text:p>
          </table:table-cell>
          <table:table-cell table:formula="of:=([.C150]-[.$I$1])/([.$J$1]-[.$I$1])" office:value-type="float" office:value="0.496351530769126" calcext:value-type="float">
            <text:p>0.496351530769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Documentary </text:p>
          </table:table-cell>
          <table:table-cell office:value-type="float" office:value="15.2068464641" calcext:value-type="float">
            <text:p>15.2068464641</text:p>
          </table:table-cell>
          <table:table-cell table:formula="of:=([.C151]-[.$I$1])/([.$J$1]-[.$I$1])" office:value-type="float" office:value="0.27787513439191" calcext:value-type="float">
            <text:p>0.27787513439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Drama </text:p>
          </table:table-cell>
          <table:table-cell office:value-type="float" office:value="34.7010570226" calcext:value-type="float">
            <text:p>34.7010570226</text:p>
          </table:table-cell>
          <table:table-cell table:formula="of:=([.C152]-[.$I$1])/([.$J$1]-[.$I$1])" office:value-type="float" office:value="0.866236893212323" calcext:value-type="float">
            <text:p>0.86623689321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153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Horror </text:p>
          </table:table-cell>
          <table:table-cell office:value-type="float" office:value="17.1157351212" calcext:value-type="float">
            <text:p>17.1157351212</text:p>
          </table:table-cell>
          <table:table-cell table:formula="of:=([.C154]-[.$I$1])/([.$J$1]-[.$I$1])" office:value-type="float" office:value="0.335487987413751" calcext:value-type="float">
            <text:p>0.335487987413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IMAX </text:p>
          </table:table-cell>
          <table:table-cell office:value-type="float" office:value="14.7508441591" calcext:value-type="float">
            <text:p>14.7508441591</text:p>
          </table:table-cell>
          <table:table-cell table:formula="of:=([.C155]-[.$I$1])/([.$J$1]-[.$I$1])" office:value-type="float" office:value="0.264112365317941" calcext:value-type="float">
            <text:p>0.264112365317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Musical </text:p>
          </table:table-cell>
          <table:table-cell office:value-type="float" office:value="14.7675061515" calcext:value-type="float">
            <text:p>14.7675061515</text:p>
          </table:table-cell>
          <table:table-cell table:formula="of:=([.C156]-[.$I$1])/([.$J$1]-[.$I$1])" office:value-type="float" office:value="0.264615246884984" calcext:value-type="float">
            <text:p>0.264615246884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Mystery </text:p>
          </table:table-cell>
          <table:table-cell office:value-type="float" office:value="18.4736930577" calcext:value-type="float">
            <text:p>18.4736930577</text:p>
          </table:table-cell>
          <table:table-cell table:formula="of:=([.C157]-[.$I$1])/([.$J$1]-[.$I$1])" office:value-type="float" office:value="0.376473002812331" calcext:value-type="float">
            <text:p>0.376473002812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Romance </text:p>
          </table:table-cell>
          <table:table-cell office:value-type="float" office:value="18.6920716357" calcext:value-type="float">
            <text:p>18.6920716357</text:p>
          </table:table-cell>
          <table:table-cell table:formula="of:=([.C158]-[.$I$1])/([.$J$1]-[.$I$1])" office:value-type="float" office:value="0.383063964978006" calcext:value-type="float">
            <text:p>0.383063964978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Sci-Fi </text:p>
          </table:table-cell>
          <table:table-cell office:value-type="float" office:value="17.1431470772" calcext:value-type="float">
            <text:p>17.1431470772</text:p>
          </table:table-cell>
          <table:table-cell table:formula="of:=([.C159]-[.$I$1])/([.$J$1]-[.$I$1])" office:value-type="float" office:value="0.336315317486773" calcext:value-type="float">
            <text:p>0.336315317486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Thriller </text:p>
          </table:table-cell>
          <table:table-cell office:value-type="float" office:value="23.2471930168" calcext:value-type="float">
            <text:p>23.2471930168</text:p>
          </table:table-cell>
          <table:table-cell table:formula="of:=([.C160]-[.$I$1])/([.$J$1]-[.$I$1])" office:value-type="float" office:value="0.520543716691055" calcext:value-type="float">
            <text:p>0.520543716691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War </text:p>
          </table:table-cell>
          <table:table-cell office:value-type="float" office:value="20.5787332417" calcext:value-type="float">
            <text:p>20.5787332417</text:p>
          </table:table-cell>
          <table:table-cell table:formula="of:=([.C161]-[.$I$1])/([.$J$1]-[.$I$1])" office:value-type="float" office:value="0.440005975400742" calcext:value-type="float">
            <text:p>0.440005975400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y </text:p>
          </table:table-cell>
          <table:table-cell office:value-type="string" calcext:value-type="string">
            <text:p><text:s/>Western </text:p>
          </table:table-cell>
          <table:table-cell office:value-type="float" office:value="18.6235303324" calcext:value-type="float">
            <text:p>18.6235303324</text:p>
          </table:table-cell>
          <table:table-cell table:formula="of:=([.C162]-[.$I$1])/([.$J$1]-[.$I$1])" office:value-type="float" office:value="0.380995295326552" calcext:value-type="float">
            <text:p>0.380995295326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Action </text:p>
          </table:table-cell>
          <table:table-cell office:value-type="float" office:value="0" calcext:value-type="float">
            <text:p>0</text:p>
          </table:table-cell>
          <table:table-cell table:formula="of:=([.C163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Adventure </text:p>
          </table:table-cell>
          <table:table-cell office:value-type="float" office:value="0" calcext:value-type="float">
            <text:p>0</text:p>
          </table:table-cell>
          <table:table-cell table:formula="of:=([.C164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Animation </text:p>
          </table:table-cell>
          <table:table-cell office:value-type="float" office:value="0" calcext:value-type="float">
            <text:p>0</text:p>
          </table:table-cell>
          <table:table-cell table:formula="of:=([.C165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Children </text:p>
          </table:table-cell>
          <table:table-cell office:value-type="float" office:value="0" calcext:value-type="float">
            <text:p>0</text:p>
          </table:table-cell>
          <table:table-cell table:formula="of:=([.C166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Comedy </text:p>
          </table:table-cell>
          <table:table-cell office:value-type="float" office:value="0" calcext:value-type="float">
            <text:p>0</text:p>
          </table:table-cell>
          <table:table-cell table:formula="of:=([.C167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Crime </text:p>
          </table:table-cell>
          <table:table-cell office:value-type="float" office:value="0" calcext:value-type="float">
            <text:p>0</text:p>
          </table:table-cell>
          <table:table-cell table:formula="of:=([.C168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Documentary </text:p>
          </table:table-cell>
          <table:table-cell office:value-type="float" office:value="0" calcext:value-type="float">
            <text:p>0</text:p>
          </table:table-cell>
          <table:table-cell table:formula="of:=([.C169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Drama </text:p>
          </table:table-cell>
          <table:table-cell office:value-type="float" office:value="0" calcext:value-type="float">
            <text:p>0</text:p>
          </table:table-cell>
          <table:table-cell table:formula="of:=([.C170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Fantasy </text:p>
          </table:table-cell>
          <table:table-cell office:value-type="float" office:value="0" calcext:value-type="float">
            <text:p>0</text:p>
          </table:table-cell>
          <table:table-cell table:formula="of:=([.C171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Horror </text:p>
          </table:table-cell>
          <table:table-cell office:value-type="float" office:value="0" calcext:value-type="float">
            <text:p>0</text:p>
          </table:table-cell>
          <table:table-cell table:formula="of:=([.C172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IMAX </text:p>
          </table:table-cell>
          <table:table-cell office:value-type="string" calcext:value-type="string">
            <text:p><text:s/>nan</text:p>
          </table:table-cell>
          <table:table-cell table:formula="of:=([.C173]-[.$I$1])/([.$J$1]-[.$I$1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Musical </text:p>
          </table:table-cell>
          <table:table-cell office:value-type="float" office:value="0" calcext:value-type="float">
            <text:p>0</text:p>
          </table:table-cell>
          <table:table-cell table:formula="of:=([.C174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Mystery </text:p>
          </table:table-cell>
          <table:table-cell office:value-type="float" office:value="0" calcext:value-type="float">
            <text:p>0</text:p>
          </table:table-cell>
          <table:table-cell table:formula="of:=([.C175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Romance </text:p>
          </table:table-cell>
          <table:table-cell office:value-type="float" office:value="0" calcext:value-type="float">
            <text:p>0</text:p>
          </table:table-cell>
          <table:table-cell table:formula="of:=([.C176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Sci-Fi </text:p>
          </table:table-cell>
          <table:table-cell office:value-type="float" office:value="0" calcext:value-type="float">
            <text:p>0</text:p>
          </table:table-cell>
          <table:table-cell table:formula="of:=([.C177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Thriller </text:p>
          </table:table-cell>
          <table:table-cell office:value-type="float" office:value="0" calcext:value-type="float">
            <text:p>0</text:p>
          </table:table-cell>
          <table:table-cell table:formula="of:=([.C178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War </text:p>
          </table:table-cell>
          <table:table-cell office:value-type="float" office:value="0" calcext:value-type="float">
            <text:p>0</text:p>
          </table:table-cell>
          <table:table-cell table:formula="of:=([.C179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-Noir </text:p>
          </table:table-cell>
          <table:table-cell office:value-type="string" calcext:value-type="string">
            <text:p><text:s/>Western </text:p>
          </table:table-cell>
          <table:table-cell office:value-type="float" office:value="0" calcext:value-type="float">
            <text:p>0</text:p>
          </table:table-cell>
          <table:table-cell table:formula="of:=([.C180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Action </text:p>
          </table:table-cell>
          <table:table-cell office:value-type="float" office:value="16.5692071681" calcext:value-type="float">
            <text:p>16.5692071681</text:p>
          </table:table-cell>
          <table:table-cell table:formula="of:=([.C181]-[.$I$1])/([.$J$1]-[.$I$1])" office:value-type="float" office:value="0.318993031295088" calcext:value-type="float">
            <text:p>0.318993031295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Adventure </text:p>
          </table:table-cell>
          <table:table-cell office:value-type="float" office:value="20.8930589016" calcext:value-type="float">
            <text:p>20.8930589016</text:p>
          </table:table-cell>
          <table:table-cell table:formula="of:=([.C182]-[.$I$1])/([.$J$1]-[.$I$1])" office:value-type="float" office:value="0.449492750848569" calcext:value-type="float">
            <text:p>0.449492750848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Animation </text:p>
          </table:table-cell>
          <table:table-cell office:value-type="float" office:value="13.66857185" calcext:value-type="float">
            <text:p>13.66857185</text:p>
          </table:table-cell>
          <table:table-cell table:formula="of:=([.C183]-[.$I$1])/([.$J$1]-[.$I$1])" office:value-type="float" office:value="0.231447916691317" calcext:value-type="float">
            <text:p>0.231447916691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Children </text:p>
          </table:table-cell>
          <table:table-cell office:value-type="float" office:value="13.7671743844" calcext:value-type="float">
            <text:p>13.7671743844</text:p>
          </table:table-cell>
          <table:table-cell table:formula="of:=([.C184]-[.$I$1])/([.$J$1]-[.$I$1])" office:value-type="float" office:value="0.234423875137526" calcext:value-type="float">
            <text:p>0.234423875137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Comedy </text:p>
          </table:table-cell>
          <table:table-cell office:value-type="float" office:value="28.819218951" calcext:value-type="float">
            <text:p>28.819218951</text:p>
          </table:table-cell>
          <table:table-cell table:formula="of:=([.C185]-[.$I$1])/([.$J$1]-[.$I$1])" office:value-type="float" office:value="0.688715029348259" calcext:value-type="float">
            <text:p>0.688715029348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Crime </text:p>
          </table:table-cell>
          <table:table-cell office:value-type="float" office:value="19.5238013274" calcext:value-type="float">
            <text:p>19.5238013274</text:p>
          </table:table-cell>
          <table:table-cell table:formula="of:=([.C186]-[.$I$1])/([.$J$1]-[.$I$1])" office:value-type="float" office:value="0.408166697032904" calcext:value-type="float">
            <text:p>0.408166697032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Documentary </text:p>
          </table:table-cell>
          <table:table-cell office:value-type="float" office:value="13.2937094088" calcext:value-type="float">
            <text:p>13.2937094088</text:p>
          </table:table-cell>
          <table:table-cell table:formula="of:=([.C187]-[.$I$1])/([.$J$1]-[.$I$1])" office:value-type="float" office:value="0.220134058940664" calcext:value-type="float">
            <text:p>0.220134058940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Drama </text:p>
          </table:table-cell>
          <table:table-cell office:value-type="float" office:value="34.4518490875" calcext:value-type="float">
            <text:p>34.4518490875</text:p>
          </table:table-cell>
          <table:table-cell table:formula="of:=([.C188]-[.$I$1])/([.$J$1]-[.$I$1])" office:value-type="float" office:value="0.858715459165664" calcext:value-type="float">
            <text:p>0.858715459165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Fantasy </text:p>
          </table:table-cell>
          <table:table-cell office:value-type="float" office:value="17.1157351212" calcext:value-type="float">
            <text:p>17.1157351212</text:p>
          </table:table-cell>
          <table:table-cell table:formula="of:=([.C189]-[.$I$1])/([.$J$1]-[.$I$1])" office:value-type="float" office:value="0.335487987413751" calcext:value-type="float">
            <text:p>0.335487987413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190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IMAX </text:p>
          </table:table-cell>
          <table:table-cell office:value-type="float" office:value="17.6270810758" calcext:value-type="float">
            <text:p>17.6270810758</text:p>
          </table:table-cell>
          <table:table-cell table:formula="of:=([.C191]-[.$I$1])/([.$J$1]-[.$I$1])" office:value-type="float" office:value="0.35092110302063" calcext:value-type="float">
            <text:p>0.3509211030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Musical </text:p>
          </table:table-cell>
          <table:table-cell office:value-type="float" office:value="12.933481137" calcext:value-type="float">
            <text:p>12.933481137</text:p>
          </table:table-cell>
          <table:table-cell table:formula="of:=([.C192]-[.$I$1])/([.$J$1]-[.$I$1])" office:value-type="float" office:value="0.209261880303983" calcext:value-type="float">
            <text:p>0.2092618803039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Mystery </text:p>
          </table:table-cell>
          <table:table-cell office:value-type="float" office:value="15.3708365584" calcext:value-type="float">
            <text:p>15.3708365584</text:p>
          </table:table-cell>
          <table:table-cell table:formula="of:=([.C193]-[.$I$1])/([.$J$1]-[.$I$1])" office:value-type="float" office:value="0.282824578229193" calcext:value-type="float">
            <text:p>0.282824578229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Romance </text:p>
          </table:table-cell>
          <table:table-cell office:value-type="float" office:value="19.6342859107" calcext:value-type="float">
            <text:p>19.6342859107</text:p>
          </table:table-cell>
          <table:table-cell table:formula="of:=([.C194]-[.$I$1])/([.$J$1]-[.$I$1])" office:value-type="float" office:value="0.411501271857458" calcext:value-type="float">
            <text:p>0.411501271857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Sci-Fi </text:p>
          </table:table-cell>
          <table:table-cell office:value-type="float" office:value="16.7254638671" calcext:value-type="float">
            <text:p>16.7254638671</text:p>
          </table:table-cell>
          <table:table-cell table:formula="of:=([.C195]-[.$I$1])/([.$J$1]-[.$I$1])" office:value-type="float" office:value="0.323709070755893" calcext:value-type="float">
            <text:p>0.323709070755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Thriller </text:p>
          </table:table-cell>
          <table:table-cell office:value-type="float" office:value="21.5368594097" calcext:value-type="float">
            <text:p>21.5368594097</text:p>
          </table:table-cell>
          <table:table-cell table:formula="of:=([.C196]-[.$I$1])/([.$J$1]-[.$I$1])" office:value-type="float" office:value="0.468923524828284" calcext:value-type="float">
            <text:p>0.4689235248282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War </text:p>
          </table:table-cell>
          <table:table-cell office:value-type="float" office:value="15.1674040896" calcext:value-type="float">
            <text:p>15.1674040896</text:p>
          </table:table-cell>
          <table:table-cell table:formula="of:=([.C197]-[.$I$1])/([.$J$1]-[.$I$1])" office:value-type="float" office:value="0.276684709944445" calcext:value-type="float">
            <text:p>0.276684709944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or </text:p>
          </table:table-cell>
          <table:table-cell office:value-type="string" calcext:value-type="string">
            <text:p><text:s/>Western </text:p>
          </table:table-cell>
          <table:table-cell office:value-type="float" office:value="10.4482808534" calcext:value-type="float">
            <text:p>10.4482808534</text:p>
          </table:table-cell>
          <table:table-cell table:formula="of:=([.C198]-[.$I$1])/([.$J$1]-[.$I$1])" office:value-type="float" office:value="0.134255159437191" calcext:value-type="float">
            <text:p>0.134255159437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Action </text:p>
          </table:table-cell>
          <table:table-cell office:value-type="float" office:value="27.6548457394" calcext:value-type="float">
            <text:p>27.6548457394</text:p>
          </table:table-cell>
          <table:table-cell table:formula="of:=([.C199]-[.$I$1])/([.$J$1]-[.$I$1])" office:value-type="float" office:value="0.653572663944719" calcext:value-type="float">
            <text:p>0.653572663944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Adventure </text:p>
          </table:table-cell>
          <table:table-cell office:value-type="float" office:value="26.6623616098" calcext:value-type="float">
            <text:p>26.6623616098</text:p>
          </table:table-cell>
          <table:table-cell table:formula="of:=([.C200]-[.$I$1])/([.$J$1]-[.$I$1])" office:value-type="float" office:value="0.623618144558542" calcext:value-type="float">
            <text:p>0.623618144558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Animation </text:p>
          </table:table-cell>
          <table:table-cell office:value-type="float" office:value="8.12201065096" calcext:value-type="float">
            <text:p>8.12201065096</text:p>
          </table:table-cell>
          <table:table-cell table:formula="of:=([.C201]-[.$I$1])/([.$J$1]-[.$I$1])" office:value-type="float" office:value="0.064045164336757" calcext:value-type="float">
            <text:p>0.064045164336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Children </text:p>
          </table:table-cell>
          <table:table-cell office:value-type="float" office:value="8.55085602612" calcext:value-type="float">
            <text:p>8.55085602612</text:p>
          </table:table-cell>
          <table:table-cell table:formula="of:=([.C202]-[.$I$1])/([.$J$1]-[.$I$1])" office:value-type="float" office:value="0.0769883003736826" calcext:value-type="float">
            <text:p>0.076988300373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Comedy </text:p>
          </table:table-cell>
          <table:table-cell office:value-type="float" office:value="33.0819414077" calcext:value-type="float">
            <text:p>33.0819414077</text:p>
          </table:table-cell>
          <table:table-cell table:formula="of:=([.C203]-[.$I$1])/([.$J$1]-[.$I$1])" office:value-type="float" office:value="0.81736978427978" calcext:value-type="float">
            <text:p>0.81736978427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Crime </text:p>
          </table:table-cell>
          <table:table-cell office:value-type="float" office:value="23.3009804406" calcext:value-type="float">
            <text:p>23.3009804406</text:p>
          </table:table-cell>
          <table:table-cell table:formula="of:=([.C204]-[.$I$1])/([.$J$1]-[.$I$1])" office:value-type="float" office:value="0.522167094215085" calcext:value-type="float">
            <text:p>0.522167094215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Documentary </text:p>
          </table:table-cell>
          <table:table-cell office:value-type="float" office:value="13.4547125893" calcext:value-type="float">
            <text:p>13.4547125893</text:p>
          </table:table-cell>
          <table:table-cell table:formula="of:=([.C205]-[.$I$1])/([.$J$1]-[.$I$1])" office:value-type="float" office:value="0.224993353661545" calcext:value-type="float">
            <text:p>0.224993353661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Drama </text:p>
          </table:table-cell>
          <table:table-cell office:value-type="float" office:value="39.1330346785" calcext:value-type="float">
            <text:p>39.1330346785</text:p>
          </table:table-cell>
          <table:table-cell table:formula="of:=([.C206]-[.$I$1])/([.$J$1]-[.$I$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Fantasy </text:p>
          </table:table-cell>
          <table:table-cell office:value-type="float" office:value="14.7508441591" calcext:value-type="float">
            <text:p>14.7508441591</text:p>
          </table:table-cell>
          <table:table-cell table:formula="of:=([.C207]-[.$I$1])/([.$J$1]-[.$I$1])" office:value-type="float" office:value="0.264112365317941" calcext:value-type="float">
            <text:p>0.264112365317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Film-Noir </text:p>
          </table:table-cell>
          <table:table-cell office:value-type="string" calcext:value-type="string">
            <text:p><text:s/>nan</text:p>
          </table:table-cell>
          <table:table-cell table:formula="of:=([.C208]-[.$I$1])/([.$J$1]-[.$I$1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Horror </text:p>
          </table:table-cell>
          <table:table-cell office:value-type="float" office:value="17.6270810758" calcext:value-type="float">
            <text:p>17.6270810758</text:p>
          </table:table-cell>
          <table:table-cell table:formula="of:=([.C209]-[.$I$1])/([.$J$1]-[.$I$1])" office:value-type="float" office:value="0.35092110302063" calcext:value-type="float">
            <text:p>0.3509211030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Musical </text:p>
          </table:table-cell>
          <table:table-cell office:value-type="float" office:value="6" calcext:value-type="float">
            <text:p>6</text:p>
          </table:table-cell>
          <table:table-cell table:formula="of:=([.C210]-[.$I$1])/([.$J$1]-[.$I$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Mystery </text:p>
          </table:table-cell>
          <table:table-cell office:value-type="float" office:value="15.0885461343" calcext:value-type="float">
            <text:p>15.0885461343</text:p>
          </table:table-cell>
          <table:table-cell table:formula="of:=([.C211]-[.$I$1])/([.$J$1]-[.$I$1])" office:value-type="float" office:value="0.274304669719781" calcext:value-type="float">
            <text:p>0.274304669719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Romance </text:p>
          </table:table-cell>
          <table:table-cell office:value-type="float" office:value="23.4265235773" calcext:value-type="float">
            <text:p>23.4265235773</text:p>
          </table:table-cell>
          <table:table-cell table:formula="of:=([.C212]-[.$I$1])/([.$J$1]-[.$I$1])" office:value-type="float" office:value="0.525956156639285" calcext:value-type="float">
            <text:p>0.525956156639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Sci-Fi </text:p>
          </table:table-cell>
          <table:table-cell office:value-type="float" office:value="21.6858245741" calcext:value-type="float">
            <text:p>21.6858245741</text:p>
          </table:table-cell>
          <table:table-cell table:formula="of:=([.C213]-[.$I$1])/([.$J$1]-[.$I$1])" office:value-type="float" office:value="0.473419495868832" calcext:value-type="float">
            <text:p>0.473419495868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Thriller </text:p>
          </table:table-cell>
          <table:table-cell office:value-type="float" office:value="28.6153192162" calcext:value-type="float">
            <text:p>28.6153192162</text:p>
          </table:table-cell>
          <table:table-cell table:formula="of:=([.C214]-[.$I$1])/([.$J$1]-[.$I$1])" office:value-type="float" office:value="0.682561058340818" calcext:value-type="float">
            <text:p>0.682561058340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War </text:p>
          </table:table-cell>
          <table:table-cell office:value-type="float" office:value="7.01061456244" calcext:value-type="float">
            <text:p>7.01061456244</text:p>
          </table:table-cell>
          <table:table-cell table:formula="of:=([.C215]-[.$I$1])/([.$J$1]-[.$I$1])" office:value-type="float" office:value="0.0305017204806714" calcext:value-type="float">
            <text:p>0.030501720480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X </text:p>
          </table:table-cell>
          <table:table-cell office:value-type="string" calcext:value-type="string">
            <text:p><text:s/>Western </text:p>
          </table:table-cell>
          <table:table-cell office:value-type="float" office:value="3.46410161514" calcext:value-type="float">
            <text:p>3.46410161514</text:p>
          </table:table-cell>
          <table:table-cell table:formula="of:=([.C216]-[.$I$1])/([.$J$1]-[.$I$1])" office:value-type="float" office:value="-0.0765368584395181" calcext:value-type="float">
            <text:p>-0.076536858439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Action </text:p>
          </table:table-cell>
          <table:table-cell office:value-type="float" office:value="17.6893822191" calcext:value-type="float">
            <text:p>17.6893822191</text:p>
          </table:table-cell>
          <table:table-cell table:formula="of:=([.C217]-[.$I$1])/([.$J$1]-[.$I$1])" office:value-type="float" office:value="0.352801436165617" calcext:value-type="float">
            <text:p>0.352801436165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Adventure </text:p>
          </table:table-cell>
          <table:table-cell office:value-type="float" office:value="17.2202195934" calcext:value-type="float">
            <text:p>17.2202195934</text:p>
          </table:table-cell>
          <table:table-cell table:formula="of:=([.C218]-[.$I$1])/([.$J$1]-[.$I$1])" office:value-type="float" office:value="0.338641470733763" calcext:value-type="float">
            <text:p>0.338641470733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Animation </text:p>
          </table:table-cell>
          <table:table-cell office:value-type="float" office:value="11.790778553" calcext:value-type="float">
            <text:p>11.790778553</text:p>
          </table:table-cell>
          <table:table-cell table:formula="of:=([.C219]-[.$I$1])/([.$J$1]-[.$I$1])" office:value-type="float" office:value="0.174773563882382" calcext:value-type="float">
            <text:p>0.17477356388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Children </text:p>
          </table:table-cell>
          <table:table-cell office:value-type="float" office:value="11.608466292" calcext:value-type="float">
            <text:p>11.608466292</text:p>
          </table:table-cell>
          <table:table-cell table:formula="of:=([.C220]-[.$I$1])/([.$J$1]-[.$I$1])" office:value-type="float" office:value="0.169271132162226" calcext:value-type="float">
            <text:p>0.169271132162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Comedy </text:p>
          </table:table-cell>
          <table:table-cell office:value-type="float" office:value="33.1494362679" calcext:value-type="float">
            <text:p>33.1494362679</text:p>
          </table:table-cell>
          <table:table-cell table:formula="of:=([.C221]-[.$I$1])/([.$J$1]-[.$I$1])" office:value-type="float" office:value="0.819406870856814" calcext:value-type="float">
            <text:p>0.819406870856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Crime </text:p>
          </table:table-cell>
          <table:table-cell office:value-type="float" office:value="19.7933403513" calcext:value-type="float">
            <text:p>19.7933403513</text:p>
          </table:table-cell>
          <table:table-cell table:formula="of:=([.C222]-[.$I$1])/([.$J$1]-[.$I$1])" office:value-type="float" office:value="0.416301750960665" calcext:value-type="float">
            <text:p>0.416301750960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Documentary </text:p>
          </table:table-cell>
          <table:table-cell office:value-type="float" office:value="10.2112946451" calcext:value-type="float">
            <text:p>10.2112946451</text:p>
          </table:table-cell>
          <table:table-cell table:formula="of:=([.C223]-[.$I$1])/([.$J$1]-[.$I$1])" office:value-type="float" office:value="0.127102593709374" calcext:value-type="float">
            <text:p>0.127102593709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Drama </text:p>
          </table:table-cell>
          <table:table-cell office:value-type="float" office:value="37.9803861945" calcext:value-type="float">
            <text:p>37.9803861945</text:p>
          </table:table-cell>
          <table:table-cell table:formula="of:=([.C224]-[.$I$1])/([.$J$1]-[.$I$1])" office:value-type="float" office:value="0.96521150280424" calcext:value-type="float">
            <text:p>0.9652115028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Fantasy </text:p>
          </table:table-cell>
          <table:table-cell office:value-type="float" office:value="14.7675061515" calcext:value-type="float">
            <text:p>14.7675061515</text:p>
          </table:table-cell>
          <table:table-cell table:formula="of:=([.C225]-[.$I$1])/([.$J$1]-[.$I$1])" office:value-type="float" office:value="0.264615246884984" calcext:value-type="float">
            <text:p>0.264615246884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226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Horror </text:p>
          </table:table-cell>
          <table:table-cell office:value-type="float" office:value="12.933481137" calcext:value-type="float">
            <text:p>12.933481137</text:p>
          </table:table-cell>
          <table:table-cell table:formula="of:=([.C227]-[.$I$1])/([.$J$1]-[.$I$1])" office:value-type="float" office:value="0.209261880303983" calcext:value-type="float">
            <text:p>0.2092618803039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IMAX </text:p>
          </table:table-cell>
          <table:table-cell office:value-type="float" office:value="6" calcext:value-type="float">
            <text:p>6</text:p>
          </table:table-cell>
          <table:table-cell table:formula="of:=([.C228]-[.$I$1])/([.$J$1]-[.$I$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Mystery </text:p>
          </table:table-cell>
          <table:table-cell office:value-type="float" office:value="14.6033602641" calcext:value-type="float">
            <text:p>14.6033602641</text:p>
          </table:table-cell>
          <table:table-cell table:formula="of:=([.C229]-[.$I$1])/([.$J$1]-[.$I$1])" office:value-type="float" office:value="0.259661101000287" calcext:value-type="float">
            <text:p>0.259661101000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Romance </text:p>
          </table:table-cell>
          <table:table-cell office:value-type="float" office:value="20.5614573022" calcext:value-type="float">
            <text:p>20.5614573022</text:p>
          </table:table-cell>
          <table:table-cell table:formula="of:=([.C230]-[.$I$1])/([.$J$1]-[.$I$1])" office:value-type="float" office:value="0.439484564076134" calcext:value-type="float">
            <text:p>0.439484564076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Sci-Fi </text:p>
          </table:table-cell>
          <table:table-cell office:value-type="float" office:value="14.5439725616" calcext:value-type="float">
            <text:p>14.5439725616</text:p>
          </table:table-cell>
          <table:table-cell table:formula="of:=([.C231]-[.$I$1])/([.$J$1]-[.$I$1])" office:value-type="float" office:value="0.257868699456744" calcext:value-type="float">
            <text:p>0.257868699456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Thriller </text:p>
          </table:table-cell>
          <table:table-cell office:value-type="float" office:value="20.9106191762" calcext:value-type="float">
            <text:p>20.9106191762</text:p>
          </table:table-cell>
          <table:table-cell table:formula="of:=([.C232]-[.$I$1])/([.$J$1]-[.$I$1])" office:value-type="float" office:value="0.450022743792783" calcext:value-type="float">
            <text:p>0.450022743792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War </text:p>
          </table:table-cell>
          <table:table-cell office:value-type="float" office:value="10.020656913" calcext:value-type="float">
            <text:p>10.020656913</text:p>
          </table:table-cell>
          <table:table-cell table:formula="of:=([.C233]-[.$I$1])/([.$J$1]-[.$I$1])" office:value-type="float" office:value="0.121348887960722" calcext:value-type="float">
            <text:p>0.121348887960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<text:s/>Western </text:p>
          </table:table-cell>
          <table:table-cell office:value-type="float" office:value="6.48074069841" calcext:value-type="float">
            <text:p>6.48074069841</text:p>
          </table:table-cell>
          <table:table-cell table:formula="of:=([.C234]-[.$I$1])/([.$J$1]-[.$I$1])" office:value-type="float" office:value="0.0145094073958143" calcext:value-type="float">
            <text:p>0.014509407395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Action </text:p>
          </table:table-cell>
          <table:table-cell office:value-type="float" office:value="19.3548707719" calcext:value-type="float">
            <text:p>19.3548707719</text:p>
          </table:table-cell>
          <table:table-cell table:formula="of:=([.C235]-[.$I$1])/([.$J$1]-[.$I$1])" office:value-type="float" office:value="0.403068143364663" calcext:value-type="float">
            <text:p>0.403068143364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Adventure </text:p>
          </table:table-cell>
          <table:table-cell office:value-type="float" office:value="21.2280935197" calcext:value-type="float">
            <text:p>21.2280935197</text:p>
          </table:table-cell>
          <table:table-cell table:formula="of:=([.C236]-[.$I$1])/([.$J$1]-[.$I$1])" office:value-type="float" office:value="0.459604550789352" calcext:value-type="float">
            <text:p>0.459604550789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Animation </text:p>
          </table:table-cell>
          <table:table-cell office:value-type="float" office:value="16.1540656455" calcext:value-type="float">
            <text:p>16.1540656455</text:p>
          </table:table-cell>
          <table:table-cell table:formula="of:=([.C237]-[.$I$1])/([.$J$1]-[.$I$1])" office:value-type="float" office:value="0.306463496146007" calcext:value-type="float">
            <text:p>0.306463496146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Children </text:p>
          </table:table-cell>
          <table:table-cell office:value-type="float" office:value="15.2009058098" calcext:value-type="float">
            <text:p>15.2009058098</text:p>
          </table:table-cell>
          <table:table-cell table:formula="of:=([.C238]-[.$I$1])/([.$J$1]-[.$I$1])" office:value-type="float" office:value="0.277695837374367" calcext:value-type="float">
            <text:p>0.277695837374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Comedy </text:p>
          </table:table-cell>
          <table:table-cell office:value-type="float" office:value="29.9256860827" calcext:value-type="float">
            <text:p>29.9256860827</text:p>
          </table:table-cell>
          <table:table-cell table:formula="of:=([.C239]-[.$I$1])/([.$J$1]-[.$I$1])" office:value-type="float" office:value="0.722109710591205" calcext:value-type="float">
            <text:p>0.722109710591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Crime </text:p>
          </table:table-cell>
          <table:table-cell office:value-type="float" office:value="19.0208267765" calcext:value-type="float">
            <text:p>19.0208267765</text:p>
          </table:table-cell>
          <table:table-cell table:formula="of:=([.C240]-[.$I$1])/([.$J$1]-[.$I$1])" office:value-type="float" office:value="0.392986241762793" calcext:value-type="float">
            <text:p>0.392986241762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Documentary </text:p>
          </table:table-cell>
          <table:table-cell office:value-type="float" office:value="14.7637597854" calcext:value-type="float">
            <text:p>14.7637597854</text:p>
          </table:table-cell>
          <table:table-cell table:formula="of:=([.C241]-[.$I$1])/([.$J$1]-[.$I$1])" office:value-type="float" office:value="0.264502176466401" calcext:value-type="float">
            <text:p>0.26450217646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Drama </text:p>
          </table:table-cell>
          <table:table-cell office:value-type="float" office:value="34.6386554101" calcext:value-type="float">
            <text:p>34.6386554101</text:p>
          </table:table-cell>
          <table:table-cell table:formula="of:=([.C242]-[.$I$1])/([.$J$1]-[.$I$1])" office:value-type="float" office:value="0.864353527770385" calcext:value-type="float">
            <text:p>0.864353527770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Fantasy </text:p>
          </table:table-cell>
          <table:table-cell office:value-type="float" office:value="18.4736930577" calcext:value-type="float">
            <text:p>18.4736930577</text:p>
          </table:table-cell>
          <table:table-cell table:formula="of:=([.C243]-[.$I$1])/([.$J$1]-[.$I$1])" office:value-type="float" office:value="0.376473002812331" calcext:value-type="float">
            <text:p>0.376473002812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244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Horror </text:p>
          </table:table-cell>
          <table:table-cell office:value-type="float" office:value="15.3708365584" calcext:value-type="float">
            <text:p>15.3708365584</text:p>
          </table:table-cell>
          <table:table-cell table:formula="of:=([.C245]-[.$I$1])/([.$J$1]-[.$I$1])" office:value-type="float" office:value="0.282824578229193" calcext:value-type="float">
            <text:p>0.282824578229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IMAX </text:p>
          </table:table-cell>
          <table:table-cell office:value-type="float" office:value="15.0885461343" calcext:value-type="float">
            <text:p>15.0885461343</text:p>
          </table:table-cell>
          <table:table-cell table:formula="of:=([.C246]-[.$I$1])/([.$J$1]-[.$I$1])" office:value-type="float" office:value="0.274304669719781" calcext:value-type="float">
            <text:p>0.274304669719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Musical </text:p>
          </table:table-cell>
          <table:table-cell office:value-type="float" office:value="14.6033602641" calcext:value-type="float">
            <text:p>14.6033602641</text:p>
          </table:table-cell>
          <table:table-cell table:formula="of:=([.C247]-[.$I$1])/([.$J$1]-[.$I$1])" office:value-type="float" office:value="0.259661101000287" calcext:value-type="float">
            <text:p>0.259661101000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Romance </text:p>
          </table:table-cell>
          <table:table-cell office:value-type="float" office:value="20.3794820787" calcext:value-type="float">
            <text:p>20.3794820787</text:p>
          </table:table-cell>
          <table:table-cell table:formula="of:=([.C248]-[.$I$1])/([.$J$1]-[.$I$1])" office:value-type="float" office:value="0.433992304605616" calcext:value-type="float">
            <text:p>0.433992304605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Sci-Fi </text:p>
          </table:table-cell>
          <table:table-cell office:value-type="float" office:value="16.1058091085" calcext:value-type="float">
            <text:p>16.1058091085</text:p>
          </table:table-cell>
          <table:table-cell table:formula="of:=([.C249]-[.$I$1])/([.$J$1]-[.$I$1])" office:value-type="float" office:value="0.305007048299673" calcext:value-type="float">
            <text:p>0.30500704829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Thriller </text:p>
          </table:table-cell>
          <table:table-cell office:value-type="float" office:value="21.5904651842" calcext:value-type="float">
            <text:p>21.5904651842</text:p>
          </table:table-cell>
          <table:table-cell table:formula="of:=([.C250]-[.$I$1])/([.$J$1]-[.$I$1])" office:value-type="float" office:value="0.470541419929658" calcext:value-type="float">
            <text:p>0.470541419929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War </text:p>
          </table:table-cell>
          <table:table-cell office:value-type="float" office:value="13.8628260826" calcext:value-type="float">
            <text:p>13.8628260826</text:p>
          </table:table-cell>
          <table:table-cell table:formula="of:=([.C251]-[.$I$1])/([.$J$1]-[.$I$1])" office:value-type="float" office:value="0.237310773338314" calcext:value-type="float">
            <text:p>0.237310773338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<text:s/>Western </text:p>
          </table:table-cell>
          <table:table-cell office:value-type="float" office:value="11.8164987416" calcext:value-type="float">
            <text:p>11.8164987416</text:p>
          </table:table-cell>
          <table:table-cell table:formula="of:=([.C252]-[.$I$1])/([.$J$1]-[.$I$1])" office:value-type="float" office:value="0.175549834116895" calcext:value-type="float">
            <text:p>0.175549834116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Action </text:p>
          </table:table-cell>
          <table:table-cell office:value-type="float" office:value="19.2526724383" calcext:value-type="float">
            <text:p>19.2526724383</text:p>
          </table:table-cell>
          <table:table-cell table:formula="of:=([.C253]-[.$I$1])/([.$J$1]-[.$I$1])" office:value-type="float" office:value="0.39998365881347" calcext:value-type="float">
            <text:p>0.39998365881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Adventure </text:p>
          </table:table-cell>
          <table:table-cell office:value-type="float" office:value="21.5100280894" calcext:value-type="float">
            <text:p>21.5100280894</text:p>
          </table:table-cell>
          <table:table-cell table:formula="of:=([.C254]-[.$I$1])/([.$J$1]-[.$I$1])" office:value-type="float" office:value="0.46811371912952" calcext:value-type="float">
            <text:p>0.46811371912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Animation </text:p>
          </table:table-cell>
          <table:table-cell office:value-type="float" office:value="26.3138148871" calcext:value-type="float">
            <text:p>26.3138148871</text:p>
          </table:table-cell>
          <table:table-cell table:formula="of:=([.C255]-[.$I$1])/([.$J$1]-[.$I$1])" office:value-type="float" office:value="0.61309853094385" calcext:value-type="float">
            <text:p>0.61309853094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Children </text:p>
          </table:table-cell>
          <table:table-cell office:value-type="float" office:value="24.8289442471" calcext:value-type="float">
            <text:p>24.8289442471</text:p>
          </table:table-cell>
          <table:table-cell table:formula="of:=([.C256]-[.$I$1])/([.$J$1]-[.$I$1])" office:value-type="float" office:value="0.568283117734401" calcext:value-type="float">
            <text:p>0.568283117734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Comedy </text:p>
          </table:table-cell>
          <table:table-cell office:value-type="float" office:value="20.7492643525" calcext:value-type="float">
            <text:p>20.7492643525</text:p>
          </table:table-cell>
          <table:table-cell table:formula="of:=([.C257]-[.$I$1])/([.$J$1]-[.$I$1])" office:value-type="float" office:value="0.445152836002396" calcext:value-type="float">
            <text:p>0.44515283600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Crime </text:p>
          </table:table-cell>
          <table:table-cell office:value-type="float" office:value="20.3761787311" calcext:value-type="float">
            <text:p>20.3761787311</text:p>
          </table:table-cell>
          <table:table-cell table:formula="of:=([.C258]-[.$I$1])/([.$J$1]-[.$I$1])" office:value-type="float" office:value="0.433892605087233" calcext:value-type="float">
            <text:p>0.433892605087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Documentary </text:p>
          </table:table-cell>
          <table:table-cell office:value-type="float" office:value="16.7679944736" calcext:value-type="float">
            <text:p>16.7679944736</text:p>
          </table:table-cell>
          <table:table-cell table:formula="of:=([.C259]-[.$I$1])/([.$J$1]-[.$I$1])" office:value-type="float" office:value="0.324992702240684" calcext:value-type="float">
            <text:p>0.324992702240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Drama </text:p>
          </table:table-cell>
          <table:table-cell office:value-type="float" office:value="25.9741966979" calcext:value-type="float">
            <text:p>25.9741966979</text:p>
          </table:table-cell>
          <table:table-cell table:formula="of:=([.C260]-[.$I$1])/([.$J$1]-[.$I$1])" office:value-type="float" office:value="0.602848392600188" calcext:value-type="float">
            <text:p>0.602848392600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Fantasy </text:p>
          </table:table-cell>
          <table:table-cell office:value-type="float" office:value="18.6920716357" calcext:value-type="float">
            <text:p>18.6920716357</text:p>
          </table:table-cell>
          <table:table-cell table:formula="of:=([.C261]-[.$I$1])/([.$J$1]-[.$I$1])" office:value-type="float" office:value="0.383063964978006" calcext:value-type="float">
            <text:p>0.383063964978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262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Horror </text:p>
          </table:table-cell>
          <table:table-cell office:value-type="float" office:value="19.6342859107" calcext:value-type="float">
            <text:p>19.6342859107</text:p>
          </table:table-cell>
          <table:table-cell table:formula="of:=([.C263]-[.$I$1])/([.$J$1]-[.$I$1])" office:value-type="float" office:value="0.411501271857458" calcext:value-type="float">
            <text:p>0.411501271857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IMAX </text:p>
          </table:table-cell>
          <table:table-cell office:value-type="float" office:value="23.4265235773" calcext:value-type="float">
            <text:p>23.4265235773</text:p>
          </table:table-cell>
          <table:table-cell table:formula="of:=([.C264]-[.$I$1])/([.$J$1]-[.$I$1])" office:value-type="float" office:value="0.525956156639285" calcext:value-type="float">
            <text:p>0.525956156639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Musical </text:p>
          </table:table-cell>
          <table:table-cell office:value-type="float" office:value="20.5614573022" calcext:value-type="float">
            <text:p>20.5614573022</text:p>
          </table:table-cell>
          <table:table-cell table:formula="of:=([.C265]-[.$I$1])/([.$J$1]-[.$I$1])" office:value-type="float" office:value="0.439484564076134" calcext:value-type="float">
            <text:p>0.439484564076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Mystery </text:p>
          </table:table-cell>
          <table:table-cell office:value-type="float" office:value="20.3794820787" calcext:value-type="float">
            <text:p>20.3794820787</text:p>
          </table:table-cell>
          <table:table-cell table:formula="of:=([.C266]-[.$I$1])/([.$J$1]-[.$I$1])" office:value-type="float" office:value="0.433992304605616" calcext:value-type="float">
            <text:p>0.433992304605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Sci-Fi </text:p>
          </table:table-cell>
          <table:table-cell office:value-type="float" office:value="22.9217113864" calcext:value-type="float">
            <text:p>22.9217113864</text:p>
          </table:table-cell>
          <table:table-cell table:formula="of:=([.C267]-[.$I$1])/([.$J$1]-[.$I$1])" office:value-type="float" office:value="0.510720238897419" calcext:value-type="float">
            <text:p>0.510720238897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Thriller </text:p>
          </table:table-cell>
          <table:table-cell office:value-type="float" office:value="23.1473934806" calcext:value-type="float">
            <text:p>23.1473934806</text:p>
          </table:table-cell>
          <table:table-cell table:formula="of:=([.C268]-[.$I$1])/([.$J$1]-[.$I$1])" office:value-type="float" office:value="0.517531631104317" calcext:value-type="float">
            <text:p>0.517531631104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War </text:p>
          </table:table-cell>
          <table:table-cell office:value-type="float" office:value="26.4921032772" calcext:value-type="float">
            <text:p>26.4921032772</text:p>
          </table:table-cell>
          <table:table-cell table:formula="of:=([.C269]-[.$I$1])/([.$J$1]-[.$I$1])" office:value-type="float" office:value="0.618479516773551" calcext:value-type="float">
            <text:p>0.618479516773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ce </text:p>
          </table:table-cell>
          <table:table-cell office:value-type="string" calcext:value-type="string">
            <text:p><text:s/>Western </text:p>
          </table:table-cell>
          <table:table-cell office:value-type="float" office:value="25.7727943961" calcext:value-type="float">
            <text:p>25.7727943961</text:p>
          </table:table-cell>
          <table:table-cell table:formula="of:=([.C270]-[.$I$1])/([.$J$1]-[.$I$1])" office:value-type="float" office:value="0.596769797513614" calcext:value-type="float">
            <text:p>0.596769797513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Action </text:p>
          </table:table-cell>
          <table:table-cell office:value-type="float" office:value="20.058983367" calcext:value-type="float">
            <text:p>20.058983367</text:p>
          </table:table-cell>
          <table:table-cell table:formula="of:=([.C271]-[.$I$1])/([.$J$1]-[.$I$1])" office:value-type="float" office:value="0.424319218067968" calcext:value-type="float">
            <text:p>0.424319218067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Adventure </text:p>
          </table:table-cell>
          <table:table-cell office:value-type="float" office:value="18.7362482907" calcext:value-type="float">
            <text:p>18.7362482907</text:p>
          </table:table-cell>
          <table:table-cell table:formula="of:=([.C272]-[.$I$1])/([.$J$1]-[.$I$1])" office:value-type="float" office:value="0.384397276442793" calcext:value-type="float">
            <text:p>0.384397276442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Animation </text:p>
          </table:table-cell>
          <table:table-cell office:value-type="float" office:value="19.9847961115" calcext:value-type="float">
            <text:p>19.9847961115</text:p>
          </table:table-cell>
          <table:table-cell table:formula="of:=([.C273]-[.$I$1])/([.$J$1]-[.$I$1])" office:value-type="float" office:value="0.422080145908721" calcext:value-type="float">
            <text:p>0.422080145908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Children </text:p>
          </table:table-cell>
          <table:table-cell office:value-type="float" office:value="18.1886612954" calcext:value-type="float">
            <text:p>18.1886612954</text:p>
          </table:table-cell>
          <table:table-cell table:formula="of:=([.C274]-[.$I$1])/([.$J$1]-[.$I$1])" office:value-type="float" office:value="0.367870356991755" calcext:value-type="float">
            <text:p>0.367870356991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Comedy </text:p>
          </table:table-cell>
          <table:table-cell office:value-type="float" office:value="31.5997663617" calcext:value-type="float">
            <text:p>31.5997663617</text:p>
          </table:table-cell>
          <table:table-cell table:formula="of:=([.C275]-[.$I$1])/([.$J$1]-[.$I$1])" office:value-type="float" office:value="0.772635727759391" calcext:value-type="float">
            <text:p>0.772635727759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Crime </text:p>
          </table:table-cell>
          <table:table-cell office:value-type="float" office:value="23.1401202571" calcext:value-type="float">
            <text:p>23.1401202571</text:p>
          </table:table-cell>
          <table:table-cell table:formula="of:=([.C276]-[.$I$1])/([.$J$1]-[.$I$1])" office:value-type="float" office:value="0.517312115337935" calcext:value-type="float">
            <text:p>0.517312115337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Documentary </text:p>
          </table:table-cell>
          <table:table-cell office:value-type="float" office:value="14.3748805514" calcext:value-type="float">
            <text:p>14.3748805514</text:p>
          </table:table-cell>
          <table:table-cell table:formula="of:=([.C277]-[.$I$1])/([.$J$1]-[.$I$1])" office:value-type="float" office:value="0.252765272866311" calcext:value-type="float">
            <text:p>0.252765272866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Drama </text:p>
          </table:table-cell>
          <table:table-cell office:value-type="float" office:value="34.8672376953" calcext:value-type="float">
            <text:p>34.8672376953</text:p>
          </table:table-cell>
          <table:table-cell table:formula="of:=([.C278]-[.$I$1])/([.$J$1]-[.$I$1])" office:value-type="float" office:value="0.871252451681763" calcext:value-type="float">
            <text:p>0.871252451681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Fantasy </text:p>
          </table:table-cell>
          <table:table-cell office:value-type="float" office:value="17.1431470772" calcext:value-type="float">
            <text:p>17.1431470772</text:p>
          </table:table-cell>
          <table:table-cell table:formula="of:=([.C279]-[.$I$1])/([.$J$1]-[.$I$1])" office:value-type="float" office:value="0.336315317486773" calcext:value-type="float">
            <text:p>0.336315317486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280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Horror </text:p>
          </table:table-cell>
          <table:table-cell office:value-type="float" office:value="16.7254638671" calcext:value-type="float">
            <text:p>16.7254638671</text:p>
          </table:table-cell>
          <table:table-cell table:formula="of:=([.C281]-[.$I$1])/([.$J$1]-[.$I$1])" office:value-type="float" office:value="0.323709070755893" calcext:value-type="float">
            <text:p>0.323709070755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IMAX </text:p>
          </table:table-cell>
          <table:table-cell office:value-type="float" office:value="21.6858245741" calcext:value-type="float">
            <text:p>21.6858245741</text:p>
          </table:table-cell>
          <table:table-cell table:formula="of:=([.C282]-[.$I$1])/([.$J$1]-[.$I$1])" office:value-type="float" office:value="0.473419495868832" calcext:value-type="float">
            <text:p>0.473419495868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Musical </text:p>
          </table:table-cell>
          <table:table-cell office:value-type="float" office:value="14.5439725616" calcext:value-type="float">
            <text:p>14.5439725616</text:p>
          </table:table-cell>
          <table:table-cell table:formula="of:=([.C283]-[.$I$1])/([.$J$1]-[.$I$1])" office:value-type="float" office:value="0.257868699456744" calcext:value-type="float">
            <text:p>0.257868699456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Mystery </text:p>
          </table:table-cell>
          <table:table-cell office:value-type="float" office:value="16.1058091085" calcext:value-type="float">
            <text:p>16.1058091085</text:p>
          </table:table-cell>
          <table:table-cell table:formula="of:=([.C284]-[.$I$1])/([.$J$1]-[.$I$1])" office:value-type="float" office:value="0.305007048299673" calcext:value-type="float">
            <text:p>0.30500704829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Romance </text:p>
          </table:table-cell>
          <table:table-cell office:value-type="float" office:value="22.9217113864" calcext:value-type="float">
            <text:p>22.9217113864</text:p>
          </table:table-cell>
          <table:table-cell table:formula="of:=([.C285]-[.$I$1])/([.$J$1]-[.$I$1])" office:value-type="float" office:value="0.510720238897419" calcext:value-type="float">
            <text:p>0.510720238897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Thriller </text:p>
          </table:table-cell>
          <table:table-cell office:value-type="float" office:value="22.249622658" calcext:value-type="float">
            <text:p>22.249622658</text:p>
          </table:table-cell>
          <table:table-cell table:formula="of:=([.C286]-[.$I$1])/([.$J$1]-[.$I$1])" office:value-type="float" office:value="0.490435687997646" calcext:value-type="float">
            <text:p>0.4904356879976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War </text:p>
          </table:table-cell>
          <table:table-cell office:value-type="float" office:value="15.0776599783" calcext:value-type="float">
            <text:p>15.0776599783</text:p>
          </table:table-cell>
          <table:table-cell table:formula="of:=([.C287]-[.$I$1])/([.$J$1]-[.$I$1])" office:value-type="float" office:value="0.273976110742144" calcext:value-type="float">
            <text:p>0.273976110742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Fi </text:p>
          </table:table-cell>
          <table:table-cell office:value-type="string" calcext:value-type="string">
            <text:p><text:s/>Western </text:p>
          </table:table-cell>
          <table:table-cell office:value-type="float" office:value="16.4931078861" calcext:value-type="float">
            <text:p>16.4931078861</text:p>
          </table:table-cell>
          <table:table-cell table:formula="of:=([.C288]-[.$I$1])/([.$J$1]-[.$I$1])" office:value-type="float" office:value="0.316696251578458" calcext:value-type="float">
            <text:p>0.316696251578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Action </text:p>
          </table:table-cell>
          <table:table-cell office:value-type="float" office:value="17.2851475627" calcext:value-type="float">
            <text:p>17.2851475627</text:p>
          </table:table-cell>
          <table:table-cell table:formula="of:=([.C289]-[.$I$1])/([.$J$1]-[.$I$1])" office:value-type="float" office:value="0.340601085056146" calcext:value-type="float">
            <text:p>0.340601085056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Adventure </text:p>
          </table:table-cell>
          <table:table-cell office:value-type="float" office:value="22.5192130195" calcext:value-type="float">
            <text:p>22.5192130195</text:p>
          </table:table-cell>
          <table:table-cell table:formula="of:=([.C290]-[.$I$1])/([.$J$1]-[.$I$1])" office:value-type="float" office:value="0.498572291363921" calcext:value-type="float">
            <text:p>0.4985722913639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Animation </text:p>
          </table:table-cell>
          <table:table-cell office:value-type="float" office:value="26.1246676529" calcext:value-type="float">
            <text:p>26.1246676529</text:p>
          </table:table-cell>
          <table:table-cell table:formula="of:=([.C291]-[.$I$1])/([.$J$1]-[.$I$1])" office:value-type="float" office:value="0.607389810446759" calcext:value-type="float">
            <text:p>0.6073898104467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Children </text:p>
          </table:table-cell>
          <table:table-cell office:value-type="float" office:value="22.395384614" calcext:value-type="float">
            <text:p>22.395384614</text:p>
          </table:table-cell>
          <table:table-cell table:formula="of:=([.C292]-[.$I$1])/([.$J$1]-[.$I$1])" office:value-type="float" office:value="0.494834981856913" calcext:value-type="float">
            <text:p>0.4948349818569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Comedy </text:p>
          </table:table-cell>
          <table:table-cell office:value-type="float" office:value="26.9876767151" calcext:value-type="float">
            <text:p>26.9876767151</text:p>
          </table:table-cell>
          <table:table-cell table:formula="of:=([.C293]-[.$I$1])/([.$J$1]-[.$I$1])" office:value-type="float" office:value="0.633436596398424" calcext:value-type="float">
            <text:p>0.633436596398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Crime </text:p>
          </table:table-cell>
          <table:table-cell office:value-type="float" office:value="16.8097343818" calcext:value-type="float">
            <text:p>16.8097343818</text:p>
          </table:table-cell>
          <table:table-cell table:formula="of:=([.C294]-[.$I$1])/([.$J$1]-[.$I$1])" office:value-type="float" office:value="0.326252469376565" calcext:value-type="float">
            <text:p>0.326252469376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Documentary </text:p>
          </table:table-cell>
          <table:table-cell office:value-type="float" office:value="19.0259297083" calcext:value-type="float">
            <text:p>19.0259297083</text:p>
          </table:table-cell>
          <table:table-cell table:formula="of:=([.C295]-[.$I$1])/([.$J$1]-[.$I$1])" office:value-type="float" office:value="0.393140255177185" calcext:value-type="float">
            <text:p>0.393140255177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Drama </text:p>
          </table:table-cell>
          <table:table-cell office:value-type="float" office:value="27.5794689255" calcext:value-type="float">
            <text:p>27.5794689255</text:p>
          </table:table-cell>
          <table:table-cell table:formula="of:=([.C296]-[.$I$1])/([.$J$1]-[.$I$1])" office:value-type="float" office:value="0.651297689296866" calcext:value-type="float">
            <text:p>0.651297689296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Fantasy </text:p>
          </table:table-cell>
          <table:table-cell office:value-type="float" office:value="23.2471930168" calcext:value-type="float">
            <text:p>23.2471930168</text:p>
          </table:table-cell>
          <table:table-cell table:formula="of:=([.C297]-[.$I$1])/([.$J$1]-[.$I$1])" office:value-type="float" office:value="0.520543716691055" calcext:value-type="float">
            <text:p>0.520543716691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298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Horror </text:p>
          </table:table-cell>
          <table:table-cell office:value-type="float" office:value="21.5368594097" calcext:value-type="float">
            <text:p>21.5368594097</text:p>
          </table:table-cell>
          <table:table-cell table:formula="of:=([.C299]-[.$I$1])/([.$J$1]-[.$I$1])" office:value-type="float" office:value="0.468923524828284" calcext:value-type="float">
            <text:p>0.4689235248282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IMAX </text:p>
          </table:table-cell>
          <table:table-cell office:value-type="float" office:value="28.6153192162" calcext:value-type="float">
            <text:p>28.6153192162</text:p>
          </table:table-cell>
          <table:table-cell table:formula="of:=([.C300]-[.$I$1])/([.$J$1]-[.$I$1])" office:value-type="float" office:value="0.682561058340818" calcext:value-type="float">
            <text:p>0.682561058340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Musical </text:p>
          </table:table-cell>
          <table:table-cell office:value-type="float" office:value="20.9106191762" calcext:value-type="float">
            <text:p>20.9106191762</text:p>
          </table:table-cell>
          <table:table-cell table:formula="of:=([.C301]-[.$I$1])/([.$J$1]-[.$I$1])" office:value-type="float" office:value="0.450022743792783" calcext:value-type="float">
            <text:p>0.450022743792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Mystery </text:p>
          </table:table-cell>
          <table:table-cell office:value-type="float" office:value="21.5904651842" calcext:value-type="float">
            <text:p>21.5904651842</text:p>
          </table:table-cell>
          <table:table-cell table:formula="of:=([.C302]-[.$I$1])/([.$J$1]-[.$I$1])" office:value-type="float" office:value="0.470541419929658" calcext:value-type="float">
            <text:p>0.470541419929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Romance </text:p>
          </table:table-cell>
          <table:table-cell office:value-type="float" office:value="23.1473934806" calcext:value-type="float">
            <text:p>23.1473934806</text:p>
          </table:table-cell>
          <table:table-cell table:formula="of:=([.C303]-[.$I$1])/([.$J$1]-[.$I$1])" office:value-type="float" office:value="0.517531631104317" calcext:value-type="float">
            <text:p>0.517531631104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Sci-Fi </text:p>
          </table:table-cell>
          <table:table-cell office:value-type="float" office:value="22.249622658" calcext:value-type="float">
            <text:p>22.249622658</text:p>
          </table:table-cell>
          <table:table-cell table:formula="of:=([.C304]-[.$I$1])/([.$J$1]-[.$I$1])" office:value-type="float" office:value="0.490435687997646" calcext:value-type="float">
            <text:p>0.4904356879976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War </text:p>
          </table:table-cell>
          <table:table-cell office:value-type="float" office:value="27.911419173" calcext:value-type="float">
            <text:p>27.911419173</text:p>
          </table:table-cell>
          <table:table-cell table:formula="of:=([.C305]-[.$I$1])/([.$J$1]-[.$I$1])" office:value-type="float" office:value="0.661316398742621" calcext:value-type="float">
            <text:p>0.661316398742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iller </text:p>
          </table:table-cell>
          <table:table-cell office:value-type="string" calcext:value-type="string">
            <text:p><text:s/>Western </text:p>
          </table:table-cell>
          <table:table-cell office:value-type="float" office:value="16.6053431737" calcext:value-type="float">
            <text:p>16.6053431737</text:p>
          </table:table-cell>
          <table:table-cell table:formula="of:=([.C306]-[.$I$1])/([.$J$1]-[.$I$1])" office:value-type="float" office:value="0.320083665037232" calcext:value-type="float">
            <text:p>0.320083665037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Action </text:p>
          </table:table-cell>
          <table:table-cell office:value-type="float" office:value="24.4305570548" calcext:value-type="float">
            <text:p>24.4305570548</text:p>
          </table:table-cell>
          <table:table-cell table:formula="of:=([.C307]-[.$I$1])/([.$J$1]-[.$I$1])" office:value-type="float" office:value="0.556259251035631" calcext:value-type="float">
            <text:p>0.556259251035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Adventure </text:p>
          </table:table-cell>
          <table:table-cell office:value-type="float" office:value="23.7007100607" calcext:value-type="float">
            <text:p>23.7007100607</text:p>
          </table:table-cell>
          <table:table-cell table:formula="of:=([.C308]-[.$I$1])/([.$J$1]-[.$I$1])" office:value-type="float" office:value="0.534231477208635" calcext:value-type="float">
            <text:p>0.534231477208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Animation </text:p>
          </table:table-cell>
          <table:table-cell office:value-type="float" office:value="11.0331237326" calcext:value-type="float">
            <text:p>11.0331237326</text:p>
          </table:table-cell>
          <table:table-cell table:formula="of:=([.C309]-[.$I$1])/([.$J$1]-[.$I$1])" office:value-type="float" office:value="0.151906512078895" calcext:value-type="float">
            <text:p>0.151906512078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Children </text:p>
          </table:table-cell>
          <table:table-cell office:value-type="float" office:value="11.0828520713" calcext:value-type="float">
            <text:p>11.0828520713</text:p>
          </table:table-cell>
          <table:table-cell table:formula="of:=([.C310]-[.$I$1])/([.$J$1]-[.$I$1])" office:value-type="float" office:value="0.153407380900074" calcext:value-type="float">
            <text:p>0.153407380900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Comedy </text:p>
          </table:table-cell>
          <table:table-cell office:value-type="float" office:value="34.3446382359" calcext:value-type="float">
            <text:p>34.3446382359</text:p>
          </table:table-cell>
          <table:table-cell table:formula="of:=([.C311]-[.$I$1])/([.$J$1]-[.$I$1])" office:value-type="float" office:value="0.855479690011395" calcext:value-type="float">
            <text:p>0.855479690011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Crime </text:p>
          </table:table-cell>
          <table:table-cell office:value-type="float" office:value="24.5123848115" calcext:value-type="float">
            <text:p>24.5123848115</text:p>
          </table:table-cell>
          <table:table-cell table:formula="of:=([.C312]-[.$I$1])/([.$J$1]-[.$I$1])" office:value-type="float" office:value="0.558728923901217" calcext:value-type="float">
            <text:p>0.558728923901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Documentary </text:p>
          </table:table-cell>
          <table:table-cell office:value-type="float" office:value="13.6119912228" calcext:value-type="float">
            <text:p>13.6119912228</text:p>
          </table:table-cell>
          <table:table-cell table:formula="of:=([.C313]-[.$I$1])/([.$J$1]-[.$I$1])" office:value-type="float" office:value="0.229740236493925" calcext:value-type="float">
            <text:p>0.22974023649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Drama </text:p>
          </table:table-cell>
          <table:table-cell office:value-type="float" office:value="37.425668278" calcext:value-type="float">
            <text:p>37.425668278</text:p>
          </table:table-cell>
          <table:table-cell table:formula="of:=([.C314]-[.$I$1])/([.$J$1]-[.$I$1])" office:value-type="float" office:value="0.948469362463562" calcext:value-type="float">
            <text:p>0.948469362463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Fantasy </text:p>
          </table:table-cell>
          <table:table-cell office:value-type="float" office:value="20.5787332417" calcext:value-type="float">
            <text:p>20.5787332417</text:p>
          </table:table-cell>
          <table:table-cell table:formula="of:=([.C315]-[.$I$1])/([.$J$1]-[.$I$1])" office:value-type="float" office:value="0.440005975400742" calcext:value-type="float">
            <text:p>0.440005975400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316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Horror </text:p>
          </table:table-cell>
          <table:table-cell office:value-type="float" office:value="15.1674040896" calcext:value-type="float">
            <text:p>15.1674040896</text:p>
          </table:table-cell>
          <table:table-cell table:formula="of:=([.C317]-[.$I$1])/([.$J$1]-[.$I$1])" office:value-type="float" office:value="0.276684709944445" calcext:value-type="float">
            <text:p>0.276684709944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IMAX </text:p>
          </table:table-cell>
          <table:table-cell office:value-type="float" office:value="7.01061456244" calcext:value-type="float">
            <text:p>7.01061456244</text:p>
          </table:table-cell>
          <table:table-cell table:formula="of:=([.C318]-[.$I$1])/([.$J$1]-[.$I$1])" office:value-type="float" office:value="0.0305017204806714" calcext:value-type="float">
            <text:p>0.030501720480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Musical </text:p>
          </table:table-cell>
          <table:table-cell office:value-type="float" office:value="10.020656913" calcext:value-type="float">
            <text:p>10.020656913</text:p>
          </table:table-cell>
          <table:table-cell table:formula="of:=([.C319]-[.$I$1])/([.$J$1]-[.$I$1])" office:value-type="float" office:value="0.121348887960722" calcext:value-type="float">
            <text:p>0.121348887960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Mystery </text:p>
          </table:table-cell>
          <table:table-cell office:value-type="float" office:value="13.8628260826" calcext:value-type="float">
            <text:p>13.8628260826</text:p>
          </table:table-cell>
          <table:table-cell table:formula="of:=([.C320]-[.$I$1])/([.$J$1]-[.$I$1])" office:value-type="float" office:value="0.237310773338314" calcext:value-type="float">
            <text:p>0.237310773338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Romance </text:p>
          </table:table-cell>
          <table:table-cell office:value-type="float" office:value="26.4921032772" calcext:value-type="float">
            <text:p>26.4921032772</text:p>
          </table:table-cell>
          <table:table-cell table:formula="of:=([.C321]-[.$I$1])/([.$J$1]-[.$I$1])" office:value-type="float" office:value="0.618479516773551" calcext:value-type="float">
            <text:p>0.618479516773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Sci-Fi </text:p>
          </table:table-cell>
          <table:table-cell office:value-type="float" office:value="15.0776599783" calcext:value-type="float">
            <text:p>15.0776599783</text:p>
          </table:table-cell>
          <table:table-cell table:formula="of:=([.C322]-[.$I$1])/([.$J$1]-[.$I$1])" office:value-type="float" office:value="0.273976110742144" calcext:value-type="float">
            <text:p>0.273976110742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Thriller </text:p>
          </table:table-cell>
          <table:table-cell office:value-type="float" office:value="27.911419173" calcext:value-type="float">
            <text:p>27.911419173</text:p>
          </table:table-cell>
          <table:table-cell table:formula="of:=([.C323]-[.$I$1])/([.$J$1]-[.$I$1])" office:value-type="float" office:value="0.661316398742621" calcext:value-type="float">
            <text:p>0.661316398742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<text:s/>Western </text:p>
          </table:table-cell>
          <table:table-cell office:value-type="float" office:value="9.13026223949" calcext:value-type="float">
            <text:p>9.13026223949</text:p>
          </table:table-cell>
          <table:table-cell table:formula="of:=([.C324]-[.$I$1])/([.$J$1]-[.$I$1])" office:value-type="float" office:value="0.0944755670545694" calcext:value-type="float">
            <text:p>0.094475567054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Action </text:p>
          </table:table-cell>
          <table:table-cell office:value-type="float" office:value="21.0574728185" calcext:value-type="float">
            <text:p>21.0574728185</text:p>
          </table:table-cell>
          <table:table-cell table:formula="of:=([.C325]-[.$I$1])/([.$J$1]-[.$I$1])" office:value-type="float" office:value="0.454454986227711" calcext:value-type="float">
            <text:p>0.454454986227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Adventure </text:p>
          </table:table-cell>
          <table:table-cell office:value-type="float" office:value="25.2826756578" calcext:value-type="float">
            <text:p>25.2826756578</text:p>
          </table:table-cell>
          <table:table-cell table:formula="of:=([.C326]-[.$I$1])/([.$J$1]-[.$I$1])" office:value-type="float" office:value="0.581977348133237" calcext:value-type="float">
            <text:p>0.581977348133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Animation </text:p>
          </table:table-cell>
          <table:table-cell office:value-type="float" office:value="8.70108078003" calcext:value-type="float">
            <text:p>8.70108078003</text:p>
          </table:table-cell>
          <table:table-cell table:formula="of:=([.C327]-[.$I$1])/([.$J$1]-[.$I$1])" office:value-type="float" office:value="0.0815222875368772" calcext:value-type="float">
            <text:p>0.0815222875368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Children </text:p>
          </table:table-cell>
          <table:table-cell office:value-type="float" office:value="8.86160162315" calcext:value-type="float">
            <text:p>8.86160162315</text:p>
          </table:table-cell>
          <table:table-cell table:formula="of:=([.C328]-[.$I$1])/([.$J$1]-[.$I$1])" office:value-type="float" office:value="0.0863670246603427" calcext:value-type="float">
            <text:p>0.086367024660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Comedy </text:p>
          </table:table-cell>
          <table:table-cell office:value-type="float" office:value="35.1818081741" calcext:value-type="float">
            <text:p>35.1818081741</text:p>
          </table:table-cell>
          <table:table-cell table:formula="of:=([.C329]-[.$I$1])/([.$J$1]-[.$I$1])" office:value-type="float" office:value="0.880746616096595" calcext:value-type="float">
            <text:p>0.880746616096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Crime </text:p>
          </table:table-cell>
          <table:table-cell office:value-type="float" office:value="15.33175451" calcext:value-type="float">
            <text:p>15.33175451</text:p>
          </table:table-cell>
          <table:table-cell table:formula="of:=([.C330]-[.$I$1])/([.$J$1]-[.$I$1])" office:value-type="float" office:value="0.281645028912953" calcext:value-type="float">
            <text:p>0.2816450289129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Documentary </text:p>
          </table:table-cell>
          <table:table-cell office:value-type="float" office:value="8.12311297381" calcext:value-type="float">
            <text:p>8.12311297381</text:p>
          </table:table-cell>
          <table:table-cell table:formula="of:=([.C331]-[.$I$1])/([.$J$1]-[.$I$1])" office:value-type="float" office:value="0.0640784339379479" calcext:value-type="float">
            <text:p>0.0640784339379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Drama </text:p>
          </table:table-cell>
          <table:table-cell office:value-type="float" office:value="39.0380444086" calcext:value-type="float">
            <text:p>39.0380444086</text:p>
          </table:table-cell>
          <table:table-cell table:formula="of:=([.C332]-[.$I$1])/([.$J$1]-[.$I$1])" office:value-type="float" office:value="0.9971330646039" calcext:value-type="float">
            <text:p>0.99713306460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Fantasy </text:p>
          </table:table-cell>
          <table:table-cell office:value-type="float" office:value="18.6235303324" calcext:value-type="float">
            <text:p>18.6235303324</text:p>
          </table:table-cell>
          <table:table-cell table:formula="of:=([.C333]-[.$I$1])/([.$J$1]-[.$I$1])" office:value-type="float" office:value="0.380995295326552" calcext:value-type="float">
            <text:p>0.380995295326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Film-Noir </text:p>
          </table:table-cell>
          <table:table-cell office:value-type="float" office:value="0" calcext:value-type="float">
            <text:p>0</text:p>
          </table:table-cell>
          <table:table-cell table:formula="of:=([.C334]-[.$I$1])/([.$J$1]-[.$I$1])" office:value-type="float" office:value="-0.181088151393914" calcext:value-type="float">
            <text:p>-0.181088151393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Horror </text:p>
          </table:table-cell>
          <table:table-cell office:value-type="float" office:value="10.4482808534" calcext:value-type="float">
            <text:p>10.4482808534</text:p>
          </table:table-cell>
          <table:table-cell table:formula="of:=([.C335]-[.$I$1])/([.$J$1]-[.$I$1])" office:value-type="float" office:value="0.134255159437191" calcext:value-type="float">
            <text:p>0.134255159437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IMAX </text:p>
          </table:table-cell>
          <table:table-cell office:value-type="float" office:value="3.46410161514" calcext:value-type="float">
            <text:p>3.46410161514</text:p>
          </table:table-cell>
          <table:table-cell table:formula="of:=([.C336]-[.$I$1])/([.$J$1]-[.$I$1])" office:value-type="float" office:value="-0.0765368584395181" calcext:value-type="float">
            <text:p>-0.076536858439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Musical </text:p>
          </table:table-cell>
          <table:table-cell office:value-type="float" office:value="6.48074069841" calcext:value-type="float">
            <text:p>6.48074069841</text:p>
          </table:table-cell>
          <table:table-cell table:formula="of:=([.C337]-[.$I$1])/([.$J$1]-[.$I$1])" office:value-type="float" office:value="0.0145094073958143" calcext:value-type="float">
            <text:p>0.014509407395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Mystery </text:p>
          </table:table-cell>
          <table:table-cell office:value-type="float" office:value="11.8164987416" calcext:value-type="float">
            <text:p>11.8164987416</text:p>
          </table:table-cell>
          <table:table-cell table:formula="of:=([.C338]-[.$I$1])/([.$J$1]-[.$I$1])" office:value-type="float" office:value="0.175549834116895" calcext:value-type="float">
            <text:p>0.175549834116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Romance </text:p>
          </table:table-cell>
          <table:table-cell office:value-type="float" office:value="25.7727943961" calcext:value-type="float">
            <text:p>25.7727943961</text:p>
          </table:table-cell>
          <table:table-cell table:formula="of:=([.C339]-[.$I$1])/([.$J$1]-[.$I$1])" office:value-type="float" office:value="0.596769797513614" calcext:value-type="float">
            <text:p>0.596769797513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Sci-Fi </text:p>
          </table:table-cell>
          <table:table-cell office:value-type="float" office:value="16.4931078861" calcext:value-type="float">
            <text:p>16.4931078861</text:p>
          </table:table-cell>
          <table:table-cell table:formula="of:=([.C340]-[.$I$1])/([.$J$1]-[.$I$1])" office:value-type="float" office:value="0.316696251578458" calcext:value-type="float">
            <text:p>0.316696251578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Thriller </text:p>
          </table:table-cell>
          <table:table-cell office:value-type="float" office:value="16.6053431737" calcext:value-type="float">
            <text:p>16.6053431737</text:p>
          </table:table-cell>
          <table:table-cell table:formula="of:=([.C341]-[.$I$1])/([.$J$1]-[.$I$1])" office:value-type="float" office:value="0.320083665037232" calcext:value-type="float">
            <text:p>0.320083665037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<text:s/>War </text:p>
          </table:table-cell>
          <table:table-cell office:value-type="float" office:value="9.13026223949" calcext:value-type="float">
            <text:p>9.13026223949</text:p>
          </table:table-cell>
          <table:table-cell table:formula="of:=([.C342]-[.$I$1])/([.$J$1]-[.$I$1])" office:value-type="float" office:value="0.0944755670545694" calcext:value-type="float">
            <text:p>0.09447556705456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04:42:10.701526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36:13.521970655</meta:creation-date>
    <dc:date>2017-09-17T11:35:42.691178882</dc:date>
    <meta:editing-duration>PT1H15M29S</meta:editing-duration>
    <meta:editing-cycles>2</meta:editing-cycles>
    <meta:generator>LibreOffice/5.2.0.4$Linux_X86_64 LibreOffice_project/066b007f5ebcc236395c7d282ba488bca6720265</meta:generator>
    <meta:document-statistic meta:table-count="3" meta:cell-count="4620" meta:object-count="0"/>
  </office:meta>
</office:document-meta>
</file>